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1.041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3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1.226cm"/>
    </style:style>
    <style:style style:name="co12" style:family="table-column">
      <style:table-column-properties fo:break-before="auto" style:column-width="1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ne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density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load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1.8" calcext:value-type="float">
            <text:p>31.8</text:p>
          </table:table-cell>
          <table:table-cell office:value-type="float" office:value="51" calcext:value-type="float">
            <text:p>51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" calcext:value-type="float">
            <text:p>0.8</text:p>
          </table:table-cell>
          <table:table-cell office:value-type="float" office:value="356.6" calcext:value-type="float">
            <text:p>356.6</text:p>
          </table:table-cell>
          <table:table-cell office:value-type="float" office:value="512.2" calcext:value-type="float">
            <text:p>512.2</text:p>
          </table:table-cell>
          <table:table-cell office:value-type="float" office:value="634.4" calcext:value-type="float">
            <text:p>634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5399" calcext:value-type="float">
            <text:p>5399</text:p>
          </table:table-cell>
          <table:table-cell office:value-type="float" office:value="6721.4" calcext:value-type="float">
            <text:p>6721.4</text:p>
          </table:table-cell>
          <table:table-cell office:value-type="float" office:value="7381.2" calcext:value-type="float">
            <text:p>7381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2" calcext:value-type="float">
            <text:p>0.2</text:p>
          </table:table-cell>
          <table:table-cell office:value-type="float" office:value="46.2" calcext:value-type="float">
            <text:p>46.2</text:p>
          </table:table-cell>
          <table:table-cell office:value-type="float" office:value="74.8" calcext:value-type="float">
            <text:p>74.8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478.2" calcext:value-type="float">
            <text:p>478.2</text:p>
          </table:table-cell>
          <table:table-cell office:value-type="float" office:value="749" calcext:value-type="float">
            <text:p>749</text:p>
          </table:table-cell>
          <table:table-cell office:value-type="float" office:value="811.6" calcext:value-type="float">
            <text:p>811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" calcext:value-type="float">
            <text:p>5.4</text:p>
          </table:table-cell>
          <table:table-cell office:value-type="float" office:value="5741" calcext:value-type="float">
            <text:p>5741</text:p>
          </table:table-cell>
          <table:table-cell office:value-type="float" office:value="7809.6" calcext:value-type="float">
            <text:p>7809.6</text:p>
          </table:table-cell>
          <table:table-cell office:value-type="float" office:value="8002.6" calcext:value-type="float">
            <text:p>8002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1.2" calcext:value-type="float">
            <text:p>11.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2" calcext:value-type="float">
            <text:p>0.2</text:p>
          </table:table-cell>
          <table:table-cell office:value-type="float" office:value="65.6" calcext:value-type="float">
            <text:p>65.6</text:p>
          </table:table-cell>
          <table:table-cell office:value-type="float" office:value="94.4" calcext:value-type="float">
            <text:p>94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" calcext:value-type="float">
            <text:p>0.2</text:p>
          </table:table-cell>
          <table:table-cell office:value-type="float" office:value="711" calcext:value-type="float">
            <text:p>711</text:p>
          </table:table-cell>
          <table:table-cell office:value-type="float" office:value="972.6" calcext:value-type="float">
            <text:p>972.6</text:p>
          </table:table-cell>
          <table:table-cell office:value-type="float" office:value="1002.6" calcext:value-type="float">
            <text:p>1002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2" calcext:value-type="float">
            <text:p>5.2</text:p>
          </table:table-cell>
          <table:table-cell office:value-type="float" office:value="7068.8" calcext:value-type="float">
            <text:p>7068.8</text:p>
          </table:table-cell>
          <table:table-cell office:value-type="float" office:value="9598" calcext:value-type="float">
            <text:p>9598</text:p>
          </table:table-cell>
          <table:table-cell office:value-type="float" office:value="9688.8" calcext:value-type="float">
            <text:p>9688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.8</text:p>
          </table:table-cell>
          <table:table-cell office:value-type="float" office:value="108" calcext:value-type="float">
            <text:p>108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849" calcext:value-type="float">
            <text:p>849</text:p>
          </table:table-cell>
          <table:table-cell office:value-type="float" office:value="1063.4" calcext:value-type="float">
            <text:p>1063.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2" calcext:value-type="float">
            <text:p>5.2</text:p>
          </table:table-cell>
          <table:table-cell office:value-type="float" office:value="8799" calcext:value-type="float">
            <text:p>8799</text:p>
          </table:table-cell>
          <table:table-cell office:value-type="float" office:value="10932" calcext:value-type="float">
            <text:p>10932</text:p>
          </table:table-cell>
          <table:table-cell office:value-type="float" office:value="11104.6" calcext:value-type="float">
            <text:p>11104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5.2" calcext:value-type="float">
            <text:p>115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987.8" calcext:value-type="float">
            <text:p>987.8</text:p>
          </table:table-cell>
          <table:table-cell office:value-type="float" office:value="1143" calcext:value-type="float">
            <text:p>1143</text:p>
          </table:table-cell>
          <table:table-cell office:value-type="float" office:value="1112.2" calcext:value-type="float">
            <text:p>1112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" calcext:value-type="float">
            <text:p>5.4</text:p>
          </table:table-cell>
          <table:table-cell office:value-type="float" office:value="10626.6" calcext:value-type="float">
            <text:p>10626.6</text:p>
          </table:table-cell>
          <table:table-cell office:value-type="float" office:value="11908" calcext:value-type="float">
            <text:p>11908</text:p>
          </table:table-cell>
          <table:table-cell office:value-type="float" office:value="12059" calcext:value-type="float">
            <text:p>12059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.2" calcext:value-type="float">
            <text:p>0.2</text:p>
          </table:table-cell>
          <table:table-cell office:value-type="float" office:value="114.2" calcext:value-type="float">
            <text:p>114.2</text:p>
          </table:table-cell>
          <table:table-cell office:value-type="float" office:value="116.4" calcext:value-type="float">
            <text:p>116.4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1119.4" calcext:value-type="float">
            <text:p>1119.4</text:p>
          </table:table-cell>
          <table:table-cell office:value-type="float" office:value="1171.2" calcext:value-type="float">
            <text:p>1171.2</text:p>
          </table:table-cell>
          <table:table-cell office:value-type="float" office:value="1153.8" calcext:value-type="float">
            <text:p>1153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" calcext:value-type="float">
            <text:p>5.4</text:p>
          </table:table-cell>
          <table:table-cell office:value-type="float" office:value="11464.2" calcext:value-type="float">
            <text:p>11464.2</text:p>
          </table:table-cell>
          <table:table-cell office:value-type="float" office:value="12127.6" calcext:value-type="float">
            <text:p>12127.6</text:p>
          </table:table-cell>
          <table:table-cell office:value-type="float" office:value="12264.4" calcext:value-type="float">
            <text:p>12264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7.8" calcext:value-type="float">
            <text:p>117.8</text:p>
          </table:table-cell>
          <table:table-cell office:value-type="float" office:value="113.4" calcext:value-type="float">
            <text:p>113.4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1208.6" calcext:value-type="float">
            <text:p>1208.6</text:p>
          </table:table-cell>
          <table:table-cell office:value-type="float" office:value="1199.4" calcext:value-type="float">
            <text:p>1199.4</text:p>
          </table:table-cell>
          <table:table-cell office:value-type="float" office:value="1150.6" calcext:value-type="float">
            <text:p>1150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" calcext:value-type="float">
            <text:p>5.4</text:p>
          </table:table-cell>
          <table:table-cell office:value-type="float" office:value="12114.6" calcext:value-type="float">
            <text:p>12114.6</text:p>
          </table:table-cell>
          <table:table-cell office:value-type="float" office:value="12139.2" calcext:value-type="float">
            <text:p>12139.2</text:p>
          </table:table-cell>
          <table:table-cell office:value-type="float" office:value="12219.2" calcext:value-type="float">
            <text:p>12219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108.4" calcext:value-type="float">
            <text:p>108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1164.6" calcext:value-type="float">
            <text:p>1164.6</text:p>
          </table:table-cell>
          <table:table-cell office:value-type="float" office:value="1113.4" calcext:value-type="float">
            <text:p>1113.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2" calcext:value-type="float">
            <text:p>5.2</text:p>
          </table:table-cell>
          <table:table-cell office:value-type="float" office:value="12327.6" calcext:value-type="float">
            <text:p>12327.6</text:p>
          </table:table-cell>
          <table:table-cell office:value-type="float" office:value="11874" calcext:value-type="float">
            <text:p>11874</text:p>
          </table:table-cell>
          <table:table-cell office:value-type="float" office:value="11910.8" calcext:value-type="float">
            <text:p>11910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3.4" calcext:value-type="float">
            <text:p>113.4</text:p>
          </table:table-cell>
          <table:table-cell office:value-type="float" office:value="103.6" calcext:value-type="float">
            <text:p>103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" calcext:value-type="float">
            <text:p>0.4</text:p>
          </table:table-cell>
          <table:table-cell office:value-type="float" office:value="1152" calcext:value-type="float">
            <text:p>1152</text:p>
          </table:table-cell>
          <table:table-cell office:value-type="float" office:value="1083.2" calcext:value-type="float">
            <text:p>1083.2</text:p>
          </table:table-cell>
          <table:table-cell office:value-type="float" office:value="1069.4" calcext:value-type="float">
            <text:p>1069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6" calcext:value-type="float">
            <text:p>5.6</text:p>
          </table:table-cell>
          <table:table-cell office:value-type="float" office:value="12132.2" calcext:value-type="float">
            <text:p>12132.2</text:p>
          </table:table-cell>
          <table:table-cell office:value-type="float" office:value="11423.4" calcext:value-type="float">
            <text:p>11423.4</text:p>
          </table:table-cell>
          <table:table-cell office:value-type="float" office:value="11461.4" calcext:value-type="float">
            <text:p>11461.4</text:p>
          </table:table-cell>
        </table:table-row>
      </table:table>
      <table:table table:name="LimitedBtree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density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load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C1]" office:value-type="string" office:string-value="'N'" calcext:value-type="string">
            <text:p>'N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B1]" office:value-type="string" office:string-value="'density'" calcext:value-type="string">
            <text:p>'density'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formula="of:=[.C2]" office:value-type="float" office:value="100" calcext:value-type="float">
            <text:p>100</text:p>
          </table:table-cell>
          <table:table-cell table:formula="of:=[.E2]-[$Linear.E2]" office:value-type="float" office:value="1.2" calcext:value-type="float">
            <text:p>1.2</text:p>
          </table:table-cell>
          <table:table-cell table:formula="of:=[.F2]-[$Linear.F2]" office:value-type="float" office:value="-0.2" calcext:value-type="float">
            <text:p>-0.2</text:p>
          </table:table-cell>
          <table:table-cell table:formula="of:=[.G2]-[$Linear.G2]" office:value-type="float" office:value="-0.2" calcext:value-type="float">
            <text:p>-0.2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formula="of:=[.C3]" office:value-type="float" office:value="1000" calcext:value-type="float">
            <text:p>1000</text:p>
          </table:table-cell>
          <table:table-cell table:formula="of:=[.E3]-[$Linear.E3]" office:value-type="float" office:value="0.6" calcext:value-type="float">
            <text:p>0.6</text:p>
          </table:table-cell>
          <table:table-cell table:formula="of:=[.F3]-[$Linear.F3]" office:value-type="float" office:value="0.2" calcext:value-type="float">
            <text:p>0.2</text:p>
          </table:table-cell>
          <table:table-cell table:formula="of:=[.G3]-[$Linear.G3]" office:value-type="float" office:value="2.4" calcext:value-type="float">
            <text:p>2.4</text:p>
          </table:table-cell>
          <table:table-cell table:formula="of:=[.B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.8" calcext:value-type="float">
            <text:p>4.8</text:p>
          </table:table-cell>
          <table:table-cell office:value-type="float" office:value="35.8" calcext:value-type="float">
            <text:p>35.8</text:p>
          </table:table-cell>
          <table:table-cell office:value-type="float" office:value="66.2" calcext:value-type="float">
            <text:p>66.2</text:p>
          </table:table-cell>
          <table:table-cell office:value-type="float" office:value="56.8" calcext:value-type="float">
            <text:p>56.8</text:p>
          </table:table-cell>
          <table:table-cell table:formula="of:=[.C4]" office:value-type="float" office:value="10000" calcext:value-type="float">
            <text:p>10000</text:p>
          </table:table-cell>
          <table:table-cell table:formula="of:=[.E4]-[$Linear.E4]" office:value-type="float" office:value="4" calcext:value-type="float">
            <text:p>4</text:p>
          </table:table-cell>
          <table:table-cell table:formula="of:=[.F4]-[$Linear.F4]" office:value-type="float" office:value="15.2" calcext:value-type="float">
            <text:p>15.2</text:p>
          </table:table-cell>
          <table:table-cell table:formula="of:=[.G4]-[$Linear.G4]" office:value-type="float" office:value="3.59999999999999" calcext:value-type="float">
            <text:p>3.6</text:p>
          </table:table-cell>
          <table:table-cell table:formula="of:=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.6" calcext:value-type="float">
            <text:p>66.6</text:p>
          </table:table-cell>
          <table:table-cell office:value-type="float" office:value="348" calcext:value-type="float">
            <text:p>348</text:p>
          </table:table-cell>
          <table:table-cell office:value-type="float" office:value="511.2" calcext:value-type="float">
            <text:p>511.2</text:p>
          </table:table-cell>
          <table:table-cell office:value-type="float" office:value="551" calcext:value-type="float">
            <text:p>551</text:p>
          </table:table-cell>
          <table:table-cell table:formula="of:=[.C5]" office:value-type="float" office:value="100000" calcext:value-type="float">
            <text:p>100000</text:p>
          </table:table-cell>
          <table:table-cell table:formula="of:=[.E5]-[$Linear.E5]" office:value-type="float" office:value="-8.60000000000002" calcext:value-type="float">
            <text:p>-8.6</text:p>
          </table:table-cell>
          <table:table-cell table:formula="of:=[.F5]-[$Linear.F5]" office:value-type="float" office:value="-1.00000000000006" calcext:value-type="float">
            <text:p>-1</text:p>
          </table:table-cell>
          <table:table-cell table:formula="of:=[.G5]-[$Linear.G5]" office:value-type="float" office:value="-83.4" calcext:value-type="float">
            <text:p>-83.4</text:p>
          </table:table-cell>
          <table:table-cell table:formula="of:=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15" calcext:value-type="float">
            <text:p>1615</text:p>
          </table:table-cell>
          <table:table-cell office:value-type="float" office:value="5439" calcext:value-type="float">
            <text:p>5439</text:p>
          </table:table-cell>
          <table:table-cell office:value-type="float" office:value="6846.6" calcext:value-type="float">
            <text:p>6846.6</text:p>
          </table:table-cell>
          <table:table-cell office:value-type="float" office:value="7450.6" calcext:value-type="float">
            <text:p>7450.6</text:p>
          </table:table-cell>
          <table:table-cell table:formula="of:=[.C6]" office:value-type="float" office:value="1000000" calcext:value-type="float">
            <text:p>1000000</text:p>
          </table:table-cell>
          <table:table-cell table:formula="of:=[.E6]-[$Linear.E6]" office:value-type="float" office:value="40" calcext:value-type="float">
            <text:p>40</text:p>
          </table:table-cell>
          <table:table-cell table:formula="of:=[.F6]-[$Linear.F6]" office:value-type="float" office:value="125.200000000001" calcext:value-type="float">
            <text:p>125.2</text:p>
          </table:table-cell>
          <table:table-cell table:formula="of:=[.G6]-[$Linear.G6]" office:value-type="float" office:value="69.4000000000005" calcext:value-type="float">
            <text:p>69.4</text:p>
          </table:table-cell>
          <table:table-cell table:formula="of:=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[.C7]" office:value-type="float" office:value="100" calcext:value-type="float">
            <text:p>100</text:p>
          </table:table-cell>
          <table:table-cell table:formula="of:=[.E7]-[$Linear.E7]" office:value-type="float" office:value="0.2" calcext:value-type="float">
            <text:p>0.2</text:p>
          </table:table-cell>
          <table:table-cell table:formula="of:=[.F7]-[$Linear.F7]" office:value-type="float" office:value="0.2" calcext:value-type="float">
            <text:p>0.2</text:p>
          </table:table-cell>
          <table:table-cell table:formula="of:=[.G7]-[$Linear.G7]" office:value-type="float" office:value="0.2" calcext:value-type="float">
            <text:p>0.2</text:p>
          </table:table-cell>
          <table:table-cell table:formula="of:=[.B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5.4" calcext:value-type="float">
            <text:p>5.4</text:p>
          </table:table-cell>
          <table:table-cell office:value-type="float" office:value="8.4" calcext:value-type="float">
            <text:p>8.4</text:p>
          </table:table-cell>
          <table:table-cell office:value-type="float" office:value="8.8" calcext:value-type="float">
            <text:p>8.8</text:p>
          </table:table-cell>
          <table:table-cell table:formula="of:=[.C8]" office:value-type="float" office:value="1000" calcext:value-type="float">
            <text:p>1000</text:p>
          </table:table-cell>
          <table:table-cell table:formula="of:=[.E8]-[$Linear.E8]" office:value-type="float" office:value="-0.199999999999999" calcext:value-type="float">
            <text:p>-0.2</text:p>
          </table:table-cell>
          <table:table-cell table:formula="of:=[.F8]-[$Linear.F8]" office:value-type="float" office:value="-0.6" calcext:value-type="float">
            <text:p>-0.6</text:p>
          </table:table-cell>
          <table:table-cell table:formula="of:=[.G8]-[$Linear.G8]" office:value-type="float" office:value="3.4" calcext:value-type="float">
            <text:p>3.4</text:p>
          </table:table-cell>
          <table:table-cell table:formula="of:=[.B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5.6" calcext:value-type="float">
            <text:p>5.6</text:p>
          </table:table-cell>
          <table:table-cell office:value-type="float" office:value="46.4" calcext:value-type="float">
            <text:p>46.4</text:p>
          </table:table-cell>
          <table:table-cell office:value-type="float" office:value="76" calcext:value-type="float">
            <text:p>76</text:p>
          </table:table-cell>
          <table:table-cell office:value-type="float" office:value="77.8" calcext:value-type="float">
            <text:p>77.8</text:p>
          </table:table-cell>
          <table:table-cell table:formula="of:=[.C9]" office:value-type="float" office:value="10000" calcext:value-type="float">
            <text:p>10000</text:p>
          </table:table-cell>
          <table:table-cell table:formula="of:=[.E9]-[$Linear.E9]" office:value-type="float" office:value="0.199999999999996" calcext:value-type="float">
            <text:p>0.2</text:p>
          </table:table-cell>
          <table:table-cell table:formula="of:=[.F9]-[$Linear.F9]" office:value-type="float" office:value="1.2" calcext:value-type="float">
            <text:p>1.2</text:p>
          </table:table-cell>
          <table:table-cell table:formula="of:=[.G9]-[$Linear.G9]" office:value-type="float" office:value="-1" calcext:value-type="float">
            <text:p>-1</text:p>
          </table:table-cell>
          <table:table-cell table:formula="of:=[.B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7.8" calcext:value-type="float">
            <text:p>67.8</text:p>
          </table:table-cell>
          <table:table-cell office:value-type="float" office:value="515.6" calcext:value-type="float">
            <text:p>515.6</text:p>
          </table:table-cell>
          <table:table-cell office:value-type="float" office:value="784" calcext:value-type="float">
            <text:p>784</text:p>
          </table:table-cell>
          <table:table-cell office:value-type="float" office:value="852.8" calcext:value-type="float">
            <text:p>852.8</text:p>
          </table:table-cell>
          <table:table-cell table:formula="of:=[.C10]" office:value-type="float" office:value="100000" calcext:value-type="float">
            <text:p>100000</text:p>
          </table:table-cell>
          <table:table-cell table:formula="of:=[.E10]-[$Linear.E10]" office:value-type="float" office:value="37.4" calcext:value-type="float">
            <text:p>37.4</text:p>
          </table:table-cell>
          <table:table-cell table:formula="of:=[.F10]-[$Linear.F10]" office:value-type="float" office:value="35" calcext:value-type="float">
            <text:p>35</text:p>
          </table:table-cell>
          <table:table-cell table:formula="of:=[.G10]-[$Linear.G10]" office:value-type="float" office:value="41.1999999999999" calcext:value-type="float">
            <text:p>41.2</text:p>
          </table:table-cell>
          <table:table-cell table:formula="of:=[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84" calcext:value-type="float">
            <text:p>1684</text:p>
          </table:table-cell>
          <table:table-cell office:value-type="float" office:value="5790.8" calcext:value-type="float">
            <text:p>5790.8</text:p>
          </table:table-cell>
          <table:table-cell office:value-type="float" office:value="7911.2" calcext:value-type="float">
            <text:p>7911.2</text:p>
          </table:table-cell>
          <table:table-cell office:value-type="float" office:value="8251" calcext:value-type="float">
            <text:p>8251</text:p>
          </table:table-cell>
          <table:table-cell table:formula="of:=[.C11]" office:value-type="float" office:value="1000000" calcext:value-type="float">
            <text:p>1000000</text:p>
          </table:table-cell>
          <table:table-cell table:formula="of:=[.E11]-[$Linear.E11]" office:value-type="float" office:value="49.8000000000002" calcext:value-type="float">
            <text:p>49.8</text:p>
          </table:table-cell>
          <table:table-cell table:formula="of:=[.F11]-[$Linear.F11]" office:value-type="float" office:value="101.599999999999" calcext:value-type="float">
            <text:p>101.6</text:p>
          </table:table-cell>
          <table:table-cell table:formula="of:=[.G11]-[$Linear.G11]" office:value-type="float" office:value="248.4" calcext:value-type="float">
            <text:p>248.4</text:p>
          </table:table-cell>
          <table:table-cell table:formula="of:=[.B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formula="of:=[.C12]" office:value-type="float" office:value="100" calcext:value-type="float">
            <text:p>100</text:p>
          </table:table-cell>
          <table:table-cell table:formula="of:=[.E12]-[$Linear.E12]" office:value-type="float" office:value="-0.2" calcext:value-type="float">
            <text:p>-0.2</text:p>
          </table:table-cell>
          <table:table-cell table:formula="of:=[.F12]-[$Linear.F12]" office:value-type="float" office:value="0.2" calcext:value-type="float">
            <text:p>0.2</text:p>
          </table:table-cell>
          <table:table-cell table:formula="of:=[.G12]-[$Linear.G12]" office:value-type="float" office:value="0" calcext:value-type="float">
            <text:p>0</text:p>
          </table:table-cell>
          <table:table-cell table:formula="of:=[.B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table:formula="of:=[.C13]" office:value-type="float" office:value="1000" calcext:value-type="float">
            <text:p>1000</text:p>
          </table:table-cell>
          <table:table-cell table:formula="of:=[.E13]-[$Linear.E13]" office:value-type="float" office:value="0.4" calcext:value-type="float">
            <text:p>0.4</text:p>
          </table:table-cell>
          <table:table-cell table:formula="of:=[.F13]-[$Linear.F13]" office:value-type="float" office:value="-0.399999999999999" calcext:value-type="float">
            <text:p>-0.4</text:p>
          </table:table-cell>
          <table:table-cell table:formula="of:=[.G13]-[$Linear.G13]" office:value-type="float" office:value="3.8" calcext:value-type="float">
            <text:p>3.8</text:p>
          </table:table-cell>
          <table:table-cell table:formula="of:=[.B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6.2" calcext:value-type="float">
            <text:p>6.2</text:p>
          </table:table-cell>
          <table:table-cell office:value-type="float" office:value="64.4" calcext:value-type="float">
            <text:p>64.4</text:p>
          </table:table-cell>
          <table:table-cell office:value-type="float" office:value="94.4" calcext:value-type="float">
            <text:p>94.4</text:p>
          </table:table-cell>
          <table:table-cell office:value-type="float" office:value="97.2" calcext:value-type="float">
            <text:p>97.2</text:p>
          </table:table-cell>
          <table:table-cell table:formula="of:=[.C14]" office:value-type="float" office:value="10000" calcext:value-type="float">
            <text:p>10000</text:p>
          </table:table-cell>
          <table:table-cell table:formula="of:=[.E14]-[$Linear.E14]" office:value-type="float" office:value="-1.19999999999999" calcext:value-type="float">
            <text:p>-1.2</text:p>
          </table:table-cell>
          <table:table-cell table:formula="of:=[.F14]-[$Linear.F14]" office:value-type="float" office:value="0" calcext:value-type="float">
            <text:p>0</text:p>
          </table:table-cell>
          <table:table-cell table:formula="of:=[.G14]-[$Linear.G14]" office:value-type="float" office:value="-0.799999999999997" calcext:value-type="float">
            <text:p>-0.8</text:p>
          </table:table-cell>
          <table:table-cell table:formula="of:=[.B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.6" calcext:value-type="float">
            <text:p>73.6</text:p>
          </table:table-cell>
          <table:table-cell office:value-type="float" office:value="701.8" calcext:value-type="float">
            <text:p>701.8</text:p>
          </table:table-cell>
          <table:table-cell office:value-type="float" office:value="969.2" calcext:value-type="float">
            <text:p>969.2</text:p>
          </table:table-cell>
          <table:table-cell office:value-type="float" office:value="988.2" calcext:value-type="float">
            <text:p>988.2</text:p>
          </table:table-cell>
          <table:table-cell table:formula="of:=[.C15]" office:value-type="float" office:value="100000" calcext:value-type="float">
            <text:p>100000</text:p>
          </table:table-cell>
          <table:table-cell table:formula="of:=[.E15]-[$Linear.E15]" office:value-type="float" office:value="-9.20000000000005" calcext:value-type="float">
            <text:p>-9.2</text:p>
          </table:table-cell>
          <table:table-cell table:formula="of:=[.F15]-[$Linear.F15]" office:value-type="float" office:value="-3.39999999999998" calcext:value-type="float">
            <text:p>-3.4</text:p>
          </table:table-cell>
          <table:table-cell table:formula="of:=[.G15]-[$Linear.G15]" office:value-type="float" office:value="-14.4" calcext:value-type="float">
            <text:p>-14.4</text:p>
          </table:table-cell>
          <table:table-cell table:formula="of:=[.B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7.2" calcext:value-type="float">
            <text:p>1337.2</text:p>
          </table:table-cell>
          <table:table-cell office:value-type="float" office:value="7091.8" calcext:value-type="float">
            <text:p>7091.8</text:p>
          </table:table-cell>
          <table:table-cell office:value-type="float" office:value="9619.8" calcext:value-type="float">
            <text:p>9619.8</text:p>
          </table:table-cell>
          <table:table-cell office:value-type="float" office:value="9782.2" calcext:value-type="float">
            <text:p>9782.2</text:p>
          </table:table-cell>
          <table:table-cell table:formula="of:=[.C16]" office:value-type="float" office:value="1000000" calcext:value-type="float">
            <text:p>1000000</text:p>
          </table:table-cell>
          <table:table-cell table:formula="of:=[.E16]-[$Linear.E16]" office:value-type="float" office:value="23" calcext:value-type="float">
            <text:p>23</text:p>
          </table:table-cell>
          <table:table-cell table:formula="of:=[.F16]-[$Linear.F16]" office:value-type="float" office:value="21.7999999999993" calcext:value-type="float">
            <text:p>21.8</text:p>
          </table:table-cell>
          <table:table-cell table:formula="of:=[.G16]-[$Linear.G16]" office:value-type="float" office:value="93.4000000000015" calcext:value-type="float">
            <text:p>93.4</text:p>
          </table:table-cell>
          <table:table-cell table:formula="of:=[.B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formula="of:=[.C17]" office:value-type="float" office:value="100" calcext:value-type="float">
            <text:p>100</text:p>
          </table:table-cell>
          <table:table-cell table:formula="of:=[.E17]-[$Linear.E17]" office:value-type="float" office:value="0" calcext:value-type="float">
            <text:p>0</text:p>
          </table:table-cell>
          <table:table-cell table:formula="of:=[.F17]-[$Linear.F17]" office:value-type="float" office:value="0.2" calcext:value-type="float">
            <text:p>0.2</text:p>
          </table:table-cell>
          <table:table-cell table:formula="of:=[.G17]-[$Linear.G17]" office:value-type="float" office:value="0" calcext:value-type="float">
            <text:p>0</text:p>
          </table:table-cell>
          <table:table-cell table:formula="of:=[.B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table:formula="of:=[.C18]" office:value-type="float" office:value="1000" calcext:value-type="float">
            <text:p>1000</text:p>
          </table:table-cell>
          <table:table-cell table:formula="of:=[.E18]-[$Linear.E18]" office:value-type="float" office:value="0.4" calcext:value-type="float">
            <text:p>0.4</text:p>
          </table:table-cell>
          <table:table-cell table:formula="of:=[.F18]-[$Linear.F18]" office:value-type="float" office:value="0" calcext:value-type="float">
            <text:p>0</text:p>
          </table:table-cell>
          <table:table-cell table:formula="of:=[.G18]-[$Linear.G18]" office:value-type="float" office:value="2.8" calcext:value-type="float">
            <text:p>2.8</text:p>
          </table:table-cell>
          <table:table-cell table:formula="of:=[.B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84.6" calcext:value-type="float">
            <text:p>84.6</text:p>
          </table:table-cell>
          <table:table-cell office:value-type="float" office:value="106.6" calcext:value-type="float">
            <text:p>106.6</text:p>
          </table:table-cell>
          <table:table-cell office:value-type="float" office:value="108" calcext:value-type="float">
            <text:p>108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[.E19]-[$Linear.E19]" office:value-type="float" office:value="-1.2" calcext:value-type="float">
            <text:p>-1.2</text:p>
          </table:table-cell>
          <table:table-cell table:formula="of:=[.F19]-[$Linear.F19]" office:value-type="float" office:value="-1.40000000000001" calcext:value-type="float">
            <text:p>-1.4</text:p>
          </table:table-cell>
          <table:table-cell table:formula="of:=[.G19]-[$Linear.G19]" office:value-type="float" office:value="-2.40000000000001" calcext:value-type="float">
            <text:p>-2.4</text:p>
          </table:table-cell>
          <table:table-cell table:formula="of:=[.B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.6" calcext:value-type="float">
            <text:p>65.6</text:p>
          </table:table-cell>
          <table:table-cell office:value-type="float" office:value="844" calcext:value-type="float">
            <text:p>844</text:p>
          </table:table-cell>
          <table:table-cell office:value-type="float" office:value="1066.8" calcext:value-type="float">
            <text:p>1066.8</text:p>
          </table:table-cell>
          <table:table-cell office:value-type="float" office:value="1049.2" calcext:value-type="float">
            <text:p>1049.2</text:p>
          </table:table-cell>
          <table:table-cell table:formula="of:=[.C20]" office:value-type="float" office:value="100000" calcext:value-type="float">
            <text:p>100000</text:p>
          </table:table-cell>
          <table:table-cell table:formula="of:=[.E20]-[$Linear.E20]" office:value-type="float" office:value="-5" calcext:value-type="float">
            <text:p>-5</text:p>
          </table:table-cell>
          <table:table-cell table:formula="of:=[.F20]-[$Linear.F20]" office:value-type="float" office:value="3.39999999999986" calcext:value-type="float">
            <text:p>3.4</text:p>
          </table:table-cell>
          <table:table-cell table:formula="of:=[.G20]-[$Linear.G20]" office:value-type="float" office:value="-14.8" calcext:value-type="float">
            <text:p>-14.8</text:p>
          </table:table-cell>
          <table:table-cell table:formula="of:=[.B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56.8" calcext:value-type="float">
            <text:p>1356.8</text:p>
          </table:table-cell>
          <table:table-cell office:value-type="float" office:value="8904.8" calcext:value-type="float">
            <text:p>8904.8</text:p>
          </table:table-cell>
          <table:table-cell office:value-type="float" office:value="11012.8" calcext:value-type="float">
            <text:p>11012.8</text:p>
          </table:table-cell>
          <table:table-cell office:value-type="float" office:value="11097.2" calcext:value-type="float">
            <text:p>11097.2</text:p>
          </table:table-cell>
          <table:table-cell table:formula="of:=[.C21]" office:value-type="float" office:value="1000000" calcext:value-type="float">
            <text:p>1000000</text:p>
          </table:table-cell>
          <table:table-cell table:formula="of:=[.E21]-[$Linear.E21]" office:value-type="float" office:value="105.799999999999" calcext:value-type="float">
            <text:p>105.8</text:p>
          </table:table-cell>
          <table:table-cell table:formula="of:=[.F21]-[$Linear.F21]" office:value-type="float" office:value="80.7999999999993" calcext:value-type="float">
            <text:p>80.8</text:p>
          </table:table-cell>
          <table:table-cell table:formula="of:=[.G21]-[$Linear.G21]" office:value-type="float" office:value="-7.39999999999964" calcext:value-type="float">
            <text:p>-7.4</text:p>
          </table:table-cell>
          <table:table-cell table:formula="of:=[.B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formula="of:=[.C22]" office:value-type="float" office:value="100" calcext:value-type="float">
            <text:p>100</text:p>
          </table:table-cell>
          <table:table-cell table:formula="of:=[.E22]-[$Linear.E22]" office:value-type="float" office:value="0" calcext:value-type="float">
            <text:p>0</text:p>
          </table:table-cell>
          <table:table-cell table:formula="of:=[.F22]-[$Linear.F22]" office:value-type="float" office:value="0" calcext:value-type="float">
            <text:p>0</text:p>
          </table:table-cell>
          <table:table-cell table:formula="of:=[.G22]-[$Linear.G22]" office:value-type="float" office:value="0" calcext:value-type="float">
            <text:p>0</text:p>
          </table:table-cell>
          <table:table-cell table:formula="of:=[.B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9.8" calcext:value-type="float">
            <text:p>9.8</text:p>
          </table:table-cell>
          <table:table-cell table:formula="of:=[.C23]" office:value-type="float" office:value="1000" calcext:value-type="float">
            <text:p>1000</text:p>
          </table:table-cell>
          <table:table-cell table:formula="of:=[.E23]-[$Linear.E23]" office:value-type="float" office:value="-0.4" calcext:value-type="float">
            <text:p>-0.4</text:p>
          </table:table-cell>
          <table:table-cell table:formula="of:=[.F23]-[$Linear.F23]" office:value-type="float" office:value="-0.199999999999999" calcext:value-type="float">
            <text:p>-0.2</text:p>
          </table:table-cell>
          <table:table-cell table:formula="of:=[.G23]-[$Linear.G23]" office:value-type="float" office:value="1.8" calcext:value-type="float">
            <text:p>1.8</text:p>
          </table:table-cell>
          <table:table-cell table:formula="of:=[.B2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  <table:table-cell office:value-type="float" office:value="101.8" calcext:value-type="float">
            <text:p>101.8</text:p>
          </table:table-cell>
          <table:table-cell office:value-type="float" office:value="113.2" calcext:value-type="float">
            <text:p>113.2</text:p>
          </table:table-cell>
          <table:table-cell office:value-type="float" office:value="111.8" calcext:value-type="float">
            <text:p>111.8</text:p>
          </table:table-cell>
          <table:table-cell table:formula="of:=[.C24]" office:value-type="float" office:value="10000" calcext:value-type="float">
            <text:p>10000</text:p>
          </table:table-cell>
          <table:table-cell table:formula="of:=[.E24]-[$Linear.E24]" office:value-type="float" office:value="-1.2" calcext:value-type="float">
            <text:p>-1.2</text:p>
          </table:table-cell>
          <table:table-cell table:formula="of:=[.F24]-[$Linear.F24]" office:value-type="float" office:value="-2" calcext:value-type="float">
            <text:p>-2</text:p>
          </table:table-cell>
          <table:table-cell table:formula="of:=[.G24]-[$Linear.G24]" office:value-type="float" office:value="-3.2" calcext:value-type="float">
            <text:p>-3.2</text:p>
          </table:table-cell>
          <table:table-cell table:formula="of:=[.B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.8" calcext:value-type="float">
            <text:p>58.8</text:p>
          </table:table-cell>
          <table:table-cell office:value-type="float" office:value="982.8" calcext:value-type="float">
            <text:p>982.8</text:p>
          </table:table-cell>
          <table:table-cell office:value-type="float" office:value="1119.2" calcext:value-type="float">
            <text:p>1119.2</text:p>
          </table:table-cell>
          <table:table-cell office:value-type="float" office:value="1089" calcext:value-type="float">
            <text:p>1089</text:p>
          </table:table-cell>
          <table:table-cell table:formula="of:=[.C25]" office:value-type="float" office:value="100000" calcext:value-type="float">
            <text:p>100000</text:p>
          </table:table-cell>
          <table:table-cell table:formula="of:=[.E25]-[$Linear.E25]" office:value-type="float" office:value="-5" calcext:value-type="float">
            <text:p>-5</text:p>
          </table:table-cell>
          <table:table-cell table:formula="of:=[.F25]-[$Linear.F25]" office:value-type="float" office:value="-23.8" calcext:value-type="float">
            <text:p>-23.8</text:p>
          </table:table-cell>
          <table:table-cell table:formula="of:=[.G25]-[$Linear.G25]" office:value-type="float" office:value="-23.2" calcext:value-type="float">
            <text:p>-23.2</text:p>
          </table:table-cell>
          <table:table-cell table:formula="of:=[.B2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70.2" calcext:value-type="float">
            <text:p>1370.2</text:p>
          </table:table-cell>
          <table:table-cell office:value-type="float" office:value="10526.6" calcext:value-type="float">
            <text:p>10526.6</text:p>
          </table:table-cell>
          <table:table-cell office:value-type="float" office:value="12023.4" calcext:value-type="float">
            <text:p>12023.4</text:p>
          </table:table-cell>
          <table:table-cell office:value-type="float" office:value="12397.2" calcext:value-type="float">
            <text:p>12397.2</text:p>
          </table:table-cell>
          <table:table-cell table:formula="of:=[.C26]" office:value-type="float" office:value="1000000" calcext:value-type="float">
            <text:p>1000000</text:p>
          </table:table-cell>
          <table:table-cell table:formula="of:=[.E26]-[$Linear.E26]" office:value-type="float" office:value="-100" calcext:value-type="float">
            <text:p>-100</text:p>
          </table:table-cell>
          <table:table-cell table:formula="of:=[.F26]-[$Linear.F26]" office:value-type="float" office:value="115.4" calcext:value-type="float">
            <text:p>115.4</text:p>
          </table:table-cell>
          <table:table-cell table:formula="of:=[.G26]-[$Linear.G26]" office:value-type="float" office:value="338.200000000001" calcext:value-type="float">
            <text:p>338.2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C27]" office:value-type="float" office:value="100" calcext:value-type="float">
            <text:p>100</text:p>
          </table:table-cell>
          <table:table-cell table:formula="of:=[.E27]-[$Linear.E27]" office:value-type="float" office:value="0.2" calcext:value-type="float">
            <text:p>0.2</text:p>
          </table:table-cell>
          <table:table-cell table:formula="of:=[.F27]-[$Linear.F27]" office:value-type="float" office:value="0" calcext:value-type="float">
            <text:p>0</text:p>
          </table:table-cell>
          <table:table-cell table:formula="of:=[.G27]-[$Linear.G27]" office:value-type="float" office:value="0.2" calcext:value-type="float">
            <text:p>0.2</text:p>
          </table:table-cell>
          <table:table-cell table:formula="of:=[.B2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C28]" office:value-type="float" office:value="1000" calcext:value-type="float">
            <text:p>1000</text:p>
          </table:table-cell>
          <table:table-cell table:formula="of:=[.E28]-[$Linear.E28]" office:value-type="float" office:value="0" calcext:value-type="float">
            <text:p>0</text:p>
          </table:table-cell>
          <table:table-cell table:formula="of:=[.F28]-[$Linear.F28]" office:value-type="float" office:value="-0.6" calcext:value-type="float">
            <text:p>-0.6</text:p>
          </table:table-cell>
          <table:table-cell table:formula="of:=[.G28]-[$Linear.G28]" office:value-type="float" office:value="0.4" calcext:value-type="float">
            <text:p>0.4</text:p>
          </table:table-cell>
          <table:table-cell table:formula="of:=[.B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112.2" calcext:value-type="float">
            <text:p>112.2</text:p>
          </table:table-cell>
          <table:table-cell office:value-type="float" office:value="112.8" calcext:value-type="float">
            <text:p>112.8</text:p>
          </table:table-cell>
          <table:table-cell office:value-type="float" office:value="110.6" calcext:value-type="float">
            <text:p>110.6</text:p>
          </table:table-cell>
          <table:table-cell table:formula="of:=[.C29]" office:value-type="float" office:value="10000" calcext:value-type="float">
            <text:p>10000</text:p>
          </table:table-cell>
          <table:table-cell table:formula="of:=[.E29]-[$Linear.E29]" office:value-type="float" office:value="-2" calcext:value-type="float">
            <text:p>-2</text:p>
          </table:table-cell>
          <table:table-cell table:formula="of:=[.F29]-[$Linear.F29]" office:value-type="float" office:value="-3.60000000000001" calcext:value-type="float">
            <text:p>-3.6</text:p>
          </table:table-cell>
          <table:table-cell table:formula="of:=[.G29]-[$Linear.G29]" office:value-type="float" office:value="-4.60000000000001" calcext:value-type="float">
            <text:p>-4.6</text:p>
          </table:table-cell>
          <table:table-cell table:formula="of:=[.B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.6" calcext:value-type="float">
            <text:p>61.6</text:p>
          </table:table-cell>
          <table:table-cell office:value-type="float" office:value="1130.8" calcext:value-type="float">
            <text:p>1130.8</text:p>
          </table:table-cell>
          <table:table-cell office:value-type="float" office:value="1174.6" calcext:value-type="float">
            <text:p>1174.6</text:p>
          </table:table-cell>
          <table:table-cell office:value-type="float" office:value="1127" calcext:value-type="float">
            <text:p>1127</text:p>
          </table:table-cell>
          <table:table-cell table:formula="of:=[.C30]" office:value-type="float" office:value="100000" calcext:value-type="float">
            <text:p>100000</text:p>
          </table:table-cell>
          <table:table-cell table:formula="of:=[.E30]-[$Linear.E30]" office:value-type="float" office:value="11.3999999999999" calcext:value-type="float">
            <text:p>11.4</text:p>
          </table:table-cell>
          <table:table-cell table:formula="of:=[.F30]-[$Linear.F30]" office:value-type="float" office:value="3.39999999999986" calcext:value-type="float">
            <text:p>3.4</text:p>
          </table:table-cell>
          <table:table-cell table:formula="of:=[.G30]-[$Linear.G30]" office:value-type="float" office:value="-26.8" calcext:value-type="float">
            <text:p>-26.8</text:p>
          </table:table-cell>
          <table:table-cell table:formula="of:=[.B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51.4" calcext:value-type="float">
            <text:p>1351.4</text:p>
          </table:table-cell>
          <table:table-cell office:value-type="float" office:value="11432.8" calcext:value-type="float">
            <text:p>11432.8</text:p>
          </table:table-cell>
          <table:table-cell office:value-type="float" office:value="12073.6" calcext:value-type="float">
            <text:p>12073.6</text:p>
          </table:table-cell>
          <table:table-cell office:value-type="float" office:value="12150" calcext:value-type="float">
            <text:p>12150</text:p>
          </table:table-cell>
          <table:table-cell table:formula="of:=[.C31]" office:value-type="float" office:value="1000000" calcext:value-type="float">
            <text:p>1000000</text:p>
          </table:table-cell>
          <table:table-cell table:formula="of:=[.E31]-[$Linear.E31]" office:value-type="float" office:value="-31.4000000000015" calcext:value-type="float">
            <text:p>-31.4</text:p>
          </table:table-cell>
          <table:table-cell table:formula="of:=[.F31]-[$Linear.F31]" office:value-type="float" office:value="-54" calcext:value-type="float">
            <text:p>-54</text:p>
          </table:table-cell>
          <table:table-cell table:formula="of:=[.G31]-[$Linear.G31]" office:value-type="float" office:value="-114.4" calcext:value-type="float">
            <text:p>-114.4</text:p>
          </table:table-cell>
          <table:table-cell table:formula="of:=[.B3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E32]-[$Linear.E32]" office:value-type="float" office:value="0.2" calcext:value-type="float">
            <text:p>0.2</text:p>
          </table:table-cell>
          <table:table-cell table:formula="of:=[.F32]-[$Linear.F32]" office:value-type="float" office:value="0" calcext:value-type="float">
            <text:p>0</text:p>
          </table:table-cell>
          <table:table-cell table:formula="of:=[.G32]-[$Linear.G32]" office:value-type="float" office:value="0" calcext:value-type="float">
            <text:p>0</text:p>
          </table:table-cell>
          <table:table-cell table:formula="of:=[.B3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10.4" calcext:value-type="float">
            <text:p>10.4</text:p>
          </table:table-cell>
          <table:table-cell office:value-type="float" office:value="8.8" calcext:value-type="float">
            <text:p>8.8</text:p>
          </table:table-cell>
          <table:table-cell table:formula="of:=[.C33]" office:value-type="float" office:value="1000" calcext:value-type="float">
            <text:p>1000</text:p>
          </table:table-cell>
          <table:table-cell table:formula="of:=[.E33]-[$Linear.E33]" office:value-type="float" office:value="0.199999999999999" calcext:value-type="float">
            <text:p>0.2</text:p>
          </table:table-cell>
          <table:table-cell table:formula="of:=[.F33]-[$Linear.F33]" office:value-type="float" office:value="-0.6" calcext:value-type="float">
            <text:p>-0.6</text:p>
          </table:table-cell>
          <table:table-cell table:formula="of:=[.G33]-[$Linear.G33]" office:value-type="float" office:value="0.200000000000001" calcext:value-type="float">
            <text:p>0.2</text:p>
          </table:table-cell>
          <table:table-cell table:formula="of:=[.B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  <table:table-cell office:value-type="float" office:value="116.2" calcext:value-type="float">
            <text:p>116.2</text:p>
          </table:table-cell>
          <table:table-cell office:value-type="float" office:value="108.4" calcext:value-type="float">
            <text:p>108.4</text:p>
          </table:table-cell>
          <table:table-cell office:value-type="float" office:value="106.6" calcext:value-type="float">
            <text:p>106.6</text:p>
          </table:table-cell>
          <table:table-cell table:formula="of:=[.C34]" office:value-type="float" office:value="10000" calcext:value-type="float">
            <text:p>10000</text:p>
          </table:table-cell>
          <table:table-cell table:formula="of:=[.E34]-[$Linear.E34]" office:value-type="float" office:value="-1.59999999999999" calcext:value-type="float">
            <text:p>-1.6</text:p>
          </table:table-cell>
          <table:table-cell table:formula="of:=[.F34]-[$Linear.F34]" office:value-type="float" office:value="-5" calcext:value-type="float">
            <text:p>-5</text:p>
          </table:table-cell>
          <table:table-cell table:formula="of:=[.G34]-[$Linear.G34]" office:value-type="float" office:value="-5.60000000000001" calcext:value-type="float">
            <text:p>-5.6</text:p>
          </table:table-cell>
          <table:table-cell table:formula="of:=[.B3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.4" calcext:value-type="float">
            <text:p>63.4</text:p>
          </table:table-cell>
          <table:table-cell office:value-type="float" office:value="1162.8" calcext:value-type="float">
            <text:p>1162.8</text:p>
          </table:table-cell>
          <table:table-cell office:value-type="float" office:value="1147.2" calcext:value-type="float">
            <text:p>1147.2</text:p>
          </table:table-cell>
          <table:table-cell office:value-type="float" office:value="1136" calcext:value-type="float">
            <text:p>1136</text:p>
          </table:table-cell>
          <table:table-cell table:formula="of:=[.C35]" office:value-type="float" office:value="100000" calcext:value-type="float">
            <text:p>100000</text:p>
          </table:table-cell>
          <table:table-cell table:formula="of:=[.E35]-[$Linear.E35]" office:value-type="float" office:value="-45.8" calcext:value-type="float">
            <text:p>-45.8</text:p>
          </table:table-cell>
          <table:table-cell table:formula="of:=[.F35]-[$Linear.F35]" office:value-type="float" office:value="-52.2" calcext:value-type="float">
            <text:p>-52.2</text:p>
          </table:table-cell>
          <table:table-cell table:formula="of:=[.G35]-[$Linear.G35]" office:value-type="float" office:value="-14.5999999999999" calcext:value-type="float">
            <text:p>-14.6</text:p>
          </table:table-cell>
          <table:table-cell table:formula="of:=[.B3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53" calcext:value-type="float">
            <text:p>1153</text:p>
          </table:table-cell>
          <table:table-cell office:value-type="float" office:value="12143" calcext:value-type="float">
            <text:p>12143</text:p>
          </table:table-cell>
          <table:table-cell office:value-type="float" office:value="11952.2" calcext:value-type="float">
            <text:p>11952.2</text:p>
          </table:table-cell>
          <table:table-cell office:value-type="float" office:value="11960.4" calcext:value-type="float">
            <text:p>11960.4</text:p>
          </table:table-cell>
          <table:table-cell table:formula="of:=[.C36]" office:value-type="float" office:value="1000000" calcext:value-type="float">
            <text:p>1000000</text:p>
          </table:table-cell>
          <table:table-cell table:formula="of:=[.E36]-[$Linear.E36]" office:value-type="float" office:value="28.3999999999996" calcext:value-type="float">
            <text:p>28.4</text:p>
          </table:table-cell>
          <table:table-cell table:formula="of:=[.F36]-[$Linear.F36]" office:value-type="float" office:value="-187" calcext:value-type="float">
            <text:p>-187</text:p>
          </table:table-cell>
          <table:table-cell table:formula="of:=[.G36]-[$Linear.G36]" office:value-type="float" office:value="-258.800000000001" calcext:value-type="float">
            <text:p>-258.8</text:p>
          </table:table-cell>
          <table:table-cell table:formula="of:=[.B3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C37]" office:value-type="float" office:value="100" calcext:value-type="float">
            <text:p>100</text:p>
          </table:table-cell>
          <table:table-cell table:formula="of:=[.E37]-[$Linear.E37]" office:value-type="float" office:value="0" calcext:value-type="float">
            <text:p>0</text:p>
          </table:table-cell>
          <table:table-cell table:formula="of:=[.F37]-[$Linear.F37]" office:value-type="float" office:value="0" calcext:value-type="float">
            <text:p>0</text:p>
          </table:table-cell>
          <table:table-cell table:formula="of:=[.G37]-[$Linear.G37]" office:value-type="float" office:value="-0.2" calcext:value-type="float">
            <text:p>-0.2</text:p>
          </table:table-cell>
          <table:table-cell table:formula="of:=[.B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9.8" calcext:value-type="float">
            <text:p>9.8</text:p>
          </table:table-cell>
          <table:table-cell office:value-type="float" office:value="8.4" calcext:value-type="float">
            <text:p>8.4</text:p>
          </table:table-cell>
          <table:table-cell table:formula="of:=[.C38]" office:value-type="float" office:value="1000" calcext:value-type="float">
            <text:p>1000</text:p>
          </table:table-cell>
          <table:table-cell table:formula="of:=[.E38]-[$Linear.E38]" office:value-type="float" office:value="-0.200000000000001" calcext:value-type="float">
            <text:p>-0.2</text:p>
          </table:table-cell>
          <table:table-cell table:formula="of:=[.F38]-[$Linear.F38]" office:value-type="float" office:value="-1.2" calcext:value-type="float">
            <text:p>-1.2</text:p>
          </table:table-cell>
          <table:table-cell table:formula="of:=[.G38]-[$Linear.G38]" office:value-type="float" office:value="-0.6" calcext:value-type="float">
            <text:p>-0.6</text:p>
          </table:table-cell>
          <table:table-cell table:formula="of:=[.B3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13.4" calcext:value-type="float">
            <text:p>113.4</text:p>
          </table:table-cell>
          <table:table-cell office:value-type="float" office:value="101.6" calcext:value-type="float">
            <text:p>101.6</text:p>
          </table:table-cell>
          <table:table-cell office:value-type="float" office:value="100.8" calcext:value-type="float">
            <text:p>100.8</text:p>
          </table:table-cell>
          <table:table-cell table:formula="of:=[.C39]" office:value-type="float" office:value="10000" calcext:value-type="float">
            <text:p>10000</text:p>
          </table:table-cell>
          <table:table-cell table:formula="of:=[.E39]-[$Linear.E39]" office:value-type="float" office:value="-2.8" calcext:value-type="float">
            <text:p>-2.8</text:p>
          </table:table-cell>
          <table:table-cell table:formula="of:=[.F39]-[$Linear.F39]" office:value-type="float" office:value="-6.80000000000001" calcext:value-type="float">
            <text:p>-6.8</text:p>
          </table:table-cell>
          <table:table-cell table:formula="of:=[.G39]-[$Linear.G39]" office:value-type="float" office:value="-7.2" calcext:value-type="float">
            <text:p>-7.2</text:p>
          </table:table-cell>
          <table:table-cell table:formula="of:=[.B3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.2" calcext:value-type="float">
            <text:p>59.2</text:p>
          </table:table-cell>
          <table:table-cell office:value-type="float" office:value="1163.6" calcext:value-type="float">
            <text:p>1163.6</text:p>
          </table:table-cell>
          <table:table-cell office:value-type="float" office:value="1080" calcext:value-type="float">
            <text:p>1080</text:p>
          </table:table-cell>
          <table:table-cell office:value-type="float" office:value="1051.2" calcext:value-type="float">
            <text:p>1051.2</text:p>
          </table:table-cell>
          <table:table-cell table:formula="of:=[.C40]" office:value-type="float" office:value="100000" calcext:value-type="float">
            <text:p>100000</text:p>
          </table:table-cell>
          <table:table-cell table:formula="of:=[.E40]-[$Linear.E40]" office:value-type="float" office:value="-1" calcext:value-type="float">
            <text:p>-1</text:p>
          </table:table-cell>
          <table:table-cell table:formula="of:=[.F40]-[$Linear.F40]" office:value-type="float" office:value="-33.4000000000001" calcext:value-type="float">
            <text:p>-33.4</text:p>
          </table:table-cell>
          <table:table-cell table:formula="of:=[.G40]-[$Linear.G40]" office:value-type="float" office:value="-44.8" calcext:value-type="float">
            <text:p>-44.8</text:p>
          </table:table-cell>
          <table:table-cell table:formula="of:=[.B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8" calcext:value-type="float">
            <text:p>938</text:p>
          </table:table-cell>
          <table:table-cell office:value-type="float" office:value="12302.6" calcext:value-type="float">
            <text:p>12302.6</text:p>
          </table:table-cell>
          <table:table-cell office:value-type="float" office:value="11506" calcext:value-type="float">
            <text:p>11506</text:p>
          </table:table-cell>
          <table:table-cell office:value-type="float" office:value="11481.6" calcext:value-type="float">
            <text:p>11481.6</text:p>
          </table:table-cell>
          <table:table-cell table:formula="of:=[.C41]" office:value-type="float" office:value="1000000" calcext:value-type="float">
            <text:p>1000000</text:p>
          </table:table-cell>
          <table:table-cell table:formula="of:=[.E41]-[$Linear.E41]" office:value-type="float" office:value="-25" calcext:value-type="float">
            <text:p>-25</text:p>
          </table:table-cell>
          <table:table-cell table:formula="of:=[.F41]-[$Linear.F41]" office:value-type="float" office:value="-368" calcext:value-type="float">
            <text:p>-368</text:p>
          </table:table-cell>
          <table:table-cell table:formula="of:=[.G41]-[$Linear.G41]" office:value-type="float" office:value="-429.199999999999" calcext:value-type="float">
            <text:p>-429.2</text:p>
          </table:table-cell>
          <table:table-cell table:formula="of:=[.B4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C42]" office:value-type="float" office:value="100" calcext:value-type="float">
            <text:p>100</text:p>
          </table:table-cell>
          <table:table-cell table:formula="of:=[.E42]-[$Linear.E42]" office:value-type="float" office:value="0" calcext:value-type="float">
            <text:p>0</text:p>
          </table:table-cell>
          <table:table-cell table:formula="of:=[.F42]-[$Linear.F42]" office:value-type="float" office:value="0" calcext:value-type="float">
            <text:p>0</text:p>
          </table:table-cell>
          <table:table-cell table:formula="of:=[.G42]-[$Linear.G42]" office:value-type="float" office:value="-0.2" calcext:value-type="float">
            <text:p>-0.2</text:p>
          </table:table-cell>
          <table:table-cell table:formula="of:=[.B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C43]" office:value-type="float" office:value="1000" calcext:value-type="float">
            <text:p>1000</text:p>
          </table:table-cell>
          <table:table-cell table:formula="of:=[.E43]-[$Linear.E43]" office:value-type="float" office:value="-0.800000000000001" calcext:value-type="float">
            <text:p>-0.8</text:p>
          </table:table-cell>
          <table:table-cell table:formula="of:=[.F43]-[$Linear.F43]" office:value-type="float" office:value="-1" calcext:value-type="float">
            <text:p>-1</text:p>
          </table:table-cell>
          <table:table-cell table:formula="of:=[.G43]-[$Linear.G43]" office:value-type="float" office:value="-1" calcext:value-type="float">
            <text:p>-1</text:p>
          </table:table-cell>
          <table:table-cell table:formula="of:=[.B4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4.6" calcext:value-type="float">
            <text:p>4.6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93.2" calcext:value-type="float">
            <text:p>93.2</text:p>
          </table:table-cell>
          <table:table-cell table:formula="of:=[.C44]" office:value-type="float" office:value="10000" calcext:value-type="float">
            <text:p>10000</text:p>
          </table:table-cell>
          <table:table-cell table:formula="of:=[.E44]-[$Linear.E44]" office:value-type="float" office:value="-5.40000000000001" calcext:value-type="float">
            <text:p>-5.4</text:p>
          </table:table-cell>
          <table:table-cell table:formula="of:=[.F44]-[$Linear.F44]" office:value-type="float" office:value="-9.59999999999999" calcext:value-type="float">
            <text:p>-9.6</text:p>
          </table:table-cell>
          <table:table-cell table:formula="of:=[.G44]-[$Linear.G44]" office:value-type="float" office:value="-10.8" calcext:value-type="float">
            <text:p>-10.8</text:p>
          </table:table-cell>
          <table:table-cell table:formula="of:=[.B4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" calcext:value-type="float">
            <text:p>59</text:p>
          </table:table-cell>
          <table:table-cell office:value-type="float" office:value="1131.2" calcext:value-type="float">
            <text:p>1131.2</text:p>
          </table:table-cell>
          <table:table-cell office:value-type="float" office:value="1018.6" calcext:value-type="float">
            <text:p>1018.6</text:p>
          </table:table-cell>
          <table:table-cell office:value-type="float" office:value="988.6" calcext:value-type="float">
            <text:p>988.6</text:p>
          </table:table-cell>
          <table:table-cell table:formula="of:=[.C45]" office:value-type="float" office:value="100000" calcext:value-type="float">
            <text:p>100000</text:p>
          </table:table-cell>
          <table:table-cell table:formula="of:=[.E45]-[$Linear.E45]" office:value-type="float" office:value="-20.8" calcext:value-type="float">
            <text:p>-20.8</text:p>
          </table:table-cell>
          <table:table-cell table:formula="of:=[.F45]-[$Linear.F45]" office:value-type="float" office:value="-64.6" calcext:value-type="float">
            <text:p>-64.6</text:p>
          </table:table-cell>
          <table:table-cell table:formula="of:=[.G45]-[$Linear.G45]" office:value-type="float" office:value="-80.8000000000001" calcext:value-type="float">
            <text:p>-80.8</text:p>
          </table:table-cell>
          <table:table-cell table:formula="of:=[.B4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LimitedBtree'</text:p>
          </table:table-cell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68.4" calcext:value-type="float">
            <text:p>668.4</text:p>
          </table:table-cell>
          <table:table-cell office:value-type="float" office:value="12026.8" calcext:value-type="float">
            <text:p>12026.8</text:p>
          </table:table-cell>
          <table:table-cell office:value-type="float" office:value="10826.6" calcext:value-type="float">
            <text:p>10826.6</text:p>
          </table:table-cell>
          <table:table-cell office:value-type="float" office:value="10836.6" calcext:value-type="float">
            <text:p>10836.6</text:p>
          </table:table-cell>
          <table:table-cell table:formula="of:=[.C46]" office:value-type="float" office:value="1000000" calcext:value-type="float">
            <text:p>1000000</text:p>
          </table:table-cell>
          <table:table-cell table:formula="of:=[.E46]-[$Linear.E46]" office:value-type="float" office:value="-105.400000000001" calcext:value-type="float">
            <text:p>-105.4</text:p>
          </table:table-cell>
          <table:table-cell table:formula="of:=[.F46]-[$Linear.F46]" office:value-type="float" office:value="-596.799999999999" calcext:value-type="float">
            <text:p>-596.8</text:p>
          </table:table-cell>
          <table:table-cell table:formula="of:=[.G46]-[$Linear.G46]" office:value-type="float" office:value="-624.799999999999" calcext:value-type="float">
            <text:p>-624.8</text:p>
          </table:table-cell>
          <table:table-cell table:formula="of:=[.B46]" office:value-type="float" office:value="9" calcext:value-type="float">
            <text:p>9</text:p>
          </table:table-cell>
        </table:table-row>
      </table:table>
      <table:table table:name="Table_LimitedBtree_1" table:style-name="ta1">
        <table:shapes>
          <draw:frame draw:z-index="0" draw:style-name="gr1" draw:text-style-name="P1" svg:width="15.999cm" svg:height="8.999cm" svg:x="24.825cm" svg:y="3.846cm">
            <draw:object draw:notify-on-update-of-ranges="Table_LimitedBtree_1.I5:Table_LimitedBtree_1.I13 Table_LimitedBtree_1.J5:Table_LimitedBtree_1.J13 Table_LimitedBtree_1.K5:Table_LimitedBtree_1.K13 Table_LimitedBtree_1.L5:Table_LimitedBtree_1.L13 Table_LimitedBtree_1.M5:Table_LimitedBtree_1.M13 Table_LimitedBtree_1.N5:Table_LimitedBtree_1.N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4cm" svg:x="16.135cm" svg:y="14.662cm">
            <draw:object draw:notify-on-update-of-ranges="Table_LimitedBtree_1.J14:Table_LimitedBtree_1.J22 Table_LimitedBtree_1.K14:Table_LimitedBtree_1.K22 Table_LimitedBtree_1.L14:Table_LimitedBtree_1.L22 Table_LimitedBtree_1.M14:Table_LimitedBtree_1.M22 Table_LimitedBtree_1.N14:Table_LimitedBtree_1.N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32.221cm" svg:y="14.603cm">
            <draw:object draw:notify-on-update-of-ranges="Table_LimitedBtree_1.J23:Table_LimitedBtree_1.J31 Table_LimitedBtree_1.K23:Table_LimitedBtree_1.K31 Table_LimitedBtree_1.L23:Table_LimitedBtree_1.L31 Table_LimitedBtree_1.M23:Table_LimitedBtree_1.M31 Table_LimitedBtree_1.N23:Table_LimitedBtree_1.N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4"/>
        <table:table-column table:style-name="co8" table:default-cell-style-name="ce10"/>
        <table:table-column table:style-name="co8" table:default-cell-style-name="ce16"/>
        <table:table-column table:style-name="co8" table:number-columns-repeated="3" table:default-cell-style-name="ce22"/>
        <table:table-column table:style-name="co8" table:default-cell-style-name="ce28"/>
        <table:table-column table:style-name="co8" table:number-columns-repeated="7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'N'</text:p>
          </table:table-cell>
          <table:table-cell table:style-name="ce19" table:number-columns-repeated="3"/>
          <table:table-cell table:style-name="ce25"/>
          <table:table-cell table:number-columns-repeated="7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'density'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6" office:value-type="float" office:value="1000000" calcext:value-type="float">
            <text:p>1000000</text:p>
          </table:table-cell>
          <table:table-cell/>
          <table:table-cell table:formula="of:=[.B4]" office:value-type="string" office:string-value="'density'" calcext:value-type="string">
            <text:p>'density'</text:p>
          </table:table-cell>
          <table:table-cell table:formula="of:=[.C4]" office:value-type="float" office:value="100" calcext:value-type="float">
            <text:p>100</text:p>
          </table:table-cell>
          <table:table-cell table:formula="of:=[.D4]" office:value-type="float" office:value="1000" calcext:value-type="float">
            <text:p>1000</text:p>
          </table:table-cell>
          <table:table-cell table:formula="of:=[.E4]" office:value-type="float" office:value="10000" calcext:value-type="float">
            <text:p>10000</text:p>
          </table:table-cell>
          <table:table-cell table:formula="of:=[.F4]" office:value-type="float" office:value="100000" calcext:value-type="float">
            <text:p>100000</text:p>
          </table:table-cell>
          <table:table-cell table:formula="of:=[.G4]" office:value-type="float" office:value="1000000" calcext:value-type="float">
            <text:p>1000000</text:p>
          </table:table-cell>
        </table:table-row>
        <table:table-row table:style-name="ro1">
          <table:table-cell table:style-name="ce3" office:value-type="string" calcext:value-type="string">
            <text:p>Sum - 'complete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1.2" calcext:value-type="float">
            <text:p>1.2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-8.60000000000002" calcext:value-type="float">
            <text:p>-8.6</text:p>
          </table:table-cell>
          <table:table-cell table:style-name="ce27" office:value-type="float" office:value="40" calcext:value-type="float">
            <text:p>40</text:p>
          </table:table-cell>
          <table:table-cell table:formula="of:=CONCATENATE([Linear.E$1];[.B5])" office:value-type="string" office:string-value="'complete'1" calcext:value-type="string">
            <text:p>'complete'1</text:p>
          </table:table-cell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1.2" calcext:value-type="float">
            <text:p>1.2</text:p>
          </table:table-cell>
          <table:table-cell table:formula="of:=[.D5]" office:value-type="float" office:value="0.6" calcext:value-type="float">
            <text:p>0.6</text:p>
          </table:table-cell>
          <table:table-cell table:formula="of:=[.E5]" office:value-type="float" office:value="4" calcext:value-type="float">
            <text:p>4</text:p>
          </table:table-cell>
          <table:table-cell table:formula="of:=[.F5]" office:value-type="float" office:value="-8.60000000000002" calcext:value-type="float">
            <text:p>-8.6</text:p>
          </table:table-cell>
          <table:table-cell table:formula="of:=[.G5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99999999999999" calcext:value-type="float">
            <text:p>0.2</text:p>
          </table:table-cell>
          <table:table-cell office:value-type="float" office:value="-0.199999999999999" calcext:value-type="float">
            <text:p>-0.2</text:p>
          </table:table-cell>
          <table:table-cell office:value-type="float" office:value="0.199999999999996" calcext:value-type="float">
            <text:p>0.2</text:p>
          </table:table-cell>
          <table:table-cell office:value-type="float" office:value="37.4" calcext:value-type="float">
            <text:p>37.4</text:p>
          </table:table-cell>
          <table:table-cell office:value-type="float" office:value="49.8000000000002" calcext:value-type="float">
            <text:p>49.8</text:p>
          </table:table-cell>
          <table:table-cell table:formula="of:=CONCATENATE([Linear.E$1];[.B6])" office:value-type="string" office:string-value="'complete'2" calcext:value-type="string">
            <text:p>'complete'2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0.199999999999999" calcext:value-type="float">
            <text:p>0.2</text:p>
          </table:table-cell>
          <table:table-cell table:formula="of:=[.D6]" office:value-type="float" office:value="-0.199999999999999" calcext:value-type="float">
            <text:p>-0.2</text:p>
          </table:table-cell>
          <table:table-cell table:formula="of:=[.E6]" office:value-type="float" office:value="0.199999999999996" calcext:value-type="float">
            <text:p>0.2</text:p>
          </table:table-cell>
          <table:table-cell table:formula="of:=[.F6]" office:value-type="float" office:value="37.4" calcext:value-type="float">
            <text:p>37.4</text:p>
          </table:table-cell>
          <table:table-cell table:formula="of:=[.G6]" office:value-type="float" office:value="49.8000000000002" calcext:value-type="float">
            <text:p>49.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office:value-type="float" office:value="-1.19999999999999" calcext:value-type="float">
            <text:p>-1.2</text:p>
          </table:table-cell>
          <table:table-cell office:value-type="float" office:value="-9.20000000000005" calcext:value-type="float">
            <text:p>-9.2</text:p>
          </table:table-cell>
          <table:table-cell office:value-type="float" office:value="23" calcext:value-type="float">
            <text:p>23</text:p>
          </table:table-cell>
          <table:table-cell table:formula="of:=CONCATENATE([Linear.E$1];[.B7])" office:value-type="string" office:string-value="'complete'3" calcext:value-type="string">
            <text:p>'complete'3</text:p>
          </table:table-cell>
          <table:table-cell table:formula="of:=[.B7]" office:value-type="float" office:value="3" calcext:value-type="float">
            <text:p>3</text:p>
          </table:table-cell>
          <table:table-cell table:formula="of:=[.C7]" office:value-type="float" office:value="-0.2" calcext:value-type="float">
            <text:p>-0.2</text:p>
          </table:table-cell>
          <table:table-cell table:formula="of:=[.D7]" office:value-type="float" office:value="0.4" calcext:value-type="float">
            <text:p>0.4</text:p>
          </table:table-cell>
          <table:table-cell table:formula="of:=[.E7]" office:value-type="float" office:value="-1.19999999999999" calcext:value-type="float">
            <text:p>-1.2</text:p>
          </table:table-cell>
          <table:table-cell table:formula="of:=[.F7]" office:value-type="float" office:value="-9.20000000000005" calcext:value-type="float">
            <text:p>-9.2</text:p>
          </table:table-cell>
          <table:table-cell table:formula="of:=[.G7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2" calcext:value-type="float">
            <text:p>-1.2</text:p>
          </table:table-cell>
          <table:table-cell office:value-type="float" office:value="-5" calcext:value-type="float">
            <text:p>-5</text:p>
          </table:table-cell>
          <table:table-cell office:value-type="float" office:value="105.799999999999" calcext:value-type="float">
            <text:p>105.8</text:p>
          </table:table-cell>
          <table:table-cell table:formula="of:=CONCATENATE([Linear.E$1];[.B8])" office:value-type="string" office:string-value="'complete'4" calcext:value-type="string">
            <text:p>'complete'4</text:p>
          </table:table-cell>
          <table:table-cell table:formula="of:=[.B8]" office:value-type="float" office:value="4" calcext:value-type="float">
            <text:p>4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.4" calcext:value-type="float">
            <text:p>0.4</text:p>
          </table:table-cell>
          <table:table-cell table:formula="of:=[.E8]" office:value-type="float" office:value="-1.2" calcext:value-type="float">
            <text:p>-1.2</text:p>
          </table:table-cell>
          <table:table-cell table:formula="of:=[.F8]" office:value-type="float" office:value="-5" calcext:value-type="float">
            <text:p>-5</text:p>
          </table:table-cell>
          <table:table-cell table:formula="of:=[.G8]" office:value-type="float" office:value="105.799999999999" calcext:value-type="float">
            <text:p>105.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1.2" calcext:value-type="float">
            <text:p>-1.2</text:p>
          </table:table-cell>
          <table:table-cell office:value-type="float" office:value="-5" calcext:value-type="float">
            <text:p>-5</text:p>
          </table:table-cell>
          <table:table-cell office:value-type="float" office:value="-100" calcext:value-type="float">
            <text:p>-100</text:p>
          </table:table-cell>
          <table:table-cell table:formula="of:=CONCATENATE([Linear.E$1];[.B9])" office:value-type="string" office:string-value="'complete'5" calcext:value-type="string">
            <text:p>'complete'5</text:p>
          </table:table-cell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-0.4" calcext:value-type="float">
            <text:p>-0.4</text:p>
          </table:table-cell>
          <table:table-cell table:formula="of:=[.E9]" office:value-type="float" office:value="-1.2" calcext:value-type="float">
            <text:p>-1.2</text:p>
          </table:table-cell>
          <table:table-cell table:formula="of:=[.F9]" office:value-type="float" office:value="-5" calcext:value-type="float">
            <text:p>-5</text:p>
          </table:table-cell>
          <table:table-cell table:formula="of:=[.G9]"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9999999999999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1.3999999999999" calcext:value-type="float">
            <text:p>11.4</text:p>
          </table:table-cell>
          <table:table-cell office:value-type="float" office:value="-31.4000000000015" calcext:value-type="float">
            <text:p>-31.4</text:p>
          </table:table-cell>
          <table:table-cell table:formula="of:=CONCATENATE([Linear.E$1];[.B10])" office:value-type="string" office:string-value="'complete'6" calcext:value-type="string">
            <text:p>'complete'6</text:p>
          </table:table-cell>
          <table:table-cell table:formula="of:=[.B10]" office:value-type="float" office:value="6" calcext:value-type="float">
            <text:p>6</text:p>
          </table:table-cell>
          <table:table-cell table:formula="of:=[.C10]" office:value-type="float" office:value="0.199999999999999" calcext:value-type="float">
            <text:p>0.2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-2" calcext:value-type="float">
            <text:p>-2</text:p>
          </table:table-cell>
          <table:table-cell table:formula="of:=[.F10]" office:value-type="float" office:value="11.3999999999999" calcext:value-type="float">
            <text:p>11.4</text:p>
          </table:table-cell>
          <table:table-cell table:formula="of:=[.G10]" office:value-type="float" office:value="-31.4000000000015" calcext:value-type="float">
            <text:p>-31.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199999999999999" calcext:value-type="float">
            <text:p>0.2</text:p>
          </table:table-cell>
          <table:table-cell office:value-type="float" office:value="-1.59999999999999" calcext:value-type="float">
            <text:p>-1.6</text:p>
          </table:table-cell>
          <table:table-cell office:value-type="float" office:value="-45.8" calcext:value-type="float">
            <text:p>-45.8</text:p>
          </table:table-cell>
          <table:table-cell office:value-type="float" office:value="28.3999999999996" calcext:value-type="float">
            <text:p>28.4</text:p>
          </table:table-cell>
          <table:table-cell table:formula="of:=CONCATENATE([Linear.E$1];[.B11])" office:value-type="string" office:string-value="'complete'7" calcext:value-type="string">
            <text:p>'complete'7</text:p>
          </table:table-cell>
          <table:table-cell table:formula="of:=[.B11]" office:value-type="float" office:value="7" calcext:value-type="float">
            <text:p>7</text:p>
          </table:table-cell>
          <table:table-cell table:formula="of:=[.C11]" office:value-type="float" office:value="0.199999999999999" calcext:value-type="float">
            <text:p>0.2</text:p>
          </table:table-cell>
          <table:table-cell table:formula="of:=[.D11]" office:value-type="float" office:value="0.199999999999999" calcext:value-type="float">
            <text:p>0.2</text:p>
          </table:table-cell>
          <table:table-cell table:formula="of:=[.E11]" office:value-type="float" office:value="-1.59999999999999" calcext:value-type="float">
            <text:p>-1.6</text:p>
          </table:table-cell>
          <table:table-cell table:formula="of:=[.F11]" office:value-type="float" office:value="-45.8" calcext:value-type="float">
            <text:p>-45.8</text:p>
          </table:table-cell>
          <table:table-cell table:formula="of:=[.G11]" office:value-type="float" office:value="28.3999999999996" calcext:value-type="float">
            <text:p>28.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200000000000001" calcext:value-type="float">
            <text:p>-0.2</text:p>
          </table:table-cell>
          <table:table-cell office:value-type="float" office:value="-2.8" calcext:value-type="float">
            <text:p>-2.8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table:formula="of:=CONCATENATE([Linear.E$1];[.B12])" office:value-type="string" office:string-value="'complete'8" calcext:value-type="string">
            <text:p>'complete'8</text:p>
          </table:table-cell>
          <table:table-cell table:formula="of:=[.B12]" office:value-type="float" office:value="8" calcext:value-type="float">
            <text:p>8</text:p>
          </table:table-cell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-0.200000000000001" calcext:value-type="float">
            <text:p>-0.2</text:p>
          </table:table-cell>
          <table:table-cell table:formula="of:=[.E12]" office:value-type="float" office:value="-2.8" calcext:value-type="float">
            <text:p>-2.8</text:p>
          </table:table-cell>
          <table:table-cell table:formula="of:=[.F12]" office:value-type="float" office:value="-1" calcext:value-type="float">
            <text:p>-1</text:p>
          </table:table-cell>
          <table:table-cell table:formula="of:=[.G12]" office:value-type="float" office:value="-25" calcext:value-type="float">
            <text:p>-25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-0.800000000000001" calcext:value-type="float">
            <text:p>-0.8</text:p>
          </table:table-cell>
          <table:table-cell table:style-name="ce23" office:value-type="float" office:value="-5.40000000000001" calcext:value-type="float">
            <text:p>-5.4</text:p>
          </table:table-cell>
          <table:table-cell table:style-name="ce23" office:value-type="float" office:value="-20.8" calcext:value-type="float">
            <text:p>-20.8</text:p>
          </table:table-cell>
          <table:table-cell table:style-name="ce29" office:value-type="float" office:value="-105.400000000001" calcext:value-type="float">
            <text:p>-105.4</text:p>
          </table:table-cell>
          <table:table-cell table:formula="of:=CONCATENATE([Linear.E$1];[.B13])" office:value-type="string" office:string-value="'complete'9" calcext:value-type="string">
            <text:p>'complete'9</text:p>
          </table:table-cell>
          <table:table-cell table:formula="of:=[.B13]" office:value-type="float" office:value="9" calcext:value-type="float">
            <text:p>9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-0.800000000000001" calcext:value-type="float">
            <text:p>-0.8</text:p>
          </table:table-cell>
          <table:table-cell table:formula="of:=[.E13]" office:value-type="float" office:value="-5.40000000000001" calcext:value-type="float">
            <text:p>-5.4</text:p>
          </table:table-cell>
          <table:table-cell table:formula="of:=[.F13]" office:value-type="float" office:value="-20.8" calcext:value-type="float">
            <text:p>-20.8</text:p>
          </table:table-cell>
          <table:table-cell table:formula="of:=[.G13]" office:value-type="float" office:value="-105.400000000001" calcext:value-type="float">
            <text:p>-105.4</text:p>
          </table:table-cell>
        </table:table-row>
        <table:table-row table:style-name="ro1">
          <table:table-cell table:style-name="ce3" office:value-type="string" calcext:value-type="string">
            <text:p>Sum - 'high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-0.2" calcext:value-type="float">
            <text:p>-0.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15.2" calcext:value-type="float">
            <text:p>15.2</text:p>
          </table:table-cell>
          <table:table-cell table:style-name="ce21" office:value-type="float" office:value="-1.00000000000006" calcext:value-type="float">
            <text:p>-1</text:p>
          </table:table-cell>
          <table:table-cell table:style-name="ce27" office:value-type="float" office:value="125.200000000001" calcext:value-type="float">
            <text:p>125.2</text:p>
          </table:table-cell>
          <table:table-cell table:formula="of:=CONCATENATE([Linear.F$1];[.B14])" office:value-type="string" office:string-value="'high cardinality'1" calcext:value-type="string">
            <text:p>'high cardinality'1</text:p>
          </table:table-cell>
          <table:table-cell table:formula="of:=[.B14]" office:value-type="float" office:value="1" calcext:value-type="float">
            <text:p>1</text:p>
          </table:table-cell>
          <table:table-cell table:formula="of:=[.C14]" office:value-type="float" office:value="-0.2" calcext:value-type="float">
            <text:p>-0.2</text:p>
          </table:table-cell>
          <table:table-cell table:formula="of:=[.D14]" office:value-type="float" office:value="0.2" calcext:value-type="float">
            <text:p>0.2</text:p>
          </table:table-cell>
          <table:table-cell table:formula="of:=[.E14]" office:value-type="float" office:value="15.2" calcext:value-type="float">
            <text:p>15.2</text:p>
          </table:table-cell>
          <table:table-cell table:formula="of:=[.F14]" office:value-type="float" office:value="-1.00000000000006" calcext:value-type="float">
            <text:p>-1</text:p>
          </table:table-cell>
          <table:table-cell table:formula="of:=[.G14]" office:value-type="float" office:value="125.200000000001" calcext:value-type="float">
            <text:p>125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-0.6" calcext:value-type="float">
            <text:p>-0.6</text:p>
          </table:table-cell>
          <table:table-cell office:value-type="float" office:value="1.2" calcext:value-type="float">
            <text:p>1.2</text:p>
          </table:table-cell>
          <table:table-cell office:value-type="float" office:value="35" calcext:value-type="float">
            <text:p>35</text:p>
          </table:table-cell>
          <table:table-cell office:value-type="float" office:value="101.599999999999" calcext:value-type="float">
            <text:p>101.6</text:p>
          </table:table-cell>
          <table:table-cell table:formula="of:=CONCATENATE([Linear.F$1];[.B15])" office:value-type="string" office:string-value="'high cardinality'2" calcext:value-type="string">
            <text:p>'high cardinality'2</text:p>
          </table:table-cell>
          <table:table-cell table:formula="of:=[.B15]" office:value-type="float" office:value="2" calcext:value-type="float">
            <text:p>2</text:p>
          </table:table-cell>
          <table:table-cell table:formula="of:=[.C15]" office:value-type="float" office:value="0.2" calcext:value-type="float">
            <text:p>0.2</text:p>
          </table:table-cell>
          <table:table-cell table:formula="of:=[.D15]" office:value-type="float" office:value="-0.6" calcext:value-type="float">
            <text:p>-0.6</text:p>
          </table:table-cell>
          <table:table-cell table:formula="of:=[.E15]" office:value-type="float" office:value="1.2" calcext:value-type="float">
            <text:p>1.2</text:p>
          </table:table-cell>
          <table:table-cell table:formula="of:=[.F15]" office:value-type="float" office:value="35" calcext:value-type="float">
            <text:p>35</text:p>
          </table:table-cell>
          <table:table-cell table:formula="of:=[.G15]" office:value-type="float" office:value="101.599999999999" calcext:value-type="float">
            <text:p>101.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-0.399999999999999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-3.39999999999998" calcext:value-type="float">
            <text:p>-3.4</text:p>
          </table:table-cell>
          <table:table-cell office:value-type="float" office:value="21.7999999999993" calcext:value-type="float">
            <text:p>21.8</text:p>
          </table:table-cell>
          <table:table-cell table:formula="of:=CONCATENATE([Linear.F$1];[.B16])" office:value-type="string" office:string-value="'high cardinality'3" calcext:value-type="string">
            <text:p>'high cardinality'3</text:p>
          </table:table-cell>
          <table:table-cell table:formula="of:=[.B16]" office:value-type="float" office:value="3" calcext:value-type="float">
            <text:p>3</text:p>
          </table:table-cell>
          <table:table-cell table:formula="of:=[.C16]" office:value-type="float" office:value="0.2" calcext:value-type="float">
            <text:p>0.2</text:p>
          </table:table-cell>
          <table:table-cell table:formula="of:=[.D16]" office:value-type="float" office:value="-0.399999999999999" calcext:value-type="float">
            <text:p>-0.4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-3.39999999999998" calcext:value-type="float">
            <text:p>-3.4</text:p>
          </table:table-cell>
          <table:table-cell table:formula="of:=[.G16]" office:value-type="float" office:value="21.7999999999993" calcext:value-type="float">
            <text:p>21.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.40000000000001" calcext:value-type="float">
            <text:p>-1.4</text:p>
          </table:table-cell>
          <table:table-cell office:value-type="float" office:value="3.39999999999986" calcext:value-type="float">
            <text:p>3.4</text:p>
          </table:table-cell>
          <table:table-cell office:value-type="float" office:value="80.7999999999993" calcext:value-type="float">
            <text:p>80.8</text:p>
          </table:table-cell>
          <table:table-cell table:formula="of:=CONCATENATE([Linear.F$1];[.B17])" office:value-type="string" office:string-value="'high cardinality'4" calcext:value-type="string">
            <text:p>'high cardinality'4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0.2" calcext:value-type="float">
            <text:p>0.2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-1.40000000000001" calcext:value-type="float">
            <text:p>-1.4</text:p>
          </table:table-cell>
          <table:table-cell table:formula="of:=[.F17]" office:value-type="float" office:value="3.39999999999986" calcext:value-type="float">
            <text:p>3.4</text:p>
          </table:table-cell>
          <table:table-cell table:formula="of:=[.G17]" office:value-type="float" office:value="80.7999999999993" calcext:value-type="float">
            <text:p>80.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2" calcext:value-type="float">
            <text:p>-2</text:p>
          </table:table-cell>
          <table:table-cell office:value-type="float" office:value="-23.8" calcext:value-type="float">
            <text:p>-23.8</text:p>
          </table:table-cell>
          <table:table-cell office:value-type="float" office:value="115.4" calcext:value-type="float">
            <text:p>115.4</text:p>
          </table:table-cell>
          <table:table-cell table:formula="of:=CONCATENATE([Linear.F$1];[.B18])" office:value-type="string" office:string-value="'high cardinality'5" calcext:value-type="string">
            <text:p>'high cardinality'5</text:p>
          </table:table-cell>
          <table:table-cell table:formula="of:=[.B18]" office:value-type="float" office:value="5" calcext:value-type="float">
            <text:p>5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-0.2" calcext:value-type="float">
            <text:p>-0.2</text:p>
          </table:table-cell>
          <table:table-cell table:formula="of:=[.E18]" office:value-type="float" office:value="-2" calcext:value-type="float">
            <text:p>-2</text:p>
          </table:table-cell>
          <table:table-cell table:formula="of:=[.F18]" office:value-type="float" office:value="-23.8" calcext:value-type="float">
            <text:p>-23.8</text:p>
          </table:table-cell>
          <table:table-cell table:formula="of:=[.G18]" office:value-type="float" office:value="115.4" calcext:value-type="float">
            <text:p>115.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3.60000000000001" calcext:value-type="float">
            <text:p>-3.6</text:p>
          </table:table-cell>
          <table:table-cell office:value-type="float" office:value="3.39999999999986" calcext:value-type="float">
            <text:p>3.4</text:p>
          </table:table-cell>
          <table:table-cell office:value-type="float" office:value="-54" calcext:value-type="float">
            <text:p>-54</text:p>
          </table:table-cell>
          <table:table-cell table:formula="of:=CONCATENATE([Linear.F$1];[.B19])" office:value-type="string" office:string-value="'high cardinality'6" calcext:value-type="string">
            <text:p>'high cardinality'6</text:p>
          </table:table-cell>
          <table:table-cell table:formula="of:=[.B19]" office:value-type="float" office:value="6" calcext:value-type="float">
            <text:p>6</text:p>
          </table:table-cell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-0.6" calcext:value-type="float">
            <text:p>-0.6</text:p>
          </table:table-cell>
          <table:table-cell table:formula="of:=[.E19]" office:value-type="float" office:value="-3.60000000000001" calcext:value-type="float">
            <text:p>-3.6</text:p>
          </table:table-cell>
          <table:table-cell table:formula="of:=[.F19]" office:value-type="float" office:value="3.39999999999986" calcext:value-type="float">
            <text:p>3.4</text:p>
          </table:table-cell>
          <table:table-cell table:formula="of:=[.G19]" office:value-type="float" office:value="-54" calcext:value-type="float">
            <text:p>-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5" calcext:value-type="float">
            <text:p>-5</text:p>
          </table:table-cell>
          <table:table-cell office:value-type="float" office:value="-52.2" calcext:value-type="float">
            <text:p>-52.2</text:p>
          </table:table-cell>
          <table:table-cell office:value-type="float" office:value="-187" calcext:value-type="float">
            <text:p>-187</text:p>
          </table:table-cell>
          <table:table-cell table:formula="of:=CONCATENATE([Linear.F$1];[.B20])" office:value-type="string" office:string-value="'high cardinality'7" calcext:value-type="string">
            <text:p>'high cardinality'7</text:p>
          </table:table-cell>
          <table:table-cell table:formula="of:=[.B20]" office:value-type="float" office:value="7" calcext:value-type="float">
            <text:p>7</text:p>
          </table:table-cell>
          <table:table-cell table:formula="of:=[.C20]" office:value-type="float" office:value="0" calcext:value-type="float">
            <text:p>0</text:p>
          </table:table-cell>
          <table:table-cell table:formula="of:=[.D20]" office:value-type="float" office:value="-0.6" calcext:value-type="float">
            <text:p>-0.6</text:p>
          </table:table-cell>
          <table:table-cell table:formula="of:=[.E20]" office:value-type="float" office:value="-5" calcext:value-type="float">
            <text:p>-5</text:p>
          </table:table-cell>
          <table:table-cell table:formula="of:=[.F20]" office:value-type="float" office:value="-52.2" calcext:value-type="float">
            <text:p>-52.2</text:p>
          </table:table-cell>
          <table:table-cell table:formula="of:=[.G20]" office:value-type="float" office:value="-187" calcext:value-type="float">
            <text:p>-18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-6.80000000000001" calcext:value-type="float">
            <text:p>-6.8</text:p>
          </table:table-cell>
          <table:table-cell office:value-type="float" office:value="-33.4000000000001" calcext:value-type="float">
            <text:p>-33.4</text:p>
          </table:table-cell>
          <table:table-cell office:value-type="float" office:value="-368" calcext:value-type="float">
            <text:p>-368</text:p>
          </table:table-cell>
          <table:table-cell table:formula="of:=CONCATENATE([Linear.F$1];[.B21])" office:value-type="string" office:string-value="'high cardinality'8" calcext:value-type="string">
            <text:p>'high cardinality'8</text:p>
          </table:table-cell>
          <table:table-cell table:formula="of:=[.B21]" office:value-type="float" office:value="8" calcext:value-type="float">
            <text:p>8</text:p>
          </table:table-cell>
          <table:table-cell table:formula="of:=[.C21]" office:value-type="float" office:value="0" calcext:value-type="float">
            <text:p>0</text:p>
          </table:table-cell>
          <table:table-cell table:formula="of:=[.D21]" office:value-type="float" office:value="-1.2" calcext:value-type="float">
            <text:p>-1.2</text:p>
          </table:table-cell>
          <table:table-cell table:formula="of:=[.E21]" office:value-type="float" office:value="-6.80000000000001" calcext:value-type="float">
            <text:p>-6.8</text:p>
          </table:table-cell>
          <table:table-cell table:formula="of:=[.F21]" office:value-type="float" office:value="-33.4000000000001" calcext:value-type="float">
            <text:p>-33.4</text:p>
          </table:table-cell>
          <table:table-cell table:formula="of:=[.G21]" office:value-type="float" office:value="-368" calcext:value-type="float">
            <text:p>-368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9.59999999999999" calcext:value-type="float">
            <text:p>-9.6</text:p>
          </table:table-cell>
          <table:table-cell table:style-name="ce23" office:value-type="float" office:value="-64.6" calcext:value-type="float">
            <text:p>-64.6</text:p>
          </table:table-cell>
          <table:table-cell table:style-name="ce29" office:value-type="float" office:value="-596.799999999999" calcext:value-type="float">
            <text:p>-596.8</text:p>
          </table:table-cell>
          <table:table-cell table:formula="of:=CONCATENATE([Linear.F$1];[.B22])" office:value-type="string" office:string-value="'high cardinality'9" calcext:value-type="string">
            <text:p>'high cardinality'9</text:p>
          </table:table-cell>
          <table:table-cell table:formula="of:=[.B22]" office:value-type="float" office:value="9" calcext:value-type="float">
            <text:p>9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-1" calcext:value-type="float">
            <text:p>-1</text:p>
          </table:table-cell>
          <table:table-cell table:formula="of:=[.E22]" office:value-type="float" office:value="-9.59999999999999" calcext:value-type="float">
            <text:p>-9.6</text:p>
          </table:table-cell>
          <table:table-cell table:formula="of:=[.F22]" office:value-type="float" office:value="-64.6" calcext:value-type="float">
            <text:p>-64.6</text:p>
          </table:table-cell>
          <table:table-cell table:formula="of:=[.G22]" office:value-type="float" office:value="-596.799999999999" calcext:value-type="float">
            <text:p>-596.8</text:p>
          </table:table-cell>
        </table:table-row>
        <table:table-row table:style-name="ro1">
          <table:table-cell table:style-name="ce3" office:value-type="string" calcext:value-type="string">
            <text:p>Sum - 'low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-0.2" calcext:value-type="float">
            <text:p>-0.2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float" office:value="3.59999999999999" calcext:value-type="float">
            <text:p>3.6</text:p>
          </table:table-cell>
          <table:table-cell table:style-name="ce21" office:value-type="float" office:value="-83.4" calcext:value-type="float">
            <text:p>-83.4</text:p>
          </table:table-cell>
          <table:table-cell table:style-name="ce27" office:value-type="float" office:value="69.4000000000005" calcext:value-type="float">
            <text:p>69.4</text:p>
          </table:table-cell>
          <table:table-cell table:formula="of:=CONCATENATE([Linear.G$1];[.B23])" office:value-type="string" office:string-value="'low cardinality'1" calcext:value-type="string">
            <text:p>'low cardinality'1</text:p>
          </table:table-cell>
          <table:table-cell table:formula="of:=[.B23]" office:value-type="float" office:value="1" calcext:value-type="float">
            <text:p>1</text:p>
          </table:table-cell>
          <table:table-cell table:formula="of:=[.C23]" office:value-type="float" office:value="-0.2" calcext:value-type="float">
            <text:p>-0.2</text:p>
          </table:table-cell>
          <table:table-cell table:formula="of:=[.D23]" office:value-type="float" office:value="2.4" calcext:value-type="float">
            <text:p>2.4</text:p>
          </table:table-cell>
          <table:table-cell table:formula="of:=[.E23]" office:value-type="float" office:value="3.59999999999999" calcext:value-type="float">
            <text:p>3.6</text:p>
          </table:table-cell>
          <table:table-cell table:formula="of:=[.F23]" office:value-type="float" office:value="-83.4" calcext:value-type="float">
            <text:p>-83.4</text:p>
          </table:table-cell>
          <table:table-cell table:formula="of:=[.G23]" office:value-type="float" office:value="69.4000000000005" calcext:value-type="float">
            <text:p>69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-1" calcext:value-type="float">
            <text:p>-1</text:p>
          </table:table-cell>
          <table:table-cell office:value-type="float" office:value="41.1999999999999" calcext:value-type="float">
            <text:p>41.2</text:p>
          </table:table-cell>
          <table:table-cell office:value-type="float" office:value="248.4" calcext:value-type="float">
            <text:p>248.4</text:p>
          </table:table-cell>
          <table:table-cell table:formula="of:=CONCATENATE([Linear.G$1];[.B24])" office:value-type="string" office:string-value="'low cardinality'2" calcext:value-type="string">
            <text:p>'low cardinality'2</text:p>
          </table:table-cell>
          <table:table-cell table:formula="of:=[.B24]" office:value-type="float" office:value="2" calcext:value-type="float">
            <text:p>2</text:p>
          </table:table-cell>
          <table:table-cell table:formula="of:=[.C24]" office:value-type="float" office:value="0.2" calcext:value-type="float">
            <text:p>0.2</text:p>
          </table:table-cell>
          <table:table-cell table:formula="of:=[.D24]" office:value-type="float" office:value="3.4" calcext:value-type="float">
            <text:p>3.4</text:p>
          </table:table-cell>
          <table:table-cell table:formula="of:=[.E24]" office:value-type="float" office:value="-1" calcext:value-type="float">
            <text:p>-1</text:p>
          </table:table-cell>
          <table:table-cell table:formula="of:=[.F24]" office:value-type="float" office:value="41.1999999999999" calcext:value-type="float">
            <text:p>41.2</text:p>
          </table:table-cell>
          <table:table-cell table:formula="of:=[.G24]" office:value-type="float" office:value="248.4" calcext:value-type="float">
            <text:p>248.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-0.799999999999997" calcext:value-type="float">
            <text:p>-0.8</text:p>
          </table:table-cell>
          <table:table-cell office:value-type="float" office:value="-14.4" calcext:value-type="float">
            <text:p>-14.4</text:p>
          </table:table-cell>
          <table:table-cell office:value-type="float" office:value="93.4000000000015" calcext:value-type="float">
            <text:p>93.4</text:p>
          </table:table-cell>
          <table:table-cell table:formula="of:=CONCATENATE([Linear.G$1];[.B25])" office:value-type="string" office:string-value="'low cardinality'3" calcext:value-type="string">
            <text:p>'low cardinality'3</text:p>
          </table:table-cell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3.8" calcext:value-type="float">
            <text:p>3.8</text:p>
          </table:table-cell>
          <table:table-cell table:formula="of:=[.E25]" office:value-type="float" office:value="-0.799999999999997" calcext:value-type="float">
            <text:p>-0.8</text:p>
          </table:table-cell>
          <table:table-cell table:formula="of:=[.F25]" office:value-type="float" office:value="-14.4" calcext:value-type="float">
            <text:p>-14.4</text:p>
          </table:table-cell>
          <table:table-cell table:formula="of:=[.G25]" office:value-type="float" office:value="93.4000000000015" calcext:value-type="float">
            <text:p>93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-2.40000000000001" calcext:value-type="float">
            <text:p>-2.4</text:p>
          </table:table-cell>
          <table:table-cell office:value-type="float" office:value="-14.8" calcext:value-type="float">
            <text:p>-14.8</text:p>
          </table:table-cell>
          <table:table-cell office:value-type="float" office:value="-7.39999999999964" calcext:value-type="float">
            <text:p>-7.4</text:p>
          </table:table-cell>
          <table:table-cell table:formula="of:=CONCATENATE([Linear.G$1];[.B26])" office:value-type="string" office:string-value="'low cardinality'4" calcext:value-type="string">
            <text:p>'low cardinality'4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2.8" calcext:value-type="float">
            <text:p>2.8</text:p>
          </table:table-cell>
          <table:table-cell table:formula="of:=[.E26]" office:value-type="float" office:value="-2.40000000000001" calcext:value-type="float">
            <text:p>-2.4</text:p>
          </table:table-cell>
          <table:table-cell table:formula="of:=[.F26]" office:value-type="float" office:value="-14.8" calcext:value-type="float">
            <text:p>-14.8</text:p>
          </table:table-cell>
          <table:table-cell table:formula="of:=[.G26]" office:value-type="float" office:value="-7.39999999999964" calcext:value-type="float">
            <text:p>-7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-3.2" calcext:value-type="float">
            <text:p>-3.2</text:p>
          </table:table-cell>
          <table:table-cell office:value-type="float" office:value="-23.2" calcext:value-type="float">
            <text:p>-23.2</text:p>
          </table:table-cell>
          <table:table-cell office:value-type="float" office:value="338.200000000001" calcext:value-type="float">
            <text:p>338.2</text:p>
          </table:table-cell>
          <table:table-cell table:formula="of:=CONCATENATE([Linear.G$1];[.B27])" office:value-type="string" office:string-value="'low cardinality'5" calcext:value-type="string">
            <text:p>'low cardinality'5</text:p>
          </table:table-cell>
          <table:table-cell table:formula="of:=[.B27]" office:value-type="float" office:value="5" calcext:value-type="float">
            <text:p>5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1.8" calcext:value-type="float">
            <text:p>1.8</text:p>
          </table:table-cell>
          <table:table-cell table:formula="of:=[.E27]" office:value-type="float" office:value="-3.2" calcext:value-type="float">
            <text:p>-3.2</text:p>
          </table:table-cell>
          <table:table-cell table:formula="of:=[.F27]" office:value-type="float" office:value="-23.2" calcext:value-type="float">
            <text:p>-23.2</text:p>
          </table:table-cell>
          <table:table-cell table:formula="of:=[.G27]" office:value-type="float" office:value="338.200000000001" calcext:value-type="float">
            <text:p>338.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-4.60000000000001" calcext:value-type="float">
            <text:p>-4.6</text:p>
          </table:table-cell>
          <table:table-cell office:value-type="float" office:value="-26.8" calcext:value-type="float">
            <text:p>-26.8</text:p>
          </table:table-cell>
          <table:table-cell office:value-type="float" office:value="-114.4" calcext:value-type="float">
            <text:p>-114.4</text:p>
          </table:table-cell>
          <table:table-cell table:formula="of:=CONCATENATE([Linear.G$1];[.B28])" office:value-type="string" office:string-value="'low cardinality'6" calcext:value-type="string">
            <text:p>'low cardinality'6</text:p>
          </table:table-cell>
          <table:table-cell table:formula="of:=[.B28]" office:value-type="float" office:value="6" calcext:value-type="float">
            <text:p>6</text:p>
          </table:table-cell>
          <table:table-cell table:formula="of:=[.C28]" office:value-type="float" office:value="0.2" calcext:value-type="float">
            <text:p>0.2</text:p>
          </table:table-cell>
          <table:table-cell table:formula="of:=[.D28]" office:value-type="float" office:value="0.4" calcext:value-type="float">
            <text:p>0.4</text:p>
          </table:table-cell>
          <table:table-cell table:formula="of:=[.E28]" office:value-type="float" office:value="-4.60000000000001" calcext:value-type="float">
            <text:p>-4.6</text:p>
          </table:table-cell>
          <table:table-cell table:formula="of:=[.F28]" office:value-type="float" office:value="-26.8" calcext:value-type="float">
            <text:p>-26.8</text:p>
          </table:table-cell>
          <table:table-cell table:formula="of:=[.G28]" office:value-type="float" office:value="-114.4" calcext:value-type="float">
            <text:p>-114.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00000000000001" calcext:value-type="float">
            <text:p>0.2</text:p>
          </table:table-cell>
          <table:table-cell office:value-type="float" office:value="-5.60000000000001" calcext:value-type="float">
            <text:p>-5.6</text:p>
          </table:table-cell>
          <table:table-cell office:value-type="float" office:value="-14.5999999999999" calcext:value-type="float">
            <text:p>-14.6</text:p>
          </table:table-cell>
          <table:table-cell office:value-type="float" office:value="-258.800000000001" calcext:value-type="float">
            <text:p>-258.8</text:p>
          </table:table-cell>
          <table:table-cell table:formula="of:=CONCATENATE([Linear.G$1];[.B29])" office:value-type="string" office:string-value="'low cardinality'7" calcext:value-type="string">
            <text:p>'low cardinality'7</text:p>
          </table:table-cell>
          <table:table-cell table:formula="of:=[.B29]" office:value-type="float" office:value="7" calcext:value-type="float">
            <text:p>7</text:p>
          </table:table-cell>
          <table:table-cell table:formula="of:=[.C29]" office:value-type="float" office:value="0" calcext:value-type="float">
            <text:p>0</text:p>
          </table:table-cell>
          <table:table-cell table:formula="of:=[.D29]" office:value-type="float" office:value="0.200000000000001" calcext:value-type="float">
            <text:p>0.2</text:p>
          </table:table-cell>
          <table:table-cell table:formula="of:=[.E29]" office:value-type="float" office:value="-5.60000000000001" calcext:value-type="float">
            <text:p>-5.6</text:p>
          </table:table-cell>
          <table:table-cell table:formula="of:=[.F29]" office:value-type="float" office:value="-14.5999999999999" calcext:value-type="float">
            <text:p>-14.6</text:p>
          </table:table-cell>
          <table:table-cell table:formula="of:=[.G29]" office:value-type="float" office:value="-258.800000000001" calcext:value-type="float">
            <text:p>-258.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0.2" calcext:value-type="float">
            <text:p>-0.2</text:p>
          </table:table-cell>
          <table:table-cell office:value-type="float" office:value="-0.6" calcext:value-type="float">
            <text:p>-0.6</text:p>
          </table:table-cell>
          <table:table-cell office:value-type="float" office:value="-7.2" calcext:value-type="float">
            <text:p>-7.2</text:p>
          </table:table-cell>
          <table:table-cell office:value-type="float" office:value="-44.8" calcext:value-type="float">
            <text:p>-44.8</text:p>
          </table:table-cell>
          <table:table-cell office:value-type="float" office:value="-429.199999999999" calcext:value-type="float">
            <text:p>-429.2</text:p>
          </table:table-cell>
          <table:table-cell table:formula="of:=CONCATENATE([Linear.G$1];[.B30])" office:value-type="string" office:string-value="'low cardinality'8" calcext:value-type="string">
            <text:p>'low cardinality'8</text:p>
          </table:table-cell>
          <table:table-cell table:formula="of:=[.B30]" office:value-type="float" office:value="8" calcext:value-type="float">
            <text:p>8</text:p>
          </table:table-cell>
          <table:table-cell table:formula="of:=[.C30]" office:value-type="float" office:value="-0.2" calcext:value-type="float">
            <text:p>-0.2</text:p>
          </table:table-cell>
          <table:table-cell table:formula="of:=[.D30]" office:value-type="float" office:value="-0.6" calcext:value-type="float">
            <text:p>-0.6</text:p>
          </table:table-cell>
          <table:table-cell table:formula="of:=[.E30]" office:value-type="float" office:value="-7.2" calcext:value-type="float">
            <text:p>-7.2</text:p>
          </table:table-cell>
          <table:table-cell table:formula="of:=[.F30]" office:value-type="float" office:value="-44.8" calcext:value-type="float">
            <text:p>-44.8</text:p>
          </table:table-cell>
          <table:table-cell table:formula="of:=[.G30]" office:value-type="float" office:value="-429.199999999999" calcext:value-type="float">
            <text:p>-429.2</text:p>
          </table:table-cell>
        </table:table-row>
        <table:table-row table:style-name="ro1">
          <table:table-cell table:style-name="ce6"/>
          <table:table-cell table:style-name="ce12" office:value-type="float" office:value="9" calcext:value-type="float">
            <text:p>9</text:p>
          </table:table-cell>
          <table:table-cell table:style-name="ce18" office:value-type="float" office:value="-0.2" calcext:value-type="float">
            <text:p>-0.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10.8" calcext:value-type="float">
            <text:p>-10.8</text:p>
          </table:table-cell>
          <table:table-cell table:style-name="ce24" office:value-type="float" office:value="-80.8000000000001" calcext:value-type="float">
            <text:p>-80.8</text:p>
          </table:table-cell>
          <table:table-cell table:style-name="ce30" office:value-type="float" office:value="-624.799999999999" calcext:value-type="float">
            <text:p>-624.8</text:p>
          </table:table-cell>
          <table:table-cell table:formula="of:=CONCATENATE([Linear.G$1];[.B31])" office:value-type="string" office:string-value="'low cardinality'9" calcext:value-type="string">
            <text:p>'low cardinality'9</text:p>
          </table:table-cell>
          <table:table-cell table:formula="of:=[.B31]" office:value-type="float" office:value="9" calcext:value-type="float">
            <text:p>9</text:p>
          </table:table-cell>
          <table:table-cell table:formula="of:=[.C31]" office:value-type="float" office:value="-0.2" calcext:value-type="float">
            <text:p>-0.2</text:p>
          </table:table-cell>
          <table:table-cell table:formula="of:=[.D31]" office:value-type="float" office:value="-1" calcext:value-type="float">
            <text:p>-1</text:p>
          </table:table-cell>
          <table:table-cell table:formula="of:=[.E31]" office:value-type="float" office:value="-10.8" calcext:value-type="float">
            <text:p>-10.8</text:p>
          </table:table-cell>
          <table:table-cell table:formula="of:=[.F31]" office:value-type="float" office:value="-80.8000000000001" calcext:value-type="float">
            <text:p>-80.8</text:p>
          </table:table-cell>
          <table:table-cell table:formula="of:=[.G31]" office:value-type="float" office:value="-624.799999999999" calcext:value-type="float">
            <text:p>-624.8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5:.C31])" office:value-type="float" office:value="0.0666666666666666" calcext:value-type="float">
            <text:p>0.0666666667</text:p>
          </table:table-cell>
          <table:table-cell table:style-name="Default" table:formula="of:=AVERAGE([.D5:.D31])" office:value-type="float" office:value="0.325925925925926" calcext:value-type="float">
            <text:p>0.3259259259</text:p>
          </table:table-cell>
          <table:table-cell table:style-name="Default" table:formula="of:=AVERAGE([.E5:.E31])" office:value-type="float" office:value="-2.04444444444445" calcext:value-type="float">
            <text:p>-2.0444444444</text:p>
          </table:table-cell>
          <table:table-cell table:style-name="Default" table:formula="of:=AVERAGE([.F5:.F31])" office:value-type="float" office:value="-16.4740740740741" calcext:value-type="float">
            <text:p>-16.4740740741</text:p>
          </table:table-cell>
          <table:table-cell table:style-name="Default" table:formula="of:=AVERAGE([.G5:.G31])" office:value-type="float" office:value="-54.1111111111111" calcext:value-type="float">
            <text:p>-54.1111111111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AVERAGE([.C5:.C13])" office:value-type="float" office:value="0.177777777777778" calcext:value-type="float">
            <text:p>0.1777777778</text:p>
          </table:table-cell>
          <table:table-cell table:style-name="Default" table:formula="of:=AVERAGE([.D5:.D13])" office:value-type="float" office:value="-3.45402718772271E-016" calcext:value-type="float">
            <text:p>-3.45402718772271E-016</text:p>
          </table:table-cell>
          <table:table-cell table:style-name="Default" table:formula="of:=AVERAGE([.E5:.E13])" office:value-type="float" office:value="-1.24444444444444" calcext:value-type="float">
            <text:p>-1.2444444444</text:p>
          </table:table-cell>
          <table:table-cell table:style-name="Default" table:formula="of:=AVERAGE([.F5:.F13])" office:value-type="float" office:value="-5.17777777777779" calcext:value-type="float">
            <text:p>-5.1777777778</text:p>
          </table:table-cell>
          <table:table-cell table:style-name="Default" table:formula="of:=AVERAGE([.G5:.G13])" office:value-type="float" office:value="-1.64444444444487" calcext:value-type="float">
            <text:p>-1.6444444444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AVERAGE([.C14:.C22])" office:value-type="float" office:value="0.0444444444444444" calcext:value-type="float">
            <text:p>0.0444444444</text:p>
          </table:table-cell>
          <table:table-cell table:style-name="Default" table:formula="of:=AVERAGE([.D14:.D22])" office:value-type="float" office:value="-0.488888888888889" calcext:value-type="float">
            <text:p>-0.4888888889</text:p>
          </table:table-cell>
          <table:table-cell table:style-name="Default" table:formula="of:=AVERAGE([.E14:.E22])" office:value-type="float" office:value="-1.33333333333333" calcext:value-type="float">
            <text:p>-1.3333333333</text:p>
          </table:table-cell>
          <table:table-cell table:style-name="Default" table:formula="of:=AVERAGE([.F14:.F22])" office:value-type="float" office:value="-15.1777777777778" calcext:value-type="float">
            <text:p>-15.1777777778</text:p>
          </table:table-cell>
          <table:table-cell table:style-name="Default" table:formula="of:=AVERAGE([.G14:.G22])" office:value-type="float" office:value="-84.5555555555557" calcext:value-type="float">
            <text:p>-84.5555555556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AVERAGE([.C23:.C31])" office:value-type="float" office:value="-0.0222222222222223" calcext:value-type="float">
            <text:p>-0.0222222222</text:p>
          </table:table-cell>
          <table:table-cell table:style-name="Default" table:formula="of:=AVERAGE([.D23:.D31])" office:value-type="float" office:value="1.46666666666667" calcext:value-type="float">
            <text:p>1.4666666667</text:p>
          </table:table-cell>
          <table:table-cell table:style-name="Default" table:formula="of:=AVERAGE([.E23:.E31])" office:value-type="float" office:value="-3.55555555555556" calcext:value-type="float">
            <text:p>-3.5555555556</text:p>
          </table:table-cell>
          <table:table-cell table:style-name="Default" table:formula="of:=AVERAGE([.F23:.F31])" office:value-type="float" office:value="-29.0666666666667" calcext:value-type="float">
            <text:p>-29.0666666667</text:p>
          </table:table-cell>
          <table:table-cell table:style-name="Default" table:formula="of:=AVERAGE([.G23:.G31])" office:value-type="float" office:value="-76.1333333333329" calcext:value-type="float">
            <text:p>-76.1333333333</text:p>
          </table:table-cell>
          <table:table-cell table:number-columns-repeated="7"/>
        </table:table-row>
      </table:table>
      <table:table table:name="Hamming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density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load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C1]" office:value-type="string" office:string-value="'N'" calcext:value-type="string">
            <text:p>'N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B1]" office:value-type="string" office:string-value="'density'" calcext:value-type="string">
            <text:p>'density'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1.2" calcext:value-type="float">
            <text:p>1.2</text:p>
          </table:table-cell>
          <table:table-cell table:formula="of:=[.C2]" office:value-type="float" office:value="100" calcext:value-type="float">
            <text:p>100</text:p>
          </table:table-cell>
          <table:table-cell table:formula="of:=[.E2]-[$Linear.E2]" office:value-type="float" office:value="6" calcext:value-type="float">
            <text:p>6</text:p>
          </table:table-cell>
          <table:table-cell table:formula="of:=[.F2]-[$Linear.F2]" office:value-type="float" office:value="0.2" calcext:value-type="float">
            <text:p>0.2</text:p>
          </table:table-cell>
          <table:table-cell table:formula="of:=[.G2]-[$Linear.G2]" office:value-type="float" office:value="0.6" calcext:value-type="float">
            <text:p>0.6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table:formula="of:=[.C3]" office:value-type="float" office:value="1000" calcext:value-type="float">
            <text:p>1000</text:p>
          </table:table-cell>
          <table:table-cell table:formula="of:=[.E3]-[$Linear.E3]" office:value-type="float" office:value="-0.2" calcext:value-type="float">
            <text:p>-0.2</text:p>
          </table:table-cell>
          <table:table-cell table:formula="of:=[.F3]-[$Linear.F3]" office:value-type="float" office:value="0" calcext:value-type="float">
            <text:p>0</text:p>
          </table:table-cell>
          <table:table-cell table:formula="of:=[.G3]-[$Linear.G3]" office:value-type="float" office:value="0.8" calcext:value-type="float">
            <text:p>0.8</text:p>
          </table:table-cell>
          <table:table-cell table:formula="of:=[.B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.4" calcext:value-type="float">
            <text:p>10.4</text:p>
          </table:table-cell>
          <table:table-cell office:value-type="float" office:value="15.8" calcext:value-type="float">
            <text:p>15.8</text:p>
          </table:table-cell>
          <table:table-cell office:value-type="float" office:value="58.2" calcext:value-type="float">
            <text:p>58.2</text:p>
          </table:table-cell>
          <table:table-cell office:value-type="float" office:value="70.4" calcext:value-type="float">
            <text:p>70.4</text:p>
          </table:table-cell>
          <table:table-cell table:formula="of:=[.C4]" office:value-type="float" office:value="10000" calcext:value-type="float">
            <text:p>10000</text:p>
          </table:table-cell>
          <table:table-cell table:formula="of:=[.E4]-[$Linear.E4]" office:value-type="float" office:value="-16" calcext:value-type="float">
            <text:p>-16</text:p>
          </table:table-cell>
          <table:table-cell table:formula="of:=[.F4]-[$Linear.F4]" office:value-type="float" office:value="7.2" calcext:value-type="float">
            <text:p>7.2</text:p>
          </table:table-cell>
          <table:table-cell table:formula="of:=[.G4]-[$Linear.G4]" office:value-type="float" office:value="17.2" calcext:value-type="float">
            <text:p>17.2</text:p>
          </table:table-cell>
          <table:table-cell table:formula="of:=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343.8" calcext:value-type="float">
            <text:p>343.8</text:p>
          </table:table-cell>
          <table:table-cell office:value-type="float" office:value="176.8" calcext:value-type="float">
            <text:p>176.8</text:p>
          </table:table-cell>
          <table:table-cell office:value-type="float" office:value="697" calcext:value-type="float">
            <text:p>697</text:p>
          </table:table-cell>
          <table:table-cell office:value-type="float" office:value="817" calcext:value-type="float">
            <text:p>817</text:p>
          </table:table-cell>
          <table:table-cell table:formula="of:=[.C5]" office:value-type="float" office:value="100000" calcext:value-type="float">
            <text:p>100000</text:p>
          </table:table-cell>
          <table:table-cell table:formula="of:=[.E5]-[$Linear.E5]" office:value-type="float" office:value="-179.8" calcext:value-type="float">
            <text:p>-179.8</text:p>
          </table:table-cell>
          <table:table-cell table:formula="of:=[.F5]-[$Linear.F5]" office:value-type="float" office:value="184.8" calcext:value-type="float">
            <text:p>184.8</text:p>
          </table:table-cell>
          <table:table-cell table:formula="of:=[.G5]-[$Linear.G5]" office:value-type="float" office:value="182.6" calcext:value-type="float">
            <text:p>182.6</text:p>
          </table:table-cell>
          <table:table-cell table:formula="of:=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870.6" calcext:value-type="float">
            <text:p>42870.6</text:p>
          </table:table-cell>
          <table:table-cell office:value-type="float" office:value="6350.8" calcext:value-type="float">
            <text:p>6350.8</text:p>
          </table:table-cell>
          <table:table-cell office:value-type="float" office:value="22727.2" calcext:value-type="float">
            <text:p>22727.2</text:p>
          </table:table-cell>
          <table:table-cell office:value-type="float" office:value="28662.6" calcext:value-type="float">
            <text:p>28662.6</text:p>
          </table:table-cell>
          <table:table-cell table:formula="of:=[.C6]" office:value-type="float" office:value="1000000" calcext:value-type="float">
            <text:p>1000000</text:p>
          </table:table-cell>
          <table:table-cell table:formula="of:=[.E6]-[$Linear.E6]" office:value-type="float" office:value="951.8" calcext:value-type="float">
            <text:p>951.8</text:p>
          </table:table-cell>
          <table:table-cell table:formula="of:=[.F6]-[$Linear.F6]" office:value-type="float" office:value="16005.8" calcext:value-type="float">
            <text:p>16005.8</text:p>
          </table:table-cell>
          <table:table-cell table:formula="of:=[.G6]-[$Linear.G6]" office:value-type="float" office:value="21281.4" calcext:value-type="float">
            <text:p>21281.4</text:p>
          </table:table-cell>
          <table:table-cell table:formula="of:=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100" calcext:value-type="float">
            <text:p>100</text:p>
          </table:table-cell>
          <table:table-cell table:formula="of:=[.E7]-[$Linear.E7]" office:value-type="float" office:value="0.6" calcext:value-type="float">
            <text:p>0.6</text:p>
          </table:table-cell>
          <table:table-cell table:formula="of:=[.F7]-[$Linear.F7]" office:value-type="float" office:value="1" calcext:value-type="float">
            <text:p>1</text:p>
          </table:table-cell>
          <table:table-cell table:formula="of:=[.G7]-[$Linear.G7]" office:value-type="float" office:value="0.8" calcext:value-type="float">
            <text:p>0.8</text:p>
          </table:table-cell>
          <table:table-cell table:formula="of:=[.B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 office:value-type="float" office:value="6.2" calcext:value-type="float">
            <text:p>6.2</text:p>
          </table:table-cell>
          <table:table-cell table:formula="of:=[.C8]" office:value-type="float" office:value="1000" calcext:value-type="float">
            <text:p>1000</text:p>
          </table:table-cell>
          <table:table-cell table:formula="of:=[.E8]-[$Linear.E8]" office:value-type="float" office:value="0" calcext:value-type="float">
            <text:p>0</text:p>
          </table:table-cell>
          <table:table-cell table:formula="of:=[.F8]-[$Linear.F8]" office:value-type="float" office:value="0.6" calcext:value-type="float">
            <text:p>0.6</text:p>
          </table:table-cell>
          <table:table-cell table:formula="of:=[.G8]-[$Linear.G8]" office:value-type="float" office:value="0.8" calcext:value-type="float">
            <text:p>0.8</text:p>
          </table:table-cell>
          <table:table-cell table:formula="of:=[.B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4.4" calcext:value-type="float">
            <text:p>4.4</text:p>
          </table:table-cell>
          <table:table-cell office:value-type="float" office:value="41.2" calcext:value-type="float">
            <text:p>41.2</text:p>
          </table:table-cell>
          <table:table-cell office:value-type="float" office:value="81.2" calcext:value-type="float">
            <text:p>81.2</text:p>
          </table:table-cell>
          <table:table-cell office:value-type="float" office:value="97.4" calcext:value-type="float">
            <text:p>97.4</text:p>
          </table:table-cell>
          <table:table-cell table:formula="of:=[.C9]" office:value-type="float" office:value="10000" calcext:value-type="float">
            <text:p>10000</text:p>
          </table:table-cell>
          <table:table-cell table:formula="of:=[.E9]-[$Linear.E9]" office:value-type="float" office:value="-5" calcext:value-type="float">
            <text:p>-5</text:p>
          </table:table-cell>
          <table:table-cell table:formula="of:=[.F9]-[$Linear.F9]" office:value-type="float" office:value="6.40000000000001" calcext:value-type="float">
            <text:p>6.4</text:p>
          </table:table-cell>
          <table:table-cell table:formula="of:=[.G9]-[$Linear.G9]" office:value-type="float" office:value="18.6" calcext:value-type="float">
            <text:p>18.6</text:p>
          </table:table-cell>
          <table:table-cell table:formula="of:=[.B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0.2" calcext:value-type="float">
            <text:p>330.2</text:p>
          </table:table-cell>
          <table:table-cell office:value-type="float" office:value="524.8" calcext:value-type="float">
            <text:p>524.8</text:p>
          </table:table-cell>
          <table:table-cell office:value-type="float" office:value="875" calcext:value-type="float">
            <text:p>875</text:p>
          </table:table-cell>
          <table:table-cell office:value-type="float" office:value="1065.8" calcext:value-type="float">
            <text:p>1065.8</text:p>
          </table:table-cell>
          <table:table-cell table:formula="of:=[.C10]" office:value-type="float" office:value="100000" calcext:value-type="float">
            <text:p>100000</text:p>
          </table:table-cell>
          <table:table-cell table:formula="of:=[.E10]-[$Linear.E10]" office:value-type="float" office:value="46.6" calcext:value-type="float">
            <text:p>46.6</text:p>
          </table:table-cell>
          <table:table-cell table:formula="of:=[.F10]-[$Linear.F10]" office:value-type="float" office:value="126" calcext:value-type="float">
            <text:p>126</text:p>
          </table:table-cell>
          <table:table-cell table:formula="of:=[.G10]-[$Linear.G10]" office:value-type="float" office:value="254.2" calcext:value-type="float">
            <text:p>254.2</text:p>
          </table:table-cell>
          <table:table-cell table:formula="of:=[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285.8" calcext:value-type="float">
            <text:p>40285.8</text:p>
          </table:table-cell>
          <table:table-cell office:value-type="float" office:value="17191.2" calcext:value-type="float">
            <text:p>17191.2</text:p>
          </table:table-cell>
          <table:table-cell office:value-type="float" office:value="26470.8" calcext:value-type="float">
            <text:p>26470.8</text:p>
          </table:table-cell>
          <table:table-cell office:value-type="float" office:value="31110.8" calcext:value-type="float">
            <text:p>31110.8</text:p>
          </table:table-cell>
          <table:table-cell table:formula="of:=[.C11]" office:value-type="float" office:value="1000000" calcext:value-type="float">
            <text:p>1000000</text:p>
          </table:table-cell>
          <table:table-cell table:formula="of:=[.E11]-[$Linear.E11]" office:value-type="float" office:value="11450.2" calcext:value-type="float">
            <text:p>11450.2</text:p>
          </table:table-cell>
          <table:table-cell table:formula="of:=[.F11]-[$Linear.F11]" office:value-type="float" office:value="18661.2" calcext:value-type="float">
            <text:p>18661.2</text:p>
          </table:table-cell>
          <table:table-cell table:formula="of:=[.G11]-[$Linear.G11]" office:value-type="float" office:value="23108.2" calcext:value-type="float">
            <text:p>23108.2</text:p>
          </table:table-cell>
          <table:table-cell table:formula="of:=[.B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[.C12]" office:value-type="float" office:value="100" calcext:value-type="float">
            <text:p>100</text:p>
          </table:table-cell>
          <table:table-cell table:formula="of:=[.E12]-[$Linear.E12]" office:value-type="float" office:value="0.8" calcext:value-type="float">
            <text:p>0.8</text:p>
          </table:table-cell>
          <table:table-cell table:formula="of:=[.F12]-[$Linear.F12]" office:value-type="float" office:value="1" calcext:value-type="float">
            <text:p>1</text:p>
          </table:table-cell>
          <table:table-cell table:formula="of:=[.G12]-[$Linear.G12]" office:value-type="float" office:value="0.4" calcext:value-type="float">
            <text:p>0.4</text:p>
          </table:table-cell>
          <table:table-cell table:formula="of:=[.B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7.6" calcext:value-type="float">
            <text:p>7.6</text:p>
          </table:table-cell>
          <table:table-cell office:value-type="float" office:value="12.2" calcext:value-type="float">
            <text:p>12.2</text:p>
          </table:table-cell>
          <table:table-cell office:value-type="float" office:value="8" calcext:value-type="float">
            <text:p>8</text:p>
          </table:table-cell>
          <table:table-cell table:formula="of:=[.C13]" office:value-type="float" office:value="1000" calcext:value-type="float">
            <text:p>1000</text:p>
          </table:table-cell>
          <table:table-cell table:formula="of:=[.E13]-[$Linear.E13]" office:value-type="float" office:value="-0.2" calcext:value-type="float">
            <text:p>-0.2</text:p>
          </table:table-cell>
          <table:table-cell table:formula="of:=[.F13]-[$Linear.F13]" office:value-type="float" office:value="1" calcext:value-type="float">
            <text:p>1</text:p>
          </table:table-cell>
          <table:table-cell table:formula="of:=[.G13]-[$Linear.G13]" office:value-type="float" office:value="1.8" calcext:value-type="float">
            <text:p>1.8</text:p>
          </table:table-cell>
          <table:table-cell table:formula="of:=[.B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57.8" calcext:value-type="float">
            <text:p>57.8</text:p>
          </table:table-cell>
          <table:table-cell office:value-type="float" office:value="102.2" calcext:value-type="float">
            <text:p>102.2</text:p>
          </table:table-cell>
          <table:table-cell office:value-type="float" office:value="117.8" calcext:value-type="float">
            <text:p>117.8</text:p>
          </table:table-cell>
          <table:table-cell table:formula="of:=[.C14]" office:value-type="float" office:value="10000" calcext:value-type="float">
            <text:p>10000</text:p>
          </table:table-cell>
          <table:table-cell table:formula="of:=[.E14]-[$Linear.E14]" office:value-type="float" office:value="-7.8" calcext:value-type="float">
            <text:p>-7.8</text:p>
          </table:table-cell>
          <table:table-cell table:formula="of:=[.F14]-[$Linear.F14]" office:value-type="float" office:value="7.8" calcext:value-type="float">
            <text:p>7.8</text:p>
          </table:table-cell>
          <table:table-cell table:formula="of:=[.G14]-[$Linear.G14]" office:value-type="float" office:value="19.8" calcext:value-type="float">
            <text:p>19.8</text:p>
          </table:table-cell>
          <table:table-cell table:formula="of:=[.B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3.8" calcext:value-type="float">
            <text:p>323.8</text:p>
          </table:table-cell>
          <table:table-cell office:value-type="float" office:value="793.8" calcext:value-type="float">
            <text:p>793.8</text:p>
          </table:table-cell>
          <table:table-cell office:value-type="float" office:value="1371.6" calcext:value-type="float">
            <text:p>1371.6</text:p>
          </table:table-cell>
          <table:table-cell office:value-type="float" office:value="1508.6" calcext:value-type="float">
            <text:p>1508.6</text:p>
          </table:table-cell>
          <table:table-cell table:formula="of:=[.C15]" office:value-type="float" office:value="100000" calcext:value-type="float">
            <text:p>100000</text:p>
          </table:table-cell>
          <table:table-cell table:formula="of:=[.E15]-[$Linear.E15]" office:value-type="float" office:value="82.8" calcext:value-type="float">
            <text:p>82.8</text:p>
          </table:table-cell>
          <table:table-cell table:formula="of:=[.F15]-[$Linear.F15]" office:value-type="float" office:value="399" calcext:value-type="float">
            <text:p>399</text:p>
          </table:table-cell>
          <table:table-cell table:formula="of:=[.G15]-[$Linear.G15]" office:value-type="float" office:value="506" calcext:value-type="float">
            <text:p>506</text:p>
          </table:table-cell>
          <table:table-cell table:formula="of:=[.B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152.2" calcext:value-type="float">
            <text:p>39152.2</text:p>
          </table:table-cell>
          <table:table-cell office:value-type="float" office:value="20460" calcext:value-type="float">
            <text:p>20460</text:p>
          </table:table-cell>
          <table:table-cell office:value-type="float" office:value="29845" calcext:value-type="float">
            <text:p>29845</text:p>
          </table:table-cell>
          <table:table-cell office:value-type="float" office:value="33998" calcext:value-type="float">
            <text:p>33998</text:p>
          </table:table-cell>
          <table:table-cell table:formula="of:=[.C16]" office:value-type="float" office:value="1000000" calcext:value-type="float">
            <text:p>1000000</text:p>
          </table:table-cell>
          <table:table-cell table:formula="of:=[.E16]-[$Linear.E16]" office:value-type="float" office:value="13391.2" calcext:value-type="float">
            <text:p>13391.2</text:p>
          </table:table-cell>
          <table:table-cell table:formula="of:=[.F16]-[$Linear.F16]" office:value-type="float" office:value="20247" calcext:value-type="float">
            <text:p>20247</text:p>
          </table:table-cell>
          <table:table-cell table:formula="of:=[.G16]-[$Linear.G16]" office:value-type="float" office:value="24309.2" calcext:value-type="float">
            <text:p>24309.2</text:p>
          </table:table-cell>
          <table:table-cell table:formula="of:=[.B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C17]" office:value-type="float" office:value="100" calcext:value-type="float">
            <text:p>100</text:p>
          </table:table-cell>
          <table:table-cell table:formula="of:=[.E17]-[$Linear.E17]" office:value-type="float" office:value="0.2" calcext:value-type="float">
            <text:p>0.2</text:p>
          </table:table-cell>
          <table:table-cell table:formula="of:=[.F17]-[$Linear.F17]" office:value-type="float" office:value="0.8" calcext:value-type="float">
            <text:p>0.8</text:p>
          </table:table-cell>
          <table:table-cell table:formula="of:=[.G17]-[$Linear.G17]" office:value-type="float" office:value="0.6" calcext:value-type="float">
            <text:p>0.6</text:p>
          </table:table-cell>
          <table:table-cell table:formula="of:=[.B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float" office:value="9.6" calcext:value-type="float">
            <text:p>9.6</text:p>
          </table:table-cell>
          <table:table-cell table:formula="of:=[.C18]" office:value-type="float" office:value="1000" calcext:value-type="float">
            <text:p>1000</text:p>
          </table:table-cell>
          <table:table-cell table:formula="of:=[.E18]-[$Linear.E18]" office:value-type="float" office:value="0" calcext:value-type="float">
            <text:p>0</text:p>
          </table:table-cell>
          <table:table-cell table:formula="of:=[.F18]-[$Linear.F18]" office:value-type="float" office:value="1.6" calcext:value-type="float">
            <text:p>1.6</text:p>
          </table:table-cell>
          <table:table-cell table:formula="of:=[.G18]-[$Linear.G18]" office:value-type="float" office:value="2.2" calcext:value-type="float">
            <text:p>2.2</text:p>
          </table:table-cell>
          <table:table-cell table:formula="of:=[.B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70.8" calcext:value-type="float">
            <text:p>70.8</text:p>
          </table:table-cell>
          <table:table-cell office:value-type="float" office:value="115.6" calcext:value-type="float">
            <text:p>115.6</text:p>
          </table:table-cell>
          <table:table-cell office:value-type="float" office:value="126.8" calcext:value-type="float">
            <text:p>126.8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[.E19]-[$Linear.E19]" office:value-type="float" office:value="-15" calcext:value-type="float">
            <text:p>-15</text:p>
          </table:table-cell>
          <table:table-cell table:formula="of:=[.F19]-[$Linear.F19]" office:value-type="float" office:value="7.59999999999999" calcext:value-type="float">
            <text:p>7.6</text:p>
          </table:table-cell>
          <table:table-cell table:formula="of:=[.G19]-[$Linear.G19]" office:value-type="float" office:value="16.4" calcext:value-type="float">
            <text:p>16.4</text:p>
          </table:table-cell>
          <table:table-cell table:formula="of:=[.B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2.6" calcext:value-type="float">
            <text:p>382.6</text:p>
          </table:table-cell>
          <table:table-cell office:value-type="float" office:value="773.4" calcext:value-type="float">
            <text:p>773.4</text:p>
          </table:table-cell>
          <table:table-cell office:value-type="float" office:value="1293.6" calcext:value-type="float">
            <text:p>1293.6</text:p>
          </table:table-cell>
          <table:table-cell office:value-type="float" office:value="1459.8" calcext:value-type="float">
            <text:p>1459.8</text:p>
          </table:table-cell>
          <table:table-cell table:formula="of:=[.C20]" office:value-type="float" office:value="100000" calcext:value-type="float">
            <text:p>100000</text:p>
          </table:table-cell>
          <table:table-cell table:formula="of:=[.E20]-[$Linear.E20]" office:value-type="float" office:value="-75.6" calcext:value-type="float">
            <text:p>-75.6</text:p>
          </table:table-cell>
          <table:table-cell table:formula="of:=[.F20]-[$Linear.F20]" office:value-type="float" office:value="230.2" calcext:value-type="float">
            <text:p>230.2</text:p>
          </table:table-cell>
          <table:table-cell table:formula="of:=[.G20]-[$Linear.G20]" office:value-type="float" office:value="395.8" calcext:value-type="float">
            <text:p>395.8</text:p>
          </table:table-cell>
          <table:table-cell table:formula="of:=[.B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402.6" calcext:value-type="float">
            <text:p>36402.6</text:p>
          </table:table-cell>
          <table:table-cell office:value-type="float" office:value="23115" calcext:value-type="float">
            <text:p>23115</text:p>
          </table:table-cell>
          <table:table-cell office:value-type="float" office:value="33024.8" calcext:value-type="float">
            <text:p>33024.8</text:p>
          </table:table-cell>
          <table:table-cell office:value-type="float" office:value="37399.2" calcext:value-type="float">
            <text:p>37399.2</text:p>
          </table:table-cell>
          <table:table-cell table:formula="of:=[.C21]" office:value-type="float" office:value="1000000" calcext:value-type="float">
            <text:p>1000000</text:p>
          </table:table-cell>
          <table:table-cell table:formula="of:=[.E21]-[$Linear.E21]" office:value-type="float" office:value="14316" calcext:value-type="float">
            <text:p>14316</text:p>
          </table:table-cell>
          <table:table-cell table:formula="of:=[.F21]-[$Linear.F21]" office:value-type="float" office:value="22092.8" calcext:value-type="float">
            <text:p>22092.8</text:p>
          </table:table-cell>
          <table:table-cell table:formula="of:=[.G21]-[$Linear.G21]" office:value-type="float" office:value="26294.6" calcext:value-type="float">
            <text:p>26294.6</text:p>
          </table:table-cell>
          <table:table-cell table:formula="of:=[.B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C22]" office:value-type="float" office:value="100" calcext:value-type="float">
            <text:p>100</text:p>
          </table:table-cell>
          <table:table-cell table:formula="of:=[.E22]-[$Linear.E22]" office:value-type="float" office:value="0.4" calcext:value-type="float">
            <text:p>0.4</text:p>
          </table:table-cell>
          <table:table-cell table:formula="of:=[.F22]-[$Linear.F22]" office:value-type="float" office:value="0.8" calcext:value-type="float">
            <text:p>0.8</text:p>
          </table:table-cell>
          <table:table-cell table:formula="of:=[.G22]-[$Linear.G22]" office:value-type="float" office:value="0.6" calcext:value-type="float">
            <text:p>0.6</text:p>
          </table:table-cell>
          <table:table-cell table:formula="of:=[.B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13.6" calcext:value-type="float">
            <text:p>13.6</text:p>
          </table:table-cell>
          <table:table-cell office:value-type="float" office:value="9.6" calcext:value-type="float">
            <text:p>9.6</text:p>
          </table:table-cell>
          <table:table-cell table:formula="of:=[.C23]" office:value-type="float" office:value="1000" calcext:value-type="float">
            <text:p>1000</text:p>
          </table:table-cell>
          <table:table-cell table:formula="of:=[.E23]-[$Linear.E23]" office:value-type="float" office:value="-0.6" calcext:value-type="float">
            <text:p>-0.6</text:p>
          </table:table-cell>
          <table:table-cell table:formula="of:=[.F23]-[$Linear.F23]" office:value-type="float" office:value="1.6" calcext:value-type="float">
            <text:p>1.6</text:p>
          </table:table-cell>
          <table:table-cell table:formula="of:=[.G23]-[$Linear.G23]" office:value-type="float" office:value="1.6" calcext:value-type="float">
            <text:p>1.6</text:p>
          </table:table-cell>
          <table:table-cell table:formula="of:=[.B2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83.2" calcext:value-type="float">
            <text:p>83.2</text:p>
          </table:table-cell>
          <table:table-cell office:value-type="float" office:value="124.6" calcext:value-type="float">
            <text:p>124.6</text:p>
          </table:table-cell>
          <table:table-cell office:value-type="float" office:value="133.8" calcext:value-type="float">
            <text:p>133.8</text:p>
          </table:table-cell>
          <table:table-cell table:formula="of:=[.C24]" office:value-type="float" office:value="10000" calcext:value-type="float">
            <text:p>10000</text:p>
          </table:table-cell>
          <table:table-cell table:formula="of:=[.E24]-[$Linear.E24]" office:value-type="float" office:value="-19.8" calcext:value-type="float">
            <text:p>-19.8</text:p>
          </table:table-cell>
          <table:table-cell table:formula="of:=[.F24]-[$Linear.F24]" office:value-type="float" office:value="9.39999999999999" calcext:value-type="float">
            <text:p>9.4</text:p>
          </table:table-cell>
          <table:table-cell table:formula="of:=[.G24]-[$Linear.G24]" office:value-type="float" office:value="18.8" calcext:value-type="float">
            <text:p>18.8</text:p>
          </table:table-cell>
          <table:table-cell table:formula="of:=[.B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5.6" calcext:value-type="float">
            <text:p>385.6</text:p>
          </table:table-cell>
          <table:table-cell office:value-type="float" office:value="848.4" calcext:value-type="float">
            <text:p>848.4</text:p>
          </table:table-cell>
          <table:table-cell office:value-type="float" office:value="1332.4" calcext:value-type="float">
            <text:p>1332.4</text:p>
          </table:table-cell>
          <table:table-cell office:value-type="float" office:value="1410.8" calcext:value-type="float">
            <text:p>1410.8</text:p>
          </table:table-cell>
          <table:table-cell table:formula="of:=[.C25]" office:value-type="float" office:value="100000" calcext:value-type="float">
            <text:p>100000</text:p>
          </table:table-cell>
          <table:table-cell table:formula="of:=[.E25]-[$Linear.E25]" office:value-type="float" office:value="-139.4" calcext:value-type="float">
            <text:p>-139.4</text:p>
          </table:table-cell>
          <table:table-cell table:formula="of:=[.F25]-[$Linear.F25]" office:value-type="float" office:value="189.4" calcext:value-type="float">
            <text:p>189.4</text:p>
          </table:table-cell>
          <table:table-cell table:formula="of:=[.G25]-[$Linear.G25]" office:value-type="float" office:value="298.6" calcext:value-type="float">
            <text:p>298.6</text:p>
          </table:table-cell>
          <table:table-cell table:formula="of:=[.B2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980.6" calcext:value-type="float">
            <text:p>37980.6</text:p>
          </table:table-cell>
          <table:table-cell office:value-type="float" office:value="26039" calcext:value-type="float">
            <text:p>26039</text:p>
          </table:table-cell>
          <table:table-cell office:value-type="float" office:value="36218.4" calcext:value-type="float">
            <text:p>36218.4</text:p>
          </table:table-cell>
          <table:table-cell office:value-type="float" office:value="40606.6" calcext:value-type="float">
            <text:p>40606.6</text:p>
          </table:table-cell>
          <table:table-cell table:formula="of:=[.C26]" office:value-type="float" office:value="1000000" calcext:value-type="float">
            <text:p>1000000</text:p>
          </table:table-cell>
          <table:table-cell table:formula="of:=[.E26]-[$Linear.E26]" office:value-type="float" office:value="15412.4" calcext:value-type="float">
            <text:p>15412.4</text:p>
          </table:table-cell>
          <table:table-cell table:formula="of:=[.F26]-[$Linear.F26]" office:value-type="float" office:value="24310.4" calcext:value-type="float">
            <text:p>24310.4</text:p>
          </table:table-cell>
          <table:table-cell table:formula="of:=[.G26]-[$Linear.G26]" office:value-type="float" office:value="28547.6" calcext:value-type="float">
            <text:p>28547.6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formula="of:=[.C27]" office:value-type="float" office:value="100" calcext:value-type="float">
            <text:p>100</text:p>
          </table:table-cell>
          <table:table-cell table:formula="of:=[.E27]-[$Linear.E27]" office:value-type="float" office:value="0.4" calcext:value-type="float">
            <text:p>0.4</text:p>
          </table:table-cell>
          <table:table-cell table:formula="of:=[.F27]-[$Linear.F27]" office:value-type="float" office:value="0.8" calcext:value-type="float">
            <text:p>0.8</text:p>
          </table:table-cell>
          <table:table-cell table:formula="of:=[.G27]-[$Linear.G27]" office:value-type="float" office:value="1" calcext:value-type="float">
            <text:p>1</text:p>
          </table:table-cell>
          <table:table-cell table:formula="of:=[.B2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12.6" calcext:value-type="float">
            <text:p>12.6</text:p>
          </table:table-cell>
          <table:table-cell office:value-type="float" office:value="10.2" calcext:value-type="float">
            <text:p>10.2</text:p>
          </table:table-cell>
          <table:table-cell table:formula="of:=[.C28]" office:value-type="float" office:value="1000" calcext:value-type="float">
            <text:p>1000</text:p>
          </table:table-cell>
          <table:table-cell table:formula="of:=[.E28]-[$Linear.E28]" office:value-type="float" office:value="0.200000000000001" calcext:value-type="float">
            <text:p>0.2</text:p>
          </table:table-cell>
          <table:table-cell table:formula="of:=[.F28]-[$Linear.F28]" office:value-type="float" office:value="1" calcext:value-type="float">
            <text:p>1</text:p>
          </table:table-cell>
          <table:table-cell table:formula="of:=[.G28]-[$Linear.G28]" office:value-type="float" office:value="1.6" calcext:value-type="float">
            <text:p>1.6</text:p>
          </table:table-cell>
          <table:table-cell table:formula="of:=[.B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100.6" calcext:value-type="float">
            <text:p>100.6</text:p>
          </table:table-cell>
          <table:table-cell office:value-type="float" office:value="128.6" calcext:value-type="float">
            <text:p>128.6</text:p>
          </table:table-cell>
          <table:table-cell office:value-type="float" office:value="136.6" calcext:value-type="float">
            <text:p>136.6</text:p>
          </table:table-cell>
          <table:table-cell table:formula="of:=[.C29]" office:value-type="float" office:value="10000" calcext:value-type="float">
            <text:p>10000</text:p>
          </table:table-cell>
          <table:table-cell table:formula="of:=[.E29]-[$Linear.E29]" office:value-type="float" office:value="-13.6" calcext:value-type="float">
            <text:p>-13.6</text:p>
          </table:table-cell>
          <table:table-cell table:formula="of:=[.F29]-[$Linear.F29]" office:value-type="float" office:value="12.2" calcext:value-type="float">
            <text:p>12.2</text:p>
          </table:table-cell>
          <table:table-cell table:formula="of:=[.G29]-[$Linear.G29]" office:value-type="float" office:value="21.4" calcext:value-type="float">
            <text:p>21.4</text:p>
          </table:table-cell>
          <table:table-cell table:formula="of:=[.B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8.4" calcext:value-type="float">
            <text:p>388.4</text:p>
          </table:table-cell>
          <table:table-cell office:value-type="float" office:value="1176" calcext:value-type="float">
            <text:p>1176</text:p>
          </table:table-cell>
          <table:table-cell office:value-type="float" office:value="1690.6" calcext:value-type="float">
            <text:p>1690.6</text:p>
          </table:table-cell>
          <table:table-cell office:value-type="float" office:value="1680.4" calcext:value-type="float">
            <text:p>1680.4</text:p>
          </table:table-cell>
          <table:table-cell table:formula="of:=[.C30]" office:value-type="float" office:value="100000" calcext:value-type="float">
            <text:p>100000</text:p>
          </table:table-cell>
          <table:table-cell table:formula="of:=[.E30]-[$Linear.E30]" office:value-type="float" office:value="56.5999999999999" calcext:value-type="float">
            <text:p>56.6</text:p>
          </table:table-cell>
          <table:table-cell table:formula="of:=[.F30]-[$Linear.F30]" office:value-type="float" office:value="519.4" calcext:value-type="float">
            <text:p>519.4</text:p>
          </table:table-cell>
          <table:table-cell table:formula="of:=[.G30]-[$Linear.G30]" office:value-type="float" office:value="526.6" calcext:value-type="float">
            <text:p>526.6</text:p>
          </table:table-cell>
          <table:table-cell table:formula="of:=[.B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444.8" calcext:value-type="float">
            <text:p>39444.8</text:p>
          </table:table-cell>
          <table:table-cell office:value-type="float" office:value="29909.2" calcext:value-type="float">
            <text:p>29909.2</text:p>
          </table:table-cell>
          <table:table-cell office:value-type="float" office:value="40648.2" calcext:value-type="float">
            <text:p>40648.2</text:p>
          </table:table-cell>
          <table:table-cell office:value-type="float" office:value="43124.6" calcext:value-type="float">
            <text:p>43124.6</text:p>
          </table:table-cell>
          <table:table-cell table:formula="of:=[.C31]" office:value-type="float" office:value="1000000" calcext:value-type="float">
            <text:p>1000000</text:p>
          </table:table-cell>
          <table:table-cell table:formula="of:=[.E31]-[$Linear.E31]" office:value-type="float" office:value="18445" calcext:value-type="float">
            <text:p>18445</text:p>
          </table:table-cell>
          <table:table-cell table:formula="of:=[.F31]-[$Linear.F31]" office:value-type="float" office:value="28520.6" calcext:value-type="float">
            <text:p>28520.6</text:p>
          </table:table-cell>
          <table:table-cell table:formula="of:=[.G31]-[$Linear.G31]" office:value-type="float" office:value="30860.2" calcext:value-type="float">
            <text:p>30860.2</text:p>
          </table:table-cell>
          <table:table-cell table:formula="of:=[.B3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E32]-[$Linear.E32]" office:value-type="float" office:value="-0.2" calcext:value-type="float">
            <text:p>-0.2</text:p>
          </table:table-cell>
          <table:table-cell table:formula="of:=[.F32]-[$Linear.F32]" office:value-type="float" office:value="0.2" calcext:value-type="float">
            <text:p>0.2</text:p>
          </table:table-cell>
          <table:table-cell table:formula="of:=[.G32]-[$Linear.G32]" office:value-type="float" office:value="0.2" calcext:value-type="float">
            <text:p>0.2</text:p>
          </table:table-cell>
          <table:table-cell table:formula="of:=[.B3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table:formula="of:=[.C33]" office:value-type="float" office:value="1000" calcext:value-type="float">
            <text:p>1000</text:p>
          </table:table-cell>
          <table:table-cell table:formula="of:=[.E33]-[$Linear.E33]" office:value-type="float" office:value="0" calcext:value-type="float">
            <text:p>0</text:p>
          </table:table-cell>
          <table:table-cell table:formula="of:=[.F33]-[$Linear.F33]" office:value-type="float" office:value="1.4" calcext:value-type="float">
            <text:p>1.4</text:p>
          </table:table-cell>
          <table:table-cell table:formula="of:=[.G33]-[$Linear.G33]" office:value-type="float" office:value="1.4" calcext:value-type="float">
            <text:p>1.4</text:p>
          </table:table-cell>
          <table:table-cell table:formula="of:=[.B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99.4" calcext:value-type="float">
            <text:p>99.4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formula="of:=[.C34]" office:value-type="float" office:value="10000" calcext:value-type="float">
            <text:p>10000</text:p>
          </table:table-cell>
          <table:table-cell table:formula="of:=[.E34]-[$Linear.E34]" office:value-type="float" office:value="-18.4" calcext:value-type="float">
            <text:p>-18.4</text:p>
          </table:table-cell>
          <table:table-cell table:formula="of:=[.F34]-[$Linear.F34]" office:value-type="float" office:value="14.6" calcext:value-type="float">
            <text:p>14.6</text:p>
          </table:table-cell>
          <table:table-cell table:formula="of:=[.G34]-[$Linear.G34]" office:value-type="float" office:value="22.8" calcext:value-type="float">
            <text:p>22.8</text:p>
          </table:table-cell>
          <table:table-cell table:formula="of:=[.B3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4" calcext:value-type="float">
            <text:p>384</text:p>
          </table:table-cell>
          <table:table-cell office:value-type="float" office:value="1117.8" calcext:value-type="float">
            <text:p>1117.8</text:p>
          </table:table-cell>
          <table:table-cell office:value-type="float" office:value="1486.2" calcext:value-type="float">
            <text:p>1486.2</text:p>
          </table:table-cell>
          <table:table-cell office:value-type="float" office:value="1554" calcext:value-type="float">
            <text:p>1554</text:p>
          </table:table-cell>
          <table:table-cell table:formula="of:=[.C35]" office:value-type="float" office:value="100000" calcext:value-type="float">
            <text:p>100000</text:p>
          </table:table-cell>
          <table:table-cell table:formula="of:=[.E35]-[$Linear.E35]" office:value-type="float" office:value="-90.8" calcext:value-type="float">
            <text:p>-90.8</text:p>
          </table:table-cell>
          <table:table-cell table:formula="of:=[.F35]-[$Linear.F35]" office:value-type="float" office:value="286.8" calcext:value-type="float">
            <text:p>286.8</text:p>
          </table:table-cell>
          <table:table-cell table:formula="of:=[.G35]-[$Linear.G35]" office:value-type="float" office:value="403.4" calcext:value-type="float">
            <text:p>403.4</text:p>
          </table:table-cell>
          <table:table-cell table:formula="of:=[.B3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643.4" calcext:value-type="float">
            <text:p>38643.4</text:p>
          </table:table-cell>
          <table:table-cell office:value-type="float" office:value="32681.8" calcext:value-type="float">
            <text:p>32681.8</text:p>
          </table:table-cell>
          <table:table-cell office:value-type="float" office:value="43093.8" calcext:value-type="float">
            <text:p>43093.8</text:p>
          </table:table-cell>
          <table:table-cell office:value-type="float" office:value="45246.4" calcext:value-type="float">
            <text:p>45246.4</text:p>
          </table:table-cell>
          <table:table-cell table:formula="of:=[.C36]" office:value-type="float" office:value="1000000" calcext:value-type="float">
            <text:p>1000000</text:p>
          </table:table-cell>
          <table:table-cell table:formula="of:=[.E36]-[$Linear.E36]" office:value-type="float" office:value="20567.2" calcext:value-type="float">
            <text:p>20567.2</text:p>
          </table:table-cell>
          <table:table-cell table:formula="of:=[.F36]-[$Linear.F36]" office:value-type="float" office:value="30954.6" calcext:value-type="float">
            <text:p>30954.6</text:p>
          </table:table-cell>
          <table:table-cell table:formula="of:=[.G36]-[$Linear.G36]" office:value-type="float" office:value="33027.2" calcext:value-type="float">
            <text:p>33027.2</text:p>
          </table:table-cell>
          <table:table-cell table:formula="of:=[.B3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C37]" office:value-type="float" office:value="100" calcext:value-type="float">
            <text:p>100</text:p>
          </table:table-cell>
          <table:table-cell table:formula="of:=[.E37]-[$Linear.E37]" office:value-type="float" office:value="0.2" calcext:value-type="float">
            <text:p>0.2</text:p>
          </table:table-cell>
          <table:table-cell table:formula="of:=[.F37]-[$Linear.F37]" office:value-type="float" office:value="0.4" calcext:value-type="float">
            <text:p>0.4</text:p>
          </table:table-cell>
          <table:table-cell table:formula="of:=[.G37]-[$Linear.G37]" office:value-type="float" office:value="0" calcext:value-type="float">
            <text:p>0</text:p>
          </table:table-cell>
          <table:table-cell table:formula="of:=[.B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office:value-type="float" office:value="9.6" calcext:value-type="float">
            <text:p>9.6</text:p>
          </table:table-cell>
          <table:table-cell table:formula="of:=[.C38]" office:value-type="float" office:value="1000" calcext:value-type="float">
            <text:p>1000</text:p>
          </table:table-cell>
          <table:table-cell table:formula="of:=[.E38]-[$Linear.E38]" office:value-type="float" office:value="-0.4" calcext:value-type="float">
            <text:p>-0.4</text:p>
          </table:table-cell>
          <table:table-cell table:formula="of:=[.F38]-[$Linear.F38]" office:value-type="float" office:value="0.4" calcext:value-type="float">
            <text:p>0.4</text:p>
          </table:table-cell>
          <table:table-cell table:formula="of:=[.G38]-[$Linear.G38]" office:value-type="float" office:value="0.6" calcext:value-type="float">
            <text:p>0.6</text:p>
          </table:table-cell>
          <table:table-cell table:formula="of:=[.B3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.4" calcext:value-type="float">
            <text:p>4.4</text:p>
          </table:table-cell>
          <table:table-cell office:value-type="float" office:value="103" calcext:value-type="float">
            <text:p>103</text:p>
          </table:table-cell>
          <table:table-cell office:value-type="float" office:value="125.8" calcext:value-type="float">
            <text:p>125.8</text:p>
          </table:table-cell>
          <table:table-cell office:value-type="float" office:value="131.4" calcext:value-type="float">
            <text:p>131.4</text:p>
          </table:table-cell>
          <table:table-cell table:formula="of:=[.C39]" office:value-type="float" office:value="10000" calcext:value-type="float">
            <text:p>10000</text:p>
          </table:table-cell>
          <table:table-cell table:formula="of:=[.E39]-[$Linear.E39]" office:value-type="float" office:value="-13.2" calcext:value-type="float">
            <text:p>-13.2</text:p>
          </table:table-cell>
          <table:table-cell table:formula="of:=[.F39]-[$Linear.F39]" office:value-type="float" office:value="17.4" calcext:value-type="float">
            <text:p>17.4</text:p>
          </table:table-cell>
          <table:table-cell table:formula="of:=[.G39]-[$Linear.G39]" office:value-type="float" office:value="23.4" calcext:value-type="float">
            <text:p>23.4</text:p>
          </table:table-cell>
          <table:table-cell table:formula="of:=[.B3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0.6" calcext:value-type="float">
            <text:p>370.6</text:p>
          </table:table-cell>
          <table:table-cell office:value-type="float" office:value="1055.4" calcext:value-type="float">
            <text:p>1055.4</text:p>
          </table:table-cell>
          <table:table-cell office:value-type="float" office:value="1422.8" calcext:value-type="float">
            <text:p>1422.8</text:p>
          </table:table-cell>
          <table:table-cell office:value-type="float" office:value="1478.2" calcext:value-type="float">
            <text:p>1478.2</text:p>
          </table:table-cell>
          <table:table-cell table:formula="of:=[.C40]" office:value-type="float" office:value="100000" calcext:value-type="float">
            <text:p>100000</text:p>
          </table:table-cell>
          <table:table-cell table:formula="of:=[.E40]-[$Linear.E40]" office:value-type="float" office:value="-109.2" calcext:value-type="float">
            <text:p>-109.2</text:p>
          </table:table-cell>
          <table:table-cell table:formula="of:=[.F40]-[$Linear.F40]" office:value-type="float" office:value="309.4" calcext:value-type="float">
            <text:p>309.4</text:p>
          </table:table-cell>
          <table:table-cell table:formula="of:=[.G40]-[$Linear.G40]" office:value-type="float" office:value="382.2" calcext:value-type="float">
            <text:p>382.2</text:p>
          </table:table-cell>
          <table:table-cell table:formula="of:=[.B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077.4" calcext:value-type="float">
            <text:p>37077.4</text:p>
          </table:table-cell>
          <table:table-cell office:value-type="float" office:value="35788.2" calcext:value-type="float">
            <text:p>35788.2</text:p>
          </table:table-cell>
          <table:table-cell office:value-type="float" office:value="45704" calcext:value-type="float">
            <text:p>45704</text:p>
          </table:table-cell>
          <table:table-cell office:value-type="float" office:value="47292.4" calcext:value-type="float">
            <text:p>47292.4</text:p>
          </table:table-cell>
          <table:table-cell table:formula="of:=[.C41]" office:value-type="float" office:value="1000000" calcext:value-type="float">
            <text:p>1000000</text:p>
          </table:table-cell>
          <table:table-cell table:formula="of:=[.E41]-[$Linear.E41]" office:value-type="float" office:value="23460.6" calcext:value-type="float">
            <text:p>23460.6</text:p>
          </table:table-cell>
          <table:table-cell table:formula="of:=[.F41]-[$Linear.F41]" office:value-type="float" office:value="33830" calcext:value-type="float">
            <text:p>33830</text:p>
          </table:table-cell>
          <table:table-cell table:formula="of:=[.G41]-[$Linear.G41]" office:value-type="float" office:value="35381.6" calcext:value-type="float">
            <text:p>35381.6</text:p>
          </table:table-cell>
          <table:table-cell table:formula="of:=[.B4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formula="of:=[.C42]" office:value-type="float" office:value="100" calcext:value-type="float">
            <text:p>100</text:p>
          </table:table-cell>
          <table:table-cell table:formula="of:=[.E42]-[$Linear.E42]" office:value-type="float" office:value="0.2" calcext:value-type="float">
            <text:p>0.2</text:p>
          </table:table-cell>
          <table:table-cell table:formula="of:=[.F42]-[$Linear.F42]" office:value-type="float" office:value="0.2" calcext:value-type="float">
            <text:p>0.2</text:p>
          </table:table-cell>
          <table:table-cell table:formula="of:=[.G42]-[$Linear.G42]" office:value-type="float" office:value="-0.2" calcext:value-type="float">
            <text:p>-0.2</text:p>
          </table:table-cell>
          <table:table-cell table:formula="of:=[.B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table:formula="of:=[.C43]" office:value-type="float" office:value="1000" calcext:value-type="float">
            <text:p>1000</text:p>
          </table:table-cell>
          <table:table-cell table:formula="of:=[.E43]-[$Linear.E43]" office:value-type="float" office:value="-0.6" calcext:value-type="float">
            <text:p>-0.6</text:p>
          </table:table-cell>
          <table:table-cell table:formula="of:=[.F43]-[$Linear.F43]" office:value-type="float" office:value="1" calcext:value-type="float">
            <text:p>1</text:p>
          </table:table-cell>
          <table:table-cell table:formula="of:=[.G43]-[$Linear.G43]" office:value-type="float" office:value="-0.199999999999999" calcext:value-type="float">
            <text:p>-0.2</text:p>
          </table:table-cell>
          <table:table-cell table:formula="of:=[.B4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4.2" calcext:value-type="float">
            <text:p>4.2</text:p>
          </table:table-cell>
          <table:table-cell office:value-type="float" office:value="106" calcext:value-type="float">
            <text:p>106</text:p>
          </table:table-cell>
          <table:table-cell office:value-type="float" office:value="124.4" calcext:value-type="float">
            <text:p>124.4</text:p>
          </table:table-cell>
          <table:table-cell office:value-type="float" office:value="128" calcext:value-type="float">
            <text:p>128</text:p>
          </table:table-cell>
          <table:table-cell table:formula="of:=[.C44]" office:value-type="float" office:value="10000" calcext:value-type="float">
            <text:p>10000</text:p>
          </table:table-cell>
          <table:table-cell table:formula="of:=[.E44]-[$Linear.E44]" office:value-type="float" office:value="-7.40000000000001" calcext:value-type="float">
            <text:p>-7.4</text:p>
          </table:table-cell>
          <table:table-cell table:formula="of:=[.F44]-[$Linear.F44]" office:value-type="float" office:value="20.8" calcext:value-type="float">
            <text:p>20.8</text:p>
          </table:table-cell>
          <table:table-cell table:formula="of:=[.G44]-[$Linear.G44]" office:value-type="float" office:value="24" calcext:value-type="float">
            <text:p>24</text:p>
          </table:table-cell>
          <table:table-cell table:formula="of:=[.B4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70.2" calcext:value-type="float">
            <text:p>370.2</text:p>
          </table:table-cell>
          <table:table-cell office:value-type="float" office:value="1156.4" calcext:value-type="float">
            <text:p>1156.4</text:p>
          </table:table-cell>
          <table:table-cell office:value-type="float" office:value="1419.4" calcext:value-type="float">
            <text:p>1419.4</text:p>
          </table:table-cell>
          <table:table-cell office:value-type="float" office:value="1502" calcext:value-type="float">
            <text:p>1502</text:p>
          </table:table-cell>
          <table:table-cell table:formula="of:=[.C45]" office:value-type="float" office:value="100000" calcext:value-type="float">
            <text:p>100000</text:p>
          </table:table-cell>
          <table:table-cell table:formula="of:=[.E45]-[$Linear.E45]" office:value-type="float" office:value="4.40000000000009" calcext:value-type="float">
            <text:p>4.4</text:p>
          </table:table-cell>
          <table:table-cell table:formula="of:=[.F45]-[$Linear.F45]" office:value-type="float" office:value="336.2" calcext:value-type="float">
            <text:p>336.2</text:p>
          </table:table-cell>
          <table:table-cell table:formula="of:=[.G45]-[$Linear.G45]" office:value-type="float" office:value="432.6" calcext:value-type="float">
            <text:p>432.6</text:p>
          </table:table-cell>
          <table:table-cell table:formula="of:=[.B4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270.2" calcext:value-type="float">
            <text:p>35270.2</text:p>
          </table:table-cell>
          <table:table-cell office:value-type="float" office:value="38508.4" calcext:value-type="float">
            <text:p>38508.4</text:p>
          </table:table-cell>
          <table:table-cell office:value-type="float" office:value="47570" calcext:value-type="float">
            <text:p>47570</text:p>
          </table:table-cell>
          <table:table-cell office:value-type="float" office:value="48931" calcext:value-type="float">
            <text:p>48931</text:p>
          </table:table-cell>
          <table:table-cell table:formula="of:=[.C46]" office:value-type="float" office:value="1000000" calcext:value-type="float">
            <text:p>1000000</text:p>
          </table:table-cell>
          <table:table-cell table:formula="of:=[.E46]-[$Linear.E46]" office:value-type="float" office:value="26376.2" calcext:value-type="float">
            <text:p>26376.2</text:p>
          </table:table-cell>
          <table:table-cell table:formula="of:=[.F46]-[$Linear.F46]" office:value-type="float" office:value="36146.6" calcext:value-type="float">
            <text:p>36146.6</text:p>
          </table:table-cell>
          <table:table-cell table:formula="of:=[.G46]-[$Linear.G46]" office:value-type="float" office:value="37469.6" calcext:value-type="float">
            <text:p>37469.6</text:p>
          </table:table-cell>
          <table:table-cell table:formula="of:=[.B46]" office:value-type="float" office:value="9" calcext:value-type="float">
            <text:p>9</text:p>
          </table:table-cell>
        </table:table-row>
      </table:table>
      <table:table table:name="Table_Hamming_1" table:style-name="ta1">
        <table:table-column table:style-name="co8" table:default-cell-style-name="ce4"/>
        <table:table-column table:style-name="co8" table:default-cell-style-name="ce10"/>
        <table:table-column table:style-name="co8" table:default-cell-style-name="ce16"/>
        <table:table-column table:style-name="co8" table:number-columns-repeated="3" table:default-cell-style-name="ce22"/>
        <table:table-column table:style-name="co8" table:default-cell-style-name="ce28"/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'N'</text:p>
          </table:table-cell>
          <table:table-cell table:style-name="ce19" table:number-columns-repeated="3"/>
          <table:table-cell table:style-name="ce2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'density'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6" office:value-type="float" office:value="1000000" calcext:value-type="float">
            <text:p>1000000</text:p>
          </table:table-cell>
        </table:table-row>
        <table:table-row table:style-name="ro1">
          <table:table-cell table:style-name="ce3" office:value-type="string" calcext:value-type="string">
            <text:p>Sum - 'complete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float" office:value="-0.2" calcext:value-type="float">
            <text:p>-0.2</text:p>
          </table:table-cell>
          <table:table-cell table:style-name="ce21" office:value-type="float" office:value="-16" calcext:value-type="float">
            <text:p>-16</text:p>
          </table:table-cell>
          <table:table-cell table:style-name="ce21" office:value-type="float" office:value="-179.8" calcext:value-type="float">
            <text:p>-179.8</text:p>
          </table:table-cell>
          <table:table-cell table:style-name="ce27" office:value-type="float" office:value="951.8" calcext:value-type="float">
            <text:p>95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6.6" calcext:value-type="float">
            <text:p>46.6</text:p>
          </table:table-cell>
          <table:table-cell office:value-type="float" office:value="11450.2" calcext:value-type="float">
            <text:p>11450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-0.2" calcext:value-type="float">
            <text:p>-0.2</text:p>
          </table:table-cell>
          <table:table-cell office:value-type="float" office:value="-7.8" calcext:value-type="float">
            <text:p>-7.8</text:p>
          </table:table-cell>
          <table:table-cell office:value-type="float" office:value="82.8" calcext:value-type="float">
            <text:p>82.8</text:p>
          </table:table-cell>
          <table:table-cell office:value-type="float" office:value="13391.2" calcext:value-type="float">
            <text:p>13391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75.6" calcext:value-type="float">
            <text:p>-75.6</text:p>
          </table:table-cell>
          <table:table-cell office:value-type="float" office:value="14316" calcext:value-type="float">
            <text:p>143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-0.6" calcext:value-type="float">
            <text:p>-0.6</text:p>
          </table:table-cell>
          <table:table-cell office:value-type="float" office:value="-19.8" calcext:value-type="float">
            <text:p>-19.8</text:p>
          </table:table-cell>
          <table:table-cell office:value-type="float" office:value="-139.4" calcext:value-type="float">
            <text:p>-139.4</text:p>
          </table:table-cell>
          <table:table-cell office:value-type="float" office:value="15412.4" calcext:value-type="float">
            <text:p>15412.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00000000000001" calcext:value-type="float">
            <text:p>0.2</text:p>
          </table:table-cell>
          <table:table-cell office:value-type="float" office:value="-13.6" calcext:value-type="float">
            <text:p>-13.6</text:p>
          </table:table-cell>
          <table:table-cell office:value-type="float" office:value="56.5999999999999" calcext:value-type="float">
            <text:p>56.6</text:p>
          </table:table-cell>
          <table:table-cell office:value-type="float" office:value="18445" calcext:value-type="float">
            <text:p>184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18.4" calcext:value-type="float">
            <text:p>-18.4</text:p>
          </table:table-cell>
          <table:table-cell office:value-type="float" office:value="-90.8" calcext:value-type="float">
            <text:p>-90.8</text:p>
          </table:table-cell>
          <table:table-cell office:value-type="float" office:value="20567.2" calcext:value-type="float">
            <text:p>20567.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-0.4" calcext:value-type="float">
            <text:p>-0.4</text:p>
          </table:table-cell>
          <table:table-cell office:value-type="float" office:value="-13.2" calcext:value-type="float">
            <text:p>-13.2</text:p>
          </table:table-cell>
          <table:table-cell office:value-type="float" office:value="-109.2" calcext:value-type="float">
            <text:p>-109.2</text:p>
          </table:table-cell>
          <table:table-cell office:value-type="float" office:value="23460.6" calcext:value-type="float">
            <text:p>23460.6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0.2" calcext:value-type="float">
            <text:p>0.2</text:p>
          </table:table-cell>
          <table:table-cell table:style-name="ce23" office:value-type="float" office:value="-0.6" calcext:value-type="float">
            <text:p>-0.6</text:p>
          </table:table-cell>
          <table:table-cell table:style-name="ce23" office:value-type="float" office:value="-7.40000000000001" calcext:value-type="float">
            <text:p>-7.4</text:p>
          </table:table-cell>
          <table:table-cell table:style-name="ce23" office:value-type="float" office:value="4.40000000000009" calcext:value-type="float">
            <text:p>4.4</text:p>
          </table:table-cell>
          <table:table-cell table:style-name="ce29" office:value-type="float" office:value="26376.2" calcext:value-type="float">
            <text:p>26376.2</text:p>
          </table:table-cell>
        </table:table-row>
        <table:table-row table:style-name="ro1">
          <table:table-cell table:style-name="ce3" office:value-type="string" calcext:value-type="string">
            <text:p>Sum - 'high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0.2" calcext:value-type="float">
            <text:p>0.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.2" calcext:value-type="float">
            <text:p>7.2</text:p>
          </table:table-cell>
          <table:table-cell table:style-name="ce21" office:value-type="float" office:value="184.8" calcext:value-type="float">
            <text:p>184.8</text:p>
          </table:table-cell>
          <table:table-cell table:style-name="ce27" office:value-type="float" office:value="16005.8" calcext:value-type="float">
            <text:p>16005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6.40000000000001" calcext:value-type="float">
            <text:p>6.4</text:p>
          </table:table-cell>
          <table:table-cell office:value-type="float" office:value="126" calcext:value-type="float">
            <text:p>126</text:p>
          </table:table-cell>
          <table:table-cell office:value-type="float" office:value="18661.2" calcext:value-type="float">
            <text:p>18661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399" calcext:value-type="float">
            <text:p>399</text:p>
          </table:table-cell>
          <table:table-cell office:value-type="float" office:value="20247" calcext:value-type="float">
            <text:p>202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7.59999999999999" calcext:value-type="float">
            <text:p>7.6</text:p>
          </table:table-cell>
          <table:table-cell office:value-type="float" office:value="230.2" calcext:value-type="float">
            <text:p>230.2</text:p>
          </table:table-cell>
          <table:table-cell office:value-type="float" office:value="22092.8" calcext:value-type="float">
            <text:p>22092.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9.39999999999999" calcext:value-type="float">
            <text:p>9.4</text:p>
          </table:table-cell>
          <table:table-cell office:value-type="float" office:value="189.4" calcext:value-type="float">
            <text:p>189.4</text:p>
          </table:table-cell>
          <table:table-cell office:value-type="float" office:value="24310.4" calcext:value-type="float">
            <text:p>24310.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519.4" calcext:value-type="float">
            <text:p>519.4</text:p>
          </table:table-cell>
          <table:table-cell office:value-type="float" office:value="28520.6" calcext:value-type="float">
            <text:p>28520.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14.6" calcext:value-type="float">
            <text:p>14.6</text:p>
          </table:table-cell>
          <table:table-cell office:value-type="float" office:value="286.8" calcext:value-type="float">
            <text:p>286.8</text:p>
          </table:table-cell>
          <table:table-cell office:value-type="float" office:value="30954.6" calcext:value-type="float">
            <text:p>30954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7.4" calcext:value-type="float">
            <text:p>17.4</text:p>
          </table:table-cell>
          <table:table-cell office:value-type="float" office:value="309.4" calcext:value-type="float">
            <text:p>309.4</text:p>
          </table:table-cell>
          <table:table-cell office:value-type="float" office:value="33830" calcext:value-type="float">
            <text:p>33830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0.2" calcext:value-type="float">
            <text:p>0.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.8" calcext:value-type="float">
            <text:p>20.8</text:p>
          </table:table-cell>
          <table:table-cell table:style-name="ce23" office:value-type="float" office:value="336.2" calcext:value-type="float">
            <text:p>336.2</text:p>
          </table:table-cell>
          <table:table-cell table:style-name="ce29" office:value-type="float" office:value="36146.6" calcext:value-type="float">
            <text:p>36146.6</text:p>
          </table:table-cell>
        </table:table-row>
        <table:table-row table:style-name="ro1">
          <table:table-cell table:style-name="ce3" office:value-type="string" calcext:value-type="string">
            <text:p>Sum - 'low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0.6" calcext:value-type="float">
            <text:p>0.6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17.2" calcext:value-type="float">
            <text:p>17.2</text:p>
          </table:table-cell>
          <table:table-cell table:style-name="ce21" office:value-type="float" office:value="182.6" calcext:value-type="float">
            <text:p>182.6</text:p>
          </table:table-cell>
          <table:table-cell table:style-name="ce27" office:value-type="float" office:value="21281.4" calcext:value-type="float">
            <text:p>21281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8.6" calcext:value-type="float">
            <text:p>18.6</text:p>
          </table:table-cell>
          <table:table-cell office:value-type="float" office:value="254.2" calcext:value-type="float">
            <text:p>254.2</text:p>
          </table:table-cell>
          <table:table-cell office:value-type="float" office:value="23108.2" calcext:value-type="float">
            <text:p>23108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19.8" calcext:value-type="float">
            <text:p>19.8</text:p>
          </table:table-cell>
          <table:table-cell office:value-type="float" office:value="506" calcext:value-type="float">
            <text:p>506</text:p>
          </table:table-cell>
          <table:table-cell office:value-type="float" office:value="24309.2" calcext:value-type="float">
            <text:p>24309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16.4" calcext:value-type="float">
            <text:p>16.4</text:p>
          </table:table-cell>
          <table:table-cell office:value-type="float" office:value="395.8" calcext:value-type="float">
            <text:p>395.8</text:p>
          </table:table-cell>
          <table:table-cell office:value-type="float" office:value="26294.6" calcext:value-type="float">
            <text:p>26294.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18.8" calcext:value-type="float">
            <text:p>18.8</text:p>
          </table:table-cell>
          <table:table-cell office:value-type="float" office:value="298.6" calcext:value-type="float">
            <text:p>298.6</text:p>
          </table:table-cell>
          <table:table-cell office:value-type="float" office:value="28547.6" calcext:value-type="float">
            <text:p>28547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1.4" calcext:value-type="float">
            <text:p>21.4</text:p>
          </table:table-cell>
          <table:table-cell office:value-type="float" office:value="526.6" calcext:value-type="float">
            <text:p>526.6</text:p>
          </table:table-cell>
          <table:table-cell office:value-type="float" office:value="30860.2" calcext:value-type="float">
            <text:p>30860.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22.8" calcext:value-type="float">
            <text:p>22.8</text:p>
          </table:table-cell>
          <table:table-cell office:value-type="float" office:value="403.4" calcext:value-type="float">
            <text:p>403.4</text:p>
          </table:table-cell>
          <table:table-cell office:value-type="float" office:value="33027.2" calcext:value-type="float">
            <text:p>33027.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3.4" calcext:value-type="float">
            <text:p>23.4</text:p>
          </table:table-cell>
          <table:table-cell office:value-type="float" office:value="382.2" calcext:value-type="float">
            <text:p>382.2</text:p>
          </table:table-cell>
          <table:table-cell office:value-type="float" office:value="35381.6" calcext:value-type="float">
            <text:p>35381.6</text:p>
          </table:table-cell>
        </table:table-row>
        <table:table-row table:style-name="ro1">
          <table:table-cell table:style-name="ce6"/>
          <table:table-cell table:style-name="ce12" office:value-type="float" office:value="9" calcext:value-type="float">
            <text:p>9</text:p>
          </table:table-cell>
          <table:table-cell table:style-name="ce18" office:value-type="float" office:value="-0.2" calcext:value-type="float">
            <text:p>-0.2</text:p>
          </table:table-cell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32.6" calcext:value-type="float">
            <text:p>432.6</text:p>
          </table:table-cell>
          <table:table-cell table:style-name="ce30" office:value-type="float" office:value="37469.6" calcext:value-type="float">
            <text:p>37469.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6:.C32])" office:value-type="float" office:value="0.666666666666667" calcext:value-type="float">
            <text:p>0.6666666667</text:p>
          </table:table-cell>
          <table:table-cell table:style-name="Default" table:formula="of:=AVERAGE([.D6:.D32])" office:value-type="float" office:value="0.644444444444444" calcext:value-type="float">
            <text:p>0.6444444444</text:p>
          </table:table-cell>
          <table:table-cell table:style-name="Default" table:formula="of:=AVERAGE([.E6:.E32])" office:value-type="float" office:value="6.28148148148148" calcext:value-type="float">
            <text:p>6.2814814815</text:p>
          </table:table-cell>
          <table:table-cell table:style-name="Default" table:formula="of:=AVERAGE([.F6:.F32])" office:value-type="float" office:value="205.881481481481" calcext:value-type="float">
            <text:p>205.8814814815</text:p>
          </table:table-cell>
          <table:table-cell table:style-name="Default" table:formula="of:=AVERAGE([.G6:.G32])" office:value-type="float" office:value="23534.0444444444" calcext:value-type="float">
            <text:p>23534.0444444444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6];[.C9];[.C12];[.C15];[.C18];[.C21];[.C24];[.C27];[.C30])" office:value-type="float" office:value="0.955555555555555" calcext:value-type="float">
            <text:p>0.9555555556</text:p>
          </table:table-cell>
          <table:table-cell table:style-name="Default" table:formula="of:=AVERAGE([.D6];[.D9];[.D12];[.D15];[.D18];[.D21];[.D24];[.D27];[.D30])" office:value-type="float" office:value="0.8" calcext:value-type="float">
            <text:p>0.8</text:p>
          </table:table-cell>
          <table:table-cell table:style-name="Default" table:formula="of:=AVERAGE([.E6];[.E9];[.E12];[.E15];[.E18];[.E21];[.E24];[.E27];[.E30])" office:value-type="float" office:value="4.04444444444444" calcext:value-type="float">
            <text:p>4.0444444444</text:p>
          </table:table-cell>
          <table:table-cell table:style-name="Default" table:formula="of:=AVERAGE([.F6];[.F9];[.F12];[.F15];[.F18];[.F21];[.F24];[.F27];[.F30])" office:value-type="float" office:value="148.6" calcext:value-type="float">
            <text:p>148.6</text:p>
          </table:table-cell>
          <table:table-cell table:style-name="Default" table:formula="of:=AVERAGE([.G6];[.G9];[.G12];[.G15];[.G18];[.G21];[.G24];[.G27];[.G30])" office:value-type="float" office:value="20610.1555555556" calcext:value-type="float">
            <text:p>20610.155555555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7];[.C10];[.C13];[.C16];[.C19];[.C22];[.C25];[.C28];[.C31])" office:value-type="float" office:value="0.533333333333333" calcext:value-type="float">
            <text:p>0.5333333333</text:p>
          </table:table-cell>
          <table:table-cell table:style-name="Default" table:formula="of:=AVERAGE([.D7];[.D10];[.D13];[.D16];[.D19];[.D22];[.D25];[.D28];[.D31])" office:value-type="float" office:value="0.511111111111111" calcext:value-type="float">
            <text:p>0.5111111111</text:p>
          </table:table-cell>
          <table:table-cell table:style-name="Default" table:formula="of:=AVERAGE([.E7];[.E10];[.E13];[.E16];[.E19];[.E22];[.E25];[.E28];[.E31])" office:value-type="float" office:value="6.22222222222222" calcext:value-type="float">
            <text:p>6.2222222222</text:p>
          </table:table-cell>
          <table:table-cell table:style-name="Default" table:formula="of:=AVERAGE([.F7];[.F10];[.F13];[.F16];[.F19];[.F22];[.F25];[.F28];[.F31])" office:value-type="float" office:value="150.866666666667" calcext:value-type="float">
            <text:p>150.8666666667</text:p>
          </table:table-cell>
          <table:table-cell table:style-name="Default" table:formula="of:=AVERAGE([.G7];[.G10];[.G13];[.G16];[.G19];[.G22];[.G25];[.G28];[.G31])" office:value-type="float" office:value="23795.8" calcext:value-type="float">
            <text:p>23795.8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8];[.C11];[.C14];[.C17];[.C20];[.C23];[.C26];[.C29];[.C32])" office:value-type="float" office:value="0.511111111111111" calcext:value-type="float">
            <text:p>0.5111111111</text:p>
          </table:table-cell>
          <table:table-cell table:style-name="Default" table:formula="of:=AVERAGE([.D8];[.D11];[.D14];[.D17];[.D20];[.D23];[.D26];[.D29];[.D32])" office:value-type="float" office:value="0.622222222222222" calcext:value-type="float">
            <text:p>0.6222222222</text:p>
          </table:table-cell>
          <table:table-cell table:style-name="Default" table:formula="of:=AVERAGE([.E8];[.E11];[.E14];[.E17];[.E20];[.E23];[.E26];[.E29];[.E32])" office:value-type="float" office:value="8.57777777777778" calcext:value-type="float">
            <text:p>8.5777777778</text:p>
          </table:table-cell>
          <table:table-cell table:style-name="Default" table:formula="of:=AVERAGE([.F8];[.F11];[.F14];[.F17];[.F20];[.F23];[.F26];[.F29];[.F32])" office:value-type="float" office:value="318.177777777778" calcext:value-type="float">
            <text:p>318.1777777778</text:p>
          </table:table-cell>
          <table:table-cell table:style-name="Default" table:formula="of:=AVERAGE([.G8];[.G11];[.G14];[.G17];[.G20];[.G23];[.G26];[.G29];[.G32])" office:value-type="float" office:value="26196.1777777778" calcext:value-type="float">
            <text:p>26196.1777777778</text:p>
          </table:table-cell>
        </table:table-row>
      </table:table>
      <table:table table:name="Btree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density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load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C1]" office:value-type="string" office:string-value="'N'" calcext:value-type="string">
            <text:p>'N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B1]" office:value-type="string" office:string-value="'density'" calcext:value-type="string">
            <text:p>'density'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table:formula="of:=[.C2]" office:value-type="float" office:value="100" calcext:value-type="float">
            <text:p>100</text:p>
          </table:table-cell>
          <table:table-cell table:formula="of:=[.E2]-[$Linear.E2]" office:value-type="float" office:value="2.8" calcext:value-type="float">
            <text:p>2.8</text:p>
          </table:table-cell>
          <table:table-cell table:formula="of:=[.F2]-[$Linear.F2]" office:value-type="float" office:value="5.2" calcext:value-type="float">
            <text:p>5.2</text:p>
          </table:table-cell>
          <table:table-cell table:formula="of:=[.G2]-[$Linear.G2]" office:value-type="float" office:value="4.4" calcext:value-type="float">
            <text:p>4.4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6.2" calcext:value-type="float">
            <text:p>26.2</text:p>
          </table:table-cell>
          <table:table-cell office:value-type="float" office:value="41.6" calcext:value-type="float">
            <text:p>41.6</text:p>
          </table:table-cell>
          <table:table-cell table:formula="of:=[.C3]" office:value-type="float" office:value="1000" calcext:value-type="float">
            <text:p>1000</text:p>
          </table:table-cell>
          <table:table-cell table:formula="of:=[.E3]-[$Linear.E3]" office:value-type="float" office:value="-0.8" calcext:value-type="float">
            <text:p>-0.8</text:p>
          </table:table-cell>
          <table:table-cell table:formula="of:=[.F3]-[$Linear.F3]" office:value-type="float" office:value="20.2" calcext:value-type="float">
            <text:p>20.2</text:p>
          </table:table-cell>
          <table:table-cell table:formula="of:=[.G3]-[$Linear.G3]" office:value-type="float" office:value="38" calcext:value-type="float">
            <text:p>38</text:p>
          </table:table-cell>
          <table:table-cell table:formula="of:=[.B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8" calcext:value-type="float">
            <text:p>5.8</text:p>
          </table:table-cell>
          <table:table-cell office:value-type="float" office:value="9" calcext:value-type="float">
            <text:p>9</text:p>
          </table:table-cell>
          <table:table-cell office:value-type="float" office:value="205.2" calcext:value-type="float">
            <text:p>205.2</text:p>
          </table:table-cell>
          <table:table-cell office:value-type="float" office:value="426.2" calcext:value-type="float">
            <text:p>426.2</text:p>
          </table:table-cell>
          <table:table-cell table:formula="of:=[.C4]" office:value-type="float" office:value="10000" calcext:value-type="float">
            <text:p>10000</text:p>
          </table:table-cell>
          <table:table-cell table:formula="of:=[.E4]-[$Linear.E4]" office:value-type="float" office:value="-22.8" calcext:value-type="float">
            <text:p>-22.8</text:p>
          </table:table-cell>
          <table:table-cell table:formula="of:=[.F4]-[$Linear.F4]" office:value-type="float" office:value="154.2" calcext:value-type="float">
            <text:p>154.2</text:p>
          </table:table-cell>
          <table:table-cell table:formula="of:=[.G4]-[$Linear.G4]" office:value-type="float" office:value="373" calcext:value-type="float">
            <text:p>373</text:p>
          </table:table-cell>
          <table:table-cell table:formula="of:=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.6" calcext:value-type="float">
            <text:p>63.6</text:p>
          </table:table-cell>
          <table:table-cell office:value-type="float" office:value="35.2" calcext:value-type="float">
            <text:p>35.2</text:p>
          </table:table-cell>
          <table:table-cell office:value-type="float" office:value="1176.8" calcext:value-type="float">
            <text:p>1176.8</text:p>
          </table:table-cell>
          <table:table-cell office:value-type="float" office:value="5356" calcext:value-type="float">
            <text:p>5356</text:p>
          </table:table-cell>
          <table:table-cell table:formula="of:=[.C5]" office:value-type="float" office:value="100000" calcext:value-type="float">
            <text:p>100000</text:p>
          </table:table-cell>
          <table:table-cell table:formula="of:=[.E5]-[$Linear.E5]" office:value-type="float" office:value="-321.4" calcext:value-type="float">
            <text:p>-321.4</text:p>
          </table:table-cell>
          <table:table-cell table:formula="of:=[.F5]-[$Linear.F5]" office:value-type="float" office:value="664.6" calcext:value-type="float">
            <text:p>664.6</text:p>
          </table:table-cell>
          <table:table-cell table:formula="of:=[.G5]-[$Linear.G5]" office:value-type="float" office:value="4721.6" calcext:value-type="float">
            <text:p>4721.6</text:p>
          </table:table-cell>
          <table:table-cell table:formula="of:=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94.2" calcext:value-type="float">
            <text:p>1494.2</text:p>
          </table:table-cell>
          <table:table-cell office:value-type="float" office:value="231.4" calcext:value-type="float">
            <text:p>231.4</text:p>
          </table:table-cell>
          <table:table-cell office:value-type="float" office:value="7963.6" calcext:value-type="float">
            <text:p>7963.6</text:p>
          </table:table-cell>
          <table:table-cell office:value-type="float" office:value="79275.6" calcext:value-type="float">
            <text:p>79275.6</text:p>
          </table:table-cell>
          <table:table-cell table:formula="of:=[.C6]" office:value-type="float" office:value="1000000" calcext:value-type="float">
            <text:p>1000000</text:p>
          </table:table-cell>
          <table:table-cell table:formula="of:=[.E6]-[$Linear.E6]" office:value-type="float" office:value="-5167.6" calcext:value-type="float">
            <text:p>-5167.6</text:p>
          </table:table-cell>
          <table:table-cell table:formula="of:=[.F6]-[$Linear.F6]" office:value-type="float" office:value="1242.2" calcext:value-type="float">
            <text:p>1242.2</text:p>
          </table:table-cell>
          <table:table-cell table:formula="of:=[.G6]-[$Linear.G6]" office:value-type="float" office:value="71894.4" calcext:value-type="float">
            <text:p>71894.4</text:p>
          </table:table-cell>
          <table:table-cell table:formula="of:=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table:formula="of:=[.C7]" office:value-type="float" office:value="100" calcext:value-type="float">
            <text:p>100</text:p>
          </table:table-cell>
          <table:table-cell table:formula="of:=[.E7]-[$Linear.E7]" office:value-type="float" office:value="1" calcext:value-type="float">
            <text:p>1</text:p>
          </table:table-cell>
          <table:table-cell table:formula="of:=[.F7]-[$Linear.F7]" office:value-type="float" office:value="8" calcext:value-type="float">
            <text:p>8</text:p>
          </table:table-cell>
          <table:table-cell table:formula="of:=[.G7]-[$Linear.G7]" office:value-type="float" office:value="9.2" calcext:value-type="float">
            <text:p>9.2</text:p>
          </table:table-cell>
          <table:table-cell table:formula="of:=[.B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6.6" calcext:value-type="float">
            <text:p>6.6</text:p>
          </table:table-cell>
          <table:table-cell office:value-type="float" office:value="67.2" calcext:value-type="float">
            <text:p>67.2</text:p>
          </table:table-cell>
          <table:table-cell office:value-type="float" office:value="92" calcext:value-type="float">
            <text:p>92</text:p>
          </table:table-cell>
          <table:table-cell table:formula="of:=[.C8]" office:value-type="float" office:value="1000" calcext:value-type="float">
            <text:p>1000</text:p>
          </table:table-cell>
          <table:table-cell table:formula="of:=[.E8]-[$Linear.E8]" office:value-type="float" office:value="1" calcext:value-type="float">
            <text:p>1</text:p>
          </table:table-cell>
          <table:table-cell table:formula="of:=[.F8]-[$Linear.F8]" office:value-type="float" office:value="58.2" calcext:value-type="float">
            <text:p>58.2</text:p>
          </table:table-cell>
          <table:table-cell table:formula="of:=[.G8]-[$Linear.G8]" office:value-type="float" office:value="86.6" calcext:value-type="float">
            <text:p>86.6</text:p>
          </table:table-cell>
          <table:table-cell table:formula="of:=[.B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  <table:table-cell office:value-type="float" office:value="40.8" calcext:value-type="float">
            <text:p>40.8</text:p>
          </table:table-cell>
          <table:table-cell office:value-type="float" office:value="480.6" calcext:value-type="float">
            <text:p>480.6</text:p>
          </table:table-cell>
          <table:table-cell office:value-type="float" office:value="908.8" calcext:value-type="float">
            <text:p>908.8</text:p>
          </table:table-cell>
          <table:table-cell table:formula="of:=[.C9]" office:value-type="float" office:value="10000" calcext:value-type="float">
            <text:p>10000</text:p>
          </table:table-cell>
          <table:table-cell table:formula="of:=[.E9]-[$Linear.E9]" office:value-type="float" office:value="-5.40000000000001" calcext:value-type="float">
            <text:p>-5.4</text:p>
          </table:table-cell>
          <table:table-cell table:formula="of:=[.F9]-[$Linear.F9]" office:value-type="float" office:value="405.8" calcext:value-type="float">
            <text:p>405.8</text:p>
          </table:table-cell>
          <table:table-cell table:formula="of:=[.G9]-[$Linear.G9]" office:value-type="float" office:value="830" calcext:value-type="float">
            <text:p>830</text:p>
          </table:table-cell>
          <table:table-cell table:formula="of:=[.B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.8" calcext:value-type="float">
            <text:p>64.8</text:p>
          </table:table-cell>
          <table:table-cell office:value-type="float" office:value="260" calcext:value-type="float">
            <text:p>260</text:p>
          </table:table-cell>
          <table:table-cell office:value-type="float" office:value="3929.6" calcext:value-type="float">
            <text:p>3929.6</text:p>
          </table:table-cell>
          <table:table-cell office:value-type="float" office:value="9619" calcext:value-type="float">
            <text:p>9619</text:p>
          </table:table-cell>
          <table:table-cell table:formula="of:=[.C10]" office:value-type="float" office:value="100000" calcext:value-type="float">
            <text:p>100000</text:p>
          </table:table-cell>
          <table:table-cell table:formula="of:=[.E10]-[$Linear.E10]" office:value-type="float" office:value="-218.2" calcext:value-type="float">
            <text:p>-218.2</text:p>
          </table:table-cell>
          <table:table-cell table:formula="of:=[.F10]-[$Linear.F10]" office:value-type="float" office:value="3180.6" calcext:value-type="float">
            <text:p>3180.6</text:p>
          </table:table-cell>
          <table:table-cell table:formula="of:=[.G10]-[$Linear.G10]" office:value-type="float" office:value="8807.4" calcext:value-type="float">
            <text:p>8807.4</text:p>
          </table:table-cell>
          <table:table-cell table:formula="of:=[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26.8" calcext:value-type="float">
            <text:p>2026.8</text:p>
          </table:table-cell>
          <table:table-cell office:value-type="float" office:value="1388.2" calcext:value-type="float">
            <text:p>1388.2</text:p>
          </table:table-cell>
          <table:table-cell office:value-type="float" office:value="26003.6" calcext:value-type="float">
            <text:p>26003.6</text:p>
          </table:table-cell>
          <table:table-cell office:value-type="float" office:value="84277" calcext:value-type="float">
            <text:p>84277</text:p>
          </table:table-cell>
          <table:table-cell table:formula="of:=[.C11]" office:value-type="float" office:value="1000000" calcext:value-type="float">
            <text:p>1000000</text:p>
          </table:table-cell>
          <table:table-cell table:formula="of:=[.E11]-[$Linear.E11]" office:value-type="float" office:value="-4352.8" calcext:value-type="float">
            <text:p>-4352.8</text:p>
          </table:table-cell>
          <table:table-cell table:formula="of:=[.F11]-[$Linear.F11]" office:value-type="float" office:value="18194" calcext:value-type="float">
            <text:p>18194</text:p>
          </table:table-cell>
          <table:table-cell table:formula="of:=[.G11]-[$Linear.G11]" office:value-type="float" office:value="76274.4" calcext:value-type="float">
            <text:p>76274.4</text:p>
          </table:table-cell>
          <table:table-cell table:formula="of:=[.B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3.4" calcext:value-type="float">
            <text:p>13.4</text:p>
          </table:table-cell>
          <table:table-cell office:value-type="float" office:value="14.6" calcext:value-type="float">
            <text:p>14.6</text:p>
          </table:table-cell>
          <table:table-cell table:formula="of:=[.C12]" office:value-type="float" office:value="100" calcext:value-type="float">
            <text:p>100</text:p>
          </table:table-cell>
          <table:table-cell table:formula="of:=[.E12]-[$Linear.E12]" office:value-type="float" office:value="2" calcext:value-type="float">
            <text:p>2</text:p>
          </table:table-cell>
          <table:table-cell table:formula="of:=[.F12]-[$Linear.F12]" office:value-type="float" office:value="12.4" calcext:value-type="float">
            <text:p>12.4</text:p>
          </table:table-cell>
          <table:table-cell table:formula="of:=[.G12]-[$Linear.G12]" office:value-type="float" office:value="14.2" calcext:value-type="float">
            <text:p>14.2</text:p>
          </table:table-cell>
          <table:table-cell table:formula="of:=[.B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4.4" calcext:value-type="float">
            <text:p>14.4</text:p>
          </table:table-cell>
          <table:table-cell office:value-type="float" office:value="111" calcext:value-type="float">
            <text:p>111</text:p>
          </table:table-cell>
          <table:table-cell office:value-type="float" office:value="146.8" calcext:value-type="float">
            <text:p>146.8</text:p>
          </table:table-cell>
          <table:table-cell table:formula="of:=[.C13]" office:value-type="float" office:value="1000" calcext:value-type="float">
            <text:p>1000</text:p>
          </table:table-cell>
          <table:table-cell table:formula="of:=[.E13]-[$Linear.E13]" office:value-type="float" office:value="6.6" calcext:value-type="float">
            <text:p>6.6</text:p>
          </table:table-cell>
          <table:table-cell table:formula="of:=[.F13]-[$Linear.F13]" office:value-type="float" office:value="99.8" calcext:value-type="float">
            <text:p>99.8</text:p>
          </table:table-cell>
          <table:table-cell table:formula="of:=[.G13]-[$Linear.G13]" office:value-type="float" office:value="140.6" calcext:value-type="float">
            <text:p>140.6</text:p>
          </table:table-cell>
          <table:table-cell table:formula="of:=[.B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  <table:table-cell office:value-type="float" office:value="104.8" calcext:value-type="float">
            <text:p>104.8</text:p>
          </table:table-cell>
          <table:table-cell office:value-type="float" office:value="843" calcext:value-type="float">
            <text:p>843</text:p>
          </table:table-cell>
          <table:table-cell office:value-type="float" office:value="1240" calcext:value-type="float">
            <text:p>1240</text:p>
          </table:table-cell>
          <table:table-cell table:formula="of:=[.C14]" office:value-type="float" office:value="10000" calcext:value-type="float">
            <text:p>10000</text:p>
          </table:table-cell>
          <table:table-cell table:formula="of:=[.E14]-[$Linear.E14]" office:value-type="float" office:value="39.2" calcext:value-type="float">
            <text:p>39.2</text:p>
          </table:table-cell>
          <table:table-cell table:formula="of:=[.F14]-[$Linear.F14]" office:value-type="float" office:value="748.6" calcext:value-type="float">
            <text:p>748.6</text:p>
          </table:table-cell>
          <table:table-cell table:formula="of:=[.G14]-[$Linear.G14]" office:value-type="float" office:value="1142" calcext:value-type="float">
            <text:p>1142</text:p>
          </table:table-cell>
          <table:table-cell table:formula="of:=[.B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66.6" calcext:value-type="float">
            <text:p>66.6</text:p>
          </table:table-cell>
          <table:table-cell office:value-type="float" office:value="753.8" calcext:value-type="float">
            <text:p>753.8</text:p>
          </table:table-cell>
          <table:table-cell office:value-type="float" office:value="7916.4" calcext:value-type="float">
            <text:p>7916.4</text:p>
          </table:table-cell>
          <table:table-cell office:value-type="float" office:value="14459.2" calcext:value-type="float">
            <text:p>14459.2</text:p>
          </table:table-cell>
          <table:table-cell table:formula="of:=[.C15]" office:value-type="float" office:value="100000" calcext:value-type="float">
            <text:p>100000</text:p>
          </table:table-cell>
          <table:table-cell table:formula="of:=[.E15]-[$Linear.E15]" office:value-type="float" office:value="42.8" calcext:value-type="float">
            <text:p>42.8</text:p>
          </table:table-cell>
          <table:table-cell table:formula="of:=[.F15]-[$Linear.F15]" office:value-type="float" office:value="6943.8" calcext:value-type="float">
            <text:p>6943.8</text:p>
          </table:table-cell>
          <table:table-cell table:formula="of:=[.G15]-[$Linear.G15]" office:value-type="float" office:value="13456.6" calcext:value-type="float">
            <text:p>13456.6</text:p>
          </table:table-cell>
          <table:table-cell table:formula="of:=[.B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04.8" calcext:value-type="float">
            <text:p>1704.8</text:p>
          </table:table-cell>
          <table:table-cell office:value-type="float" office:value="3947.2" calcext:value-type="float">
            <text:p>3947.2</text:p>
          </table:table-cell>
          <table:table-cell office:value-type="float" office:value="50469.2" calcext:value-type="float">
            <text:p>50469.2</text:p>
          </table:table-cell>
          <table:table-cell office:value-type="float" office:value="94745" calcext:value-type="float">
            <text:p>94745</text:p>
          </table:table-cell>
          <table:table-cell table:formula="of:=[.C16]" office:value-type="float" office:value="1000000" calcext:value-type="float">
            <text:p>1000000</text:p>
          </table:table-cell>
          <table:table-cell table:formula="of:=[.E16]-[$Linear.E16]" office:value-type="float" office:value="-3121.6" calcext:value-type="float">
            <text:p>-3121.6</text:p>
          </table:table-cell>
          <table:table-cell table:formula="of:=[.F16]-[$Linear.F16]" office:value-type="float" office:value="40871.2" calcext:value-type="float">
            <text:p>40871.2</text:p>
          </table:table-cell>
          <table:table-cell table:formula="of:=[.G16]-[$Linear.G16]" office:value-type="float" office:value="85056.2" calcext:value-type="float">
            <text:p>85056.2</text:p>
          </table:table-cell>
          <table:table-cell table:formula="of:=[.B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table:formula="of:=[.C17]" office:value-type="float" office:value="100" calcext:value-type="float">
            <text:p>100</text:p>
          </table:table-cell>
          <table:table-cell table:formula="of:=[.E17]-[$Linear.E17]" office:value-type="float" office:value="3" calcext:value-type="float">
            <text:p>3</text:p>
          </table:table-cell>
          <table:table-cell table:formula="of:=[.F17]-[$Linear.F17]" office:value-type="float" office:value="18.4" calcext:value-type="float">
            <text:p>18.4</text:p>
          </table:table-cell>
          <table:table-cell table:formula="of:=[.G17]-[$Linear.G17]" office:value-type="float" office:value="19.2" calcext:value-type="float">
            <text:p>19.2</text:p>
          </table:table-cell>
          <table:table-cell table:formula="of:=[.B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28.6" calcext:value-type="float">
            <text:p>28.6</text:p>
          </table:table-cell>
          <table:table-cell office:value-type="float" office:value="156.4" calcext:value-type="float">
            <text:p>156.4</text:p>
          </table:table-cell>
          <table:table-cell office:value-type="float" office:value="189.4" calcext:value-type="float">
            <text:p>189.4</text:p>
          </table:table-cell>
          <table:table-cell table:formula="of:=[.C18]" office:value-type="float" office:value="1000" calcext:value-type="float">
            <text:p>1000</text:p>
          </table:table-cell>
          <table:table-cell table:formula="of:=[.E18]-[$Linear.E18]" office:value-type="float" office:value="18.6" calcext:value-type="float">
            <text:p>18.6</text:p>
          </table:table-cell>
          <table:table-cell table:formula="of:=[.F18]-[$Linear.F18]" office:value-type="float" office:value="144.4" calcext:value-type="float">
            <text:p>144.4</text:p>
          </table:table-cell>
          <table:table-cell table:formula="of:=[.G18]-[$Linear.G18]" office:value-type="float" office:value="182" calcext:value-type="float">
            <text:p>182</text:p>
          </table:table-cell>
          <table:table-cell table:formula="of:=[.B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7.4" calcext:value-type="float">
            <text:p>7.4</text:p>
          </table:table-cell>
          <table:table-cell office:value-type="float" office:value="184.2" calcext:value-type="float">
            <text:p>184.2</text:p>
          </table:table-cell>
          <table:table-cell office:value-type="float" office:value="1145.2" calcext:value-type="float">
            <text:p>1145.2</text:p>
          </table:table-cell>
          <table:table-cell office:value-type="float" office:value="1483" calcext:value-type="float">
            <text:p>1483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[.E19]-[$Linear.E19]" office:value-type="float" office:value="98.4" calcext:value-type="float">
            <text:p>98.4</text:p>
          </table:table-cell>
          <table:table-cell table:formula="of:=[.F19]-[$Linear.F19]" office:value-type="float" office:value="1037.2" calcext:value-type="float">
            <text:p>1037.2</text:p>
          </table:table-cell>
          <table:table-cell table:formula="of:=[.G19]-[$Linear.G19]" office:value-type="float" office:value="1372.6" calcext:value-type="float">
            <text:p>1372.6</text:p>
          </table:table-cell>
          <table:table-cell table:formula="of:=[.B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.4" calcext:value-type="float">
            <text:p>58.4</text:p>
          </table:table-cell>
          <table:table-cell office:value-type="float" office:value="1276.6" calcext:value-type="float">
            <text:p>1276.6</text:p>
          </table:table-cell>
          <table:table-cell office:value-type="float" office:value="10273.2" calcext:value-type="float">
            <text:p>10273.2</text:p>
          </table:table-cell>
          <table:table-cell office:value-type="float" office:value="17959" calcext:value-type="float">
            <text:p>17959</text:p>
          </table:table-cell>
          <table:table-cell table:formula="of:=[.C20]" office:value-type="float" office:value="100000" calcext:value-type="float">
            <text:p>100000</text:p>
          </table:table-cell>
          <table:table-cell table:formula="of:=[.E20]-[$Linear.E20]" office:value-type="float" office:value="427.6" calcext:value-type="float">
            <text:p>427.6</text:p>
          </table:table-cell>
          <table:table-cell table:formula="of:=[.F20]-[$Linear.F20]" office:value-type="float" office:value="9209.8" calcext:value-type="float">
            <text:p>9209.8</text:p>
          </table:table-cell>
          <table:table-cell table:formula="of:=[.G20]-[$Linear.G20]" office:value-type="float" office:value="16895" calcext:value-type="float">
            <text:p>16895</text:p>
          </table:table-cell>
          <table:table-cell table:formula="of:=[.B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98.2" calcext:value-type="float">
            <text:p>1398.2</text:p>
          </table:table-cell>
          <table:table-cell office:value-type="float" office:value="7783" calcext:value-type="float">
            <text:p>7783</text:p>
          </table:table-cell>
          <table:table-cell office:value-type="float" office:value="76774.8" calcext:value-type="float">
            <text:p>76774.8</text:p>
          </table:table-cell>
          <table:table-cell office:value-type="float" office:value="110210.4" calcext:value-type="float">
            <text:p>110210.4</text:p>
          </table:table-cell>
          <table:table-cell table:formula="of:=[.C21]" office:value-type="float" office:value="1000000" calcext:value-type="float">
            <text:p>1000000</text:p>
          </table:table-cell>
          <table:table-cell table:formula="of:=[.E21]-[$Linear.E21]" office:value-type="float" office:value="-1016" calcext:value-type="float">
            <text:p>-1016</text:p>
          </table:table-cell>
          <table:table-cell table:formula="of:=[.F21]-[$Linear.F21]" office:value-type="float" office:value="65842.8" calcext:value-type="float">
            <text:p>65842.8</text:p>
          </table:table-cell>
          <table:table-cell table:formula="of:=[.G21]-[$Linear.G21]" office:value-type="float" office:value="99105.8" calcext:value-type="float">
            <text:p>99105.8</text:p>
          </table:table-cell>
          <table:table-cell table:formula="of:=[.B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23.2" calcext:value-type="float">
            <text:p>23.2</text:p>
          </table:table-cell>
          <table:table-cell office:value-type="float" office:value="22.4" calcext:value-type="float">
            <text:p>22.4</text:p>
          </table:table-cell>
          <table:table-cell table:formula="of:=[.C22]" office:value-type="float" office:value="100" calcext:value-type="float">
            <text:p>100</text:p>
          </table:table-cell>
          <table:table-cell table:formula="of:=[.E22]-[$Linear.E22]" office:value-type="float" office:value="5.2" calcext:value-type="float">
            <text:p>5.2</text:p>
          </table:table-cell>
          <table:table-cell table:formula="of:=[.F22]-[$Linear.F22]" office:value-type="float" office:value="22" calcext:value-type="float">
            <text:p>22</text:p>
          </table:table-cell>
          <table:table-cell table:formula="of:=[.G22]-[$Linear.G22]" office:value-type="float" office:value="21.8" calcext:value-type="float">
            <text:p>21.8</text:p>
          </table:table-cell>
          <table:table-cell table:formula="of:=[.B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42.8" calcext:value-type="float">
            <text:p>42.8</text:p>
          </table:table-cell>
          <table:table-cell office:value-type="float" office:value="185.8" calcext:value-type="float">
            <text:p>185.8</text:p>
          </table:table-cell>
          <table:table-cell office:value-type="float" office:value="205.4" calcext:value-type="float">
            <text:p>205.4</text:p>
          </table:table-cell>
          <table:table-cell table:formula="of:=[.C23]" office:value-type="float" office:value="1000" calcext:value-type="float">
            <text:p>1000</text:p>
          </table:table-cell>
          <table:table-cell table:formula="of:=[.E23]-[$Linear.E23]" office:value-type="float" office:value="31.2" calcext:value-type="float">
            <text:p>31.2</text:p>
          </table:table-cell>
          <table:table-cell table:formula="of:=[.F23]-[$Linear.F23]" office:value-type="float" office:value="173.8" calcext:value-type="float">
            <text:p>173.8</text:p>
          </table:table-cell>
          <table:table-cell table:formula="of:=[.G23]-[$Linear.G23]" office:value-type="float" office:value="197.4" calcext:value-type="float">
            <text:p>197.4</text:p>
          </table:table-cell>
          <table:table-cell table:formula="of:=[.B2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5.2" calcext:value-type="float">
            <text:p>5.2</text:p>
          </table:table-cell>
          <table:table-cell office:value-type="float" office:value="256.2" calcext:value-type="float">
            <text:p>256.2</text:p>
          </table:table-cell>
          <table:table-cell office:value-type="float" office:value="1429.8" calcext:value-type="float">
            <text:p>1429.8</text:p>
          </table:table-cell>
          <table:table-cell office:value-type="float" office:value="1685.4" calcext:value-type="float">
            <text:p>1685.4</text:p>
          </table:table-cell>
          <table:table-cell table:formula="of:=[.C24]" office:value-type="float" office:value="10000" calcext:value-type="float">
            <text:p>10000</text:p>
          </table:table-cell>
          <table:table-cell table:formula="of:=[.E24]-[$Linear.E24]" office:value-type="float" office:value="153.2" calcext:value-type="float">
            <text:p>153.2</text:p>
          </table:table-cell>
          <table:table-cell table:formula="of:=[.F24]-[$Linear.F24]" office:value-type="float" office:value="1314.6" calcext:value-type="float">
            <text:p>1314.6</text:p>
          </table:table-cell>
          <table:table-cell table:formula="of:=[.G24]-[$Linear.G24]" office:value-type="float" office:value="1570.4" calcext:value-type="float">
            <text:p>1570.4</text:p>
          </table:table-cell>
          <table:table-cell table:formula="of:=[.B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.6" calcext:value-type="float">
            <text:p>59.6</text:p>
          </table:table-cell>
          <table:table-cell office:value-type="float" office:value="1936.4" calcext:value-type="float">
            <text:p>1936.4</text:p>
          </table:table-cell>
          <table:table-cell office:value-type="float" office:value="12570.8" calcext:value-type="float">
            <text:p>12570.8</text:p>
          </table:table-cell>
          <table:table-cell office:value-type="float" office:value="19473.6" calcext:value-type="float">
            <text:p>19473.6</text:p>
          </table:table-cell>
          <table:table-cell table:formula="of:=[.C25]" office:value-type="float" office:value="100000" calcext:value-type="float">
            <text:p>100000</text:p>
          </table:table-cell>
          <table:table-cell table:formula="of:=[.E25]-[$Linear.E25]" office:value-type="float" office:value="948.6" calcext:value-type="float">
            <text:p>948.6</text:p>
          </table:table-cell>
          <table:table-cell table:formula="of:=[.F25]-[$Linear.F25]" office:value-type="float" office:value="11427.8" calcext:value-type="float">
            <text:p>11427.8</text:p>
          </table:table-cell>
          <table:table-cell table:formula="of:=[.G25]-[$Linear.G25]" office:value-type="float" office:value="18361.4" calcext:value-type="float">
            <text:p>18361.4</text:p>
          </table:table-cell>
          <table:table-cell table:formula="of:=[.B2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11.6" calcext:value-type="float">
            <text:p>1411.6</text:p>
          </table:table-cell>
          <table:table-cell office:value-type="float" office:value="12025" calcext:value-type="float">
            <text:p>12025</text:p>
          </table:table-cell>
          <table:table-cell office:value-type="float" office:value="97501.8" calcext:value-type="float">
            <text:p>97501.8</text:p>
          </table:table-cell>
          <table:table-cell office:value-type="float" office:value="124331" calcext:value-type="float">
            <text:p>124331</text:p>
          </table:table-cell>
          <table:table-cell table:formula="of:=[.C26]" office:value-type="float" office:value="1000000" calcext:value-type="float">
            <text:p>1000000</text:p>
          </table:table-cell>
          <table:table-cell table:formula="of:=[.E26]-[$Linear.E26]" office:value-type="float" office:value="1398.4" calcext:value-type="float">
            <text:p>1398.4</text:p>
          </table:table-cell>
          <table:table-cell table:formula="of:=[.F26]-[$Linear.F26]" office:value-type="float" office:value="85593.8" calcext:value-type="float">
            <text:p>85593.8</text:p>
          </table:table-cell>
          <table:table-cell table:formula="of:=[.G26]-[$Linear.G26]" office:value-type="float" office:value="112272" calcext:value-type="float">
            <text:p>112272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.6" calcext:value-type="float">
            <text:p>8.6</text:p>
          </table:table-cell>
          <table:table-cell office:value-type="float" office:value="25" calcext:value-type="float">
            <text:p>25</text:p>
          </table:table-cell>
          <table:table-cell office:value-type="float" office:value="24.6" calcext:value-type="float">
            <text:p>24.6</text:p>
          </table:table-cell>
          <table:table-cell table:formula="of:=[.C27]" office:value-type="float" office:value="100" calcext:value-type="float">
            <text:p>100</text:p>
          </table:table-cell>
          <table:table-cell table:formula="of:=[.E27]-[$Linear.E27]" office:value-type="float" office:value="7.6" calcext:value-type="float">
            <text:p>7.6</text:p>
          </table:table-cell>
          <table:table-cell table:formula="of:=[.F27]-[$Linear.F27]" office:value-type="float" office:value="24" calcext:value-type="float">
            <text:p>24</text:p>
          </table:table-cell>
          <table:table-cell table:formula="of:=[.G27]-[$Linear.G27]" office:value-type="float" office:value="24" calcext:value-type="float">
            <text:p>24</text:p>
          </table:table-cell>
          <table:table-cell table:formula="of:=[.B2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office:value-type="float" office:value="174.2" calcext:value-type="float">
            <text:p>174.2</text:p>
          </table:table-cell>
          <table:table-cell office:value-type="float" office:value="195.8" calcext:value-type="float">
            <text:p>195.8</text:p>
          </table:table-cell>
          <table:table-cell table:formula="of:=[.C28]" office:value-type="float" office:value="1000" calcext:value-type="float">
            <text:p>1000</text:p>
          </table:table-cell>
          <table:table-cell table:formula="of:=[.E28]-[$Linear.E28]" office:value-type="float" office:value="46.4" calcext:value-type="float">
            <text:p>46.4</text:p>
          </table:table-cell>
          <table:table-cell table:formula="of:=[.F28]-[$Linear.F28]" office:value-type="float" office:value="162.6" calcext:value-type="float">
            <text:p>162.6</text:p>
          </table:table-cell>
          <table:table-cell table:formula="of:=[.G28]-[$Linear.G28]" office:value-type="float" office:value="187.2" calcext:value-type="float">
            <text:p>187.2</text:p>
          </table:table-cell>
          <table:table-cell table:formula="of:=[.B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341.8" calcext:value-type="float">
            <text:p>341.8</text:p>
          </table:table-cell>
          <table:table-cell office:value-type="float" office:value="1590.2" calcext:value-type="float">
            <text:p>1590.2</text:p>
          </table:table-cell>
          <table:table-cell office:value-type="float" office:value="1756.8" calcext:value-type="float">
            <text:p>1756.8</text:p>
          </table:table-cell>
          <table:table-cell table:formula="of:=[.C29]" office:value-type="float" office:value="10000" calcext:value-type="float">
            <text:p>10000</text:p>
          </table:table-cell>
          <table:table-cell table:formula="of:=[.E29]-[$Linear.E29]" office:value-type="float" office:value="227.6" calcext:value-type="float">
            <text:p>227.6</text:p>
          </table:table-cell>
          <table:table-cell table:formula="of:=[.F29]-[$Linear.F29]" office:value-type="float" office:value="1473.8" calcext:value-type="float">
            <text:p>1473.8</text:p>
          </table:table-cell>
          <table:table-cell table:formula="of:=[.G29]-[$Linear.G29]" office:value-type="float" office:value="1641.6" calcext:value-type="float">
            <text:p>1641.6</text:p>
          </table:table-cell>
          <table:table-cell table:formula="of:=[.B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.2" calcext:value-type="float">
            <text:p>65.2</text:p>
          </table:table-cell>
          <table:table-cell office:value-type="float" office:value="2514.4" calcext:value-type="float">
            <text:p>2514.4</text:p>
          </table:table-cell>
          <table:table-cell office:value-type="float" office:value="14063.6" calcext:value-type="float">
            <text:p>14063.6</text:p>
          </table:table-cell>
          <table:table-cell office:value-type="float" office:value="19557.4" calcext:value-type="float">
            <text:p>19557.4</text:p>
          </table:table-cell>
          <table:table-cell table:formula="of:=[.C30]" office:value-type="float" office:value="100000" calcext:value-type="float">
            <text:p>100000</text:p>
          </table:table-cell>
          <table:table-cell table:formula="of:=[.E30]-[$Linear.E30]" office:value-type="float" office:value="1395" calcext:value-type="float">
            <text:p>1395</text:p>
          </table:table-cell>
          <table:table-cell table:formula="of:=[.F30]-[$Linear.F30]" office:value-type="float" office:value="12892.4" calcext:value-type="float">
            <text:p>12892.4</text:p>
          </table:table-cell>
          <table:table-cell table:formula="of:=[.G30]-[$Linear.G30]" office:value-type="float" office:value="18403.6" calcext:value-type="float">
            <text:p>18403.6</text:p>
          </table:table-cell>
          <table:table-cell table:formula="of:=[.B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34.8" calcext:value-type="float">
            <text:p>1534.8</text:p>
          </table:table-cell>
          <table:table-cell office:value-type="float" office:value="14759.6" calcext:value-type="float">
            <text:p>14759.6</text:p>
          </table:table-cell>
          <table:table-cell office:value-type="float" office:value="105773.8" calcext:value-type="float">
            <text:p>105773.8</text:p>
          </table:table-cell>
          <table:table-cell office:value-type="float" office:value="126765.4" calcext:value-type="float">
            <text:p>126765.4</text:p>
          </table:table-cell>
          <table:table-cell table:formula="of:=[.C31]" office:value-type="float" office:value="1000000" calcext:value-type="float">
            <text:p>1000000</text:p>
          </table:table-cell>
          <table:table-cell table:formula="of:=[.E31]-[$Linear.E31]" office:value-type="float" office:value="3295.4" calcext:value-type="float">
            <text:p>3295.4</text:p>
          </table:table-cell>
          <table:table-cell table:formula="of:=[.F31]-[$Linear.F31]" office:value-type="float" office:value="93646.2" calcext:value-type="float">
            <text:p>93646.2</text:p>
          </table:table-cell>
          <table:table-cell table:formula="of:=[.G31]-[$Linear.G31]" office:value-type="float" office:value="114501" calcext:value-type="float">
            <text:p>114501</text:p>
          </table:table-cell>
          <table:table-cell table:formula="of:=[.B3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24.2" calcext:value-type="float">
            <text:p>24.2</text:p>
          </table:table-cell>
          <table:table-cell office:value-type="float" office:value="23.8" calcext:value-type="float">
            <text:p>23.8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E32]-[$Linear.E32]" office:value-type="float" office:value="8.8" calcext:value-type="float">
            <text:p>8.8</text:p>
          </table:table-cell>
          <table:table-cell table:formula="of:=[.F32]-[$Linear.F32]" office:value-type="float" office:value="23" calcext:value-type="float">
            <text:p>23</text:p>
          </table:table-cell>
          <table:table-cell table:formula="of:=[.G32]-[$Linear.G32]" office:value-type="float" office:value="23" calcext:value-type="float">
            <text:p>23</text:p>
          </table:table-cell>
          <table:table-cell table:formula="of:=[.B3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60.2" calcext:value-type="float">
            <text:p>60.2</text:p>
          </table:table-cell>
          <table:table-cell office:value-type="float" office:value="157.2" calcext:value-type="float">
            <text:p>157.2</text:p>
          </table:table-cell>
          <table:table-cell office:value-type="float" office:value="180.6" calcext:value-type="float">
            <text:p>180.6</text:p>
          </table:table-cell>
          <table:table-cell table:formula="of:=[.C33]" office:value-type="float" office:value="1000" calcext:value-type="float">
            <text:p>1000</text:p>
          </table:table-cell>
          <table:table-cell table:formula="of:=[.E33]-[$Linear.E33]" office:value-type="float" office:value="48.8" calcext:value-type="float">
            <text:p>48.8</text:p>
          </table:table-cell>
          <table:table-cell table:formula="of:=[.F33]-[$Linear.F33]" office:value-type="float" office:value="146.2" calcext:value-type="float">
            <text:p>146.2</text:p>
          </table:table-cell>
          <table:table-cell table:formula="of:=[.G33]-[$Linear.G33]" office:value-type="float" office:value="172" calcext:value-type="float">
            <text:p>172</text:p>
          </table:table-cell>
          <table:table-cell table:formula="of:=[.B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5.2" calcext:value-type="float">
            <text:p>5.2</text:p>
          </table:table-cell>
          <table:table-cell office:value-type="float" office:value="332.4" calcext:value-type="float">
            <text:p>332.4</text:p>
          </table:table-cell>
          <table:table-cell office:value-type="float" office:value="1461.4" calcext:value-type="float">
            <text:p>1461.4</text:p>
          </table:table-cell>
          <table:table-cell office:value-type="float" office:value="1555.8" calcext:value-type="float">
            <text:p>1555.8</text:p>
          </table:table-cell>
          <table:table-cell table:formula="of:=[.C34]" office:value-type="float" office:value="10000" calcext:value-type="float">
            <text:p>10000</text:p>
          </table:table-cell>
          <table:table-cell table:formula="of:=[.E34]-[$Linear.E34]" office:value-type="float" office:value="214.6" calcext:value-type="float">
            <text:p>214.6</text:p>
          </table:table-cell>
          <table:table-cell table:formula="of:=[.F34]-[$Linear.F34]" office:value-type="float" office:value="1348" calcext:value-type="float">
            <text:p>1348</text:p>
          </table:table-cell>
          <table:table-cell table:formula="of:=[.G34]-[$Linear.G34]" office:value-type="float" office:value="1443.6" calcext:value-type="float">
            <text:p>1443.6</text:p>
          </table:table-cell>
          <table:table-cell table:formula="of:=[.B3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60.4" calcext:value-type="float">
            <text:p>60.4</text:p>
          </table:table-cell>
          <table:table-cell office:value-type="float" office:value="2894.6" calcext:value-type="float">
            <text:p>2894.6</text:p>
          </table:table-cell>
          <table:table-cell office:value-type="float" office:value="13536.4" calcext:value-type="float">
            <text:p>13536.4</text:p>
          </table:table-cell>
          <table:table-cell office:value-type="float" office:value="17688.8" calcext:value-type="float">
            <text:p>17688.8</text:p>
          </table:table-cell>
          <table:table-cell table:formula="of:=[.C35]" office:value-type="float" office:value="100000" calcext:value-type="float">
            <text:p>100000</text:p>
          </table:table-cell>
          <table:table-cell table:formula="of:=[.E35]-[$Linear.E35]" office:value-type="float" office:value="1686" calcext:value-type="float">
            <text:p>1686</text:p>
          </table:table-cell>
          <table:table-cell table:formula="of:=[.F35]-[$Linear.F35]" office:value-type="float" office:value="12337" calcext:value-type="float">
            <text:p>12337</text:p>
          </table:table-cell>
          <table:table-cell table:formula="of:=[.G35]-[$Linear.G35]" office:value-type="float" office:value="16538.2" calcext:value-type="float">
            <text:p>16538.2</text:p>
          </table:table-cell>
          <table:table-cell table:formula="of:=[.B3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45.6" calcext:value-type="float">
            <text:p>1245.6</text:p>
          </table:table-cell>
          <table:table-cell office:value-type="float" office:value="17105" calcext:value-type="float">
            <text:p>17105</text:p>
          </table:table-cell>
          <table:table-cell office:value-type="float" office:value="105369.8" calcext:value-type="float">
            <text:p>105369.8</text:p>
          </table:table-cell>
          <table:table-cell office:value-type="float" office:value="120389.6" calcext:value-type="float">
            <text:p>120389.6</text:p>
          </table:table-cell>
          <table:table-cell table:formula="of:=[.C36]" office:value-type="float" office:value="1000000" calcext:value-type="float">
            <text:p>1000000</text:p>
          </table:table-cell>
          <table:table-cell table:formula="of:=[.E36]-[$Linear.E36]" office:value-type="float" office:value="4990.4" calcext:value-type="float">
            <text:p>4990.4</text:p>
          </table:table-cell>
          <table:table-cell table:formula="of:=[.F36]-[$Linear.F36]" office:value-type="float" office:value="93230.6" calcext:value-type="float">
            <text:p>93230.6</text:p>
          </table:table-cell>
          <table:table-cell table:formula="of:=[.G36]-[$Linear.G36]" office:value-type="float" office:value="108170.4" calcext:value-type="float">
            <text:p>108170.4</text:p>
          </table:table-cell>
          <table:table-cell table:formula="of:=[.B3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.4" calcext:value-type="float">
            <text:p>8.4</text:p>
          </table:table-cell>
          <table:table-cell office:value-type="float" office:value="19.6" calcext:value-type="float">
            <text:p>19.6</text:p>
          </table:table-cell>
          <table:table-cell office:value-type="float" office:value="18.8" calcext:value-type="float">
            <text:p>18.8</text:p>
          </table:table-cell>
          <table:table-cell table:formula="of:=[.C37]" office:value-type="float" office:value="100" calcext:value-type="float">
            <text:p>100</text:p>
          </table:table-cell>
          <table:table-cell table:formula="of:=[.E37]-[$Linear.E37]" office:value-type="float" office:value="7.2" calcext:value-type="float">
            <text:p>7.2</text:p>
          </table:table-cell>
          <table:table-cell table:formula="of:=[.F37]-[$Linear.F37]" office:value-type="float" office:value="18.6" calcext:value-type="float">
            <text:p>18.6</text:p>
          </table:table-cell>
          <table:table-cell table:formula="of:=[.G37]-[$Linear.G37]" office:value-type="float" office:value="17.8" calcext:value-type="float">
            <text:p>17.8</text:p>
          </table:table-cell>
          <table:table-cell table:formula="of:=[.B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46.4" calcext:value-type="float">
            <text:p>46.4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table:formula="of:=[.C38]" office:value-type="float" office:value="1000" calcext:value-type="float">
            <text:p>1000</text:p>
          </table:table-cell>
          <table:table-cell table:formula="of:=[.E38]-[$Linear.E38]" office:value-type="float" office:value="35" calcext:value-type="float">
            <text:p>35</text:p>
          </table:table-cell>
          <table:table-cell table:formula="of:=[.F38]-[$Linear.F38]" office:value-type="float" office:value="144" calcext:value-type="float">
            <text:p>144</text:p>
          </table:table-cell>
          <table:table-cell table:formula="of:=[.G38]-[$Linear.G38]" office:value-type="float" office:value="136" calcext:value-type="float">
            <text:p>136</text:p>
          </table:table-cell>
          <table:table-cell table:formula="of:=[.B3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.6" calcext:value-type="float">
            <text:p>4.6</text:p>
          </table:table-cell>
          <table:table-cell office:value-type="float" office:value="323" calcext:value-type="float">
            <text:p>323</text:p>
          </table:table-cell>
          <table:table-cell office:value-type="float" office:value="1252.2" calcext:value-type="float">
            <text:p>1252.2</text:p>
          </table:table-cell>
          <table:table-cell office:value-type="float" office:value="1274.8" calcext:value-type="float">
            <text:p>1274.8</text:p>
          </table:table-cell>
          <table:table-cell table:formula="of:=[.C39]" office:value-type="float" office:value="10000" calcext:value-type="float">
            <text:p>10000</text:p>
          </table:table-cell>
          <table:table-cell table:formula="of:=[.E39]-[$Linear.E39]" office:value-type="float" office:value="206.8" calcext:value-type="float">
            <text:p>206.8</text:p>
          </table:table-cell>
          <table:table-cell table:formula="of:=[.F39]-[$Linear.F39]" office:value-type="float" office:value="1143.8" calcext:value-type="float">
            <text:p>1143.8</text:p>
          </table:table-cell>
          <table:table-cell table:formula="of:=[.G39]-[$Linear.G39]" office:value-type="float" office:value="1166.8" calcext:value-type="float">
            <text:p>1166.8</text:p>
          </table:table-cell>
          <table:table-cell table:formula="of:=[.B3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.8" calcext:value-type="float">
            <text:p>55.8</text:p>
          </table:table-cell>
          <table:table-cell office:value-type="float" office:value="2969.8" calcext:value-type="float">
            <text:p>2969.8</text:p>
          </table:table-cell>
          <table:table-cell office:value-type="float" office:value="12797.2" calcext:value-type="float">
            <text:p>12797.2</text:p>
          </table:table-cell>
          <table:table-cell office:value-type="float" office:value="16102" calcext:value-type="float">
            <text:p>16102</text:p>
          </table:table-cell>
          <table:table-cell table:formula="of:=[.C40]" office:value-type="float" office:value="100000" calcext:value-type="float">
            <text:p>100000</text:p>
          </table:table-cell>
          <table:table-cell table:formula="of:=[.E40]-[$Linear.E40]" office:value-type="float" office:value="1805.2" calcext:value-type="float">
            <text:p>1805.2</text:p>
          </table:table-cell>
          <table:table-cell table:formula="of:=[.F40]-[$Linear.F40]" office:value-type="float" office:value="11683.8" calcext:value-type="float">
            <text:p>11683.8</text:p>
          </table:table-cell>
          <table:table-cell table:formula="of:=[.G40]-[$Linear.G40]" office:value-type="float" office:value="15006" calcext:value-type="float">
            <text:p>15006</text:p>
          </table:table-cell>
          <table:table-cell table:formula="of:=[.B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6.4" calcext:value-type="float">
            <text:p>876.4</text:p>
          </table:table-cell>
          <table:table-cell office:value-type="float" office:value="19923.4" calcext:value-type="float">
            <text:p>19923.4</text:p>
          </table:table-cell>
          <table:table-cell office:value-type="float" office:value="98823.6" calcext:value-type="float">
            <text:p>98823.6</text:p>
          </table:table-cell>
          <table:table-cell office:value-type="float" office:value="110203.4" calcext:value-type="float">
            <text:p>110203.4</text:p>
          </table:table-cell>
          <table:table-cell table:formula="of:=[.C41]" office:value-type="float" office:value="1000000" calcext:value-type="float">
            <text:p>1000000</text:p>
          </table:table-cell>
          <table:table-cell table:formula="of:=[.E41]-[$Linear.E41]" office:value-type="float" office:value="7595.8" calcext:value-type="float">
            <text:p>7595.8</text:p>
          </table:table-cell>
          <table:table-cell table:formula="of:=[.F41]-[$Linear.F41]" office:value-type="float" office:value="86949.6" calcext:value-type="float">
            <text:p>86949.6</text:p>
          </table:table-cell>
          <table:table-cell table:formula="of:=[.G41]-[$Linear.G41]" office:value-type="float" office:value="98292.6" calcext:value-type="float">
            <text:p>98292.6</text:p>
          </table:table-cell>
          <table:table-cell table:formula="of:=[.B4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16.2" calcext:value-type="float">
            <text:p>16.2</text:p>
          </table:table-cell>
          <table:table-cell table:formula="of:=[.C42]" office:value-type="float" office:value="100" calcext:value-type="float">
            <text:p>100</text:p>
          </table:table-cell>
          <table:table-cell table:formula="of:=[.E42]-[$Linear.E42]" office:value-type="float" office:value="7" calcext:value-type="float">
            <text:p>7</text:p>
          </table:table-cell>
          <table:table-cell table:formula="of:=[.F42]-[$Linear.F42]" office:value-type="float" office:value="16.4" calcext:value-type="float">
            <text:p>16.4</text:p>
          </table:table-cell>
          <table:table-cell table:formula="of:=[.G42]-[$Linear.G42]" office:value-type="float" office:value="15.2" calcext:value-type="float">
            <text:p>15.2</text:p>
          </table:table-cell>
          <table:table-cell table:formula="of:=[.B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111" calcext:value-type="float">
            <text:p>111</text:p>
          </table:table-cell>
          <table:table-cell office:value-type="float" office:value="115.6" calcext:value-type="float">
            <text:p>115.6</text:p>
          </table:table-cell>
          <table:table-cell table:formula="of:=[.C43]" office:value-type="float" office:value="1000" calcext:value-type="float">
            <text:p>1000</text:p>
          </table:table-cell>
          <table:table-cell table:formula="of:=[.E43]-[$Linear.E43]" office:value-type="float" office:value="36.8" calcext:value-type="float">
            <text:p>36.8</text:p>
          </table:table-cell>
          <table:table-cell table:formula="of:=[.F43]-[$Linear.F43]" office:value-type="float" office:value="101" calcext:value-type="float">
            <text:p>101</text:p>
          </table:table-cell>
          <table:table-cell table:formula="of:=[.G43]-[$Linear.G43]" office:value-type="float" office:value="106.6" calcext:value-type="float">
            <text:p>106.6</text:p>
          </table:table-cell>
          <table:table-cell table:formula="of:=[.B4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4.4" calcext:value-type="float">
            <text:p>4.4</text:p>
          </table:table-cell>
          <table:table-cell office:value-type="float" office:value="274" calcext:value-type="float">
            <text:p>274</text:p>
          </table:table-cell>
          <table:table-cell office:value-type="float" office:value="942.2" calcext:value-type="float">
            <text:p>942.2</text:p>
          </table:table-cell>
          <table:table-cell office:value-type="float" office:value="972.4" calcext:value-type="float">
            <text:p>972.4</text:p>
          </table:table-cell>
          <table:table-cell table:formula="of:=[.C44]" office:value-type="float" office:value="10000" calcext:value-type="float">
            <text:p>10000</text:p>
          </table:table-cell>
          <table:table-cell table:formula="of:=[.E44]-[$Linear.E44]" office:value-type="float" office:value="160.6" calcext:value-type="float">
            <text:p>160.6</text:p>
          </table:table-cell>
          <table:table-cell table:formula="of:=[.F44]-[$Linear.F44]" office:value-type="float" office:value="838.6" calcext:value-type="float">
            <text:p>838.6</text:p>
          </table:table-cell>
          <table:table-cell table:formula="of:=[.G44]-[$Linear.G44]" office:value-type="float" office:value="868.4" calcext:value-type="float">
            <text:p>868.4</text:p>
          </table:table-cell>
          <table:table-cell table:formula="of:=[.B4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53.2" calcext:value-type="float">
            <text:p>53.2</text:p>
          </table:table-cell>
          <table:table-cell office:value-type="float" office:value="2935.4" calcext:value-type="float">
            <text:p>2935.4</text:p>
          </table:table-cell>
          <table:table-cell office:value-type="float" office:value="11297.4" calcext:value-type="float">
            <text:p>11297.4</text:p>
          </table:table-cell>
          <table:table-cell office:value-type="float" office:value="14211.4" calcext:value-type="float">
            <text:p>14211.4</text:p>
          </table:table-cell>
          <table:table-cell table:formula="of:=[.C45]" office:value-type="float" office:value="100000" calcext:value-type="float">
            <text:p>100000</text:p>
          </table:table-cell>
          <table:table-cell table:formula="of:=[.E45]-[$Linear.E45]" office:value-type="float" office:value="1783.4" calcext:value-type="float">
            <text:p>1783.4</text:p>
          </table:table-cell>
          <table:table-cell table:formula="of:=[.F45]-[$Linear.F45]" office:value-type="float" office:value="10214.2" calcext:value-type="float">
            <text:p>10214.2</text:p>
          </table:table-cell>
          <table:table-cell table:formula="of:=[.G45]-[$Linear.G45]" office:value-type="float" office:value="13142" calcext:value-type="float">
            <text:p>13142</text:p>
          </table:table-cell>
          <table:table-cell table:formula="of:=[.B4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tree'</text:p>
          </table:table-cell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9.8" calcext:value-type="float">
            <text:p>749.8</text:p>
          </table:table-cell>
          <table:table-cell office:value-type="float" office:value="21828.8" calcext:value-type="float">
            <text:p>21828.8</text:p>
          </table:table-cell>
          <table:table-cell office:value-type="float" office:value="86848.4" calcext:value-type="float">
            <text:p>86848.4</text:p>
          </table:table-cell>
          <table:table-cell office:value-type="float" office:value="95069" calcext:value-type="float">
            <text:p>95069</text:p>
          </table:table-cell>
          <table:table-cell table:formula="of:=[.C46]" office:value-type="float" office:value="1000000" calcext:value-type="float">
            <text:p>1000000</text:p>
          </table:table-cell>
          <table:table-cell table:formula="of:=[.E46]-[$Linear.E46]" office:value-type="float" office:value="9696.6" calcext:value-type="float">
            <text:p>9696.6</text:p>
          </table:table-cell>
          <table:table-cell table:formula="of:=[.F46]-[$Linear.F46]" office:value-type="float" office:value="75425" calcext:value-type="float">
            <text:p>75425</text:p>
          </table:table-cell>
          <table:table-cell table:formula="of:=[.G46]-[$Linear.G46]" office:value-type="float" office:value="83607.6" calcext:value-type="float">
            <text:p>83607.6</text:p>
          </table:table-cell>
          <table:table-cell table:formula="of:=[.B46]" office:value-type="float" office:value="9" calcext:value-type="float">
            <text:p>9</text:p>
          </table:table-cell>
        </table:table-row>
      </table:table>
      <table:table table:name="Table_Btree_1" table:style-name="ta1">
        <table:table-column table:style-name="co8" table:default-cell-style-name="ce4"/>
        <table:table-column table:style-name="co8" table:default-cell-style-name="ce10"/>
        <table:table-column table:style-name="co8" table:default-cell-style-name="ce16"/>
        <table:table-column table:style-name="co8" table:number-columns-repeated="3" table:default-cell-style-name="ce22"/>
        <table:table-column table:style-name="co8" table:default-cell-style-name="ce28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'N'</text:p>
          </table:table-cell>
          <table:table-cell table:style-name="ce19" table:number-columns-repeated="3"/>
          <table:table-cell table:style-name="ce2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'density'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6" office:value-type="float" office:value="1000000" calcext:value-type="float">
            <text:p>1000000</text:p>
          </table:table-cell>
        </table:table-row>
        <table:table-row table:style-name="ro1">
          <table:table-cell table:style-name="ce3" office:value-type="string" calcext:value-type="string">
            <text:p>Sum - 'complete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2.8" calcext:value-type="float">
            <text:p>2.8</text:p>
          </table:table-cell>
          <table:table-cell table:style-name="ce21" office:value-type="float" office:value="-0.8" calcext:value-type="float">
            <text:p>-0.8</text:p>
          </table:table-cell>
          <table:table-cell table:style-name="ce21" office:value-type="float" office:value="-22.8" calcext:value-type="float">
            <text:p>-22.8</text:p>
          </table:table-cell>
          <table:table-cell table:style-name="ce21" office:value-type="float" office:value="-321.4" calcext:value-type="float">
            <text:p>-321.4</text:p>
          </table:table-cell>
          <table:table-cell table:style-name="ce27" office:value-type="float" office:value="-5167.6" calcext:value-type="float">
            <text:p>-5167.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40000000000001" calcext:value-type="float">
            <text:p>-5.4</text:p>
          </table:table-cell>
          <table:table-cell office:value-type="float" office:value="-218.2" calcext:value-type="float">
            <text:p>-218.2</text:p>
          </table:table-cell>
          <table:table-cell office:value-type="float" office:value="-4352.8" calcext:value-type="float">
            <text:p>-4352.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39.2" calcext:value-type="float">
            <text:p>39.2</text:p>
          </table:table-cell>
          <table:table-cell office:value-type="float" office:value="42.8" calcext:value-type="float">
            <text:p>42.8</text:p>
          </table:table-cell>
          <table:table-cell office:value-type="float" office:value="-3121.6" calcext:value-type="float">
            <text:p>-3121.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.6" calcext:value-type="float">
            <text:p>18.6</text:p>
          </table:table-cell>
          <table:table-cell office:value-type="float" office:value="98.4" calcext:value-type="float">
            <text:p>98.4</text:p>
          </table:table-cell>
          <table:table-cell office:value-type="float" office:value="427.6" calcext:value-type="float">
            <text:p>427.6</text:p>
          </table:table-cell>
          <table:table-cell office:value-type="float" office:value="-1016" calcext:value-type="float">
            <text:p>-10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31.2" calcext:value-type="float">
            <text:p>31.2</text:p>
          </table:table-cell>
          <table:table-cell office:value-type="float" office:value="153.2" calcext:value-type="float">
            <text:p>153.2</text:p>
          </table:table-cell>
          <table:table-cell office:value-type="float" office:value="948.6" calcext:value-type="float">
            <text:p>948.6</text:p>
          </table:table-cell>
          <table:table-cell office:value-type="float" office:value="1398.4" calcext:value-type="float">
            <text:p>1398.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office:value-type="float" office:value="46.4" calcext:value-type="float">
            <text:p>46.4</text:p>
          </table:table-cell>
          <table:table-cell office:value-type="float" office:value="227.6" calcext:value-type="float">
            <text:p>227.6</text:p>
          </table:table-cell>
          <table:table-cell office:value-type="float" office:value="1395" calcext:value-type="float">
            <text:p>1395</text:p>
          </table:table-cell>
          <table:table-cell office:value-type="float" office:value="3295.4" calcext:value-type="float">
            <text:p>3295.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.8</text:p>
          </table:table-cell>
          <table:table-cell office:value-type="float" office:value="48.8" calcext:value-type="float">
            <text:p>48.8</text:p>
          </table:table-cell>
          <table:table-cell office:value-type="float" office:value="214.6" calcext:value-type="float">
            <text:p>214.6</text:p>
          </table:table-cell>
          <table:table-cell office:value-type="float" office:value="1686" calcext:value-type="float">
            <text:p>1686</text:p>
          </table:table-cell>
          <table:table-cell office:value-type="float" office:value="4990.4" calcext:value-type="float">
            <text:p>4990.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35" calcext:value-type="float">
            <text:p>35</text:p>
          </table:table-cell>
          <table:table-cell office:value-type="float" office:value="206.8" calcext:value-type="float">
            <text:p>206.8</text:p>
          </table:table-cell>
          <table:table-cell office:value-type="float" office:value="1805.2" calcext:value-type="float">
            <text:p>1805.2</text:p>
          </table:table-cell>
          <table:table-cell office:value-type="float" office:value="7595.8" calcext:value-type="float">
            <text:p>7595.8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7" calcext:value-type="float">
            <text:p>7</text:p>
          </table:table-cell>
          <table:table-cell table:style-name="ce23" office:value-type="float" office:value="36.8" calcext:value-type="float">
            <text:p>36.8</text:p>
          </table:table-cell>
          <table:table-cell table:style-name="ce23" office:value-type="float" office:value="160.6" calcext:value-type="float">
            <text:p>160.6</text:p>
          </table:table-cell>
          <table:table-cell table:style-name="ce23" office:value-type="float" office:value="1783.4" calcext:value-type="float">
            <text:p>1783.4</text:p>
          </table:table-cell>
          <table:table-cell table:style-name="ce29" office:value-type="float" office:value="9696.6" calcext:value-type="float">
            <text:p>9696.6</text:p>
          </table:table-cell>
        </table:table-row>
        <table:table-row table:style-name="ro1">
          <table:table-cell table:style-name="ce3" office:value-type="string" calcext:value-type="string">
            <text:p>Sum - 'high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5.2" calcext:value-type="float">
            <text:p>5.2</text:p>
          </table:table-cell>
          <table:table-cell table:style-name="ce21" office:value-type="float" office:value="20.2" calcext:value-type="float">
            <text:p>20.2</text:p>
          </table:table-cell>
          <table:table-cell table:style-name="ce21" office:value-type="float" office:value="154.2" calcext:value-type="float">
            <text:p>154.2</text:p>
          </table:table-cell>
          <table:table-cell table:style-name="ce21" office:value-type="float" office:value="664.6" calcext:value-type="float">
            <text:p>664.6</text:p>
          </table:table-cell>
          <table:table-cell table:style-name="ce27" office:value-type="float" office:value="1242.2" calcext:value-type="float">
            <text:p>1242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.2" calcext:value-type="float">
            <text:p>58.2</text:p>
          </table:table-cell>
          <table:table-cell office:value-type="float" office:value="405.8" calcext:value-type="float">
            <text:p>405.8</text:p>
          </table:table-cell>
          <table:table-cell office:value-type="float" office:value="3180.6" calcext:value-type="float">
            <text:p>3180.6</text:p>
          </table:table-cell>
          <table:table-cell office:value-type="float" office:value="18194" calcext:value-type="float">
            <text:p>181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.4" calcext:value-type="float">
            <text:p>12.4</text:p>
          </table:table-cell>
          <table:table-cell office:value-type="float" office:value="99.8" calcext:value-type="float">
            <text:p>99.8</text:p>
          </table:table-cell>
          <table:table-cell office:value-type="float" office:value="748.6" calcext:value-type="float">
            <text:p>748.6</text:p>
          </table:table-cell>
          <table:table-cell office:value-type="float" office:value="6943.8" calcext:value-type="float">
            <text:p>6943.8</text:p>
          </table:table-cell>
          <table:table-cell office:value-type="float" office:value="40871.2" calcext:value-type="float">
            <text:p>40871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.4" calcext:value-type="float">
            <text:p>18.4</text:p>
          </table:table-cell>
          <table:table-cell office:value-type="float" office:value="144.4" calcext:value-type="float">
            <text:p>144.4</text:p>
          </table:table-cell>
          <table:table-cell office:value-type="float" office:value="1037.2" calcext:value-type="float">
            <text:p>1037.2</text:p>
          </table:table-cell>
          <table:table-cell office:value-type="float" office:value="9209.8" calcext:value-type="float">
            <text:p>9209.8</text:p>
          </table:table-cell>
          <table:table-cell office:value-type="float" office:value="65842.8" calcext:value-type="float">
            <text:p>65842.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3.8" calcext:value-type="float">
            <text:p>173.8</text:p>
          </table:table-cell>
          <table:table-cell office:value-type="float" office:value="1314.6" calcext:value-type="float">
            <text:p>1314.6</text:p>
          </table:table-cell>
          <table:table-cell office:value-type="float" office:value="11427.8" calcext:value-type="float">
            <text:p>11427.8</text:p>
          </table:table-cell>
          <table:table-cell office:value-type="float" office:value="85593.8" calcext:value-type="float">
            <text:p>85593.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62.6" calcext:value-type="float">
            <text:p>162.6</text:p>
          </table:table-cell>
          <table:table-cell office:value-type="float" office:value="1473.8" calcext:value-type="float">
            <text:p>1473.8</text:p>
          </table:table-cell>
          <table:table-cell office:value-type="float" office:value="12892.4" calcext:value-type="float">
            <text:p>12892.4</text:p>
          </table:table-cell>
          <table:table-cell office:value-type="float" office:value="93646.2" calcext:value-type="float">
            <text:p>93646.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6.2" calcext:value-type="float">
            <text:p>146.2</text:p>
          </table:table-cell>
          <table:table-cell office:value-type="float" office:value="1348" calcext:value-type="float">
            <text:p>1348</text:p>
          </table:table-cell>
          <table:table-cell office:value-type="float" office:value="12337" calcext:value-type="float">
            <text:p>12337</text:p>
          </table:table-cell>
          <table:table-cell office:value-type="float" office:value="93230.6" calcext:value-type="float">
            <text:p>93230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.6" calcext:value-type="float">
            <text:p>18.6</text:p>
          </table:table-cell>
          <table:table-cell office:value-type="float" office:value="144" calcext:value-type="float">
            <text:p>144</text:p>
          </table:table-cell>
          <table:table-cell office:value-type="float" office:value="1143.8" calcext:value-type="float">
            <text:p>1143.8</text:p>
          </table:table-cell>
          <table:table-cell office:value-type="float" office:value="11683.8" calcext:value-type="float">
            <text:p>11683.8</text:p>
          </table:table-cell>
          <table:table-cell office:value-type="float" office:value="86949.6" calcext:value-type="float">
            <text:p>86949.6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16.4" calcext:value-type="float">
            <text:p>16.4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838.6" calcext:value-type="float">
            <text:p>838.6</text:p>
          </table:table-cell>
          <table:table-cell table:style-name="ce23" office:value-type="float" office:value="10214.2" calcext:value-type="float">
            <text:p>10214.2</text:p>
          </table:table-cell>
          <table:table-cell table:style-name="ce29" office:value-type="float" office:value="75425" calcext:value-type="float">
            <text:p>75425</text:p>
          </table:table-cell>
        </table:table-row>
        <table:table-row table:style-name="ro1">
          <table:table-cell table:style-name="ce3" office:value-type="string" calcext:value-type="string">
            <text:p>Sum - 'low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4.4" calcext:value-type="float">
            <text:p>4.4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4721.6" calcext:value-type="float">
            <text:p>4721.6</text:p>
          </table:table-cell>
          <table:table-cell table:style-name="ce27" office:value-type="float" office:value="71894.4" calcext:value-type="float">
            <text:p>71894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86.6" calcext:value-type="float">
            <text:p>86.6</text:p>
          </table:table-cell>
          <table:table-cell office:value-type="float" office:value="830" calcext:value-type="float">
            <text:p>830</text:p>
          </table:table-cell>
          <table:table-cell office:value-type="float" office:value="8807.4" calcext:value-type="float">
            <text:p>8807.4</text:p>
          </table:table-cell>
          <table:table-cell office:value-type="float" office:value="76274.4" calcext:value-type="float">
            <text:p>76274.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.2" calcext:value-type="float">
            <text:p>14.2</text:p>
          </table:table-cell>
          <table:table-cell office:value-type="float" office:value="140.6" calcext:value-type="float">
            <text:p>140.6</text:p>
          </table:table-cell>
          <table:table-cell office:value-type="float" office:value="1142" calcext:value-type="float">
            <text:p>1142</text:p>
          </table:table-cell>
          <table:table-cell office:value-type="float" office:value="13456.6" calcext:value-type="float">
            <text:p>13456.6</text:p>
          </table:table-cell>
          <table:table-cell office:value-type="float" office:value="85056.2" calcext:value-type="float">
            <text:p>85056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.2" calcext:value-type="float">
            <text:p>19.2</text:p>
          </table:table-cell>
          <table:table-cell office:value-type="float" office:value="182" calcext:value-type="float">
            <text:p>182</text:p>
          </table:table-cell>
          <table:table-cell office:value-type="float" office:value="1372.6" calcext:value-type="float">
            <text:p>1372.6</text:p>
          </table:table-cell>
          <table:table-cell office:value-type="float" office:value="16895" calcext:value-type="float">
            <text:p>16895</text:p>
          </table:table-cell>
          <table:table-cell office:value-type="float" office:value="99105.8" calcext:value-type="float">
            <text:p>99105.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.8" calcext:value-type="float">
            <text:p>21.8</text:p>
          </table:table-cell>
          <table:table-cell office:value-type="float" office:value="197.4" calcext:value-type="float">
            <text:p>197.4</text:p>
          </table:table-cell>
          <table:table-cell office:value-type="float" office:value="1570.4" calcext:value-type="float">
            <text:p>1570.4</text:p>
          </table:table-cell>
          <table:table-cell office:value-type="float" office:value="18361.4" calcext:value-type="float">
            <text:p>18361.4</text:p>
          </table:table-cell>
          <table:table-cell office:value-type="float" office:value="112272" calcext:value-type="float">
            <text:p>1122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87.2" calcext:value-type="float">
            <text:p>187.2</text:p>
          </table:table-cell>
          <table:table-cell office:value-type="float" office:value="1641.6" calcext:value-type="float">
            <text:p>1641.6</text:p>
          </table:table-cell>
          <table:table-cell office:value-type="float" office:value="18403.6" calcext:value-type="float">
            <text:p>18403.6</text:p>
          </table:table-cell>
          <table:table-cell office:value-type="float" office:value="114501" calcext:value-type="float">
            <text:p>1145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1443.6" calcext:value-type="float">
            <text:p>1443.6</text:p>
          </table:table-cell>
          <table:table-cell office:value-type="float" office:value="16538.2" calcext:value-type="float">
            <text:p>16538.2</text:p>
          </table:table-cell>
          <table:table-cell office:value-type="float" office:value="108170.4" calcext:value-type="float">
            <text:p>108170.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.8" calcext:value-type="float">
            <text:p>17.8</text:p>
          </table:table-cell>
          <table:table-cell office:value-type="float" office:value="136" calcext:value-type="float">
            <text:p>136</text:p>
          </table:table-cell>
          <table:table-cell office:value-type="float" office:value="1166.8" calcext:value-type="float">
            <text:p>1166.8</text:p>
          </table:table-cell>
          <table:table-cell office:value-type="float" office:value="15006" calcext:value-type="float">
            <text:p>15006</text:p>
          </table:table-cell>
          <table:table-cell office:value-type="float" office:value="98292.6" calcext:value-type="float">
            <text:p>98292.6</text:p>
          </table:table-cell>
        </table:table-row>
        <table:table-row table:style-name="ro1">
          <table:table-cell table:style-name="ce6"/>
          <table:table-cell table:style-name="ce12" office:value-type="float" office:value="9" calcext:value-type="float">
            <text:p>9</text:p>
          </table:table-cell>
          <table:table-cell table:style-name="ce18" office:value-type="float" office:value="15.2" calcext:value-type="float">
            <text:p>15.2</text:p>
          </table:table-cell>
          <table:table-cell table:style-name="ce24" office:value-type="float" office:value="106.6" calcext:value-type="float">
            <text:p>106.6</text:p>
          </table:table-cell>
          <table:table-cell table:style-name="ce24" office:value-type="float" office:value="868.4" calcext:value-type="float">
            <text:p>868.4</text:p>
          </table:table-cell>
          <table:table-cell table:style-name="ce24" office:value-type="float" office:value="13142" calcext:value-type="float">
            <text:p>13142</text:p>
          </table:table-cell>
          <table:table-cell table:style-name="ce30" office:value-type="float" office:value="83607.6" calcext:value-type="float">
            <text:p>83607.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5:.C31])" office:value-type="float" office:value="12.6444444444444" calcext:value-type="float">
            <text:p>12.6444444444</text:p>
          </table:table-cell>
          <table:table-cell table:style-name="Default" table:formula="of:=AVERAGE([.D5:.D31])" office:value-type="float" office:value="93.3407407407407" calcext:value-type="float">
            <text:p>93.3407407407</text:p>
          </table:table-cell>
          <table:table-cell table:style-name="Default" table:formula="of:=AVERAGE([.E5:.E31])" office:value-type="float" office:value="738.711111111111" calcext:value-type="float">
            <text:p>738.7111111111</text:p>
          </table:table-cell>
          <table:table-cell table:style-name="Default" table:formula="of:=AVERAGE([.F5:.F31])" office:value-type="float" office:value="7830.91851851852" calcext:value-type="float">
            <text:p>7830.9185185185</text:p>
          </table:table-cell>
          <table:table-cell table:style-name="Default" table:formula="of:=AVERAGE([.G5:.G31])" office:value-type="float" office:value="52721.7925925926" calcext:value-type="float">
            <text:p>52721.792592592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5];[.C13])" office:value-type="float" office:value="4.9" calcext:value-type="float">
            <text:p>4.9</text:p>
          </table:table-cell>
          <table:table-cell table:style-name="Default" table:formula="of:=AVERAGE([.D5];[.D13])" office:value-type="float" office:value="18" calcext:value-type="float">
            <text:p>18</text:p>
          </table:table-cell>
          <table:table-cell table:style-name="Default" table:formula="of:=AVERAGE([.E5];[.E13])" office:value-type="float" office:value="68.9" calcext:value-type="float">
            <text:p>68.9</text:p>
          </table:table-cell>
          <table:table-cell table:style-name="Default" table:formula="of:=AVERAGE([.F5];[.F13])" office:value-type="float" office:value="731" calcext:value-type="float">
            <text:p>731</text:p>
          </table:table-cell>
          <table:table-cell table:style-name="Default" table:formula="of:=AVERAGE([.G5];[.G13])" office:value-type="float" office:value="2264.5" calcext:value-type="float">
            <text:p>2264.5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14];[.C22])" office:value-type="float" office:value="10.8" calcext:value-type="float">
            <text:p>10.8</text:p>
          </table:table-cell>
          <table:table-cell table:style-name="Default" table:formula="of:=AVERAGE([.D14];[.D22])" office:value-type="float" office:value="60.6" calcext:value-type="float">
            <text:p>60.6</text:p>
          </table:table-cell>
          <table:table-cell table:style-name="Default" table:formula="of:=AVERAGE([.E14];[.E22])" office:value-type="float" office:value="496.4" calcext:value-type="float">
            <text:p>496.4</text:p>
          </table:table-cell>
          <table:table-cell table:style-name="Default" table:formula="of:=AVERAGE([.F14];[.F22])" office:value-type="float" office:value="5439.4" calcext:value-type="float">
            <text:p>5439.4</text:p>
          </table:table-cell>
          <table:table-cell table:style-name="Default" table:formula="of:=AVERAGE([.G14];[.G22])" office:value-type="float" office:value="38333.6" calcext:value-type="float">
            <text:p>38333.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23:.C31])" office:value-type="float" office:value="16.5333333333333" calcext:value-type="float">
            <text:p>16.5333333333</text:p>
          </table:table-cell>
          <table:table-cell table:style-name="Default" table:formula="of:=AVERAGE([.D23:.D31])" office:value-type="float" office:value="138.488888888889" calcext:value-type="float">
            <text:p>138.4888888889</text:p>
          </table:table-cell>
          <table:table-cell table:style-name="Default" table:formula="of:=AVERAGE([.E23:.E31])" office:value-type="float" office:value="1156.48888888889" calcext:value-type="float">
            <text:p>1156.4888888889</text:p>
          </table:table-cell>
          <table:table-cell table:style-name="Default" table:formula="of:=AVERAGE([.F23:.F31])" office:value-type="float" office:value="13925.7555555556" calcext:value-type="float">
            <text:p>13925.7555555556</text:p>
          </table:table-cell>
          <table:table-cell table:style-name="Default" table:formula="of:=AVERAGE([.G23:.G31])" office:value-type="float" office:value="94352.7111111111" calcext:value-type="float">
            <text:p>94352.7111111111</text:p>
          </table:table-cell>
        </table:table-row>
      </table:table>
      <table:table table:name="Bloofi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density'</text:p>
          </table:table-cell>
          <table:table-cell office:value-type="string" calcext:value-type="string">
            <text:p>'N'</text:p>
          </table:table-cell>
          <table:table-cell office:value-type="string" calcext:value-type="string">
            <text:p>'load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C1]" office:value-type="string" office:string-value="'N'" calcext:value-type="string">
            <text:p>'N'</text:p>
          </table:table-cell>
          <table:table-cell office:value-type="string" calcext:value-type="string">
            <text:p>'complete'</text:p>
          </table:table-cell>
          <table:table-cell office:value-type="string" calcext:value-type="string">
            <text:p>'high cardinality'</text:p>
          </table:table-cell>
          <table:table-cell office:value-type="string" calcext:value-type="string">
            <text:p>'low cardinality'</text:p>
          </table:table-cell>
          <table:table-cell table:formula="of:=[.B1]" office:value-type="string" office:string-value="'density'" calcext:value-type="string">
            <text:p>'density'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C2]" office:value-type="float" office:value="100" calcext:value-type="float">
            <text:p>100</text:p>
          </table:table-cell>
          <table:table-cell table:formula="of:=[.E2]-[$Linear.E2]" office:value-type="float" office:value="0.6" calcext:value-type="float">
            <text:p>0.6</text:p>
          </table:table-cell>
          <table:table-cell table:formula="of:=[.F2]-[$Linear.F2]" office:value-type="float" office:value="-0.2" calcext:value-type="float">
            <text:p>-0.2</text:p>
          </table:table-cell>
          <table:table-cell table:formula="of:=[.G2]-[$Linear.G2]" office:value-type="float" office:value="-0.4" calcext:value-type="float">
            <text:p>-0.4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table:formula="of:=[.C3]" office:value-type="float" office:value="1000" calcext:value-type="float">
            <text:p>1000</text:p>
          </table:table-cell>
          <table:table-cell table:formula="of:=[.E3]-[$Linear.E3]" office:value-type="float" office:value="-1" calcext:value-type="float">
            <text:p>-1</text:p>
          </table:table-cell>
          <table:table-cell table:formula="of:=[.F3]-[$Linear.F3]" office:value-type="float" office:value="0.2" calcext:value-type="float">
            <text:p>0.2</text:p>
          </table:table-cell>
          <table:table-cell table:formula="of:=[.G3]-[$Linear.G3]" office:value-type="float" office:value="0.6" calcext:value-type="float">
            <text:p>0.6</text:p>
          </table:table-cell>
          <table:table-cell table:formula="of:=[.B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.8" calcext:value-type="float">
            <text:p>9.8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61.2" calcext:value-type="float">
            <text:p>61.2</text:p>
          </table:table-cell>
          <table:table-cell table:formula="of:=[.C4]" office:value-type="float" office:value="10000" calcext:value-type="float">
            <text:p>10000</text:p>
          </table:table-cell>
          <table:table-cell table:formula="of:=[.E4]-[$Linear.E4]" office:value-type="float" office:value="-3.8" calcext:value-type="float">
            <text:p>-3.8</text:p>
          </table:table-cell>
          <table:table-cell table:formula="of:=[.F4]-[$Linear.F4]" office:value-type="float" office:value="15" calcext:value-type="float">
            <text:p>15</text:p>
          </table:table-cell>
          <table:table-cell table:formula="of:=[.G4]-[$Linear.G4]" office:value-type="float" office:value="8" calcext:value-type="float">
            <text:p>8</text:p>
          </table:table-cell>
          <table:table-cell table:formula="of:=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.8" calcext:value-type="float">
            <text:p>122.8</text:p>
          </table:table-cell>
          <table:table-cell office:value-type="float" office:value="360" calcext:value-type="float">
            <text:p>360</text:p>
          </table:table-cell>
          <table:table-cell office:value-type="float" office:value="1161.8" calcext:value-type="float">
            <text:p>1161.8</text:p>
          </table:table-cell>
          <table:table-cell office:value-type="float" office:value="1175" calcext:value-type="float">
            <text:p>1175</text:p>
          </table:table-cell>
          <table:table-cell table:formula="of:=[.C5]" office:value-type="float" office:value="100000" calcext:value-type="float">
            <text:p>100000</text:p>
          </table:table-cell>
          <table:table-cell table:formula="of:=[.E5]-[$Linear.E5]" office:value-type="float" office:value="3.39999999999998" calcext:value-type="float">
            <text:p>3.4</text:p>
          </table:table-cell>
          <table:table-cell table:formula="of:=[.F5]-[$Linear.F5]" office:value-type="float" office:value="649.6" calcext:value-type="float">
            <text:p>649.6</text:p>
          </table:table-cell>
          <table:table-cell table:formula="of:=[.G5]-[$Linear.G5]" office:value-type="float" office:value="540.6" calcext:value-type="float">
            <text:p>540.6</text:p>
          </table:table-cell>
          <table:table-cell table:formula="of:=[.B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3" calcext:value-type="float">
            <text:p>1453</text:p>
          </table:table-cell>
          <table:table-cell office:value-type="float" office:value="6300.8" calcext:value-type="float">
            <text:p>6300.8</text:p>
          </table:table-cell>
          <table:table-cell office:value-type="float" office:value="14777.8" calcext:value-type="float">
            <text:p>14777.8</text:p>
          </table:table-cell>
          <table:table-cell office:value-type="float" office:value="17341.4" calcext:value-type="float">
            <text:p>17341.4</text:p>
          </table:table-cell>
          <table:table-cell table:formula="of:=[.C6]" office:value-type="float" office:value="1000000" calcext:value-type="float">
            <text:p>1000000</text:p>
          </table:table-cell>
          <table:table-cell table:formula="of:=[.E6]-[$Linear.E6]" office:value-type="float" office:value="901.8" calcext:value-type="float">
            <text:p>901.8</text:p>
          </table:table-cell>
          <table:table-cell table:formula="of:=[.F6]-[$Linear.F6]" office:value-type="float" office:value="8056.4" calcext:value-type="float">
            <text:p>8056.4</text:p>
          </table:table-cell>
          <table:table-cell table:formula="of:=[.G6]-[$Linear.G6]" office:value-type="float" office:value="9960.2" calcext:value-type="float">
            <text:p>9960.2</text:p>
          </table:table-cell>
          <table:table-cell table:formula="of:=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100" calcext:value-type="float">
            <text:p>100</text:p>
          </table:table-cell>
          <table:table-cell table:formula="of:=[.E7]-[$Linear.E7]" office:value-type="float" office:value="-0.2" calcext:value-type="float">
            <text:p>-0.2</text:p>
          </table:table-cell>
          <table:table-cell table:formula="of:=[.F7]-[$Linear.F7]" office:value-type="float" office:value="0.8" calcext:value-type="float">
            <text:p>0.8</text:p>
          </table:table-cell>
          <table:table-cell table:formula="of:=[.G7]-[$Linear.G7]" office:value-type="float" office:value="0.8" calcext:value-type="float">
            <text:p>0.8</text:p>
          </table:table-cell>
          <table:table-cell table:formula="of:=[.B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6.2" calcext:value-type="float">
            <text:p>6.2</text:p>
          </table:table-cell>
          <table:table-cell office:value-type="float" office:value="13.2" calcext:value-type="float">
            <text:p>13.2</text:p>
          </table:table-cell>
          <table:table-cell office:value-type="float" office:value="10.4" calcext:value-type="float">
            <text:p>10.4</text:p>
          </table:table-cell>
          <table:table-cell table:formula="of:=[.C8]" office:value-type="float" office:value="1000" calcext:value-type="float">
            <text:p>1000</text:p>
          </table:table-cell>
          <table:table-cell table:formula="of:=[.E8]-[$Linear.E8]" office:value-type="float" office:value="0.600000000000001" calcext:value-type="float">
            <text:p>0.6</text:p>
          </table:table-cell>
          <table:table-cell table:formula="of:=[.F8]-[$Linear.F8]" office:value-type="float" office:value="4.2" calcext:value-type="float">
            <text:p>4.2</text:p>
          </table:table-cell>
          <table:table-cell table:formula="of:=[.G8]-[$Linear.G8]" office:value-type="float" office:value="5" calcext:value-type="float">
            <text:p>5</text:p>
          </table:table-cell>
          <table:table-cell table:formula="of:=[.B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68.4" calcext:value-type="float">
            <text:p>68.4</text:p>
          </table:table-cell>
          <table:table-cell office:value-type="float" office:value="124.2" calcext:value-type="float">
            <text:p>124.2</text:p>
          </table:table-cell>
          <table:table-cell office:value-type="float" office:value="126.8" calcext:value-type="float">
            <text:p>126.8</text:p>
          </table:table-cell>
          <table:table-cell table:formula="of:=[.C9]" office:value-type="float" office:value="10000" calcext:value-type="float">
            <text:p>10000</text:p>
          </table:table-cell>
          <table:table-cell table:formula="of:=[.E9]-[$Linear.E9]" office:value-type="float" office:value="22.2" calcext:value-type="float">
            <text:p>22.2</text:p>
          </table:table-cell>
          <table:table-cell table:formula="of:=[.F9]-[$Linear.F9]" office:value-type="float" office:value="49.4" calcext:value-type="float">
            <text:p>49.4</text:p>
          </table:table-cell>
          <table:table-cell table:formula="of:=[.G9]-[$Linear.G9]" office:value-type="float" office:value="48" calcext:value-type="float">
            <text:p>48</text:p>
          </table:table-cell>
          <table:table-cell table:formula="of:=[.B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8.2" calcext:value-type="float">
            <text:p>118.2</text:p>
          </table:table-cell>
          <table:table-cell office:value-type="float" office:value="1380.8" calcext:value-type="float">
            <text:p>1380.8</text:p>
          </table:table-cell>
          <table:table-cell office:value-type="float" office:value="2358.2" calcext:value-type="float">
            <text:p>2358.2</text:p>
          </table:table-cell>
          <table:table-cell office:value-type="float" office:value="2425.2" calcext:value-type="float">
            <text:p>2425.2</text:p>
          </table:table-cell>
          <table:table-cell table:formula="of:=[.C10]" office:value-type="float" office:value="100000" calcext:value-type="float">
            <text:p>100000</text:p>
          </table:table-cell>
          <table:table-cell table:formula="of:=[.E10]-[$Linear.E10]" office:value-type="float" office:value="902.6" calcext:value-type="float">
            <text:p>902.6</text:p>
          </table:table-cell>
          <table:table-cell table:formula="of:=[.F10]-[$Linear.F10]" office:value-type="float" office:value="1609.2" calcext:value-type="float">
            <text:p>1609.2</text:p>
          </table:table-cell>
          <table:table-cell table:formula="of:=[.G10]-[$Linear.G10]" office:value-type="float" office:value="1613.6" calcext:value-type="float">
            <text:p>1613.6</text:p>
          </table:table-cell>
          <table:table-cell table:formula="of:=[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45.6" calcext:value-type="float">
            <text:p>1445.6</text:p>
          </table:table-cell>
          <table:table-cell office:value-type="float" office:value="17089.2" calcext:value-type="float">
            <text:p>17089.2</text:p>
          </table:table-cell>
          <table:table-cell office:value-type="float" office:value="26517.8" calcext:value-type="float">
            <text:p>26517.8</text:p>
          </table:table-cell>
          <table:table-cell office:value-type="float" office:value="27640.2" calcext:value-type="float">
            <text:p>27640.2</text:p>
          </table:table-cell>
          <table:table-cell table:formula="of:=[.C11]" office:value-type="float" office:value="1000000" calcext:value-type="float">
            <text:p>1000000</text:p>
          </table:table-cell>
          <table:table-cell table:formula="of:=[.E11]-[$Linear.E11]" office:value-type="float" office:value="11348.2" calcext:value-type="float">
            <text:p>11348.2</text:p>
          </table:table-cell>
          <table:table-cell table:formula="of:=[.F11]-[$Linear.F11]" office:value-type="float" office:value="18708.2" calcext:value-type="float">
            <text:p>18708.2</text:p>
          </table:table-cell>
          <table:table-cell table:formula="of:=[.G11]-[$Linear.G11]" office:value-type="float" office:value="19637.6" calcext:value-type="float">
            <text:p>19637.6</text:p>
          </table:table-cell>
          <table:table-cell table:formula="of:=[.B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table:formula="of:=[.C12]" office:value-type="float" office:value="100" calcext:value-type="float">
            <text:p>100</text:p>
          </table:table-cell>
          <table:table-cell table:formula="of:=[.E12]-[$Linear.E12]" office:value-type="float" office:value="0.4" calcext:value-type="float">
            <text:p>0.4</text:p>
          </table:table-cell>
          <table:table-cell table:formula="of:=[.F12]-[$Linear.F12]" office:value-type="float" office:value="0.8" calcext:value-type="float">
            <text:p>0.8</text:p>
          </table:table-cell>
          <table:table-cell table:formula="of:=[.G12]-[$Linear.G12]" office:value-type="float" office:value="0.4" calcext:value-type="float">
            <text:p>0.4</text:p>
          </table:table-cell>
          <table:table-cell table:formula="of:=[.B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18.2" calcext:value-type="float">
            <text:p>18.2</text:p>
          </table:table-cell>
          <table:table-cell office:value-type="float" office:value="14.2" calcext:value-type="float">
            <text:p>14.2</text:p>
          </table:table-cell>
          <table:table-cell table:formula="of:=[.C13]" office:value-type="float" office:value="1000" calcext:value-type="float">
            <text:p>1000</text:p>
          </table:table-cell>
          <table:table-cell table:formula="of:=[.E13]-[$Linear.E13]" office:value-type="float" office:value="6.2" calcext:value-type="float">
            <text:p>6.2</text:p>
          </table:table-cell>
          <table:table-cell table:formula="of:=[.F13]-[$Linear.F13]" office:value-type="float" office:value="7" calcext:value-type="float">
            <text:p>7</text:p>
          </table:table-cell>
          <table:table-cell table:formula="of:=[.G13]-[$Linear.G13]" office:value-type="float" office:value="8" calcext:value-type="float">
            <text:p>8</text:p>
          </table:table-cell>
          <table:table-cell table:formula="of:=[.B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119.2" calcext:value-type="float">
            <text:p>119.2</text:p>
          </table:table-cell>
          <table:table-cell table:number-columns-repeated="2" office:value-type="float" office:value="166" calcext:value-type="float">
            <text:p>166</text:p>
          </table:table-cell>
          <table:table-cell table:formula="of:=[.C14]" office:value-type="float" office:value="10000" calcext:value-type="float">
            <text:p>10000</text:p>
          </table:table-cell>
          <table:table-cell table:formula="of:=[.E14]-[$Linear.E14]" office:value-type="float" office:value="53.6" calcext:value-type="float">
            <text:p>53.6</text:p>
          </table:table-cell>
          <table:table-cell table:formula="of:=[.F14]-[$Linear.F14]" office:value-type="float" office:value="71.6" calcext:value-type="float">
            <text:p>71.6</text:p>
          </table:table-cell>
          <table:table-cell table:formula="of:=[.G14]-[$Linear.G14]" office:value-type="float" office:value="68" calcext:value-type="float">
            <text:p>68</text:p>
          </table:table-cell>
          <table:table-cell table:formula="of:=[.B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.8" calcext:value-type="float">
            <text:p>123.8</text:p>
          </table:table-cell>
          <table:table-cell office:value-type="float" office:value="2428.8" calcext:value-type="float">
            <text:p>2428.8</text:p>
          </table:table-cell>
          <table:table-cell office:value-type="float" office:value="3233.6" calcext:value-type="float">
            <text:p>3233.6</text:p>
          </table:table-cell>
          <table:table-cell office:value-type="float" office:value="3202.4" calcext:value-type="float">
            <text:p>3202.4</text:p>
          </table:table-cell>
          <table:table-cell table:formula="of:=[.C15]" office:value-type="float" office:value="100000" calcext:value-type="float">
            <text:p>100000</text:p>
          </table:table-cell>
          <table:table-cell table:formula="of:=[.E15]-[$Linear.E15]" office:value-type="float" office:value="1717.8" calcext:value-type="float">
            <text:p>1717.8</text:p>
          </table:table-cell>
          <table:table-cell table:formula="of:=[.F15]-[$Linear.F15]" office:value-type="float" office:value="2261" calcext:value-type="float">
            <text:p>2261</text:p>
          </table:table-cell>
          <table:table-cell table:formula="of:=[.G15]-[$Linear.G15]" office:value-type="float" office:value="2199.8" calcext:value-type="float">
            <text:p>2199.8</text:p>
          </table:table-cell>
          <table:table-cell table:formula="of:=[.B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9.2" calcext:value-type="float">
            <text:p>1459.2</text:p>
          </table:table-cell>
          <table:table-cell office:value-type="float" office:value="24738" calcext:value-type="float">
            <text:p>24738</text:p>
          </table:table-cell>
          <table:table-cell office:value-type="float" office:value="32264.6" calcext:value-type="float">
            <text:p>32264.6</text:p>
          </table:table-cell>
          <table:table-cell office:value-type="float" office:value="32717.2" calcext:value-type="float">
            <text:p>32717.2</text:p>
          </table:table-cell>
          <table:table-cell table:formula="of:=[.C16]" office:value-type="float" office:value="1000000" calcext:value-type="float">
            <text:p>1000000</text:p>
          </table:table-cell>
          <table:table-cell table:formula="of:=[.E16]-[$Linear.E16]" office:value-type="float" office:value="17669.2" calcext:value-type="float">
            <text:p>17669.2</text:p>
          </table:table-cell>
          <table:table-cell table:formula="of:=[.F16]-[$Linear.F16]" office:value-type="float" office:value="22666.6" calcext:value-type="float">
            <text:p>22666.6</text:p>
          </table:table-cell>
          <table:table-cell table:formula="of:=[.G16]-[$Linear.G16]" office:value-type="float" office:value="23028.4" calcext:value-type="float">
            <text:p>23028.4</text:p>
          </table:table-cell>
          <table:table-cell table:formula="of:=[.B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C17]" office:value-type="float" office:value="100" calcext:value-type="float">
            <text:p>100</text:p>
          </table:table-cell>
          <table:table-cell table:formula="of:=[.E17]-[$Linear.E17]" office:value-type="float" office:value="0.6" calcext:value-type="float">
            <text:p>0.6</text:p>
          </table:table-cell>
          <table:table-cell table:formula="of:=[.F17]-[$Linear.F17]" office:value-type="float" office:value="0.8" calcext:value-type="float">
            <text:p>0.8</text:p>
          </table:table-cell>
          <table:table-cell table:formula="of:=[.G17]-[$Linear.G17]" office:value-type="float" office:value="0.6" calcext:value-type="float">
            <text:p>0.6</text:p>
          </table:table-cell>
          <table:table-cell table:formula="of:=[.B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.4</text:p>
          </table:table-cell>
          <table:table-cell office:value-type="float" office:value="16.6" calcext:value-type="float">
            <text:p>16.6</text:p>
          </table:table-cell>
          <table:table-cell table:formula="of:=[.C18]" office:value-type="float" office:value="1000" calcext:value-type="float">
            <text:p>1000</text:p>
          </table:table-cell>
          <table:table-cell table:formula="of:=[.E18]-[$Linear.E18]" office:value-type="float" office:value="9" calcext:value-type="float">
            <text:p>9</text:p>
          </table:table-cell>
          <table:table-cell table:formula="of:=[.F18]-[$Linear.F18]" office:value-type="float" office:value="8.4" calcext:value-type="float">
            <text:p>8.4</text:p>
          </table:table-cell>
          <table:table-cell table:formula="of:=[.G18]-[$Linear.G18]" office:value-type="float" office:value="9.2" calcext:value-type="float">
            <text:p>9.2</text:p>
          </table:table-cell>
          <table:table-cell table:formula="of:=[.B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.4" calcext:value-type="float">
            <text:p>9.4</text:p>
          </table:table-cell>
          <table:table-cell office:value-type="float" office:value="162.4" calcext:value-type="float">
            <text:p>162.4</text:p>
          </table:table-cell>
          <table:table-cell office:value-type="float" office:value="196.6" calcext:value-type="float">
            <text:p>196.6</text:p>
          </table:table-cell>
          <table:table-cell office:value-type="float" office:value="199.6" calcext:value-type="float">
            <text:p>199.6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[.E19]-[$Linear.E19]" office:value-type="float" office:value="76.6" calcext:value-type="float">
            <text:p>76.6</text:p>
          </table:table-cell>
          <table:table-cell table:formula="of:=[.F19]-[$Linear.F19]" office:value-type="float" office:value="88.6" calcext:value-type="float">
            <text:p>88.6</text:p>
          </table:table-cell>
          <table:table-cell table:formula="of:=[.G19]-[$Linear.G19]" office:value-type="float" office:value="89.2" calcext:value-type="float">
            <text:p>89.2</text:p>
          </table:table-cell>
          <table:table-cell table:formula="of:=[.B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.8" calcext:value-type="float">
            <text:p>117.8</text:p>
          </table:table-cell>
          <table:table-cell office:value-type="float" office:value="2807.2" calcext:value-type="float">
            <text:p>2807.2</text:p>
          </table:table-cell>
          <table:table-cell office:value-type="float" office:value="3299" calcext:value-type="float">
            <text:p>3299</text:p>
          </table:table-cell>
          <table:table-cell office:value-type="float" office:value="3321" calcext:value-type="float">
            <text:p>3321</text:p>
          </table:table-cell>
          <table:table-cell table:formula="of:=[.C20]" office:value-type="float" office:value="100000" calcext:value-type="float">
            <text:p>100000</text:p>
          </table:table-cell>
          <table:table-cell table:formula="of:=[.E20]-[$Linear.E20]" office:value-type="float" office:value="1958.2" calcext:value-type="float">
            <text:p>1958.2</text:p>
          </table:table-cell>
          <table:table-cell table:formula="of:=[.F20]-[$Linear.F20]" office:value-type="float" office:value="2235.6" calcext:value-type="float">
            <text:p>2235.6</text:p>
          </table:table-cell>
          <table:table-cell table:formula="of:=[.G20]-[$Linear.G20]" office:value-type="float" office:value="2257" calcext:value-type="float">
            <text:p>2257</text:p>
          </table:table-cell>
          <table:table-cell table:formula="of:=[.B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8.8" calcext:value-type="float">
            <text:p>1458.8</text:p>
          </table:table-cell>
          <table:table-cell office:value-type="float" office:value="31324.4" calcext:value-type="float">
            <text:p>31324.4</text:p>
          </table:table-cell>
          <table:table-cell office:value-type="float" office:value="36386" calcext:value-type="float">
            <text:p>36386</text:p>
          </table:table-cell>
          <table:table-cell office:value-type="float" office:value="36782.2" calcext:value-type="float">
            <text:p>36782.2</text:p>
          </table:table-cell>
          <table:table-cell table:formula="of:=[.C21]" office:value-type="float" office:value="1000000" calcext:value-type="float">
            <text:p>1000000</text:p>
          </table:table-cell>
          <table:table-cell table:formula="of:=[.E21]-[$Linear.E21]" office:value-type="float" office:value="22525.4" calcext:value-type="float">
            <text:p>22525.4</text:p>
          </table:table-cell>
          <table:table-cell table:formula="of:=[.F21]-[$Linear.F21]" office:value-type="float" office:value="25454" calcext:value-type="float">
            <text:p>25454</text:p>
          </table:table-cell>
          <table:table-cell table:formula="of:=[.G21]-[$Linear.G21]" office:value-type="float" office:value="25677.6" calcext:value-type="float">
            <text:p>25677.6</text:p>
          </table:table-cell>
          <table:table-cell table:formula="of:=[.B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2]" office:value-type="float" office:value="100" calcext:value-type="float">
            <text:p>100</text:p>
          </table:table-cell>
          <table:table-cell table:formula="of:=[.E22]-[$Linear.E22]" office:value-type="float" office:value="0.2" calcext:value-type="float">
            <text:p>0.2</text:p>
          </table:table-cell>
          <table:table-cell table:formula="of:=[.F22]-[$Linear.F22]" office:value-type="float" office:value="0.8" calcext:value-type="float">
            <text:p>0.8</text:p>
          </table:table-cell>
          <table:table-cell table:formula="of:=[.G22]-[$Linear.G22]" office:value-type="float" office:value="0.4" calcext:value-type="float">
            <text:p>0.4</text:p>
          </table:table-cell>
          <table:table-cell table:formula="of:=[.B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office:value-type="float" office:value="16.2" calcext:value-type="float">
            <text:p>16.2</text:p>
          </table:table-cell>
          <table:table-cell table:formula="of:=[.C23]" office:value-type="float" office:value="1000" calcext:value-type="float">
            <text:p>1000</text:p>
          </table:table-cell>
          <table:table-cell table:formula="of:=[.E23]-[$Linear.E23]" office:value-type="float" office:value="8" calcext:value-type="float">
            <text:p>8</text:p>
          </table:table-cell>
          <table:table-cell table:formula="of:=[.F23]-[$Linear.F23]" office:value-type="float" office:value="7.8" calcext:value-type="float">
            <text:p>7.8</text:p>
          </table:table-cell>
          <table:table-cell table:formula="of:=[.G23]-[$Linear.G23]" office:value-type="float" office:value="8.2" calcext:value-type="float">
            <text:p>8.2</text:p>
          </table:table-cell>
          <table:table-cell table:formula="of:=[.B2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9.8" calcext:value-type="float">
            <text:p>9.8</text:p>
          </table:table-cell>
          <table:table-cell office:value-type="float" office:value="191" calcext:value-type="float">
            <text:p>191</text:p>
          </table:table-cell>
          <table:table-cell office:value-type="float" office:value="209" calcext:value-type="float">
            <text:p>209</text:p>
          </table:table-cell>
          <table:table-cell office:value-type="float" office:value="210.6" calcext:value-type="float">
            <text:p>210.6</text:p>
          </table:table-cell>
          <table:table-cell table:formula="of:=[.C24]" office:value-type="float" office:value="10000" calcext:value-type="float">
            <text:p>10000</text:p>
          </table:table-cell>
          <table:table-cell table:formula="of:=[.E24]-[$Linear.E24]" office:value-type="float" office:value="88" calcext:value-type="float">
            <text:p>88</text:p>
          </table:table-cell>
          <table:table-cell table:formula="of:=[.F24]-[$Linear.F24]" office:value-type="float" office:value="93.8" calcext:value-type="float">
            <text:p>93.8</text:p>
          </table:table-cell>
          <table:table-cell table:formula="of:=[.G24]-[$Linear.G24]" office:value-type="float" office:value="95.6" calcext:value-type="float">
            <text:p>95.6</text:p>
          </table:table-cell>
          <table:table-cell table:formula="of:=[.B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2.6" calcext:value-type="float">
            <text:p>122.6</text:p>
          </table:table-cell>
          <table:table-cell office:value-type="float" office:value="3103" calcext:value-type="float">
            <text:p>3103</text:p>
          </table:table-cell>
          <table:table-cell office:value-type="float" office:value="3404.2" calcext:value-type="float">
            <text:p>3404.2</text:p>
          </table:table-cell>
          <table:table-cell office:value-type="float" office:value="3375" calcext:value-type="float">
            <text:p>3375</text:p>
          </table:table-cell>
          <table:table-cell table:formula="of:=[.C25]" office:value-type="float" office:value="100000" calcext:value-type="float">
            <text:p>100000</text:p>
          </table:table-cell>
          <table:table-cell table:formula="of:=[.E25]-[$Linear.E25]" office:value-type="float" office:value="2115.2" calcext:value-type="float">
            <text:p>2115.2</text:p>
          </table:table-cell>
          <table:table-cell table:formula="of:=[.F25]-[$Linear.F25]" office:value-type="float" office:value="2261.2" calcext:value-type="float">
            <text:p>2261.2</text:p>
          </table:table-cell>
          <table:table-cell table:formula="of:=[.G25]-[$Linear.G25]" office:value-type="float" office:value="2262.8" calcext:value-type="float">
            <text:p>2262.8</text:p>
          </table:table-cell>
          <table:table-cell table:formula="of:=[.B2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5" calcext:value-type="float">
            <text:p>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01.4" calcext:value-type="float">
            <text:p>1501.4</text:p>
          </table:table-cell>
          <table:table-cell office:value-type="float" office:value="36101.4" calcext:value-type="float">
            <text:p>36101.4</text:p>
          </table:table-cell>
          <table:table-cell office:value-type="float" office:value="39669" calcext:value-type="float">
            <text:p>39669</text:p>
          </table:table-cell>
          <table:table-cell office:value-type="float" office:value="39932.8" calcext:value-type="float">
            <text:p>39932.8</text:p>
          </table:table-cell>
          <table:table-cell table:formula="of:=[.C26]" office:value-type="float" office:value="1000000" calcext:value-type="float">
            <text:p>1000000</text:p>
          </table:table-cell>
          <table:table-cell table:formula="of:=[.E26]-[$Linear.E26]" office:value-type="float" office:value="25474.8" calcext:value-type="float">
            <text:p>25474.8</text:p>
          </table:table-cell>
          <table:table-cell table:formula="of:=[.F26]-[$Linear.F26]" office:value-type="float" office:value="27761" calcext:value-type="float">
            <text:p>27761</text:p>
          </table:table-cell>
          <table:table-cell table:formula="of:=[.G26]-[$Linear.G26]" office:value-type="float" office:value="27873.8" calcext:value-type="float">
            <text:p>27873.8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C27]" office:value-type="float" office:value="100" calcext:value-type="float">
            <text:p>100</text:p>
          </table:table-cell>
          <table:table-cell table:formula="of:=[.E27]-[$Linear.E27]" office:value-type="float" office:value="0.6" calcext:value-type="float">
            <text:p>0.6</text:p>
          </table:table-cell>
          <table:table-cell table:formula="of:=[.F27]-[$Linear.F27]" office:value-type="float" office:value="1" calcext:value-type="float">
            <text:p>1</text:p>
          </table:table-cell>
          <table:table-cell table:formula="of:=[.G27]-[$Linear.G27]" office:value-type="float" office:value="0.6" calcext:value-type="float">
            <text:p>0.6</text:p>
          </table:table-cell>
          <table:table-cell table:formula="of:=[.B2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20.2" calcext:value-type="float">
            <text:p>20.2</text:p>
          </table:table-cell>
          <table:table-cell office:value-type="float" office:value="19.4" calcext:value-type="float">
            <text:p>19.4</text:p>
          </table:table-cell>
          <table:table-cell office:value-type="float" office:value="16.4" calcext:value-type="float">
            <text:p>16.4</text:p>
          </table:table-cell>
          <table:table-cell table:formula="of:=[.C28]" office:value-type="float" office:value="1000" calcext:value-type="float">
            <text:p>1000</text:p>
          </table:table-cell>
          <table:table-cell table:formula="of:=[.E28]-[$Linear.E28]" office:value-type="float" office:value="8.6" calcext:value-type="float">
            <text:p>8.6</text:p>
          </table:table-cell>
          <table:table-cell table:formula="of:=[.F28]-[$Linear.F28]" office:value-type="float" office:value="7.8" calcext:value-type="float">
            <text:p>7.8</text:p>
          </table:table-cell>
          <table:table-cell table:formula="of:=[.G28]-[$Linear.G28]" office:value-type="float" office:value="7.8" calcext:value-type="float">
            <text:p>7.8</text:p>
          </table:table-cell>
          <table:table-cell table:formula="of:=[.B2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11.6" calcext:value-type="float">
            <text:p>11.6</text:p>
          </table:table-cell>
          <table:table-cell office:value-type="float" office:value="214.8" calcext:value-type="float">
            <text:p>214.8</text:p>
          </table:table-cell>
          <table:table-cell office:value-type="float" office:value="225.4" calcext:value-type="float">
            <text:p>225.4</text:p>
          </table:table-cell>
          <table:table-cell office:value-type="float" office:value="213.2" calcext:value-type="float">
            <text:p>213.2</text:p>
          </table:table-cell>
          <table:table-cell table:formula="of:=[.C29]" office:value-type="float" office:value="10000" calcext:value-type="float">
            <text:p>10000</text:p>
          </table:table-cell>
          <table:table-cell table:formula="of:=[.E29]-[$Linear.E29]" office:value-type="float" office:value="100.6" calcext:value-type="float">
            <text:p>100.6</text:p>
          </table:table-cell>
          <table:table-cell table:formula="of:=[.F29]-[$Linear.F29]" office:value-type="float" office:value="109" calcext:value-type="float">
            <text:p>109</text:p>
          </table:table-cell>
          <table:table-cell table:formula="of:=[.G29]-[$Linear.G29]" office:value-type="float" office:value="98" calcext:value-type="float">
            <text:p>98</text:p>
          </table:table-cell>
          <table:table-cell table:formula="of:=[.B2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6" calcext:value-type="float">
            <text:p>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.2" calcext:value-type="float">
            <text:p>121.2</text:p>
          </table:table-cell>
          <table:table-cell office:value-type="float" office:value="3622.2" calcext:value-type="float">
            <text:p>3622.2</text:p>
          </table:table-cell>
          <table:table-cell office:value-type="float" office:value="3767.8" calcext:value-type="float">
            <text:p>3767.8</text:p>
          </table:table-cell>
          <table:table-cell office:value-type="float" office:value="3752.2" calcext:value-type="float">
            <text:p>3752.2</text:p>
          </table:table-cell>
          <table:table-cell table:formula="of:=[.C30]" office:value-type="float" office:value="100000" calcext:value-type="float">
            <text:p>100000</text:p>
          </table:table-cell>
          <table:table-cell table:formula="of:=[.E30]-[$Linear.E30]" office:value-type="float" office:value="2502.8" calcext:value-type="float">
            <text:p>2502.8</text:p>
          </table:table-cell>
          <table:table-cell table:formula="of:=[.F30]-[$Linear.F30]" office:value-type="float" office:value="2596.6" calcext:value-type="float">
            <text:p>2596.6</text:p>
          </table:table-cell>
          <table:table-cell table:formula="of:=[.G30]-[$Linear.G30]" office:value-type="float" office:value="2598.4" calcext:value-type="float">
            <text:p>2598.4</text:p>
          </table:table-cell>
          <table:table-cell table:formula="of:=[.B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8" calcext:value-type="float">
            <text:p>1458</text:p>
          </table:table-cell>
          <table:table-cell office:value-type="float" office:value="38616.2" calcext:value-type="float">
            <text:p>38616.2</text:p>
          </table:table-cell>
          <table:table-cell office:value-type="float" office:value="40768.4" calcext:value-type="float">
            <text:p>40768.4</text:p>
          </table:table-cell>
          <table:table-cell office:value-type="float" office:value="41012.2" calcext:value-type="float">
            <text:p>41012.2</text:p>
          </table:table-cell>
          <table:table-cell table:formula="of:=[.C31]" office:value-type="float" office:value="1000000" calcext:value-type="float">
            <text:p>1000000</text:p>
          </table:table-cell>
          <table:table-cell table:formula="of:=[.E31]-[$Linear.E31]" office:value-type="float" office:value="27152" calcext:value-type="float">
            <text:p>27152</text:p>
          </table:table-cell>
          <table:table-cell table:formula="of:=[.F31]-[$Linear.F31]" office:value-type="float" office:value="28640.8" calcext:value-type="float">
            <text:p>28640.8</text:p>
          </table:table-cell>
          <table:table-cell table:formula="of:=[.G31]-[$Linear.G31]" office:value-type="float" office:value="28747.8" calcext:value-type="float">
            <text:p>28747.8</text:p>
          </table:table-cell>
          <table:table-cell table:formula="of:=[.B3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table:formula="of:=[.C32]" office:value-type="float" office:value="100" calcext:value-type="float">
            <text:p>100</text:p>
          </table:table-cell>
          <table:table-cell table:formula="of:=[.E32]-[$Linear.E32]" office:value-type="float" office:value="0.6" calcext:value-type="float">
            <text:p>0.6</text:p>
          </table:table-cell>
          <table:table-cell table:formula="of:=[.F32]-[$Linear.F32]" office:value-type="float" office:value="0.6" calcext:value-type="float">
            <text:p>0.6</text:p>
          </table:table-cell>
          <table:table-cell table:formula="of:=[.G32]-[$Linear.G32]" office:value-type="float" office:value="0.4" calcext:value-type="float">
            <text:p>0.4</text:p>
          </table:table-cell>
          <table:table-cell table:formula="of:=[.B3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.2</text:p>
          </table:table-cell>
          <table:table-cell office:value-type="float" office:value="15.6" calcext:value-type="float">
            <text:p>15.6</text:p>
          </table:table-cell>
          <table:table-cell table:formula="of:=[.C33]" office:value-type="float" office:value="1000" calcext:value-type="float">
            <text:p>1000</text:p>
          </table:table-cell>
          <table:table-cell table:formula="of:=[.E33]-[$Linear.E33]" office:value-type="float" office:value="8.6" calcext:value-type="float">
            <text:p>8.6</text:p>
          </table:table-cell>
          <table:table-cell table:formula="of:=[.F33]-[$Linear.F33]" office:value-type="float" office:value="7.2" calcext:value-type="float">
            <text:p>7.2</text:p>
          </table:table-cell>
          <table:table-cell table:formula="of:=[.G33]-[$Linear.G33]" office:value-type="float" office:value="7" calcext:value-type="float">
            <text:p>7</text:p>
          </table:table-cell>
          <table:table-cell table:formula="of:=[.B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9.4" calcext:value-type="float">
            <text:p>9.4</text:p>
          </table:table-cell>
          <table:table-cell office:value-type="float" office:value="216.6" calcext:value-type="float">
            <text:p>216.6</text:p>
          </table:table-cell>
          <table:table-cell office:value-type="float" office:value="207.2" calcext:value-type="float">
            <text:p>207.2</text:p>
          </table:table-cell>
          <table:table-cell office:value-type="float" office:value="204" calcext:value-type="float">
            <text:p>204</text:p>
          </table:table-cell>
          <table:table-cell table:formula="of:=[.C34]" office:value-type="float" office:value="10000" calcext:value-type="float">
            <text:p>10000</text:p>
          </table:table-cell>
          <table:table-cell table:formula="of:=[.E34]-[$Linear.E34]" office:value-type="float" office:value="98.8" calcext:value-type="float">
            <text:p>98.8</text:p>
          </table:table-cell>
          <table:table-cell table:formula="of:=[.F34]-[$Linear.F34]" office:value-type="float" office:value="93.8" calcext:value-type="float">
            <text:p>93.8</text:p>
          </table:table-cell>
          <table:table-cell table:formula="of:=[.G34]-[$Linear.G34]" office:value-type="float" office:value="91.8" calcext:value-type="float">
            <text:p>91.8</text:p>
          </table:table-cell>
          <table:table-cell table:formula="of:=[.B3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7" calcext:value-type="float">
            <text:p>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" calcext:value-type="float">
            <text:p>121</text:p>
          </table:table-cell>
          <table:table-cell office:value-type="float" office:value="3625" calcext:value-type="float">
            <text:p>3625</text:p>
          </table:table-cell>
          <table:table-cell office:value-type="float" office:value="3674.8" calcext:value-type="float">
            <text:p>3674.8</text:p>
          </table:table-cell>
          <table:table-cell office:value-type="float" office:value="3623" calcext:value-type="float">
            <text:p>3623</text:p>
          </table:table-cell>
          <table:table-cell table:formula="of:=[.C35]" office:value-type="float" office:value="100000" calcext:value-type="float">
            <text:p>100000</text:p>
          </table:table-cell>
          <table:table-cell table:formula="of:=[.E35]-[$Linear.E35]" office:value-type="float" office:value="2416.4" calcext:value-type="float">
            <text:p>2416.4</text:p>
          </table:table-cell>
          <table:table-cell table:formula="of:=[.F35]-[$Linear.F35]" office:value-type="float" office:value="2475.4" calcext:value-type="float">
            <text:p>2475.4</text:p>
          </table:table-cell>
          <table:table-cell table:formula="of:=[.G35]-[$Linear.G35]" office:value-type="float" office:value="2472.4" calcext:value-type="float">
            <text:p>2472.4</text:p>
          </table:table-cell>
          <table:table-cell table:formula="of:=[.B3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7" calcext:value-type="float">
            <text:p>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0.4" calcext:value-type="float">
            <text:p>1460.4</text:p>
          </table:table-cell>
          <table:table-cell office:value-type="float" office:value="39945.4" calcext:value-type="float">
            <text:p>39945.4</text:p>
          </table:table-cell>
          <table:table-cell office:value-type="float" office:value="40711.8" calcext:value-type="float">
            <text:p>40711.8</text:p>
          </table:table-cell>
          <table:table-cell office:value-type="float" office:value="40762.2" calcext:value-type="float">
            <text:p>40762.2</text:p>
          </table:table-cell>
          <table:table-cell table:formula="of:=[.C36]" office:value-type="float" office:value="1000000" calcext:value-type="float">
            <text:p>1000000</text:p>
          </table:table-cell>
          <table:table-cell table:formula="of:=[.E36]-[$Linear.E36]" office:value-type="float" office:value="27830.8" calcext:value-type="float">
            <text:p>27830.8</text:p>
          </table:table-cell>
          <table:table-cell table:formula="of:=[.F36]-[$Linear.F36]" office:value-type="float" office:value="28572.6" calcext:value-type="float">
            <text:p>28572.6</text:p>
          </table:table-cell>
          <table:table-cell table:formula="of:=[.G36]-[$Linear.G36]" office:value-type="float" office:value="28543" calcext:value-type="float">
            <text:p>28543</text:p>
          </table:table-cell>
          <table:table-cell table:formula="of:=[.B3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table:formula="of:=[.C37]" office:value-type="float" office:value="100" calcext:value-type="float">
            <text:p>100</text:p>
          </table:table-cell>
          <table:table-cell table:formula="of:=[.E37]-[$Linear.E37]" office:value-type="float" office:value="0.4" calcext:value-type="float">
            <text:p>0.4</text:p>
          </table:table-cell>
          <table:table-cell table:formula="of:=[.F37]-[$Linear.F37]" office:value-type="float" office:value="0.8" calcext:value-type="float">
            <text:p>0.8</text:p>
          </table:table-cell>
          <table:table-cell table:formula="of:=[.G37]-[$Linear.G37]" office:value-type="float" office:value="0.2" calcext:value-type="float">
            <text:p>0.2</text:p>
          </table:table-cell>
          <table:table-cell table:formula="of:=[.B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19.6" calcext:value-type="float">
            <text:p>19.6</text:p>
          </table:table-cell>
          <table:table-cell office:value-type="float" office:value="17.4" calcext:value-type="float">
            <text:p>17.4</text:p>
          </table:table-cell>
          <table:table-cell office:value-type="float" office:value="15.4" calcext:value-type="float">
            <text:p>15.4</text:p>
          </table:table-cell>
          <table:table-cell table:formula="of:=[.C38]" office:value-type="float" office:value="1000" calcext:value-type="float">
            <text:p>1000</text:p>
          </table:table-cell>
          <table:table-cell table:formula="of:=[.E38]-[$Linear.E38]" office:value-type="float" office:value="8.2" calcext:value-type="float">
            <text:p>8.2</text:p>
          </table:table-cell>
          <table:table-cell table:formula="of:=[.F38]-[$Linear.F38]" office:value-type="float" office:value="6.4" calcext:value-type="float">
            <text:p>6.4</text:p>
          </table:table-cell>
          <table:table-cell table:formula="of:=[.G38]-[$Linear.G38]" office:value-type="float" office:value="6.4" calcext:value-type="float">
            <text:p>6.4</text:p>
          </table:table-cell>
          <table:table-cell table:formula="of:=[.B3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9.4" calcext:value-type="float">
            <text:p>9.4</text:p>
          </table:table-cell>
          <table:table-cell office:value-type="float" office:value="218" calcext:value-type="float">
            <text:p>218</text:p>
          </table:table-cell>
          <table:table-cell office:value-type="float" office:value="211.8" calcext:value-type="float">
            <text:p>211.8</text:p>
          </table:table-cell>
          <table:table-cell office:value-type="float" office:value="198.2" calcext:value-type="float">
            <text:p>198.2</text:p>
          </table:table-cell>
          <table:table-cell table:formula="of:=[.C39]" office:value-type="float" office:value="10000" calcext:value-type="float">
            <text:p>10000</text:p>
          </table:table-cell>
          <table:table-cell table:formula="of:=[.E39]-[$Linear.E39]" office:value-type="float" office:value="101.8" calcext:value-type="float">
            <text:p>101.8</text:p>
          </table:table-cell>
          <table:table-cell table:formula="of:=[.F39]-[$Linear.F39]" office:value-type="float" office:value="103.4" calcext:value-type="float">
            <text:p>103.4</text:p>
          </table:table-cell>
          <table:table-cell table:formula="of:=[.G39]-[$Linear.G39]" office:value-type="float" office:value="90.2" calcext:value-type="float">
            <text:p>90.2</text:p>
          </table:table-cell>
          <table:table-cell table:formula="of:=[.B3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.2" calcext:value-type="float">
            <text:p>121.2</text:p>
          </table:table-cell>
          <table:table-cell office:value-type="float" office:value="3756" calcext:value-type="float">
            <text:p>3756</text:p>
          </table:table-cell>
          <table:table-cell office:value-type="float" office:value="3694.6" calcext:value-type="float">
            <text:p>3694.6</text:p>
          </table:table-cell>
          <table:table-cell office:value-type="float" office:value="3646.2" calcext:value-type="float">
            <text:p>3646.2</text:p>
          </table:table-cell>
          <table:table-cell table:formula="of:=[.C40]" office:value-type="float" office:value="100000" calcext:value-type="float">
            <text:p>100000</text:p>
          </table:table-cell>
          <table:table-cell table:formula="of:=[.E40]-[$Linear.E40]" office:value-type="float" office:value="2591.4" calcext:value-type="float">
            <text:p>2591.4</text:p>
          </table:table-cell>
          <table:table-cell table:formula="of:=[.F40]-[$Linear.F40]" office:value-type="float" office:value="2581.2" calcext:value-type="float">
            <text:p>2581.2</text:p>
          </table:table-cell>
          <table:table-cell table:formula="of:=[.G40]-[$Linear.G40]" office:value-type="float" office:value="2550.2" calcext:value-type="float">
            <text:p>2550.2</text:p>
          </table:table-cell>
          <table:table-cell table:formula="of:=[.B4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5.2" calcext:value-type="float">
            <text:p>1465.2</text:p>
          </table:table-cell>
          <table:table-cell office:value-type="float" office:value="40723.6" calcext:value-type="float">
            <text:p>40723.6</text:p>
          </table:table-cell>
          <table:table-cell office:value-type="float" office:value="40279.6" calcext:value-type="float">
            <text:p>40279.6</text:p>
          </table:table-cell>
          <table:table-cell office:value-type="float" office:value="40522" calcext:value-type="float">
            <text:p>40522</text:p>
          </table:table-cell>
          <table:table-cell table:formula="of:=[.C41]" office:value-type="float" office:value="1000000" calcext:value-type="float">
            <text:p>1000000</text:p>
          </table:table-cell>
          <table:table-cell table:formula="of:=[.E41]-[$Linear.E41]" office:value-type="float" office:value="28396" calcext:value-type="float">
            <text:p>28396</text:p>
          </table:table-cell>
          <table:table-cell table:formula="of:=[.F41]-[$Linear.F41]" office:value-type="float" office:value="28405.6" calcext:value-type="float">
            <text:p>28405.6</text:p>
          </table:table-cell>
          <table:table-cell table:formula="of:=[.G41]-[$Linear.G41]" office:value-type="float" office:value="28611.2" calcext:value-type="float">
            <text:p>28611.2</text:p>
          </table:table-cell>
          <table:table-cell table:formula="of:=[.B4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[.C42]" office:value-type="float" office:value="100" calcext:value-type="float">
            <text:p>100</text:p>
          </table:table-cell>
          <table:table-cell table:formula="of:=[.E42]-[$Linear.E42]" office:value-type="float" office:value="0.6" calcext:value-type="float">
            <text:p>0.6</text:p>
          </table:table-cell>
          <table:table-cell table:formula="of:=[.F42]-[$Linear.F42]" office:value-type="float" office:value="0.6" calcext:value-type="float">
            <text:p>0.6</text:p>
          </table:table-cell>
          <table:table-cell table:formula="of:=[.G42]-[$Linear.G42]" office:value-type="float" office:value="0.2" calcext:value-type="float">
            <text:p>0.2</text:p>
          </table:table-cell>
          <table:table-cell table:formula="of:=[.B4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office:value-type="float" office:value="18.2" calcext:value-type="float">
            <text:p>18.2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table:formula="of:=[.C43]" office:value-type="float" office:value="1000" calcext:value-type="float">
            <text:p>1000</text:p>
          </table:table-cell>
          <table:table-cell table:formula="of:=[.E43]-[$Linear.E43]" office:value-type="float" office:value="7.2" calcext:value-type="float">
            <text:p>7.2</text:p>
          </table:table-cell>
          <table:table-cell table:formula="of:=[.F43]-[$Linear.F43]" office:value-type="float" office:value="6.4" calcext:value-type="float">
            <text:p>6.4</text:p>
          </table:table-cell>
          <table:table-cell table:formula="of:=[.G43]-[$Linear.G43]" office:value-type="float" office:value="6" calcext:value-type="float">
            <text:p>6</text:p>
          </table:table-cell>
          <table:table-cell table:formula="of:=[.B4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215.4" calcext:value-type="float">
            <text:p>215.4</text:p>
          </table:table-cell>
          <table:table-cell office:value-type="float" office:value="194.6" calcext:value-type="float">
            <text:p>194.6</text:p>
          </table:table-cell>
          <table:table-cell office:value-type="float" office:value="193.6" calcext:value-type="float">
            <text:p>193.6</text:p>
          </table:table-cell>
          <table:table-cell table:formula="of:=[.C44]" office:value-type="float" office:value="10000" calcext:value-type="float">
            <text:p>10000</text:p>
          </table:table-cell>
          <table:table-cell table:formula="of:=[.E44]-[$Linear.E44]" office:value-type="float" office:value="102" calcext:value-type="float">
            <text:p>102</text:p>
          </table:table-cell>
          <table:table-cell table:formula="of:=[.F44]-[$Linear.F44]" office:value-type="float" office:value="91" calcext:value-type="float">
            <text:p>91</text:p>
          </table:table-cell>
          <table:table-cell table:formula="of:=[.G44]-[$Linear.G44]" office:value-type="float" office:value="89.6" calcext:value-type="float">
            <text:p>89.6</text:p>
          </table:table-cell>
          <table:table-cell table:formula="of:=[.B4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.6" calcext:value-type="float">
            <text:p>121.6</text:p>
          </table:table-cell>
          <table:table-cell office:value-type="float" office:value="3757.2" calcext:value-type="float">
            <text:p>3757.2</text:p>
          </table:table-cell>
          <table:table-cell office:value-type="float" office:value="3658.4" calcext:value-type="float">
            <text:p>3658.4</text:p>
          </table:table-cell>
          <table:table-cell office:value-type="float" office:value="3596.4" calcext:value-type="float">
            <text:p>3596.4</text:p>
          </table:table-cell>
          <table:table-cell table:formula="of:=[.C45]" office:value-type="float" office:value="100000" calcext:value-type="float">
            <text:p>100000</text:p>
          </table:table-cell>
          <table:table-cell table:formula="of:=[.E45]-[$Linear.E45]" office:value-type="float" office:value="2605.2" calcext:value-type="float">
            <text:p>2605.2</text:p>
          </table:table-cell>
          <table:table-cell table:formula="of:=[.F45]-[$Linear.F45]" office:value-type="float" office:value="2575.2" calcext:value-type="float">
            <text:p>2575.2</text:p>
          </table:table-cell>
          <table:table-cell table:formula="of:=[.G45]-[$Linear.G45]" office:value-type="float" office:value="2527" calcext:value-type="float">
            <text:p>2527</text:p>
          </table:table-cell>
          <table:table-cell table:formula="of:=[.B4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9" calcext:value-type="float">
            <text:p>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46.6" calcext:value-type="float">
            <text:p>1446.6</text:p>
          </table:table-cell>
          <table:table-cell office:value-type="float" office:value="40469" calcext:value-type="float">
            <text:p>40469</text:p>
          </table:table-cell>
          <table:table-cell office:value-type="float" office:value="39477.4" calcext:value-type="float">
            <text:p>39477.4</text:p>
          </table:table-cell>
          <table:table-cell office:value-type="float" office:value="39246" calcext:value-type="float">
            <text:p>39246</text:p>
          </table:table-cell>
          <table:table-cell table:formula="of:=[.C46]" office:value-type="float" office:value="1000000" calcext:value-type="float">
            <text:p>1000000</text:p>
          </table:table-cell>
          <table:table-cell table:formula="of:=[.E46]-[$Linear.E46]" office:value-type="float" office:value="28336.8" calcext:value-type="float">
            <text:p>28336.8</text:p>
          </table:table-cell>
          <table:table-cell table:formula="of:=[.F46]-[$Linear.F46]" office:value-type="float" office:value="28054" calcext:value-type="float">
            <text:p>28054</text:p>
          </table:table-cell>
          <table:table-cell table:formula="of:=[.G46]-[$Linear.G46]" office:value-type="float" office:value="27784.6" calcext:value-type="float">
            <text:p>27784.6</text:p>
          </table:table-cell>
          <table:table-cell table:formula="of:=[.B46]" office:value-type="float" office:value="9" calcext:value-type="float">
            <text:p>9</text:p>
          </table:table-cell>
        </table:table-row>
      </table:table>
      <table:table table:name="Table_Bloofi_1" table:style-name="ta1">
        <table:table-column table:style-name="co8" table:default-cell-style-name="ce4"/>
        <table:table-column table:style-name="co8" table:default-cell-style-name="ce10"/>
        <table:table-column table:style-name="co8" table:default-cell-style-name="ce16"/>
        <table:table-column table:style-name="co8" table:number-columns-repeated="3" table:default-cell-style-name="ce22"/>
        <table:table-column table:style-name="co8" table:default-cell-style-name="ce28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'N'</text:p>
          </table:table-cell>
          <table:table-cell table:style-name="ce19" table:number-columns-repeated="3"/>
          <table:table-cell table:style-name="ce25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'density'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6" office:value-type="float" office:value="1000000" calcext:value-type="float">
            <text:p>1000000</text:p>
          </table:table-cell>
        </table:table-row>
        <table:table-row table:style-name="ro1">
          <table:table-cell table:style-name="ce3" office:value-type="string" calcext:value-type="string">
            <text:p>Sum - 'complete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0.6" calcext:value-type="float">
            <text:p>0.6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-3.8" calcext:value-type="float">
            <text:p>-3.8</text:p>
          </table:table-cell>
          <table:table-cell table:style-name="ce21" office:value-type="float" office:value="3.39999999999998" calcext:value-type="float">
            <text:p>3.4</text:p>
          </table:table-cell>
          <table:table-cell table:style-name="ce27" office:value-type="float" office:value="901.8" calcext:value-type="float">
            <text:p>90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0.6" calcext:value-type="float">
            <text:p>0.6</text:p>
          </table:table-cell>
          <table:table-cell office:value-type="float" office:value="22.2" calcext:value-type="float">
            <text:p>22.2</text:p>
          </table:table-cell>
          <table:table-cell office:value-type="float" office:value="902.6" calcext:value-type="float">
            <text:p>902.6</text:p>
          </table:table-cell>
          <table:table-cell office:value-type="float" office:value="11348.2" calcext:value-type="float">
            <text:p>11348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office:value-type="float" office:value="53.6" calcext:value-type="float">
            <text:p>53.6</text:p>
          </table:table-cell>
          <table:table-cell office:value-type="float" office:value="1717.8" calcext:value-type="float">
            <text:p>1717.8</text:p>
          </table:table-cell>
          <table:table-cell office:value-type="float" office:value="17669.2" calcext:value-type="float">
            <text:p>17669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76.6" calcext:value-type="float">
            <text:p>76.6</text:p>
          </table:table-cell>
          <table:table-cell office:value-type="float" office:value="1958.2" calcext:value-type="float">
            <text:p>1958.2</text:p>
          </table:table-cell>
          <table:table-cell office:value-type="float" office:value="22525.4" calcext:value-type="float">
            <text:p>22525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115.2" calcext:value-type="float">
            <text:p>2115.2</text:p>
          </table:table-cell>
          <table:table-cell office:value-type="float" office:value="25474.8" calcext:value-type="float">
            <text:p>25474.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8.6" calcext:value-type="float">
            <text:p>8.6</text:p>
          </table:table-cell>
          <table:table-cell office:value-type="float" office:value="100.6" calcext:value-type="float">
            <text:p>100.6</text:p>
          </table:table-cell>
          <table:table-cell office:value-type="float" office:value="2502.8" calcext:value-type="float">
            <text:p>2502.8</text:p>
          </table:table-cell>
          <table:table-cell office:value-type="float" office:value="27152" calcext:value-type="float">
            <text:p>2715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8.6" calcext:value-type="float">
            <text:p>8.6</text:p>
          </table:table-cell>
          <table:table-cell office:value-type="float" office:value="98.8" calcext:value-type="float">
            <text:p>98.8</text:p>
          </table:table-cell>
          <table:table-cell office:value-type="float" office:value="2416.4" calcext:value-type="float">
            <text:p>2416.4</text:p>
          </table:table-cell>
          <table:table-cell office:value-type="float" office:value="27830.8" calcext:value-type="float">
            <text:p>27830.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01.8" calcext:value-type="float">
            <text:p>101.8</text:p>
          </table:table-cell>
          <table:table-cell office:value-type="float" office:value="2591.4" calcext:value-type="float">
            <text:p>2591.4</text:p>
          </table:table-cell>
          <table:table-cell office:value-type="float" office:value="28396" calcext:value-type="float">
            <text:p>28396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0.6" calcext:value-type="float">
            <text:p>0.6</text:p>
          </table:table-cell>
          <table:table-cell table:style-name="ce23" office:value-type="float" office:value="7.2" calcext:value-type="float">
            <text:p>7.2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2605.2" calcext:value-type="float">
            <text:p>2605.2</text:p>
          </table:table-cell>
          <table:table-cell table:style-name="ce29" office:value-type="float" office:value="28336.8" calcext:value-type="float">
            <text:p>28336.8</text:p>
          </table:table-cell>
        </table:table-row>
        <table:table-row table:style-name="ro1">
          <table:table-cell table:style-name="ce3" office:value-type="string" calcext:value-type="string">
            <text:p>Sum - 'high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-0.2" calcext:value-type="float">
            <text:p>-0.2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649.6" calcext:value-type="float">
            <text:p>649.6</text:p>
          </table:table-cell>
          <table:table-cell table:style-name="ce27" office:value-type="float" office:value="8056.4" calcext:value-type="float">
            <text:p>8056.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49.4" calcext:value-type="float">
            <text:p>49.4</text:p>
          </table:table-cell>
          <table:table-cell office:value-type="float" office:value="1609.2" calcext:value-type="float">
            <text:p>1609.2</text:p>
          </table:table-cell>
          <table:table-cell office:value-type="float" office:value="18708.2" calcext:value-type="float">
            <text:p>18708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71.6" calcext:value-type="float">
            <text:p>71.6</text:p>
          </table:table-cell>
          <table:table-cell office:value-type="float" office:value="2261" calcext:value-type="float">
            <text:p>2261</text:p>
          </table:table-cell>
          <table:table-cell office:value-type="float" office:value="22666.6" calcext:value-type="float">
            <text:p>22666.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office:value-type="float" office:value="88.6" calcext:value-type="float">
            <text:p>88.6</text:p>
          </table:table-cell>
          <table:table-cell office:value-type="float" office:value="2235.6" calcext:value-type="float">
            <text:p>2235.6</text:p>
          </table:table-cell>
          <table:table-cell office:value-type="float" office:value="25454" calcext:value-type="float">
            <text:p>254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7.8" calcext:value-type="float">
            <text:p>7.8</text:p>
          </table:table-cell>
          <table:table-cell office:value-type="float" office:value="93.8" calcext:value-type="float">
            <text:p>93.8</text:p>
          </table:table-cell>
          <table:table-cell office:value-type="float" office:value="2261.2" calcext:value-type="float">
            <text:p>2261.2</text:p>
          </table:table-cell>
          <table:table-cell office:value-type="float" office:value="27761" calcext:value-type="float">
            <text:p>2776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109" calcext:value-type="float">
            <text:p>109</text:p>
          </table:table-cell>
          <table:table-cell office:value-type="float" office:value="2596.6" calcext:value-type="float">
            <text:p>2596.6</text:p>
          </table:table-cell>
          <table:table-cell office:value-type="float" office:value="28640.8" calcext:value-type="float">
            <text:p>28640.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7.2" calcext:value-type="float">
            <text:p>7.2</text:p>
          </table:table-cell>
          <table:table-cell office:value-type="float" office:value="93.8" calcext:value-type="float">
            <text:p>93.8</text:p>
          </table:table-cell>
          <table:table-cell office:value-type="float" office:value="2475.4" calcext:value-type="float">
            <text:p>2475.4</text:p>
          </table:table-cell>
          <table:table-cell office:value-type="float" office:value="28572.6" calcext:value-type="float">
            <text:p>28572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6.4" calcext:value-type="float">
            <text:p>6.4</text:p>
          </table:table-cell>
          <table:table-cell office:value-type="float" office:value="103.4" calcext:value-type="float">
            <text:p>103.4</text:p>
          </table:table-cell>
          <table:table-cell office:value-type="float" office:value="2581.2" calcext:value-type="float">
            <text:p>2581.2</text:p>
          </table:table-cell>
          <table:table-cell office:value-type="float" office:value="28405.6" calcext:value-type="float">
            <text:p>28405.6</text:p>
          </table:table-cell>
        </table:table-row>
        <table:table-row table:style-name="ro1">
          <table:table-cell table:style-name="ce5"/>
          <table:table-cell table:style-name="ce11" office:value-type="float" office:value="9" calcext:value-type="float">
            <text:p>9</text:p>
          </table:table-cell>
          <table:table-cell table:style-name="ce17" office:value-type="float" office:value="0.6" calcext:value-type="float">
            <text:p>0.6</text:p>
          </table:table-cell>
          <table:table-cell table:style-name="ce23" office:value-type="float" office:value="6.4" calcext:value-type="float">
            <text:p>6.4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2575.2" calcext:value-type="float">
            <text:p>2575.2</text:p>
          </table:table-cell>
          <table:table-cell table:style-name="ce29" office:value-type="float" office:value="28054" calcext:value-type="float">
            <text:p>28054</text:p>
          </table:table-cell>
        </table:table-row>
        <table:table-row table:style-name="ro1">
          <table:table-cell table:style-name="ce3" office:value-type="string" calcext:value-type="string">
            <text:p>Sum - 'low cardinality'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-0.4" calcext:value-type="float">
            <text:p>-0.4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40.6" calcext:value-type="float">
            <text:p>540.6</text:p>
          </table:table-cell>
          <table:table-cell table:style-name="ce27" office:value-type="float" office:value="9960.2" calcext:value-type="float">
            <text:p>9960.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613.6" calcext:value-type="float">
            <text:p>1613.6</text:p>
          </table:table-cell>
          <table:table-cell office:value-type="float" office:value="19637.6" calcext:value-type="float">
            <text:p>19637.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199.8" calcext:value-type="float">
            <text:p>2199.8</text:p>
          </table:table-cell>
          <table:table-cell office:value-type="float" office:value="23028.4" calcext:value-type="float">
            <text:p>23028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.2" calcext:value-type="float">
            <text:p>9.2</text:p>
          </table:table-cell>
          <table:table-cell office:value-type="float" office:value="89.2" calcext:value-type="float">
            <text:p>89.2</text:p>
          </table:table-cell>
          <table:table-cell office:value-type="float" office:value="2257" calcext:value-type="float">
            <text:p>2257</text:p>
          </table:table-cell>
          <table:table-cell office:value-type="float" office:value="25677.6" calcext:value-type="float">
            <text:p>25677.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95.6" calcext:value-type="float">
            <text:p>95.6</text:p>
          </table:table-cell>
          <table:table-cell office:value-type="float" office:value="2262.8" calcext:value-type="float">
            <text:p>2262.8</text:p>
          </table:table-cell>
          <table:table-cell office:value-type="float" office:value="27873.8" calcext:value-type="float">
            <text:p>27873.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7.8" calcext:value-type="float">
            <text:p>7.8</text:p>
          </table:table-cell>
          <table:table-cell office:value-type="float" office:value="98" calcext:value-type="float">
            <text:p>98</text:p>
          </table:table-cell>
          <table:table-cell office:value-type="float" office:value="2598.4" calcext:value-type="float">
            <text:p>2598.4</text:p>
          </table:table-cell>
          <table:table-cell office:value-type="float" office:value="28747.8" calcext:value-type="float">
            <text:p>28747.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91.8" calcext:value-type="float">
            <text:p>91.8</text:p>
          </table:table-cell>
          <table:table-cell office:value-type="float" office:value="2472.4" calcext:value-type="float">
            <text:p>2472.4</text:p>
          </table:table-cell>
          <table:table-cell office:value-type="float" office:value="28543" calcext:value-type="float">
            <text:p>285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6.4" calcext:value-type="float">
            <text:p>6.4</text:p>
          </table:table-cell>
          <table:table-cell office:value-type="float" office:value="90.2" calcext:value-type="float">
            <text:p>90.2</text:p>
          </table:table-cell>
          <table:table-cell office:value-type="float" office:value="2550.2" calcext:value-type="float">
            <text:p>2550.2</text:p>
          </table:table-cell>
          <table:table-cell office:value-type="float" office:value="28611.2" calcext:value-type="float">
            <text:p>28611.2</text:p>
          </table:table-cell>
        </table:table-row>
        <table:table-row table:style-name="ro1">
          <table:table-cell table:style-name="ce6"/>
          <table:table-cell table:style-name="ce12" office:value-type="float" office:value="9" calcext:value-type="float">
            <text:p>9</text:p>
          </table:table-cell>
          <table:table-cell table:style-name="ce18" office:value-type="float" office:value="0.2" calcext:value-type="float">
            <text:p>0.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9.6" calcext:value-type="float">
            <text:p>89.6</text:p>
          </table:table-cell>
          <table:table-cell table:style-name="ce24" office:value-type="float" office:value="2527" calcext:value-type="float">
            <text:p>2527</text:p>
          </table:table-cell>
          <table:table-cell table:style-name="ce30" office:value-type="float" office:value="27784.6" calcext:value-type="float">
            <text:p>27784.6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5:.C31])" office:value-type="float" office:value="0.481481481481481" calcext:value-type="float">
            <text:p>0.4814814815</text:p>
          </table:table-cell>
          <table:table-cell table:style-name="Default" table:formula="of:=AVERAGE([.D5:.D31])" office:value-type="float" office:value="6.25925925925926" calcext:value-type="float">
            <text:p>6.2592592593</text:p>
          </table:table-cell>
          <table:table-cell table:style-name="Default" table:formula="of:=AVERAGE([.E5:.E31])" office:value-type="float" office:value="75.3259259259259" calcext:value-type="float">
            <text:p>75.3259259259</text:p>
          </table:table-cell>
          <table:table-cell table:style-name="Default" table:formula="of:=AVERAGE([.F5:.F31])" office:value-type="float" office:value="2039.99259259259" calcext:value-type="float">
            <text:p>2039.9925925926</text:p>
          </table:table-cell>
          <table:table-cell table:style-name="Default" table:formula="of:=AVERAGE([.G5:.G31])" office:value-type="float" office:value="23178.4592592593" calcext:value-type="float">
            <text:p>23178.459259259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5];[.C13])" office:value-type="float" office:value="0.6" calcext:value-type="float">
            <text:p>0.6</text:p>
          </table:table-cell>
          <table:table-cell table:style-name="Default" table:formula="of:=AVERAGE([.D5];[.D13])" office:value-type="float" office:value="3.1" calcext:value-type="float">
            <text:p>3.1</text:p>
          </table:table-cell>
          <table:table-cell table:style-name="Default" table:formula="of:=AVERAGE([.E5];[.E13])" office:value-type="float" office:value="49.1" calcext:value-type="float">
            <text:p>49.1</text:p>
          </table:table-cell>
          <table:table-cell table:style-name="Default" table:formula="of:=AVERAGE([.F5];[.F13])" office:value-type="float" office:value="1304.3" calcext:value-type="float">
            <text:p>1304.3</text:p>
          </table:table-cell>
          <table:table-cell table:style-name="Default" table:formula="of:=AVERAGE([.G5];[.G13])" office:value-type="float" office:value="14619.3" calcext:value-type="float">
            <text:p>14619.3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14:.C22])" office:value-type="float" office:value="0.666666666666667" calcext:value-type="float">
            <text:p>0.6666666667</text:p>
          </table:table-cell>
          <table:table-cell table:style-name="Default" table:formula="of:=AVERAGE([.D14:.D22])" office:value-type="float" office:value="6.15555555555556" calcext:value-type="float">
            <text:p>6.1555555556</text:p>
          </table:table-cell>
          <table:table-cell table:style-name="Default" table:formula="of:=AVERAGE([.E14:.E22])" office:value-type="float" office:value="79.5111111111111" calcext:value-type="float">
            <text:p>79.5111111111</text:p>
          </table:table-cell>
          <table:table-cell table:style-name="Default" table:formula="of:=AVERAGE([.F14:.F22])" office:value-type="float" office:value="2138.33333333333" calcext:value-type="float">
            <text:p>2138.3333333333</text:p>
          </table:table-cell>
          <table:table-cell table:style-name="Default" table:formula="of:=AVERAGE([.G14:.G22])" office:value-type="float" office:value="24035.4666666667" calcext:value-type="float">
            <text:p>24035.4666666667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23];[.C31])" office:value-type="float" office:value="-0.1" calcext:value-type="float">
            <text:p>-0.1</text:p>
          </table:table-cell>
          <table:table-cell table:style-name="Default" table:formula="of:=AVERAGE([.D23];[.D31])" office:value-type="float" office:value="3.3" calcext:value-type="float">
            <text:p>3.3</text:p>
          </table:table-cell>
          <table:table-cell table:style-name="Default" table:formula="of:=AVERAGE([.E23];[.E31])" office:value-type="float" office:value="48.8" calcext:value-type="float">
            <text:p>48.8</text:p>
          </table:table-cell>
          <table:table-cell table:style-name="Default" table:formula="of:=AVERAGE([.F23];[.F31])" office:value-type="float" office:value="1533.8" calcext:value-type="float">
            <text:p>1533.8</text:p>
          </table:table-cell>
          <table:table-cell table:style-name="Default" table:formula="of:=AVERAGE([.G23];[.G31])" office:value-type="float" office:value="18872.4" calcext:value-type="float">
            <text:p>18872.4</text:p>
          </table:table-cell>
        </table:table-row>
      </table:table>
      <table:table table:name="Summary" table:style-name="ta1">
        <table:shapes>
          <draw:frame draw:z-index="0" draw:style-name="gr1" draw:text-style-name="P1" svg:width="15.999cm" svg:height="8.999cm" svg:x="26.092cm" svg:y="0.126cm">
            <draw:object draw:notify-on-update-of-ranges="Summary.B1:Summary.B1 Summary.C1:Summary.G1 Summary.B2:Summary.B2 Summary.C2:Summary.G2 Summary.B3:Summary.B3 Summary.C3:Summary.G3 Summary.B4:Summary.B4 Summary.C4:Summary.G4 Summary.B5:Summary.B5 Summary.C5:Summary.G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number-columns-repeated="8" table:default-cell-style-name="Default"/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LimitedBTree</text:p>
          </table:table-cell>
          <table:table-cell table:formula="of:=[Table_LimitedBtree_1.C32]" office:value-type="float" office:value="0.0666666666666666" calcext:value-type="float">
            <text:p>0.0666666667</text:p>
          </table:table-cell>
          <table:table-cell table:formula="of:=[Table_LimitedBtree_1.D32]" office:value-type="float" office:value="0.325925925925926" calcext:value-type="float">
            <text:p>0.3259259259</text:p>
          </table:table-cell>
          <table:table-cell table:formula="of:=[Table_LimitedBtree_1.E32]" office:value-type="float" office:value="-2.04444444444445" calcext:value-type="float">
            <text:p>-2.0444444444</text:p>
          </table:table-cell>
          <table:table-cell table:formula="of:=[Table_LimitedBtree_1.F32]" office:value-type="float" office:value="-16.4740740740741" calcext:value-type="float">
            <text:p>-16.4740740741</text:p>
          </table:table-cell>
          <table:table-cell table:formula="of:=[Table_LimitedBtree_1.G32]" office:value-type="float" office:value="-54.1111111111111" calcext:value-type="float">
            <text:p>-54.1111111111</text:p>
          </table:table-cell>
          <table:table-cell table:formula="of:=AVERAGE([.C2:.G2])" office:value-type="float" office:value="-14.4474074074074" calcext:value-type="float">
            <text:p>-14.4474074074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table:formula="of:=[Table_Hamming_1.C33]" office:value-type="float" office:value="0.666666666666667" calcext:value-type="float">
            <text:p>0.6666666667</text:p>
          </table:table-cell>
          <table:table-cell table:formula="of:=[Table_Hamming_1.D33]" office:value-type="float" office:value="0.644444444444444" calcext:value-type="float">
            <text:p>0.6444444444</text:p>
          </table:table-cell>
          <table:table-cell table:formula="of:=[Table_Hamming_1.E33]" office:value-type="float" office:value="6.28148148148148" calcext:value-type="float">
            <text:p>6.2814814815</text:p>
          </table:table-cell>
          <table:table-cell table:formula="of:=[Table_Hamming_1.F33]" office:value-type="float" office:value="205.881481481481" calcext:value-type="float">
            <text:p>205.8814814815</text:p>
          </table:table-cell>
          <table:table-cell table:formula="of:=[Table_Hamming_1.G33]" office:value-type="float" office:value="23534.0444444444" calcext:value-type="float">
            <text:p>23534.0444444444</text:p>
          </table:table-cell>
          <table:table-cell table:formula="of:=AVERAGE([.C3:.G3])" office:value-type="float" office:value="4749.5037037037" calcext:value-type="float">
            <text:p>4749.5037037037</text:p>
          </table:table-cell>
        </table:table-row>
        <table:table-row table:style-name="ro1">
          <table:table-cell/>
          <table:table-cell office:value-type="string" calcext:value-type="string">
            <text:p>Btree</text:p>
          </table:table-cell>
          <table:table-cell table:formula="of:=[Table_Btree_1.C32]" office:value-type="float" office:value="12.6444444444444" calcext:value-type="float">
            <text:p>12.6444444444</text:p>
          </table:table-cell>
          <table:table-cell table:formula="of:=[Table_Btree_1.D32]" office:value-type="float" office:value="93.3407407407407" calcext:value-type="float">
            <text:p>93.3407407407</text:p>
          </table:table-cell>
          <table:table-cell table:formula="of:=[Table_Btree_1.E32]" office:value-type="float" office:value="738.711111111111" calcext:value-type="float">
            <text:p>738.7111111111</text:p>
          </table:table-cell>
          <table:table-cell table:formula="of:=[Table_Btree_1.F32]" office:value-type="float" office:value="7830.91851851852" calcext:value-type="float">
            <text:p>7830.9185185185</text:p>
          </table:table-cell>
          <table:table-cell table:formula="of:=[Table_Btree_1.G32]" office:value-type="float" office:value="52721.7925925926" calcext:value-type="float">
            <text:p>52721.7925925926</text:p>
          </table:table-cell>
          <table:table-cell table:formula="of:=AVERAGE([.C4:.G4])" office:value-type="float" office:value="12279.4814814815" calcext:value-type="float">
            <text:p>12279.4814814815</text:p>
          </table:table-cell>
        </table:table-row>
        <table:table-row table:style-name="ro1">
          <table:table-cell/>
          <table:table-cell office:value-type="string" calcext:value-type="string">
            <text:p>Bloofi</text:p>
          </table:table-cell>
          <table:table-cell table:formula="of:=[Table_Bloofi_1.C32]" office:value-type="float" office:value="0.481481481481481" calcext:value-type="float">
            <text:p>0.4814814815</text:p>
          </table:table-cell>
          <table:table-cell table:formula="of:=[Table_Bloofi_1.D32]" office:value-type="float" office:value="6.25925925925926" calcext:value-type="float">
            <text:p>6.2592592593</text:p>
          </table:table-cell>
          <table:table-cell table:formula="of:=[Table_Bloofi_1.E32]" office:value-type="float" office:value="75.3259259259259" calcext:value-type="float">
            <text:p>75.3259259259</text:p>
          </table:table-cell>
          <table:table-cell table:formula="of:=[Table_Bloofi_1.F32]" office:value-type="float" office:value="2039.99259259259" calcext:value-type="float">
            <text:p>2039.9925925926</text:p>
          </table:table-cell>
          <table:table-cell table:formula="of:=[Table_Bloofi_1.G32]" office:value-type="float" office:value="23178.4592592593" calcext:value-type="float">
            <text:p>23178.4592592593</text:p>
          </table:table-cell>
          <table:table-cell table:formula="of:=AVERAGE([.C5:.G5])" office:value-type="float" office:value="5060.1037037037" calcext:value-type="float">
            <text:p>5060.103703703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LimitedBTree</text:p>
          </table:table-cell>
          <table:table-cell table:formula="of:=[Table_LimitedBtree_1.C33]" office:value-type="float" office:value="0.177777777777778" calcext:value-type="float">
            <text:p>0.1777777778</text:p>
          </table:table-cell>
          <table:table-cell table:formula="of:=[Table_LimitedBtree_1.D33]" office:value-type="float" office:value="-3.45402718772271E-016" calcext:value-type="float">
            <text:p>-3.45402718772271E-016</text:p>
          </table:table-cell>
          <table:table-cell table:formula="of:=[Table_LimitedBtree_1.E33]" office:value-type="float" office:value="-1.24444444444444" calcext:value-type="float">
            <text:p>-1.2444444444</text:p>
          </table:table-cell>
          <table:table-cell table:formula="of:=[Table_LimitedBtree_1.F33]" office:value-type="float" office:value="-5.17777777777779" calcext:value-type="float">
            <text:p>-5.1777777778</text:p>
          </table:table-cell>
          <table:table-cell table:formula="of:=[Table_LimitedBtree_1.G33]" office:value-type="float" office:value="-1.64444444444487" calcext:value-type="float">
            <text:p>-1.6444444444</text:p>
          </table:table-cell>
          <table:table-cell table:formula="of:=AVERAGE([.C8:.G8])" office:value-type="float" office:value="-1.57777777777786" calcext:value-type="float">
            <text:p>-1.5777777778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table:formula="of:=[Table_Hamming_1.C34]" office:value-type="float" office:value="0.955555555555555" calcext:value-type="float">
            <text:p>0.9555555556</text:p>
          </table:table-cell>
          <table:table-cell table:formula="of:=[Table_Hamming_1.D34]" office:value-type="float" office:value="0.8" calcext:value-type="float">
            <text:p>0.8</text:p>
          </table:table-cell>
          <table:table-cell table:formula="of:=[Table_Hamming_1.E34]" office:value-type="float" office:value="4.04444444444444" calcext:value-type="float">
            <text:p>4.0444444444</text:p>
          </table:table-cell>
          <table:table-cell table:formula="of:=[Table_Hamming_1.F34]" office:value-type="float" office:value="148.6" calcext:value-type="float">
            <text:p>148.6</text:p>
          </table:table-cell>
          <table:table-cell table:formula="of:=[Table_Hamming_1.G34]" office:value-type="float" office:value="20610.1555555556" calcext:value-type="float">
            <text:p>20610.1555555556</text:p>
          </table:table-cell>
          <table:table-cell table:formula="of:=AVERAGE([.C9:.G9])" office:value-type="float" office:value="4152.91111111111" calcext:value-type="float">
            <text:p>4152.9111111111</text:p>
          </table:table-cell>
        </table:table-row>
        <table:table-row table:style-name="ro1">
          <table:table-cell/>
          <table:table-cell office:value-type="string" calcext:value-type="string">
            <text:p>Btree</text:p>
          </table:table-cell>
          <table:table-cell table:formula="of:=[Table_Btree_1.C33]" office:value-type="float" office:value="4.9" calcext:value-type="float">
            <text:p>4.9</text:p>
          </table:table-cell>
          <table:table-cell table:formula="of:=[Table_Btree_1.D33]" office:value-type="float" office:value="18" calcext:value-type="float">
            <text:p>18</text:p>
          </table:table-cell>
          <table:table-cell table:formula="of:=[Table_Btree_1.E33]" office:value-type="float" office:value="68.9" calcext:value-type="float">
            <text:p>68.9</text:p>
          </table:table-cell>
          <table:table-cell table:formula="of:=[Table_Btree_1.F33]" office:value-type="float" office:value="731" calcext:value-type="float">
            <text:p>731</text:p>
          </table:table-cell>
          <table:table-cell table:formula="of:=[Table_Btree_1.G33]" office:value-type="float" office:value="2264.5" calcext:value-type="float">
            <text:p>2264.5</text:p>
          </table:table-cell>
          <table:table-cell table:formula="of:=AVERAGE([.C10:.G10])" office:value-type="float" office:value="617.46" calcext:value-type="float">
            <text:p>617.46</text:p>
          </table:table-cell>
        </table:table-row>
        <table:table-row table:style-name="ro1">
          <table:table-cell/>
          <table:table-cell office:value-type="string" calcext:value-type="string">
            <text:p>Bloofi</text:p>
          </table:table-cell>
          <table:table-cell table:formula="of:=[Table_Bloofi_1.C33]" office:value-type="float" office:value="0.6" calcext:value-type="float">
            <text:p>0.6</text:p>
          </table:table-cell>
          <table:table-cell table:formula="of:=[Table_Bloofi_1.D33]" office:value-type="float" office:value="3.1" calcext:value-type="float">
            <text:p>3.1</text:p>
          </table:table-cell>
          <table:table-cell table:formula="of:=[Table_Bloofi_1.E33]" office:value-type="float" office:value="49.1" calcext:value-type="float">
            <text:p>49.1</text:p>
          </table:table-cell>
          <table:table-cell table:formula="of:=[Table_Bloofi_1.F33]" office:value-type="float" office:value="1304.3" calcext:value-type="float">
            <text:p>1304.3</text:p>
          </table:table-cell>
          <table:table-cell table:formula="of:=[Table_Bloofi_1.G33]" office:value-type="float" office:value="14619.3" calcext:value-type="float">
            <text:p>14619.3</text:p>
          </table:table-cell>
          <table:table-cell table:formula="of:=AVERAGE([.C11:.G11])" office:value-type="float" office:value="3195.28" calcext:value-type="float">
            <text:p>3195.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imitedBTree</text:p>
          </table:table-cell>
          <table:table-cell table:formula="of:=[Table_LimitedBtree_1.C34]" office:value-type="float" office:value="0.0444444444444444" calcext:value-type="float">
            <text:p>0.0444444444</text:p>
          </table:table-cell>
          <table:table-cell table:formula="of:=[Table_LimitedBtree_1.D34]" office:value-type="float" office:value="-0.488888888888889" calcext:value-type="float">
            <text:p>-0.4888888889</text:p>
          </table:table-cell>
          <table:table-cell table:formula="of:=[Table_LimitedBtree_1.E34]" office:value-type="float" office:value="-1.33333333333333" calcext:value-type="float">
            <text:p>-1.3333333333</text:p>
          </table:table-cell>
          <table:table-cell table:formula="of:=[Table_LimitedBtree_1.F34]" office:value-type="float" office:value="-15.1777777777778" calcext:value-type="float">
            <text:p>-15.1777777778</text:p>
          </table:table-cell>
          <table:table-cell table:formula="of:=[Table_LimitedBtree_1.G34]" office:value-type="float" office:value="-84.5555555555557" calcext:value-type="float">
            <text:p>-84.5555555556</text:p>
          </table:table-cell>
          <table:table-cell table:formula="of:=AVERAGE([.C14:.G14])" office:value-type="float" office:value="-20.3022222222223" calcext:value-type="float">
            <text:p>-20.3022222222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table:formula="of:=[Table_Hamming_1.C35]" office:value-type="float" office:value="0.533333333333333" calcext:value-type="float">
            <text:p>0.5333333333</text:p>
          </table:table-cell>
          <table:table-cell table:formula="of:=[Table_Hamming_1.D35]" office:value-type="float" office:value="0.511111111111111" calcext:value-type="float">
            <text:p>0.5111111111</text:p>
          </table:table-cell>
          <table:table-cell table:formula="of:=[Table_Hamming_1.E35]" office:value-type="float" office:value="6.22222222222222" calcext:value-type="float">
            <text:p>6.2222222222</text:p>
          </table:table-cell>
          <table:table-cell table:formula="of:=[Table_Hamming_1.F35]" office:value-type="float" office:value="150.866666666667" calcext:value-type="float">
            <text:p>150.8666666667</text:p>
          </table:table-cell>
          <table:table-cell table:formula="of:=[Table_Hamming_1.G35]" office:value-type="float" office:value="23795.8" calcext:value-type="float">
            <text:p>23795.8</text:p>
          </table:table-cell>
          <table:table-cell table:formula="of:=AVERAGE([.C15:.G15])" office:value-type="float" office:value="4790.78666666667" calcext:value-type="float">
            <text:p>4790.7866666667</text:p>
          </table:table-cell>
        </table:table-row>
        <table:table-row table:style-name="ro1">
          <table:table-cell/>
          <table:table-cell office:value-type="string" calcext:value-type="string">
            <text:p>Btree</text:p>
          </table:table-cell>
          <table:table-cell table:formula="of:=[Table_Btree_1.C34]" office:value-type="float" office:value="10.8" calcext:value-type="float">
            <text:p>10.8</text:p>
          </table:table-cell>
          <table:table-cell table:formula="of:=[Table_Btree_1.D34]" office:value-type="float" office:value="60.6" calcext:value-type="float">
            <text:p>60.6</text:p>
          </table:table-cell>
          <table:table-cell table:formula="of:=[Table_Btree_1.E34]" office:value-type="float" office:value="496.4" calcext:value-type="float">
            <text:p>496.4</text:p>
          </table:table-cell>
          <table:table-cell table:formula="of:=[Table_Btree_1.F34]" office:value-type="float" office:value="5439.4" calcext:value-type="float">
            <text:p>5439.4</text:p>
          </table:table-cell>
          <table:table-cell table:formula="of:=[Table_Btree_1.G34]" office:value-type="float" office:value="38333.6" calcext:value-type="float">
            <text:p>38333.6</text:p>
          </table:table-cell>
          <table:table-cell table:formula="of:=AVERAGE([.C16:.G16])" office:value-type="float" office:value="8868.16" calcext:value-type="float">
            <text:p>8868.16</text:p>
          </table:table-cell>
        </table:table-row>
        <table:table-row table:style-name="ro1">
          <table:table-cell/>
          <table:table-cell office:value-type="string" calcext:value-type="string">
            <text:p>Bloofi</text:p>
          </table:table-cell>
          <table:table-cell table:formula="of:=[Table_Bloofi_1.C34]" office:value-type="float" office:value="0.666666666666667" calcext:value-type="float">
            <text:p>0.6666666667</text:p>
          </table:table-cell>
          <table:table-cell table:formula="of:=[Table_Bloofi_1.D34]" office:value-type="float" office:value="6.15555555555556" calcext:value-type="float">
            <text:p>6.1555555556</text:p>
          </table:table-cell>
          <table:table-cell table:formula="of:=[Table_Bloofi_1.E34]" office:value-type="float" office:value="79.5111111111111" calcext:value-type="float">
            <text:p>79.5111111111</text:p>
          </table:table-cell>
          <table:table-cell table:formula="of:=[Table_Bloofi_1.F34]" office:value-type="float" office:value="2138.33333333333" calcext:value-type="float">
            <text:p>2138.3333333333</text:p>
          </table:table-cell>
          <table:table-cell table:formula="of:=[Table_Bloofi_1.G34]" office:value-type="float" office:value="24035.4666666667" calcext:value-type="float">
            <text:p>24035.4666666667</text:p>
          </table:table-cell>
          <table:table-cell table:formula="of:=AVERAGE([.C17:.G17])" office:value-type="float" office:value="5252.02666666667" calcext:value-type="float">
            <text:p>5252.0266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LimitedBTree</text:p>
          </table:table-cell>
          <table:table-cell table:formula="of:=[Table_LimitedBtree_1.C35]" office:value-type="float" office:value="-0.0222222222222223" calcext:value-type="float">
            <text:p>-0.0222222222</text:p>
          </table:table-cell>
          <table:table-cell table:formula="of:=[Table_LimitedBtree_1.D35]" office:value-type="float" office:value="1.46666666666667" calcext:value-type="float">
            <text:p>1.4666666667</text:p>
          </table:table-cell>
          <table:table-cell table:formula="of:=[Table_LimitedBtree_1.E35]" office:value-type="float" office:value="-3.55555555555556" calcext:value-type="float">
            <text:p>-3.5555555556</text:p>
          </table:table-cell>
          <table:table-cell table:formula="of:=[Table_LimitedBtree_1.F35]" office:value-type="float" office:value="-29.0666666666667" calcext:value-type="float">
            <text:p>-29.0666666667</text:p>
          </table:table-cell>
          <table:table-cell table:formula="of:=[Table_LimitedBtree_1.G35]" office:value-type="float" office:value="-76.1333333333329" calcext:value-type="float">
            <text:p>-76.1333333333</text:p>
          </table:table-cell>
          <table:table-cell table:formula="of:=AVERAGE([.C20:.G20])" office:value-type="float" office:value="-21.4622222222221" calcext:value-type="float">
            <text:p>-21.4622222222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table:formula="of:=[Table_Hamming_1.C36]" office:value-type="float" office:value="0.511111111111111" calcext:value-type="float">
            <text:p>0.5111111111</text:p>
          </table:table-cell>
          <table:table-cell table:formula="of:=[Table_Hamming_1.D36]" office:value-type="float" office:value="0.622222222222222" calcext:value-type="float">
            <text:p>0.6222222222</text:p>
          </table:table-cell>
          <table:table-cell table:formula="of:=[Table_Hamming_1.E36]" office:value-type="float" office:value="8.57777777777778" calcext:value-type="float">
            <text:p>8.5777777778</text:p>
          </table:table-cell>
          <table:table-cell table:formula="of:=[Table_Hamming_1.F36]" office:value-type="float" office:value="318.177777777778" calcext:value-type="float">
            <text:p>318.1777777778</text:p>
          </table:table-cell>
          <table:table-cell table:formula="of:=[Table_Hamming_1.G36]" office:value-type="float" office:value="26196.1777777778" calcext:value-type="float">
            <text:p>26196.1777777778</text:p>
          </table:table-cell>
          <table:table-cell table:formula="of:=AVERAGE([.C21:.G21])" office:value-type="float" office:value="5304.81333333333" calcext:value-type="float">
            <text:p>5304.8133333333</text:p>
          </table:table-cell>
        </table:table-row>
        <table:table-row table:style-name="ro1">
          <table:table-cell/>
          <table:table-cell office:value-type="string" calcext:value-type="string">
            <text:p>Btree</text:p>
          </table:table-cell>
          <table:table-cell table:formula="of:=[Table_Btree_1.C35]" office:value-type="float" office:value="16.5333333333333" calcext:value-type="float">
            <text:p>16.5333333333</text:p>
          </table:table-cell>
          <table:table-cell table:formula="of:=[Table_Btree_1.D35]" office:value-type="float" office:value="138.488888888889" calcext:value-type="float">
            <text:p>138.4888888889</text:p>
          </table:table-cell>
          <table:table-cell table:formula="of:=[Table_Btree_1.E35]" office:value-type="float" office:value="1156.48888888889" calcext:value-type="float">
            <text:p>1156.4888888889</text:p>
          </table:table-cell>
          <table:table-cell table:formula="of:=[Table_Btree_1.F35]" office:value-type="float" office:value="13925.7555555556" calcext:value-type="float">
            <text:p>13925.7555555556</text:p>
          </table:table-cell>
          <table:table-cell table:formula="of:=[Table_Btree_1.G35]" office:value-type="float" office:value="94352.7111111111" calcext:value-type="float">
            <text:p>94352.7111111111</text:p>
          </table:table-cell>
          <table:table-cell table:formula="of:=AVERAGE([.C22:.G22])" office:value-type="float" office:value="21917.9955555556" calcext:value-type="float">
            <text:p>21917.9955555556</text:p>
          </table:table-cell>
        </table:table-row>
        <table:table-row table:style-name="ro1">
          <table:table-cell/>
          <table:table-cell office:value-type="string" calcext:value-type="string">
            <text:p>Bloofi</text:p>
          </table:table-cell>
          <table:table-cell table:formula="of:=[Table_Bloofi_1.C35]" office:value-type="float" office:value="-0.1" calcext:value-type="float">
            <text:p>-0.1</text:p>
          </table:table-cell>
          <table:table-cell table:formula="of:=[Table_Bloofi_1.D35]" office:value-type="float" office:value="3.3" calcext:value-type="float">
            <text:p>3.3</text:p>
          </table:table-cell>
          <table:table-cell table:formula="of:=[Table_Bloofi_1.E35]" office:value-type="float" office:value="48.8" calcext:value-type="float">
            <text:p>48.8</text:p>
          </table:table-cell>
          <table:table-cell table:formula="of:=[Table_Bloofi_1.F35]" office:value-type="float" office:value="1533.8" calcext:value-type="float">
            <text:p>1533.8</text:p>
          </table:table-cell>
          <table:table-cell table:formula="of:=[Table_Bloofi_1.G35]" office:value-type="float" office:value="18872.4" calcext:value-type="float">
            <text:p>18872.4</text:p>
          </table:table-cell>
          <table:table-cell table:formula="of:=AVERAGE([.C23:.G23])" office:value-type="float" office:value="4091.64" calcext:value-type="float">
            <text:p>4091.64</text:p>
          </table:table-cell>
        </table:table-row>
      </table:table>
      <table:named-expressions/>
      <table:data-pilot-tables>
        <table:data-pilot-table table:name="DataPilot1" table:application-data="" table:target-range-address="Table_LimitedBtree_1.A1:Table_LimitedBtree_1.G31" table:buttons="Table_LimitedBtree_1.A1 Table_LimitedBtree_1.A4 Table_LimitedBtree_1.B4 Table_LimitedBtree_1.C3" table:grand-total="none">
          <table:source-cell-range table:cell-range-address="LimitedBtree.H1:LimitedBtree.L46"/>
          <table:data-pilot-field table:source-field-name="'N'" table:orientation="column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  <table:data-pilot-member table:name="100000" table:display="true" table:show-details="true"/>
                <table:data-pilot-member table:name="10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'density'" table:orientation="row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complete'" table:orientation="data" table:used-hierarchy="0" table:function="sum">
            <table:data-pilot-level table:show-empty="false">
              <table:data-pilot-members>
                <table:data-pilot-member table:name="-105.4" table:display="true" table:show-details="true"/>
                <table:data-pilot-member table:name="-100" table:display="true" table:show-details="true"/>
                <table:data-pilot-member table:name="-45.8" table:display="true" table:show-details="true"/>
                <table:data-pilot-member table:name="-31.4" table:display="true" table:show-details="true"/>
                <table:data-pilot-member table:name="-25" table:display="true" table:show-details="true"/>
                <table:data-pilot-member table:name="-20.8" table:display="true" table:show-details="true"/>
                <table:data-pilot-member table:name="-9.2" table:display="true" table:show-details="true"/>
                <table:data-pilot-member table:name="-8.6" table:display="true" table:show-details="true"/>
                <table:data-pilot-member table:name="-5.4" table:display="true" table:show-details="true"/>
                <table:data-pilot-member table:name="-5" table:display="true" table:show-details="true"/>
                <table:data-pilot-member table:name="-2.8" table:display="true" table:show-details="true"/>
                <table:data-pilot-member table:name="-2" table:display="true" table:show-details="true"/>
                <table:data-pilot-member table:name="-1.6" table:display="true" table:show-details="true"/>
                <table:data-pilot-member table:name="-1.2" table:display="true" table:show-details="true"/>
                <table:data-pilot-member table:name="-1" table:display="true" table:show-details="true"/>
                <table:data-pilot-member table:name="-0.8" table:display="true" table:show-details="true"/>
                <table:data-pilot-member table:name="-0.4" table:display="true" table:show-details="true"/>
                <table:data-pilot-member table:name="-0.2" table:display="true" table:show-details="true"/>
                <table:data-pilot-member table:name="0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1.2" table:display="true" table:show-details="true"/>
                <table:data-pilot-member table:name="4" table:display="true" table:show-details="true"/>
                <table:data-pilot-member table:name="11.4" table:display="true" table:show-details="true"/>
                <table:data-pilot-member table:name="23" table:display="true" table:show-details="true"/>
                <table:data-pilot-member table:name="28.4" table:display="true" table:show-details="true"/>
                <table:data-pilot-member table:name="37.4" table:display="true" table:show-details="true"/>
                <table:data-pilot-member table:name="40" table:display="true" table:show-details="true"/>
                <table:data-pilot-member table:name="49.8" table:display="true" table:show-details="true"/>
                <table:data-pilot-member table:name="105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high cardinality'" table:orientation="data" table:used-hierarchy="0" table:function="sum">
            <table:data-pilot-level table:show-empty="false">
              <table:data-pilot-members>
                <table:data-pilot-member table:name="-596.8" table:display="true" table:show-details="true"/>
                <table:data-pilot-member table:name="-368" table:display="true" table:show-details="true"/>
                <table:data-pilot-member table:name="-187" table:display="true" table:show-details="true"/>
                <table:data-pilot-member table:name="-64.6" table:display="true" table:show-details="true"/>
                <table:data-pilot-member table:name="-54" table:display="true" table:show-details="true"/>
                <table:data-pilot-member table:name="-52.2" table:display="true" table:show-details="true"/>
                <table:data-pilot-member table:name="-33.4" table:display="true" table:show-details="true"/>
                <table:data-pilot-member table:name="-23.8" table:display="true" table:show-details="true"/>
                <table:data-pilot-member table:name="-9.6" table:display="true" table:show-details="true"/>
                <table:data-pilot-member table:name="-6.8" table:display="true" table:show-details="true"/>
                <table:data-pilot-member table:name="-5" table:display="true" table:show-details="true"/>
                <table:data-pilot-member table:name="-3.6" table:display="true" table:show-details="true"/>
                <table:data-pilot-member table:name="-3.4" table:display="true" table:show-details="true"/>
                <table:data-pilot-member table:name="-2" table:display="true" table:show-details="true"/>
                <table:data-pilot-member table:name="-1.4" table:display="true" table:show-details="true"/>
                <table:data-pilot-member table:name="-1.2" table:display="true" table:show-details="true"/>
                <table:data-pilot-member table:name="-1" table:display="true" table:show-details="true"/>
                <table:data-pilot-member table:name="-0.6" table:display="true" table:show-details="true"/>
                <table:data-pilot-member table:name="-0.4" table:display="true" table:show-details="true"/>
                <table:data-pilot-member table:name="-0.2" table:display="true" table:show-details="true"/>
                <table:data-pilot-member table:name="0" table:display="true" table:show-details="true"/>
                <table:data-pilot-member table:name="0.2" table:display="true" table:show-details="true"/>
                <table:data-pilot-member table:name="1.2" table:display="true" table:show-details="true"/>
                <table:data-pilot-member table:name="3.4" table:display="true" table:show-details="true"/>
                <table:data-pilot-member table:name="15.2" table:display="true" table:show-details="true"/>
                <table:data-pilot-member table:name="21.8" table:display="true" table:show-details="true"/>
                <table:data-pilot-member table:name="35" table:display="true" table:show-details="true"/>
                <table:data-pilot-member table:name="80.8" table:display="true" table:show-details="true"/>
                <table:data-pilot-member table:name="101.6" table:display="true" table:show-details="true"/>
                <table:data-pilot-member table:name="115.4" table:display="true" table:show-details="true"/>
                <table:data-pilot-member table:name="125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low cardinality'" table:orientation="data" table:used-hierarchy="0" table:function="sum">
            <table:data-pilot-level table:show-empty="false">
              <table:data-pilot-members>
                <table:data-pilot-member table:name="-624.8" table:display="true" table:show-details="true"/>
                <table:data-pilot-member table:name="-429.2" table:display="true" table:show-details="true"/>
                <table:data-pilot-member table:name="-258.8" table:display="true" table:show-details="true"/>
                <table:data-pilot-member table:name="-114.4" table:display="true" table:show-details="true"/>
                <table:data-pilot-member table:name="-83.4" table:display="true" table:show-details="true"/>
                <table:data-pilot-member table:name="-80.8" table:display="true" table:show-details="true"/>
                <table:data-pilot-member table:name="-44.8" table:display="true" table:show-details="true"/>
                <table:data-pilot-member table:name="-26.8" table:display="true" table:show-details="true"/>
                <table:data-pilot-member table:name="-23.2" table:display="true" table:show-details="true"/>
                <table:data-pilot-member table:name="-14.8" table:display="true" table:show-details="true"/>
                <table:data-pilot-member table:name="-14.6" table:display="true" table:show-details="true"/>
                <table:data-pilot-member table:name="-14.4" table:display="true" table:show-details="true"/>
                <table:data-pilot-member table:name="-10.8" table:display="true" table:show-details="true"/>
                <table:data-pilot-member table:name="-7.4" table:display="true" table:show-details="true"/>
                <table:data-pilot-member table:name="-7.2" table:display="true" table:show-details="true"/>
                <table:data-pilot-member table:name="-5.6" table:display="true" table:show-details="true"/>
                <table:data-pilot-member table:name="-4.6" table:display="true" table:show-details="true"/>
                <table:data-pilot-member table:name="-3.2" table:display="true" table:show-details="true"/>
                <table:data-pilot-member table:name="-2.4" table:display="true" table:show-details="true"/>
                <table:data-pilot-member table:name="-1" table:display="true" table:show-details="true"/>
                <table:data-pilot-member table:name="-0.8" table:display="true" table:show-details="true"/>
                <table:data-pilot-member table:name="-0.6" table:display="true" table:show-details="true"/>
                <table:data-pilot-member table:name="-0.2" table:display="true" table:show-details="true"/>
                <table:data-pilot-member table:name="0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1.8" table:display="true" table:show-details="true"/>
                <table:data-pilot-member table:name="2.4" table:display="true" table:show-details="true"/>
                <table:data-pilot-member table:name="2.8" table:display="true" table:show-details="true"/>
                <table:data-pilot-member table:name="3.4" table:display="true" table:show-details="true"/>
                <table:data-pilot-member table:name="3.6" table:display="true" table:show-details="true"/>
                <table:data-pilot-member table:name="3.8" table:display="true" table:show-details="true"/>
                <table:data-pilot-member table:name="41.2" table:display="true" table:show-details="true"/>
                <table:data-pilot-member table:name="69.4" table:display="true" table:show-details="true"/>
                <table:data-pilot-member table:name="93.4" table:display="true" table:show-details="true"/>
                <table:data-pilot-member table:name="248.4" table:display="true" table:show-details="true"/>
                <table:data-pilot-member table:name="338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Table_Hamming_1.A4:Table_Hamming_1.G32" table:buttons="Table_Hamming_1.A5 Table_Hamming_1.B5 Table_Hamming_1.C4" table:grand-total="none" table:show-filter-button="false" table:drill-down-on-double-click="false">
          <table:source-cell-range table:cell-range-address="Hamming.H1:Hamming.L46"/>
          <table:data-pilot-field table:source-field-name="'N'" table:orientation="column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  <table:data-pilot-member table:name="100000" table:display="true" table:show-details="true"/>
                <table:data-pilot-member table:name="10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'density'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complete'" table:orientation="data" table:used-hierarchy="0" table:function="sum">
            <table:data-pilot-level table:show-empty="false">
              <table:data-pilot-members>
                <table:data-pilot-member table:name="-179.8" table:display="true" table:show-details="true"/>
                <table:data-pilot-member table:name="-139.4" table:display="true" table:show-details="true"/>
                <table:data-pilot-member table:name="-109.2" table:display="true" table:show-details="true"/>
                <table:data-pilot-member table:name="-90.8" table:display="true" table:show-details="true"/>
                <table:data-pilot-member table:name="-75.6" table:display="true" table:show-details="true"/>
                <table:data-pilot-member table:name="-19.8" table:display="true" table:show-details="true"/>
                <table:data-pilot-member table:name="-18.4" table:display="true" table:show-details="true"/>
                <table:data-pilot-member table:name="-16" table:display="true" table:show-details="true"/>
                <table:data-pilot-member table:name="-15" table:display="true" table:show-details="true"/>
                <table:data-pilot-member table:name="-13.6" table:display="true" table:show-details="true"/>
                <table:data-pilot-member table:name="-13.2" table:display="true" table:show-details="true"/>
                <table:data-pilot-member table:name="-7.8" table:display="true" table:show-details="true"/>
                <table:data-pilot-member table:name="-7.4" table:display="true" table:show-details="true"/>
                <table:data-pilot-member table:name="-5" table:display="true" table:show-details="true"/>
                <table:data-pilot-member table:name="-0.6" table:display="true" table:show-details="true"/>
                <table:data-pilot-member table:name="-0.4" table:display="true" table:show-details="true"/>
                <table:data-pilot-member table:name="-0.2" table:display="true" table:show-details="true"/>
                <table:data-pilot-member table:name="0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0.8" table:display="true" table:show-details="true"/>
                <table:data-pilot-member table:name="4.4" table:display="true" table:show-details="true"/>
                <table:data-pilot-member table:name="6" table:display="true" table:show-details="true"/>
                <table:data-pilot-member table:name="46.6" table:display="true" table:show-details="true"/>
                <table:data-pilot-member table:name="56.6" table:display="true" table:show-details="true"/>
                <table:data-pilot-member table:name="82.8" table:display="true" table:show-details="true"/>
                <table:data-pilot-member table:name="951.8" table:display="true" table:show-details="true"/>
                <table:data-pilot-member table:name="11450.2" table:display="true" table:show-details="true"/>
                <table:data-pilot-member table:name="13391.2" table:display="true" table:show-details="true"/>
                <table:data-pilot-member table:name="14316" table:display="true" table:show-details="true"/>
                <table:data-pilot-member table:name="15412.4" table:display="true" table:show-details="true"/>
                <table:data-pilot-member table:name="18445" table:display="true" table:show-details="true"/>
                <table:data-pilot-member table:name="20567.2" table:display="true" table:show-details="true"/>
                <table:data-pilot-member table:name="23460.6" table:display="true" table:show-details="true"/>
                <table:data-pilot-member table:name="26376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high cardinality'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0.8" table:display="true" table:show-details="true"/>
                <table:data-pilot-member table:name="1" table:display="true" table:show-details="true"/>
                <table:data-pilot-member table:name="1.4" table:display="true" table:show-details="true"/>
                <table:data-pilot-member table:name="1.6" table:display="true" table:show-details="true"/>
                <table:data-pilot-member table:name="6.4" table:display="true" table:show-details="true"/>
                <table:data-pilot-member table:name="7.2" table:display="true" table:show-details="true"/>
                <table:data-pilot-member table:name="7.6" table:display="true" table:show-details="true"/>
                <table:data-pilot-member table:name="7.8" table:display="true" table:show-details="true"/>
                <table:data-pilot-member table:name="9.4" table:display="true" table:show-details="true"/>
                <table:data-pilot-member table:name="12.2" table:display="true" table:show-details="true"/>
                <table:data-pilot-member table:name="14.6" table:display="true" table:show-details="true"/>
                <table:data-pilot-member table:name="17.4" table:display="true" table:show-details="true"/>
                <table:data-pilot-member table:name="20.8" table:display="true" table:show-details="true"/>
                <table:data-pilot-member table:name="126" table:display="true" table:show-details="true"/>
                <table:data-pilot-member table:name="184.8" table:display="true" table:show-details="true"/>
                <table:data-pilot-member table:name="189.4" table:display="true" table:show-details="true"/>
                <table:data-pilot-member table:name="230.2" table:display="true" table:show-details="true"/>
                <table:data-pilot-member table:name="286.8" table:display="true" table:show-details="true"/>
                <table:data-pilot-member table:name="309.4" table:display="true" table:show-details="true"/>
                <table:data-pilot-member table:name="336.2" table:display="true" table:show-details="true"/>
                <table:data-pilot-member table:name="399" table:display="true" table:show-details="true"/>
                <table:data-pilot-member table:name="519.4" table:display="true" table:show-details="true"/>
                <table:data-pilot-member table:name="16005.8" table:display="true" table:show-details="true"/>
                <table:data-pilot-member table:name="18661.2" table:display="true" table:show-details="true"/>
                <table:data-pilot-member table:name="20247" table:display="true" table:show-details="true"/>
                <table:data-pilot-member table:name="22092.8" table:display="true" table:show-details="true"/>
                <table:data-pilot-member table:name="24310.4" table:display="true" table:show-details="true"/>
                <table:data-pilot-member table:name="28520.6" table:display="true" table:show-details="true"/>
                <table:data-pilot-member table:name="30954.6" table:display="true" table:show-details="true"/>
                <table:data-pilot-member table:name="33830" table:display="true" table:show-details="true"/>
                <table:data-pilot-member table:name="36146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low cardinality'" table:orientation="data" table:used-hierarchy="0" table:function="sum">
            <table:data-pilot-level table:show-empty="false">
              <table:data-pilot-members>
                <table:data-pilot-member table:name="-0.2" table:display="true" table:show-details="true"/>
                <table:data-pilot-member table:name="0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0.8" table:display="true" table:show-details="true"/>
                <table:data-pilot-member table:name="1" table:display="true" table:show-details="true"/>
                <table:data-pilot-member table:name="1.4" table:display="true" table:show-details="true"/>
                <table:data-pilot-member table:name="1.6" table:display="true" table:show-details="true"/>
                <table:data-pilot-member table:name="1.8" table:display="true" table:show-details="true"/>
                <table:data-pilot-member table:name="2.2" table:display="true" table:show-details="true"/>
                <table:data-pilot-member table:name="16.4" table:display="true" table:show-details="true"/>
                <table:data-pilot-member table:name="17.2" table:display="true" table:show-details="true"/>
                <table:data-pilot-member table:name="18.6" table:display="true" table:show-details="true"/>
                <table:data-pilot-member table:name="18.8" table:display="true" table:show-details="true"/>
                <table:data-pilot-member table:name="19.8" table:display="true" table:show-details="true"/>
                <table:data-pilot-member table:name="21.4" table:display="true" table:show-details="true"/>
                <table:data-pilot-member table:name="22.8" table:display="true" table:show-details="true"/>
                <table:data-pilot-member table:name="23.4" table:display="true" table:show-details="true"/>
                <table:data-pilot-member table:name="24" table:display="true" table:show-details="true"/>
                <table:data-pilot-member table:name="182.6" table:display="true" table:show-details="true"/>
                <table:data-pilot-member table:name="254.2" table:display="true" table:show-details="true"/>
                <table:data-pilot-member table:name="298.6" table:display="true" table:show-details="true"/>
                <table:data-pilot-member table:name="382.2" table:display="true" table:show-details="true"/>
                <table:data-pilot-member table:name="395.8" table:display="true" table:show-details="true"/>
                <table:data-pilot-member table:name="403.4" table:display="true" table:show-details="true"/>
                <table:data-pilot-member table:name="432.6" table:display="true" table:show-details="true"/>
                <table:data-pilot-member table:name="506" table:display="true" table:show-details="true"/>
                <table:data-pilot-member table:name="526.6" table:display="true" table:show-details="true"/>
                <table:data-pilot-member table:name="21281.4" table:display="true" table:show-details="true"/>
                <table:data-pilot-member table:name="23108.2" table:display="true" table:show-details="true"/>
                <table:data-pilot-member table:name="24309.2" table:display="true" table:show-details="true"/>
                <table:data-pilot-member table:name="26294.6" table:display="true" table:show-details="true"/>
                <table:data-pilot-member table:name="28547.6" table:display="true" table:show-details="true"/>
                <table:data-pilot-member table:name="30860.2" table:display="true" table:show-details="true"/>
                <table:data-pilot-member table:name="33027.2" table:display="true" table:show-details="true"/>
                <table:data-pilot-member table:name="35381.6" table:display="true" table:show-details="true"/>
                <table:data-pilot-member table:name="37469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Table_Btree_1.A3:Table_Btree_1.G31" table:buttons="Table_Btree_1.A4 Table_Btree_1.B4 Table_Btree_1.C3" table:grand-total="none" table:show-filter-button="false" table:drill-down-on-double-click="false">
          <table:source-cell-range table:cell-range-address="Btree.H1:Btree.L46"/>
          <table:data-pilot-field table:source-field-name="'N'" table:orientation="column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  <table:data-pilot-member table:name="100000" table:display="true" table:show-details="true"/>
                <table:data-pilot-member table:name="10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'density'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complete'" table:orientation="data" table:used-hierarchy="0" table:function="sum">
            <table:data-pilot-level table:show-empty="false">
              <table:data-pilot-members>
                <table:data-pilot-member table:name="-5167.6" table:display="true" table:show-details="true"/>
                <table:data-pilot-member table:name="-4352.8" table:display="true" table:show-details="true"/>
                <table:data-pilot-member table:name="-3121.6" table:display="true" table:show-details="true"/>
                <table:data-pilot-member table:name="-1016" table:display="true" table:show-details="true"/>
                <table:data-pilot-member table:name="-321.4" table:display="true" table:show-details="true"/>
                <table:data-pilot-member table:name="-218.2" table:display="true" table:show-details="true"/>
                <table:data-pilot-member table:name="-22.8" table:display="true" table:show-details="true"/>
                <table:data-pilot-member table:name="-5.4" table:display="true" table:show-details="true"/>
                <table:data-pilot-member table:name="-0.8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5.2" table:display="true" table:show-details="true"/>
                <table:data-pilot-member table:name="6.6" table:display="true" table:show-details="true"/>
                <table:data-pilot-member table:name="7" table:display="true" table:show-details="true"/>
                <table:data-pilot-member table:name="7.2" table:display="true" table:show-details="true"/>
                <table:data-pilot-member table:name="7.6" table:display="true" table:show-details="true"/>
                <table:data-pilot-member table:name="8.8" table:display="true" table:show-details="true"/>
                <table:data-pilot-member table:name="18.6" table:display="true" table:show-details="true"/>
                <table:data-pilot-member table:name="31.2" table:display="true" table:show-details="true"/>
                <table:data-pilot-member table:name="35" table:display="true" table:show-details="true"/>
                <table:data-pilot-member table:name="36.8" table:display="true" table:show-details="true"/>
                <table:data-pilot-member table:name="39.2" table:display="true" table:show-details="true"/>
                <table:data-pilot-member table:name="42.8" table:display="true" table:show-details="true"/>
                <table:data-pilot-member table:name="46.4" table:display="true" table:show-details="true"/>
                <table:data-pilot-member table:name="48.8" table:display="true" table:show-details="true"/>
                <table:data-pilot-member table:name="98.4" table:display="true" table:show-details="true"/>
                <table:data-pilot-member table:name="153.2" table:display="true" table:show-details="true"/>
                <table:data-pilot-member table:name="160.6" table:display="true" table:show-details="true"/>
                <table:data-pilot-member table:name="206.8" table:display="true" table:show-details="true"/>
                <table:data-pilot-member table:name="214.6" table:display="true" table:show-details="true"/>
                <table:data-pilot-member table:name="227.6" table:display="true" table:show-details="true"/>
                <table:data-pilot-member table:name="427.6" table:display="true" table:show-details="true"/>
                <table:data-pilot-member table:name="948.6" table:display="true" table:show-details="true"/>
                <table:data-pilot-member table:name="1395" table:display="true" table:show-details="true"/>
                <table:data-pilot-member table:name="1398.4" table:display="true" table:show-details="true"/>
                <table:data-pilot-member table:name="1686" table:display="true" table:show-details="true"/>
                <table:data-pilot-member table:name="1783.4" table:display="true" table:show-details="true"/>
                <table:data-pilot-member table:name="1805.2" table:display="true" table:show-details="true"/>
                <table:data-pilot-member table:name="3295.4" table:display="true" table:show-details="true"/>
                <table:data-pilot-member table:name="4990.4" table:display="true" table:show-details="true"/>
                <table:data-pilot-member table:name="7595.8" table:display="true" table:show-details="true"/>
                <table:data-pilot-member table:name="9696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high cardinality'" table:orientation="data" table:used-hierarchy="0" table:function="sum">
            <table:data-pilot-level table:show-empty="false">
              <table:data-pilot-members>
                <table:data-pilot-member table:name="5.2" table:display="true" table:show-details="true"/>
                <table:data-pilot-member table:name="8" table:display="true" table:show-details="true"/>
                <table:data-pilot-member table:name="12.4" table:display="true" table:show-details="true"/>
                <table:data-pilot-member table:name="16.4" table:display="true" table:show-details="true"/>
                <table:data-pilot-member table:name="18.4" table:display="true" table:show-details="true"/>
                <table:data-pilot-member table:name="18.6" table:display="true" table:show-details="true"/>
                <table:data-pilot-member table:name="20.2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58.2" table:display="true" table:show-details="true"/>
                <table:data-pilot-member table:name="99.8" table:display="true" table:show-details="true"/>
                <table:data-pilot-member table:name="101" table:display="true" table:show-details="true"/>
                <table:data-pilot-member table:name="144" table:display="true" table:show-details="true"/>
                <table:data-pilot-member table:name="144.4" table:display="true" table:show-details="true"/>
                <table:data-pilot-member table:name="146.2" table:display="true" table:show-details="true"/>
                <table:data-pilot-member table:name="154.2" table:display="true" table:show-details="true"/>
                <table:data-pilot-member table:name="162.6" table:display="true" table:show-details="true"/>
                <table:data-pilot-member table:name="173.8" table:display="true" table:show-details="true"/>
                <table:data-pilot-member table:name="405.8" table:display="true" table:show-details="true"/>
                <table:data-pilot-member table:name="664.6" table:display="true" table:show-details="true"/>
                <table:data-pilot-member table:name="748.6" table:display="true" table:show-details="true"/>
                <table:data-pilot-member table:name="838.6" table:display="true" table:show-details="true"/>
                <table:data-pilot-member table:name="1037.2" table:display="true" table:show-details="true"/>
                <table:data-pilot-member table:name="1143.8" table:display="true" table:show-details="true"/>
                <table:data-pilot-member table:name="1242.2" table:display="true" table:show-details="true"/>
                <table:data-pilot-member table:name="1314.6" table:display="true" table:show-details="true"/>
                <table:data-pilot-member table:name="1348" table:display="true" table:show-details="true"/>
                <table:data-pilot-member table:name="1473.8" table:display="true" table:show-details="true"/>
                <table:data-pilot-member table:name="3180.6" table:display="true" table:show-details="true"/>
                <table:data-pilot-member table:name="6943.8" table:display="true" table:show-details="true"/>
                <table:data-pilot-member table:name="9209.8" table:display="true" table:show-details="true"/>
                <table:data-pilot-member table:name="10214.2" table:display="true" table:show-details="true"/>
                <table:data-pilot-member table:name="11427.8" table:display="true" table:show-details="true"/>
                <table:data-pilot-member table:name="11683.8" table:display="true" table:show-details="true"/>
                <table:data-pilot-member table:name="12337" table:display="true" table:show-details="true"/>
                <table:data-pilot-member table:name="12892.4" table:display="true" table:show-details="true"/>
                <table:data-pilot-member table:name="18194" table:display="true" table:show-details="true"/>
                <table:data-pilot-member table:name="40871.2" table:display="true" table:show-details="true"/>
                <table:data-pilot-member table:name="65842.8" table:display="true" table:show-details="true"/>
                <table:data-pilot-member table:name="75425" table:display="true" table:show-details="true"/>
                <table:data-pilot-member table:name="85593.8" table:display="true" table:show-details="true"/>
                <table:data-pilot-member table:name="86949.6" table:display="true" table:show-details="true"/>
                <table:data-pilot-member table:name="93230.6" table:display="true" table:show-details="true"/>
                <table:data-pilot-member table:name="93646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low cardinality'" table:orientation="data" table:used-hierarchy="0" table:function="sum">
            <table:data-pilot-level table:show-empty="false">
              <table:data-pilot-members>
                <table:data-pilot-member table:name="4.4" table:display="true" table:show-details="true"/>
                <table:data-pilot-member table:name="9.2" table:display="true" table:show-details="true"/>
                <table:data-pilot-member table:name="14.2" table:display="true" table:show-details="true"/>
                <table:data-pilot-member table:name="15.2" table:display="true" table:show-details="true"/>
                <table:data-pilot-member table:name="17.8" table:display="true" table:show-details="true"/>
                <table:data-pilot-member table:name="19.2" table:display="true" table:show-details="true"/>
                <table:data-pilot-member table:name="21.8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8" table:display="true" table:show-details="true"/>
                <table:data-pilot-member table:name="86.6" table:display="true" table:show-details="true"/>
                <table:data-pilot-member table:name="106.6" table:display="true" table:show-details="true"/>
                <table:data-pilot-member table:name="136" table:display="true" table:show-details="true"/>
                <table:data-pilot-member table:name="140.6" table:display="true" table:show-details="true"/>
                <table:data-pilot-member table:name="172" table:display="true" table:show-details="true"/>
                <table:data-pilot-member table:name="182" table:display="true" table:show-details="true"/>
                <table:data-pilot-member table:name="187.2" table:display="true" table:show-details="true"/>
                <table:data-pilot-member table:name="197.4" table:display="true" table:show-details="true"/>
                <table:data-pilot-member table:name="373" table:display="true" table:show-details="true"/>
                <table:data-pilot-member table:name="830" table:display="true" table:show-details="true"/>
                <table:data-pilot-member table:name="868.4" table:display="true" table:show-details="true"/>
                <table:data-pilot-member table:name="1142" table:display="true" table:show-details="true"/>
                <table:data-pilot-member table:name="1166.8" table:display="true" table:show-details="true"/>
                <table:data-pilot-member table:name="1372.6" table:display="true" table:show-details="true"/>
                <table:data-pilot-member table:name="1443.6" table:display="true" table:show-details="true"/>
                <table:data-pilot-member table:name="1570.4" table:display="true" table:show-details="true"/>
                <table:data-pilot-member table:name="1641.6" table:display="true" table:show-details="true"/>
                <table:data-pilot-member table:name="4721.6" table:display="true" table:show-details="true"/>
                <table:data-pilot-member table:name="8807.4" table:display="true" table:show-details="true"/>
                <table:data-pilot-member table:name="13142" table:display="true" table:show-details="true"/>
                <table:data-pilot-member table:name="13456.6" table:display="true" table:show-details="true"/>
                <table:data-pilot-member table:name="15006" table:display="true" table:show-details="true"/>
                <table:data-pilot-member table:name="16538.2" table:display="true" table:show-details="true"/>
                <table:data-pilot-member table:name="16895" table:display="true" table:show-details="true"/>
                <table:data-pilot-member table:name="18361.4" table:display="true" table:show-details="true"/>
                <table:data-pilot-member table:name="18403.6" table:display="true" table:show-details="true"/>
                <table:data-pilot-member table:name="71894.4" table:display="true" table:show-details="true"/>
                <table:data-pilot-member table:name="76274.4" table:display="true" table:show-details="true"/>
                <table:data-pilot-member table:name="83607.6" table:display="true" table:show-details="true"/>
                <table:data-pilot-member table:name="85056.2" table:display="true" table:show-details="true"/>
                <table:data-pilot-member table:name="98292.6" table:display="true" table:show-details="true"/>
                <table:data-pilot-member table:name="99105.8" table:display="true" table:show-details="true"/>
                <table:data-pilot-member table:name="108170.4" table:display="true" table:show-details="true"/>
                <table:data-pilot-member table:name="112272" table:display="true" table:show-details="true"/>
                <table:data-pilot-member table:name="1145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Table_Bloofi_1.A3:Table_Bloofi_1.G31" table:buttons="Table_Bloofi_1.A4 Table_Bloofi_1.B4 Table_Bloofi_1.C3" table:grand-total="none" table:show-filter-button="false" table:drill-down-on-double-click="false">
          <table:source-cell-range table:cell-range-address="Bloofi.H1:Bloofi.L46"/>
          <table:data-pilot-field table:source-field-name="'N'" table:orientation="column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  <table:data-pilot-member table:name="100000" table:display="true" table:show-details="true"/>
                <table:data-pilot-member table:name="10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'density'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complete'" table:orientation="data" table:used-hierarchy="0" table:function="sum">
            <table:data-pilot-level table:show-empty="false">
              <table:data-pilot-members>
                <table:data-pilot-member table:name="-3.8" table:display="true" table:show-details="true"/>
                <table:data-pilot-member table:name="-1" table:display="true" table:show-details="true"/>
                <table:data-pilot-member table:name="-0.2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3.4" table:display="true" table:show-details="true"/>
                <table:data-pilot-member table:name="6.2" table:display="true" table:show-details="true"/>
                <table:data-pilot-member table:name="7.2" table:display="true" table:show-details="true"/>
                <table:data-pilot-member table:name="8" table:display="true" table:show-details="true"/>
                <table:data-pilot-member table:name="8.2" table:display="true" table:show-details="true"/>
                <table:data-pilot-member table:name="8.6" table:display="true" table:show-details="true"/>
                <table:data-pilot-member table:name="9" table:display="true" table:show-details="true"/>
                <table:data-pilot-member table:name="22.2" table:display="true" table:show-details="true"/>
                <table:data-pilot-member table:name="53.6" table:display="true" table:show-details="true"/>
                <table:data-pilot-member table:name="76.6" table:display="true" table:show-details="true"/>
                <table:data-pilot-member table:name="88" table:display="true" table:show-details="true"/>
                <table:data-pilot-member table:name="98.8" table:display="true" table:show-details="true"/>
                <table:data-pilot-member table:name="100.6" table:display="true" table:show-details="true"/>
                <table:data-pilot-member table:name="101.8" table:display="true" table:show-details="true"/>
                <table:data-pilot-member table:name="102" table:display="true" table:show-details="true"/>
                <table:data-pilot-member table:name="901.8" table:display="true" table:show-details="true"/>
                <table:data-pilot-member table:name="902.6" table:display="true" table:show-details="true"/>
                <table:data-pilot-member table:name="1717.8" table:display="true" table:show-details="true"/>
                <table:data-pilot-member table:name="1958.2" table:display="true" table:show-details="true"/>
                <table:data-pilot-member table:name="2115.2" table:display="true" table:show-details="true"/>
                <table:data-pilot-member table:name="2416.4" table:display="true" table:show-details="true"/>
                <table:data-pilot-member table:name="2502.8" table:display="true" table:show-details="true"/>
                <table:data-pilot-member table:name="2591.4" table:display="true" table:show-details="true"/>
                <table:data-pilot-member table:name="2605.2" table:display="true" table:show-details="true"/>
                <table:data-pilot-member table:name="11348.2" table:display="true" table:show-details="true"/>
                <table:data-pilot-member table:name="17669.2" table:display="true" table:show-details="true"/>
                <table:data-pilot-member table:name="22525.4" table:display="true" table:show-details="true"/>
                <table:data-pilot-member table:name="25474.8" table:display="true" table:show-details="true"/>
                <table:data-pilot-member table:name="27152" table:display="true" table:show-details="true"/>
                <table:data-pilot-member table:name="27830.8" table:display="true" table:show-details="true"/>
                <table:data-pilot-member table:name="28336.8" table:display="true" table:show-details="true"/>
                <table:data-pilot-member table:name="283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high cardinality'" table:orientation="data" table:used-hierarchy="0" table:function="sum">
            <table:data-pilot-level table:show-empty="false">
              <table:data-pilot-members>
                <table:data-pilot-member table:name="-0.2" table:display="true" table:show-details="true"/>
                <table:data-pilot-member table:name="0.2" table:display="true" table:show-details="true"/>
                <table:data-pilot-member table:name="0.6" table:display="true" table:show-details="true"/>
                <table:data-pilot-member table:name="0.8" table:display="true" table:show-details="true"/>
                <table:data-pilot-member table:name="1" table:display="true" table:show-details="true"/>
                <table:data-pilot-member table:name="4.2" table:display="true" table:show-details="true"/>
                <table:data-pilot-member table:name="6.4" table:display="true" table:show-details="true"/>
                <table:data-pilot-member table:name="7" table:display="true" table:show-details="true"/>
                <table:data-pilot-member table:name="7.2" table:display="true" table:show-details="true"/>
                <table:data-pilot-member table:name="7.8" table:display="true" table:show-details="true"/>
                <table:data-pilot-member table:name="8.4" table:display="true" table:show-details="true"/>
                <table:data-pilot-member table:name="15" table:display="true" table:show-details="true"/>
                <table:data-pilot-member table:name="49.4" table:display="true" table:show-details="true"/>
                <table:data-pilot-member table:name="71.6" table:display="true" table:show-details="true"/>
                <table:data-pilot-member table:name="88.6" table:display="true" table:show-details="true"/>
                <table:data-pilot-member table:name="91" table:display="true" table:show-details="true"/>
                <table:data-pilot-member table:name="93.8" table:display="true" table:show-details="true"/>
                <table:data-pilot-member table:name="103.4" table:display="true" table:show-details="true"/>
                <table:data-pilot-member table:name="109" table:display="true" table:show-details="true"/>
                <table:data-pilot-member table:name="649.6" table:display="true" table:show-details="true"/>
                <table:data-pilot-member table:name="1609.2" table:display="true" table:show-details="true"/>
                <table:data-pilot-member table:name="2235.6" table:display="true" table:show-details="true"/>
                <table:data-pilot-member table:name="2261" table:display="true" table:show-details="true"/>
                <table:data-pilot-member table:name="2261.2" table:display="true" table:show-details="true"/>
                <table:data-pilot-member table:name="2475.4" table:display="true" table:show-details="true"/>
                <table:data-pilot-member table:name="2575.2" table:display="true" table:show-details="true"/>
                <table:data-pilot-member table:name="2581.2" table:display="true" table:show-details="true"/>
                <table:data-pilot-member table:name="2596.6" table:display="true" table:show-details="true"/>
                <table:data-pilot-member table:name="8056.4" table:display="true" table:show-details="true"/>
                <table:data-pilot-member table:name="18708.2" table:display="true" table:show-details="true"/>
                <table:data-pilot-member table:name="22666.6" table:display="true" table:show-details="true"/>
                <table:data-pilot-member table:name="25454" table:display="true" table:show-details="true"/>
                <table:data-pilot-member table:name="27761" table:display="true" table:show-details="true"/>
                <table:data-pilot-member table:name="28054" table:display="true" table:show-details="true"/>
                <table:data-pilot-member table:name="28405.6" table:display="true" table:show-details="true"/>
                <table:data-pilot-member table:name="28572.6" table:display="true" table:show-details="true"/>
                <table:data-pilot-member table:name="28640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'low cardinality'" table:orientation="data" table:used-hierarchy="0" table:function="sum">
            <table:data-pilot-level table:show-empty="false">
              <table:data-pilot-members>
                <table:data-pilot-member table:name="-0.4" table:display="true" table:show-details="true"/>
                <table:data-pilot-member table:name="0.2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0.8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6.4" table:display="true" table:show-details="true"/>
                <table:data-pilot-member table:name="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2" table:display="true" table:show-details="true"/>
                <table:data-pilot-member table:name="9.2" table:display="true" table:show-details="true"/>
                <table:data-pilot-member table:name="48" table:display="true" table:show-details="true"/>
                <table:data-pilot-member table:name="68" table:display="true" table:show-details="true"/>
                <table:data-pilot-member table:name="89.2" table:display="true" table:show-details="true"/>
                <table:data-pilot-member table:name="89.6" table:display="true" table:show-details="true"/>
                <table:data-pilot-member table:name="90.2" table:display="true" table:show-details="true"/>
                <table:data-pilot-member table:name="91.8" table:display="true" table:show-details="true"/>
                <table:data-pilot-member table:name="95.6" table:display="true" table:show-details="true"/>
                <table:data-pilot-member table:name="98" table:display="true" table:show-details="true"/>
                <table:data-pilot-member table:name="540.6" table:display="true" table:show-details="true"/>
                <table:data-pilot-member table:name="1613.6" table:display="true" table:show-details="true"/>
                <table:data-pilot-member table:name="2199.8" table:display="true" table:show-details="true"/>
                <table:data-pilot-member table:name="2257" table:display="true" table:show-details="true"/>
                <table:data-pilot-member table:name="2262.8" table:display="true" table:show-details="true"/>
                <table:data-pilot-member table:name="2472.4" table:display="true" table:show-details="true"/>
                <table:data-pilot-member table:name="2527" table:display="true" table:show-details="true"/>
                <table:data-pilot-member table:name="2550.2" table:display="true" table:show-details="true"/>
                <table:data-pilot-member table:name="2598.4" table:display="true" table:show-details="true"/>
                <table:data-pilot-member table:name="9960.2" table:display="true" table:show-details="true"/>
                <table:data-pilot-member table:name="19637.6" table:display="true" table:show-details="true"/>
                <table:data-pilot-member table:name="23028.4" table:display="true" table:show-details="true"/>
                <table:data-pilot-member table:name="25677.6" table:display="true" table:show-details="true"/>
                <table:data-pilot-member table:name="27784.6" table:display="true" table:show-details="true"/>
                <table:data-pilot-member table:name="27873.8" table:display="true" table:show-details="true"/>
                <table:data-pilot-member table:name="28543" table:display="true" table:show-details="true"/>
                <table:data-pilot-member table:name="28611.2" table:display="true" table:show-details="true"/>
                <table:data-pilot-member table:name="28747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6T22:40:35.916783443</dc:date>
    <dc:creator>Claude Warren</dc:creator>
    <meta:generator>LibreOffice/4.2.7.2$Linux_X86_64 LibreOffice_project/420m0$Build-2</meta:generator>
    <meta:editing-duration>PT36M41S</meta:editing-duration>
    <meta:editing-cycles>6</meta:editing-cycles>
    <meta:document-statistic meta:table-count="10" meta:cell-count="36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82cm" svg:y="0.316cm" chart:style-name="ch2">
          <text:p>Limited Btree - High Cardinality</text:p>
        </chart:title>
        <chart:legend chart:legend-position="end" svg:x="13.682cm" svg:y="3.207cm" style:legend-expansion="high" chart:style-name="ch3"/>
        <chart:plot-area chart:style-name="ch4" table:cell-range-address="Table_LimitedBtree_1.J14:Table_LimitedBtree_1.N22" svg:x="0.319cm" svg:y="1.301cm" svg:width="13.044cm" svg:height="7.52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78cm" svg:y="1.386cm" svg:width="12.038cm" svg:height="7.24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Table_LimitedBtree_1.J14:Table_LimitedBtree_1.J22" chart:class="chart:bar">
            <chart:data-point chart:repeated="9"/>
          </chart:series>
          <chart:series chart:style-name="ch9" chart:values-cell-range-address="Table_LimitedBtree_1.K14:Table_LimitedBtree_1.K22" chart:class="chart:bar">
            <chart:data-point chart:repeated="9"/>
          </chart:series>
          <chart:series chart:style-name="ch10" chart:values-cell-range-address="Table_LimitedBtree_1.L14:Table_LimitedBtree_1.L22" chart:class="chart:bar">
            <chart:data-point chart:repeated="9"/>
          </chart:series>
          <chart:series chart:style-name="ch11" chart:values-cell-range-address="Table_LimitedBtree_1.M14:Table_LimitedBtree_1.M22" chart:class="chart:bar">
            <chart:data-point chart:repeated="9"/>
          </chart:series>
          <chart:series chart:style-name="ch12" chart:values-cell-range-address="Table_LimitedBtree_1.N14:Table_LimitedBtree_1.N22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Table_LimitedBtree_1.J14:Table_LimitedBtree_1.J22</svg:desc>
                </draw:g>
              </table:table-cell>
              <table:table-cell office:value-type="float" office:value="0.2">
                <text:p>0.2</text:p>
                <draw:g>
                  <svg:desc>Table_LimitedBtree_1.K14:Table_LimitedBtree_1.K22</svg:desc>
                </draw:g>
              </table:table-cell>
              <table:table-cell office:value-type="float" office:value="15.2">
                <text:p>15.2</text:p>
                <draw:g>
                  <svg:desc>Table_LimitedBtree_1.L14:Table_LimitedBtree_1.L22</svg:desc>
                </draw:g>
              </table:table-cell>
              <table:table-cell office:value-type="float" office:value="-1.00000000000006">
                <text:p>-1.00000000000006</text:p>
                <draw:g>
                  <svg:desc>Table_LimitedBtree_1.M14:Table_LimitedBtree_1.M22</svg:desc>
                </draw:g>
              </table:table-cell>
              <table:table-cell office:value-type="float" office:value="125.200000000001">
                <text:p>125.200000000001</text:p>
                <draw:g>
                  <svg:desc>Table_LimitedBtree_1.N14:Table_LimitedBtree_1.N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0.6">
                <text:p>-0.6</text:p>
              </table:table-cell>
              <table:table-cell office:value-type="float" office:value="1.2">
                <text:p>1.2</text:p>
              </table:table-cell>
              <table:table-cell office:value-type="float" office:value="35">
                <text:p>35</text:p>
              </table:table-cell>
              <table:table-cell office:value-type="float" office:value="101.599999999999">
                <text:p>101.5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0">
                <text:p>0</text:p>
              </table:table-cell>
              <table:table-cell office:value-type="float" office:value="-3.39999999999998">
                <text:p>-3.39999999999998</text:p>
              </table:table-cell>
              <table:table-cell office:value-type="float" office:value="21.7999999999993">
                <text:p>21.7999999999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3.39999999999986">
                <text:p>3.39999999999986</text:p>
              </table:table-cell>
              <table:table-cell office:value-type="float" office:value="80.7999999999993">
                <text:p>80.79999999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2">
                <text:p>-2</text:p>
              </table:table-cell>
              <table:table-cell office:value-type="float" office:value="-23.8">
                <text:p>-23.8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6">
                <text:p>-0.6</text:p>
              </table:table-cell>
              <table:table-cell office:value-type="float" office:value="-3.60000000000001">
                <text:p>-3.60000000000001</text:p>
              </table:table-cell>
              <table:table-cell office:value-type="float" office:value="3.39999999999986">
                <text:p>3.3999999999998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6">
                <text:p>-0.6</text:p>
              </table:table-cell>
              <table:table-cell office:value-type="float" office:value="-5">
                <text:p>-5</text:p>
              </table:table-cell>
              <table:table-cell office:value-type="float" office:value="-52.2">
                <text:p>-52.2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-6.80000000000001">
                <text:p>-6.80000000000001</text:p>
              </table:table-cell>
              <table:table-cell office:value-type="float" office:value="-33.4000000000001">
                <text:p>-33.4000000000001</text:p>
              </table:table-cell>
              <table:table-cell office:value-type="float" office:value="-368">
                <text:p>-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9.59999999999999">
                <text:p>-9.59999999999999</text:p>
              </table:table-cell>
              <table:table-cell office:value-type="float" office:value="-64.6">
                <text:p>-64.6</text:p>
              </table:table-cell>
              <table:table-cell office:value-type="float" office:value="-596.799999999999">
                <text:p>-596.7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6cm" svg:y="0.316cm" chart:style-name="ch2">
          <text:p>Limited Btree - Complete</text:p>
        </chart:title>
        <chart:legend chart:legend-position="end" svg:x="13.684cm" svg:y="3.205cm" style:legend-expansion="high" chart:style-name="ch3"/>
        <chart:plot-area chart:style-name="ch4" table:cell-range-address="Table_LimitedBtree_1.I5:Table_LimitedBtree_1.N13" chart:data-source-has-labels="column" svg:x="0.32cm" svg:y="1.301cm" svg:width="13.044cm" svg:height="7.5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84cm" svg:y="1.386cm" svg:width="12.028cm" svg:height="7.2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Table_LimitedBtree_1.I5:Table_LimitedBtree_1.I1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Table_LimitedBtree_1.J5:Table_LimitedBtree_1.J13" chart:class="chart:bar">
            <chart:data-point chart:repeated="9"/>
          </chart:series>
          <chart:series chart:style-name="ch9" chart:values-cell-range-address="Table_LimitedBtree_1.K5:Table_LimitedBtree_1.K13" chart:class="chart:bar">
            <chart:data-point chart:repeated="9"/>
          </chart:series>
          <chart:series chart:style-name="ch10" chart:values-cell-range-address="Table_LimitedBtree_1.L5:Table_LimitedBtree_1.L13" chart:class="chart:bar">
            <chart:data-point chart:repeated="9"/>
          </chart:series>
          <chart:series chart:style-name="ch11" chart:values-cell-range-address="Table_LimitedBtree_1.M5:Table_LimitedBtree_1.M13" chart:class="chart:bar">
            <chart:data-point chart:repeated="9"/>
          </chart:series>
          <chart:series chart:style-name="ch12" chart:values-cell-range-address="Table_LimitedBtree_1.N5:Table_LimitedBtree_1.N13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le_LimitedBtree_1.I5:Table_LimitedBtree_1.I13</svg:desc>
                </draw:g>
              </table:table-cell>
              <table:table-cell office:value-type="float" office:value="1.2">
                <text:p>1.2</text:p>
                <draw:g>
                  <svg:desc>Table_LimitedBtree_1.J5:Table_LimitedBtree_1.J13</svg:desc>
                </draw:g>
              </table:table-cell>
              <table:table-cell office:value-type="float" office:value="0.6">
                <text:p>0.6</text:p>
                <draw:g>
                  <svg:desc>Table_LimitedBtree_1.K5:Table_LimitedBtree_1.K13</svg:desc>
                </draw:g>
              </table:table-cell>
              <table:table-cell office:value-type="float" office:value="4">
                <text:p>4</text:p>
                <draw:g>
                  <svg:desc>Table_LimitedBtree_1.L5:Table_LimitedBtree_1.L13</svg:desc>
                </draw:g>
              </table:table-cell>
              <table:table-cell office:value-type="float" office:value="-8.60000000000002">
                <text:p>-8.60000000000002</text:p>
                <draw:g>
                  <svg:desc>Table_LimitedBtree_1.M5:Table_LimitedBtree_1.M13</svg:desc>
                </draw:g>
              </table:table-cell>
              <table:table-cell office:value-type="float" office:value="40">
                <text:p>40</text:p>
                <draw:g>
                  <svg:desc>Table_LimitedBtree_1.N5:Table_LimitedBtree_1.N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199999999999996">
                <text:p>0.199999999999996</text:p>
              </table:table-cell>
              <table:table-cell office:value-type="float" office:value="37.4">
                <text:p>37.4</text:p>
              </table:table-cell>
              <table:table-cell office:value-type="float" office:value="49.8000000000002">
                <text:p>49.8000000000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2">
                <text:p>-0.2</text:p>
              </table:table-cell>
              <table:table-cell office:value-type="float" office:value="0.4">
                <text:p>0.4</text:p>
              </table:table-cell>
              <table:table-cell office:value-type="float" office:value="-1.19999999999999">
                <text:p>-1.19999999999999</text:p>
              </table:table-cell>
              <table:table-cell office:value-type="float" office:value="-9.20000000000005">
                <text:p>-9.200000000000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-1.2">
                <text:p>-1.2</text:p>
              </table:table-cell>
              <table:table-cell office:value-type="float" office:value="-5">
                <text:p>-5</text:p>
              </table:table-cell>
              <table:table-cell office:value-type="float" office:value="105.799999999999">
                <text:p>105.7999999999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  <table:table-cell office:value-type="float" office:value="-1.2">
                <text:p>-1.2</text:p>
              </table:table-cell>
              <table:table-cell office:value-type="float" office:value="-5">
                <text:p>-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1.3999999999999">
                <text:p>11.3999999999999</text:p>
              </table:table-cell>
              <table:table-cell office:value-type="float" office:value="-31.4000000000015">
                <text:p>-31.40000000000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-1.59999999999999">
                <text:p>-1.59999999999999</text:p>
              </table:table-cell>
              <table:table-cell office:value-type="float" office:value="-45.8">
                <text:p>-45.8</text:p>
              </table:table-cell>
              <table:table-cell office:value-type="float" office:value="28.3999999999996">
                <text:p>28.39999999999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.200000000000001">
                <text:p>-0.200000000000001</text:p>
              </table:table-cell>
              <table:table-cell office:value-type="float" office:value="-2.8">
                <text:p>-2.8</text:p>
              </table:table-cell>
              <table:table-cell office:value-type="float" office:value="-1">
                <text:p>-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-5.40000000000001">
                <text:p>-5.40000000000001</text:p>
              </table:table-cell>
              <table:table-cell office:value-type="float" office:value="-20.8">
                <text:p>-20.8</text:p>
              </table:table-cell>
              <table:table-cell office:value-type="float" office:value="-105.400000000001">
                <text:p>-105.400000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terpolation="step-center-y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7cm" svg:y="0.316cm" chart:style-name="ch2">
          <text:p>Limted Btree - Low Cardinality</text:p>
        </chart:title>
        <chart:legend chart:legend-position="end" svg:x="13.684cm" svg:y="3.205cm" style:legend-expansion="high" chart:style-name="ch3"/>
        <chart:plot-area chart:style-name="ch4" table:cell-range-address="Table_LimitedBtree_1.J23:Table_LimitedBtree_1.N31" svg:x="0.32cm" svg:y="1.301cm" svg:width="13.044cm" svg:height="7.5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84cm" svg:y="1.386cm" svg:width="12.028cm" svg:height="7.2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Table_LimitedBtree_1.J23:Table_LimitedBtree_1.J31" chart:class="chart:bar">
            <chart:data-point chart:repeated="9"/>
          </chart:series>
          <chart:series chart:style-name="ch9" chart:values-cell-range-address="Table_LimitedBtree_1.K23:Table_LimitedBtree_1.K31" chart:class="chart:bar">
            <chart:data-point chart:repeated="9"/>
          </chart:series>
          <chart:series chart:style-name="ch10" chart:values-cell-range-address="Table_LimitedBtree_1.L23:Table_LimitedBtree_1.L31" chart:class="chart:bar">
            <chart:data-point chart:repeated="9"/>
          </chart:series>
          <chart:series chart:style-name="ch11" chart:values-cell-range-address="Table_LimitedBtree_1.M23:Table_LimitedBtree_1.M31" chart:class="chart:bar">
            <chart:data-point chart:repeated="9"/>
          </chart:series>
          <chart:series chart:style-name="ch12" chart:values-cell-range-address="Table_LimitedBtree_1.N23:Table_LimitedBtree_1.N3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Table_LimitedBtree_1.J23:Table_LimitedBtree_1.J31</svg:desc>
                </draw:g>
              </table:table-cell>
              <table:table-cell office:value-type="float" office:value="2.4">
                <text:p>2.4</text:p>
                <draw:g>
                  <svg:desc>Table_LimitedBtree_1.K23:Table_LimitedBtree_1.K31</svg:desc>
                </draw:g>
              </table:table-cell>
              <table:table-cell office:value-type="float" office:value="3.59999999999999">
                <text:p>3.59999999999999</text:p>
                <draw:g>
                  <svg:desc>Table_LimitedBtree_1.L23:Table_LimitedBtree_1.L31</svg:desc>
                </draw:g>
              </table:table-cell>
              <table:table-cell office:value-type="float" office:value="-83.4">
                <text:p>-83.4</text:p>
                <draw:g>
                  <svg:desc>Table_LimitedBtree_1.M23:Table_LimitedBtree_1.M31</svg:desc>
                </draw:g>
              </table:table-cell>
              <table:table-cell office:value-type="float" office:value="69.4000000000005">
                <text:p>69.4000000000005</text:p>
                <draw:g>
                  <svg:desc>Table_LimitedBtree_1.N23:Table_LimitedBtree_1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.4">
                <text:p>3.4</text:p>
              </table:table-cell>
              <table:table-cell office:value-type="float" office:value="-1">
                <text:p>-1</text:p>
              </table:table-cell>
              <table:table-cell office:value-type="float" office:value="41.1999999999999">
                <text:p>41.1999999999999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14.4">
                <text:p>-14.4</text:p>
              </table:table-cell>
              <table:table-cell office:value-type="float" office:value="93.4000000000015">
                <text:p>93.4000000000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-14.8">
                <text:p>-14.8</text:p>
              </table:table-cell>
              <table:table-cell office:value-type="float" office:value="-7.39999999999964">
                <text:p>-7.39999999999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-3.2">
                <text:p>-3.2</text:p>
              </table:table-cell>
              <table:table-cell office:value-type="float" office:value="-23.2">
                <text:p>-23.2</text:p>
              </table:table-cell>
              <table:table-cell office:value-type="float" office:value="338.200000000001">
                <text:p>338.2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-4.60000000000001">
                <text:p>-4.60000000000001</text:p>
              </table:table-cell>
              <table:table-cell office:value-type="float" office:value="-26.8">
                <text:p>-26.8</text:p>
              </table:table-cell>
              <table:table-cell office:value-type="float" office:value="-114.4">
                <text:p>-11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-5.60000000000001">
                <text:p>-5.60000000000001</text:p>
              </table:table-cell>
              <table:table-cell office:value-type="float" office:value="-14.5999999999999">
                <text:p>-14.5999999999999</text:p>
              </table:table-cell>
              <table:table-cell office:value-type="float" office:value="-258.800000000001">
                <text:p>-258.8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">
                <text:p>-0.2</text:p>
              </table:table-cell>
              <table:table-cell office:value-type="float" office:value="-0.6">
                <text:p>-0.6</text:p>
              </table:table-cell>
              <table:table-cell office:value-type="float" office:value="-7.2">
                <text:p>-7.2</text:p>
              </table:table-cell>
              <table:table-cell office:value-type="float" office:value="-44.8">
                <text:p>-44.8</text:p>
              </table:table-cell>
              <table:table-cell office:value-type="float" office:value="-429.199999999999">
                <text:p>-429.1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1">
                <text:p>-1</text:p>
              </table:table-cell>
              <table:table-cell office:value-type="float" office:value="-10.8">
                <text:p>-10.8</text:p>
              </table:table-cell>
              <table:table-cell office:value-type="float" office:value="-80.8000000000001">
                <text:p>-80.8000000000001</text:p>
              </table:table-cell>
              <table:table-cell office:value-type="float" office:value="-624.799999999999">
                <text:p>-624.7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3.454cm" style:legend-expansion="high" chart:style-name="ch2"/>
        <chart:plot-area chart:style-name="ch3" table:cell-range-address="Summary.B1:Summary.G5" chart:data-source-has-labels="both" svg:x="0.32cm" svg:y="0.18cm" svg:width="12.005cm" svg:height="8.64cm">
          <chartooo:coordinate-region svg:x="1.603cm" svg:y="0.379cm" svg:width="10.072cm" svg:height="8.242cm"/>
          <chart:axis chart:dimension="x" chart:name="primary-x" chart:style-name="ch4" chartooo:axis-type="auto">
            <chartooo:date-scale/>
            <chart:categories table:cell-range-address="Summary.C1:Summary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2:Summary.G2" chart:label-cell-address="Summary.B2:Summary.B2" chart:class="chart:line">
            <chart:data-point chart:repeated="5"/>
          </chart:series>
          <chart:series chart:style-name="ch7" chart:values-cell-range-address="Summary.C3:Summary.G3" chart:label-cell-address="Summary.B3:Summary.B3" chart:class="chart:line">
            <chart:data-point chart:repeated="5"/>
          </chart:series>
          <chart:series chart:style-name="ch8" chart:values-cell-range-address="Summary.C4:Summary.G4" chart:label-cell-address="Summary.B4:Summary.B4" chart:class="chart:line">
            <chart:data-point chart:repeated="5"/>
          </chart:series>
          <chart:series chart:style-name="ch9" chart:values-cell-range-address="Summary.C5:Summary.G5" chart:label-cell-address="Summary.B5:Summary.B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ummary.C1:Summary.G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LimitedBTree</text:p>
                <draw:g>
                  <svg:desc>Summary.B2:Summary.B2</svg:desc>
                </draw:g>
              </table:table-cell>
              <table:table-cell office:value-type="float" office:value="0.0666666666666666">
                <text:p>0.0666666666666666</text:p>
                <draw:g>
                  <svg:desc>Summary.C2:Summary.G2</svg:desc>
                </draw:g>
              </table:table-cell>
              <table:table-cell office:value-type="float" office:value="0.325925925925926">
                <text:p>0.325925925925926</text:p>
              </table:table-cell>
              <table:table-cell office:value-type="float" office:value="-2.04444444444445">
                <text:p>-2.04444444444445</text:p>
              </table:table-cell>
              <table:table-cell office:value-type="float" office:value="-16.4740740740741">
                <text:p>-16.4740740740741</text:p>
              </table:table-cell>
              <table:table-cell office:value-type="float" office:value="-54.1111111111111">
                <text:p>-54.1111111111111</text:p>
              </table:table-cell>
            </table:table-row>
            <table:table-row>
              <table:table-cell office:value-type="string">
                <text:p>Hamming</text:p>
                <draw:g>
                  <svg:desc>Summary.B3:Summary.B3</svg:desc>
                </draw:g>
              </table:table-cell>
              <table:table-cell office:value-type="float" office:value="0.666666666666667">
                <text:p>0.666666666666667</text:p>
                <draw:g>
                  <svg:desc>Summary.C3:Summary.G3</svg:desc>
                </draw:g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6.28148148148148">
                <text:p>6.28148148148148</text:p>
              </table:table-cell>
              <table:table-cell office:value-type="float" office:value="205.881481481481">
                <text:p>205.881481481481</text:p>
              </table:table-cell>
              <table:table-cell office:value-type="float" office:value="23534.0444444444">
                <text:p>23534.0444444444</text:p>
              </table:table-cell>
            </table:table-row>
            <table:table-row>
              <table:table-cell office:value-type="string">
                <text:p>Btree</text:p>
                <draw:g>
                  <svg:desc>Summary.B4:Summary.B4</svg:desc>
                </draw:g>
              </table:table-cell>
              <table:table-cell office:value-type="float" office:value="12.6444444444444">
                <text:p>12.6444444444444</text:p>
                <draw:g>
                  <svg:desc>Summary.C4:Summary.G4</svg:desc>
                </draw:g>
              </table:table-cell>
              <table:table-cell office:value-type="float" office:value="93.3407407407407">
                <text:p>93.3407407407407</text:p>
              </table:table-cell>
              <table:table-cell office:value-type="float" office:value="738.711111111111">
                <text:p>738.711111111111</text:p>
              </table:table-cell>
              <table:table-cell office:value-type="float" office:value="7830.91851851852">
                <text:p>7830.91851851852</text:p>
              </table:table-cell>
              <table:table-cell office:value-type="float" office:value="52721.7925925926">
                <text:p>52721.7925925926</text:p>
              </table:table-cell>
            </table:table-row>
            <table:table-row>
              <table:table-cell office:value-type="string">
                <text:p>Bloofi</text:p>
                <draw:g>
                  <svg:desc>Summary.B5:Summary.B5</svg:desc>
                </draw:g>
              </table:table-cell>
              <table:table-cell office:value-type="float" office:value="0.481481481481481">
                <text:p>0.481481481481481</text:p>
                <draw:g>
                  <svg:desc>Summary.C5:Summary.G5</svg:desc>
                </draw:g>
              </table:table-cell>
              <table:table-cell office:value-type="float" office:value="6.25925925925926">
                <text:p>6.25925925925926</text:p>
              </table:table-cell>
              <table:table-cell office:value-type="float" office:value="75.3259259259259">
                <text:p>75.3259259259259</text:p>
              </table:table-cell>
              <table:table-cell office:value-type="float" office:value="2039.99259259259">
                <text:p>2039.99259259259</text:p>
              </table:table-cell>
              <table:table-cell office:value-type="float" office:value="23178.4592592593">
                <text:p>23178.45925925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